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automatic-styles>
    <style:style style:name="Table15" style:family="table" style:master-page-name="Standard">
      <style:table-properties style:width="6.5in" style:page-number="1" table:align="margins" style:writing-mode="lr-tb"/>
    </style:style>
    <style:style style:name="Table15.A" style:family="table-column">
      <style:table-column-properties style:column-width="6.5in" style:rel-column-width="65535*"/>
    </style:style>
    <style:style style:name="Table15.A1" style:family="table-cell">
      <style:table-cell-properties fo:padding="0.0382in" fo:border="none"/>
    </style:style>
    <style:style style:name="Table15.2" style:family="table-row">
      <style:table-row-properties style:min-row-height="0.9701in"/>
    </style:style>
    <style:style style:name="Table1" style:family="table">
      <style:table-properties style:width="6.5in" fo:break-before="auto" fo:break-after="auto" table:align="margins" style:writing-mode="lr-tb"/>
    </style:style>
    <style:style style:name="Table1.A" style:family="table-column">
      <style:table-column-properties style:column-width="6.5in" style:rel-column-width="65535*"/>
    </style:style>
    <style:style style:name="Table1.A1" style:family="table-cell">
      <style:table-cell-properties fo:background-color="#808080" fo:padding="0.1in" fo:border="none">
        <style:background-image/>
      </style:table-cell-properties>
    </style:style>
    <style:style style:name="Table1.A2" style:family="table-cell">
      <style:table-cell-properties fo:background-color="#cccccc" fo:padding="0.1in" fo:border="none">
        <style:background-image/>
      </style:table-cell-properties>
    </style:style>
    <style:style style:name="Table2" style:family="table">
      <style:table-properties style:width="6.5in" fo:break-before="auto" fo:break-after="auto" table:align="margins" style:writing-mode="lr-tb"/>
    </style:style>
    <style:style style:name="Table2.A" style:family="table-column">
      <style:table-column-properties style:column-width="6.5in" style:rel-column-width="65535*"/>
    </style:style>
    <style:style style:name="Table2.A1" style:family="table-cell">
      <style:table-cell-properties fo:background-color="#808080" fo:padding="0.1in" fo:border="none">
        <style:background-image/>
      </style:table-cell-properties>
    </style:style>
    <style:style style:name="Table2.A2" style:family="table-cell">
      <style:table-cell-properties fo:background-color="#cccccc" fo:padding="0.1in" fo:border="none">
        <style:background-image/>
      </style:table-cell-properties>
    </style:style>
    <style:style style:name="Table4" style:family="table">
      <style:table-properties style:width="6.5in" fo:break-before="auto" fo:break-after="auto" table:align="margins" style:writing-mode="lr-tb"/>
    </style:style>
    <style:style style:name="Table4.A" style:family="table-column">
      <style:table-column-properties style:column-width="6.5in" style:rel-column-width="65535*"/>
    </style:style>
    <style:style style:name="Table4.A1" style:family="table-cell">
      <style:table-cell-properties fo:background-color="#808080" fo:padding="0.1in" fo:border="none">
        <style:background-image/>
      </style:table-cell-properties>
    </style:style>
    <style:style style:name="Table4.A2" style:family="table-cell">
      <style:table-cell-properties fo:background-color="#cccccc" fo:padding="0.1in" fo:border="none">
        <style:background-image/>
      </style:table-cell-properties>
    </style:style>
    <style:style style:name="Table5" style:family="table">
      <style:table-properties style:width="6.5in" fo:break-before="auto" fo:break-after="auto" table:align="margins" style:writing-mode="lr-tb"/>
    </style:style>
    <style:style style:name="Table5.A" style:family="table-column">
      <style:table-column-properties style:column-width="6.5in" style:rel-column-width="65535*"/>
    </style:style>
    <style:style style:name="Table5.A1" style:family="table-cell">
      <style:table-cell-properties fo:background-color="#808080" fo:padding="0.1in" fo:border="none">
        <style:background-image/>
      </style:table-cell-properties>
    </style:style>
    <style:style style:name="Table7" style:family="table">
      <style:table-properties style:width="6.5in" fo:break-before="auto" fo:break-after="auto" table:align="margins" style:writing-mode="lr-tb"/>
    </style:style>
    <style:style style:name="Table7.A" style:family="table-column">
      <style:table-column-properties style:column-width="6.5in" style:rel-column-width="65535*"/>
    </style:style>
    <style:style style:name="Table7.A1" style:family="table-cell">
      <style:table-cell-properties fo:background-color="#808080" fo:padding="0.1in" fo:border="none">
        <style:background-image/>
      </style:table-cell-properties>
    </style:style>
    <style:style style:name="Table7.A2" style:family="table-cell">
      <style:table-cell-properties fo:background-color="#cccccc" fo:padding="0.1in" fo:border="none">
        <style:background-image/>
      </style:table-cell-properties>
    </style:style>
    <style:style style:name="Table8" style:family="table">
      <style:table-properties style:width="6.5in" fo:break-before="auto" fo:break-after="auto" table:align="margins" style:writing-mode="lr-tb"/>
    </style:style>
    <style:style style:name="Table8.A" style:family="table-column">
      <style:table-column-properties style:column-width="6.5in" style:rel-column-width="65535*"/>
    </style:style>
    <style:style style:name="Table8.A1" style:family="table-cell">
      <style:table-cell-properties fo:background-color="#808080" fo:padding="0.1in" fo:border="none">
        <style:background-image/>
      </style:table-cell-properties>
    </style:style>
    <style:style style:name="Table8.A2" style:family="table-cell">
      <style:table-cell-properties fo:background-color="#cccccc" fo:padding="0.1in" fo:border="none">
        <style:background-image/>
      </style:table-cell-properties>
    </style:style>
    <style:style style:name="Table9" style:family="table">
      <style:table-properties style:width="6.5in" fo:break-before="auto" fo:break-after="auto" table:align="margins" style:writing-mode="lr-tb"/>
    </style:style>
    <style:style style:name="Table9.A" style:family="table-column">
      <style:table-column-properties style:column-width="6.5in" style:rel-column-width="65535*"/>
    </style:style>
    <style:style style:name="Table9.A1" style:family="table-cell">
      <style:table-cell-properties fo:background-color="#808080" fo:padding="0.1in" fo:border="none">
        <style:background-image/>
      </style:table-cell-properties>
    </style:style>
    <style:style style:name="Table9.A2" style:family="table-cell">
      <style:table-cell-properties fo:background-color="#cccccc" fo:padding="0.1in" fo:border="none">
        <style:background-image/>
      </style:table-cell-properties>
    </style:style>
    <style:style style:name="Table12" style:family="table">
      <style:table-properties style:width="6.5in" fo:break-before="auto" fo:break-after="auto" table:align="margins" style:may-break-between-rows="false" style:writing-mode="lr-tb"/>
    </style:style>
    <style:style style:name="Table12.A" style:family="table-column">
      <style:table-column-properties style:column-width="6.5in" style:rel-column-width="65535*"/>
    </style:style>
    <style:style style:name="Table12.A1" style:family="table-cell">
      <style:table-cell-properties fo:background-color="#808080" fo:padding="0.1in" fo:border="none">
        <style:background-image/>
      </style:table-cell-properties>
    </style:style>
    <style:style style:name="Table12.A2" style:family="table-cell">
      <style:table-cell-properties fo:background-color="#cccccc" fo:padding="0.1in" fo:border="none">
        <style:background-image/>
      </style:table-cell-properties>
    </style:style>
    <style:style style:name="Table13" style:family="table">
      <style:table-properties style:width="6.441in" fo:margin-left="0.0222in" fo:margin-top="0in" fo:margin-bottom="0in" table:align="left" style:writing-mode="lr-tb"/>
    </style:style>
    <style:style style:name="Table13.A" style:family="table-column">
      <style:table-column-properties style:column-width="2.5264in"/>
    </style:style>
    <style:style style:name="Table13.B" style:family="table-column">
      <style:table-column-properties style:column-width="1.9111in"/>
    </style:style>
    <style:style style:name="Table13.C" style:family="table-column">
      <style:table-column-properties style:column-width="2.0035in"/>
    </style:style>
    <style:style style:name="Table13.1" style:family="table-row">
      <style:table-row-properties fo:keep-together="auto"/>
    </style:style>
    <style:style style:name="Table13.A1" style:family="table-cell">
      <style:table-cell-properties fo:background-color="#888888" fo:padding="0.1in" fo:border="0.5pt solid #888888" style:writing-mode="lr-tb">
        <style:background-image/>
      </style:table-cell-properties>
    </style:style>
    <style:style style:name="Table13.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13.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13.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13.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5" style:family="table">
      <style:table-properties style:width="6.4556in" fo:margin-left="0.0285in" fo:margin-top="0in" fo:margin-bottom="0in" table:align="left" style:may-break-between-rows="false" style:writing-mode="lr-tb"/>
    </style:style>
    <style:style style:name="Table35.A" style:family="table-column">
      <style:table-column-properties style:column-width="2.2069in"/>
    </style:style>
    <style:style style:name="Table35.B" style:family="table-column">
      <style:table-column-properties style:column-width="2.3181in"/>
    </style:style>
    <style:style style:name="Table35.C" style:family="table-column">
      <style:table-column-properties style:column-width="1.9306in"/>
    </style:style>
    <style:style style:name="Table35.1" style:family="table-row">
      <style:table-row-properties fo:keep-together="auto"/>
    </style:style>
    <style:style style:name="Table35.A1" style:family="table-cell">
      <style:table-cell-properties fo:background-color="#888888" fo:padding="0.1in" fo:border="0.5pt solid #888888" style:writing-mode="lr-tb">
        <style:background-image/>
      </style:table-cell-properties>
    </style:style>
    <style:style style:name="Table35.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5.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5.3" style:family="table-row">
      <style:table-row-properties style:min-row-height="0.2222in" fo:keep-together="auto"/>
    </style:style>
    <style:style style:name="Table35.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5.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6" style:family="table">
      <style:table-properties style:width="6.4486in" fo:margin-left="0.0354in" fo:margin-top="0in" fo:margin-bottom="0in" table:align="left" style:writing-mode="lr-tb"/>
    </style:style>
    <style:style style:name="Table36.A" style:family="table-column">
      <style:table-column-properties style:column-width="0.9507in"/>
    </style:style>
    <style:style style:name="Table36.B" style:family="table-column">
      <style:table-column-properties style:column-width="1.6278in"/>
    </style:style>
    <style:style style:name="Table36.C" style:family="table-column">
      <style:table-column-properties style:column-width="3.8701in"/>
    </style:style>
    <style:style style:name="Table36.1" style:family="table-row">
      <style:table-row-properties fo:keep-together="auto"/>
    </style:style>
    <style:style style:name="Table36.A1" style:family="table-cell">
      <style:table-cell-properties fo:background-color="#888888" fo:padding="0.1in" fo:border="0.5pt solid #888888" style:writing-mode="lr-tb">
        <style:background-image/>
      </style:table-cell-properties>
    </style:style>
    <style:style style:name="Table36.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6.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6.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6.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7" style:family="table">
      <style:table-properties style:width="6.4583in" fo:margin-left="0.0299in" fo:margin-top="0in" fo:margin-bottom="0in" table:align="left" style:may-break-between-rows="false" style:writing-mode="lr-tb"/>
    </style:style>
    <style:style style:name="Table37.A" style:family="table-column">
      <style:table-column-properties style:column-width="0.9604in"/>
    </style:style>
    <style:style style:name="Table37.B" style:family="table-column">
      <style:table-column-properties style:column-width="1.6208in"/>
    </style:style>
    <style:style style:name="Table37.C" style:family="table-column">
      <style:table-column-properties style:column-width="3.8771in"/>
    </style:style>
    <style:style style:name="Table37.1" style:family="table-row">
      <style:table-row-properties fo:keep-together="auto"/>
    </style:style>
    <style:style style:name="Table37.A1" style:family="table-cell">
      <style:table-cell-properties fo:background-color="#888888" fo:padding="0.1in" fo:border="0.5pt solid #888888" style:writing-mode="lr-tb">
        <style:background-image/>
      </style:table-cell-properties>
    </style:style>
    <style:style style:name="Table37.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7.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7.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7.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7.A5" style:family="table-cell">
      <style:table-cell-properties fo:background-color="#ffffff" fo:padding="0in" fo:border-left="0.5pt solid #888888" fo:border-right="none" fo:border-top="none" fo:border-bottom="0.5pt solid #888888" style:writing-mode="lr-tb">
        <style:background-image/>
      </style:table-cell-properties>
    </style:style>
    <style:style style:name="Table37.C5" style:family="table-cell">
      <style:table-cell-properties fo:background-color="#ffffff" fo:padding="0in" fo:border-left="0.5pt solid #888888" fo:border-right="0.5pt solid #888888" fo:border-top="none" fo:border-bottom="0.5pt solid #888888" style:writing-mode="lr-tb">
        <style:background-image/>
      </style:table-cell-properties>
    </style:style>
    <style:style style:name="Table38" style:family="table">
      <style:table-properties style:width="6.4424in" fo:margin-left="0.0417in" fo:margin-top="0in" fo:margin-bottom="0in" table:align="left" style:writing-mode="lr-tb"/>
    </style:style>
    <style:style style:name="Table38.A" style:family="table-column">
      <style:table-column-properties style:column-width="0.9438in"/>
    </style:style>
    <style:style style:name="Table38.B" style:family="table-column">
      <style:table-column-properties style:column-width="1.6278in"/>
    </style:style>
    <style:style style:name="Table38.C" style:family="table-column">
      <style:table-column-properties style:column-width="3.8708in"/>
    </style:style>
    <style:style style:name="Table38.1" style:family="table-row">
      <style:table-row-properties fo:keep-together="auto"/>
    </style:style>
    <style:style style:name="Table38.A1" style:family="table-cell">
      <style:table-cell-properties fo:background-color="#888888" fo:padding="0.1in" fo:border="0.5pt solid #888888" style:writing-mode="lr-tb">
        <style:background-image/>
      </style:table-cell-properties>
    </style:style>
    <style:style style:name="Table38.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8.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8.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8.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17" style:family="table">
      <style:table-properties style:width="6.441in" fo:margin-left="0.0285in" fo:margin-top="0in" fo:margin-bottom="0in" table:align="left" style:may-break-between-rows="false" style:writing-mode="lr-tb"/>
    </style:style>
    <style:style style:name="Table17.A" style:family="table-column">
      <style:table-column-properties style:column-width="2.5264in"/>
    </style:style>
    <style:style style:name="Table17.B" style:family="table-column">
      <style:table-column-properties style:column-width="1.9111in"/>
    </style:style>
    <style:style style:name="Table17.C" style:family="table-column">
      <style:table-column-properties style:column-width="2.0035in"/>
    </style:style>
    <style:style style:name="Table17.1" style:family="table-row">
      <style:table-row-properties fo:keep-together="auto"/>
    </style:style>
    <style:style style:name="Table17.A1" style:family="table-cell">
      <style:table-cell-properties fo:background-color="#888888" fo:padding="0.1in" fo:border="0.05pt solid #888888" style:writing-mode="lr-tb">
        <style:background-image/>
      </style:table-cell-properties>
    </style:style>
    <style:style style:name="Table17.A2" style:family="table-cell">
      <style:table-cell-properties fo:background-color="#eeeeee" fo:padding="0.0403in" fo:border-left="0.05pt solid #888888" fo:border-right="none" fo:border-top="none" fo:border-bottom="0.05pt solid #888888" style:writing-mode="lr-tb">
        <style:background-image/>
      </style:table-cell-properties>
    </style:style>
    <style:style style:name="Table17.C2" style:family="table-cell">
      <style:table-cell-properties fo:background-color="#eeeeee" fo:padding="0.0403in" fo:border-left="0.05pt solid #888888" fo:border-right="0.05pt solid #888888" fo:border-top="none" fo:border-bottom="0.05pt solid #888888" style:writing-mode="lr-tb">
        <style:background-image/>
      </style:table-cell-properties>
    </style:style>
    <style:style style:name="Table17.3" style:family="table-row">
      <style:table-row-properties style:min-row-height="0.2222in" fo:keep-together="auto"/>
    </style:style>
    <style:style style:name="Table17.A3" style:family="table-cell">
      <style:table-cell-properties fo:background-color="#ffffff" fo:padding="0.0403in" fo:border-left="0.05pt solid #888888" fo:border-right="none" fo:border-top="none" fo:border-bottom="0.05pt solid #888888" style:writing-mode="lr-tb">
        <style:background-image/>
      </style:table-cell-properties>
    </style:style>
    <style:style style:name="Table17.C3" style:family="table-cell">
      <style:table-cell-properties fo:background-color="#ffffff" fo:padding="0.0403in" fo:border-left="0.05pt solid #888888" fo:border-right="0.05pt solid #888888" fo:border-top="none" fo:border-bottom="0.05pt solid #888888" style:writing-mode="lr-tb">
        <style:background-image/>
      </style:table-cell-properties>
    </style:style>
    <style:style style:name="Table20" style:family="table">
      <style:table-properties style:width="6.5in" fo:break-before="auto" fo:break-after="auto" table:align="margins" style:writing-mode="lr-tb"/>
    </style:style>
    <style:style style:name="Table20.A" style:family="table-column">
      <style:table-column-properties style:column-width="6.5in" style:rel-column-width="65535*"/>
    </style:style>
    <style:style style:name="Table20.A1" style:family="table-cell">
      <style:table-cell-properties fo:background-color="#808080" fo:padding="0.1in" fo:border="none">
        <style:background-image/>
      </style:table-cell-properties>
    </style:style>
    <style:style style:name="Table20.A2" style:family="table-cell">
      <style:table-cell-properties fo:background-color="#cccccc" fo:padding="0.1in" fo:border="none">
        <style:background-image/>
      </style:table-cell-properties>
    </style:style>
    <style:style style:name="Table31" style:family="table">
      <style:table-properties style:width="6.4424in" fo:margin-left="0.0417in" fo:margin-top="0in" fo:margin-bottom="0in" fo:break-before="auto" fo:break-after="auto" table:align="left" style:may-break-between-rows="false" style:writing-mode="lr-tb"/>
    </style:style>
    <style:style style:name="Table31.A" style:family="table-column">
      <style:table-column-properties style:column-width="2.5132in"/>
    </style:style>
    <style:style style:name="Table31.B" style:family="table-column">
      <style:table-column-properties style:column-width="1.9333in"/>
    </style:style>
    <style:style style:name="Table31.C" style:family="table-column">
      <style:table-column-properties style:column-width="1.9958in"/>
    </style:style>
    <style:style style:name="Table31.1" style:family="table-row">
      <style:table-row-properties fo:keep-together="auto"/>
    </style:style>
    <style:style style:name="Table31.A1" style:family="table-cell">
      <style:table-cell-properties fo:background-color="#888888" fo:padding="0.1in" fo:border="0.5pt solid #888888" style:writing-mode="lr-tb">
        <style:background-image/>
      </style:table-cell-properties>
    </style:style>
    <style:style style:name="Table31.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31.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31.3" style:family="table-row">
      <style:table-row-properties style:min-row-height="0.2222in" fo:keep-together="auto"/>
    </style:style>
    <style:style style:name="Table31.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31.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29" style:family="table">
      <style:table-properties style:width="6.4424in" fo:margin-left="0.0417in" fo:margin-top="0in" fo:margin-bottom="0in" table:align="left" style:writing-mode="lr-tb"/>
    </style:style>
    <style:style style:name="Table29.A" style:family="table-column">
      <style:table-column-properties style:column-width="2.5132in"/>
    </style:style>
    <style:style style:name="Table29.B" style:family="table-column">
      <style:table-column-properties style:column-width="1.9333in"/>
    </style:style>
    <style:style style:name="Table29.C" style:family="table-column">
      <style:table-column-properties style:column-width="1.9958in"/>
    </style:style>
    <style:style style:name="Table29.1" style:family="table-row">
      <style:table-row-properties fo:keep-together="auto"/>
    </style:style>
    <style:style style:name="Table29.A1" style:family="table-cell">
      <style:table-cell-properties fo:background-color="#888888" fo:padding="0.1in" fo:border="0.5pt solid #888888" style:writing-mode="lr-tb">
        <style:background-image/>
      </style:table-cell-properties>
    </style:style>
    <style:style style:name="Table29.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29.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29.3" style:family="table-row">
      <style:table-row-properties style:min-row-height="0.2222in" fo:keep-together="auto"/>
    </style:style>
    <style:style style:name="Table29.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29.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33" style:family="table">
      <style:table-properties style:width="6.4486in" fo:margin-left="0.0354in" fo:margin-top="0in" fo:margin-bottom="0in" table:align="left" style:writing-mode="lr-tb"/>
    </style:style>
    <style:style style:name="Table33.A" style:family="table-column">
      <style:table-column-properties style:column-width="2.2007in"/>
    </style:style>
    <style:style style:name="Table33.B" style:family="table-column">
      <style:table-column-properties style:column-width="2.3049in"/>
    </style:style>
    <style:style style:name="Table33.C" style:family="table-column">
      <style:table-column-properties style:column-width="1.9431in"/>
    </style:style>
    <style:style style:name="Table33.1" style:family="table-row">
      <style:table-row-properties fo:keep-together="auto"/>
    </style:style>
    <style:style style:name="Table33.A1" style:family="table-cell">
      <style:table-cell-properties fo:background-color="#888888" fo:padding="0.1in" fo:border="0.5pt solid #444444" style:writing-mode="lr-tb">
        <style:background-image/>
      </style:table-cell-properties>
    </style:style>
    <style:style style:name="Table33.A2" style:family="table-cell">
      <style:table-cell-properties fo:background-color="#eeeeee" fo:padding="0.0403in" fo:border-left="0.5pt solid #444444" fo:border-right="none" fo:border-top="none" fo:border-bottom="0.5pt solid #444444" style:writing-mode="lr-tb">
        <style:background-image/>
      </style:table-cell-properties>
    </style:style>
    <style:style style:name="Table33.C2" style:family="table-cell">
      <style:table-cell-properties fo:background-color="#eeeeee" fo:padding="0.0403in" fo:border-left="0.5pt solid #444444" fo:border-right="0.5pt solid #444444" fo:border-top="none" fo:border-bottom="0.5pt solid #444444" style:writing-mode="lr-tb">
        <style:background-image/>
      </style:table-cell-properties>
    </style:style>
    <style:style style:name="Table33.3" style:family="table-row">
      <style:table-row-properties style:min-row-height="0.4722in" fo:keep-together="auto"/>
    </style:style>
    <style:style style:name="Table33.A3" style:family="table-cell">
      <style:table-cell-properties fo:background-color="#ffffff" fo:padding="0.0403in" fo:border-left="0.5pt solid #444444" fo:border-right="none" fo:border-top="none" fo:border-bottom="0.5pt solid #444444" style:writing-mode="lr-tb">
        <style:background-image/>
      </style:table-cell-properties>
    </style:style>
    <style:style style:name="Table33.C3" style:family="table-cell">
      <style:table-cell-properties fo:background-color="#ffffff" fo:padding="0.0403in" fo:border-left="0.5pt solid #444444" fo:border-right="0.5pt solid #444444" fo:border-top="none" fo:border-bottom="0.5pt solid #444444" style:writing-mode="lr-tb">
        <style:background-image/>
      </style:table-cell-properties>
    </style:style>
    <style:style style:name="Table34" style:family="table">
      <style:table-properties style:width="6.4618in" fo:margin-left="0.0222in" fo:margin-top="0in" fo:margin-bottom="0in" table:align="left" style:may-break-between-rows="false" style:writing-mode="lr-tb"/>
    </style:style>
    <style:style style:name="Table34.A" style:family="table-column">
      <style:table-column-properties style:column-width="2.2139in"/>
    </style:style>
    <style:style style:name="Table34.B" style:family="table-column">
      <style:table-column-properties style:column-width="2.3174in"/>
    </style:style>
    <style:style style:name="Table34.C" style:family="table-column">
      <style:table-column-properties style:column-width="1.9306in"/>
    </style:style>
    <style:style style:name="Table34.1" style:family="table-row">
      <style:table-row-properties fo:keep-together="auto"/>
    </style:style>
    <style:style style:name="Table34.A1" style:family="table-cell">
      <style:table-cell-properties fo:background-color="#888888" fo:padding="0.1in" fo:border="0.5pt solid #444444" style:writing-mode="lr-tb">
        <style:background-image/>
      </style:table-cell-properties>
    </style:style>
    <style:style style:name="Table34.A2" style:family="table-cell">
      <style:table-cell-properties fo:background-color="#eeeeee" fo:padding="0.0403in" fo:border-left="0.5pt solid #444444" fo:border-right="none" fo:border-top="none" fo:border-bottom="0.5pt solid #444444" style:writing-mode="lr-tb">
        <style:background-image/>
      </style:table-cell-properties>
    </style:style>
    <style:style style:name="Table34.C2" style:family="table-cell">
      <style:table-cell-properties fo:background-color="#eeeeee" fo:padding="0.0403in" fo:border-left="0.5pt solid #444444" fo:border-right="0.5pt solid #444444" fo:border-top="none" fo:border-bottom="0.5pt solid #444444" style:writing-mode="lr-tb">
        <style:background-image/>
      </style:table-cell-properties>
    </style:style>
    <style:style style:name="Table34.3" style:family="table-row">
      <style:table-row-properties style:min-row-height="0.2222in" fo:keep-together="auto"/>
    </style:style>
    <style:style style:name="Table34.A3" style:family="table-cell">
      <style:table-cell-properties fo:background-color="#ffffff" fo:padding="0.0403in" fo:border-left="0.5pt solid #444444" fo:border-right="none" fo:border-top="none" fo:border-bottom="0.5pt solid #444444" style:writing-mode="lr-tb">
        <style:background-image/>
      </style:table-cell-properties>
    </style:style>
    <style:style style:name="Table34.C3" style:family="table-cell">
      <style:table-cell-properties fo:background-color="#ffffff" fo:padding="0.0403in" fo:border-left="0.5pt solid #444444" fo:border-right="0.5pt solid #444444" fo:border-top="none" fo:border-bottom="0.5pt solid #444444" style:writing-mode="lr-tb">
        <style:background-image/>
      </style:table-cell-properties>
    </style:style>
    <style:style style:name="Table30" style:family="table">
      <style:table-properties style:width="6.4424in" fo:margin-left="0.0417in" fo:margin-top="0in" fo:margin-bottom="0in" table:align="left" style:writing-mode="lr-tb"/>
    </style:style>
    <style:style style:name="Table30.A" style:family="table-column">
      <style:table-column-properties style:column-width="2.5132in"/>
    </style:style>
    <style:style style:name="Table30.B" style:family="table-column">
      <style:table-column-properties style:column-width="1.9333in"/>
    </style:style>
    <style:style style:name="Table30.C" style:family="table-column">
      <style:table-column-properties style:column-width="1.9958in"/>
    </style:style>
    <style:style style:name="Table30.1" style:family="table-row">
      <style:table-row-properties fo:keep-together="auto"/>
    </style:style>
    <style:style style:name="Table30.A1" style:family="table-cell">
      <style:table-cell-properties fo:background-color="#888888" fo:padding="0.1in" fo:border="0.5pt solid #000001" style:writing-mode="lr-tb">
        <style:background-image/>
      </style:table-cell-properties>
    </style:style>
    <style:style style:name="Table30.A2" style:family="table-cell">
      <style:table-cell-properties fo:background-color="#eeeeee" fo:padding="0.0403in" fo:border-left="0.5pt solid #000001" fo:border-right="none" fo:border-top="none" fo:border-bottom="0.5pt solid #000001" style:writing-mode="lr-tb">
        <style:background-image/>
      </style:table-cell-properties>
    </style:style>
    <style:style style:name="Table30.C2" style:family="table-cell">
      <style:table-cell-properties fo:background-color="#eeeeee" fo:padding="0.0403in" fo:border-left="0.5pt solid #000001" fo:border-right="0.5pt solid #000001" fo:border-top="none" fo:border-bottom="0.5pt solid #000001" style:writing-mode="lr-tb">
        <style:background-image/>
      </style:table-cell-properties>
    </style:style>
    <style:style style:name="Table30.3" style:family="table-row">
      <style:table-row-properties style:min-row-height="0.2222in" fo:keep-together="auto"/>
    </style:style>
    <style:style style:name="Table30.A3" style:family="table-cell">
      <style:table-cell-properties fo:background-color="#ffffff" fo:padding="0.0403in" fo:border-left="0.5pt solid #000001" fo:border-right="none" fo:border-top="none" fo:border-bottom="0.5pt solid #000001" style:writing-mode="lr-tb">
        <style:background-image/>
      </style:table-cell-properties>
    </style:style>
    <style:style style:name="Table30.C3" style:family="table-cell">
      <style:table-cell-properties fo:background-color="#ffffff" fo:padding="0.0403in" fo:border-left="0.5pt solid #000001" fo:border-right="0.5pt solid #000001" fo:border-top="none" fo:border-bottom="0.5pt solid #000001" style:writing-mode="lr-tb">
        <style:background-image/>
      </style:table-cell-properties>
    </style:style>
    <style:style style:name="Table16" style:family="table">
      <style:table-properties style:width="6.4375in" fo:margin-left="0.0354in" fo:margin-top="0in" fo:margin-bottom="0in" table:align="left" style:writing-mode="lr-tb"/>
    </style:style>
    <style:style style:name="Table16.A" style:family="table-column">
      <style:table-column-properties style:column-width="2.5194in"/>
    </style:style>
    <style:style style:name="Table16.B" style:family="table-column">
      <style:table-column-properties style:column-width="1.9181in"/>
    </style:style>
    <style:style style:name="Table16.C" style:family="table-column">
      <style:table-column-properties style:column-width="2in"/>
    </style:style>
    <style:style style:name="Table16.1" style:family="table-row">
      <style:table-row-properties fo:keep-together="auto"/>
    </style:style>
    <style:style style:name="Table16.A1" style:family="table-cell">
      <style:table-cell-properties fo:background-color="#888888" fo:padding="0.1in" fo:border="0.5pt solid #444444" style:writing-mode="lr-tb">
        <style:background-image/>
      </style:table-cell-properties>
    </style:style>
    <style:style style:name="Table16.A2" style:family="table-cell">
      <style:table-cell-properties fo:background-color="#eeeeee" fo:padding="0.0403in" fo:border-left="0.5pt solid #444444" fo:border-right="none" fo:border-top="none" fo:border-bottom="0.5pt solid #444444" style:writing-mode="lr-tb">
        <style:background-image/>
      </style:table-cell-properties>
    </style:style>
    <style:style style:name="Table16.C2" style:family="table-cell">
      <style:table-cell-properties fo:background-color="#eeeeee" fo:padding="0.0403in" fo:border-left="0.5pt solid #444444" fo:border-right="0.5pt solid #444444" fo:border-top="none" fo:border-bottom="0.5pt solid #444444" style:writing-mode="lr-tb">
        <style:background-image/>
      </style:table-cell-properties>
    </style:style>
    <style:style style:name="Table16.A3" style:family="table-cell">
      <style:table-cell-properties fo:background-color="#ffffff" fo:padding="0.0403in" fo:border-left="0.5pt solid #444444" fo:border-right="none" fo:border-top="none" fo:border-bottom="0.5pt solid #444444" style:writing-mode="lr-tb">
        <style:background-image/>
      </style:table-cell-properties>
    </style:style>
    <style:style style:name="Table16.C3" style:family="table-cell">
      <style:table-cell-properties fo:background-color="#ffffff" fo:padding="0.0403in" fo:border-left="0.5pt solid #444444" fo:border-right="0.5pt solid #444444" fo:border-top="none" fo:border-bottom="0.5pt solid #444444" style:writing-mode="lr-tb">
        <style:background-image/>
      </style:table-cell-properties>
    </style:style>
    <style:style style:name="Table41" style:family="table">
      <style:table-properties style:width="6.4618in" fo:margin-left="0.0222in" fo:margin-top="0in" fo:margin-bottom="0in" table:align="left" style:writing-mode="lr-tb"/>
    </style:style>
    <style:style style:name="Table41.A" style:family="table-column">
      <style:table-column-properties style:column-width="2.2139in"/>
    </style:style>
    <style:style style:name="Table41.B" style:family="table-column">
      <style:table-column-properties style:column-width="2.3042in"/>
    </style:style>
    <style:style style:name="Table41.C" style:family="table-column">
      <style:table-column-properties style:column-width="1.9438in"/>
    </style:style>
    <style:style style:name="Table41.1" style:family="table-row">
      <style:table-row-properties fo:keep-together="auto"/>
    </style:style>
    <style:style style:name="Table41.A1" style:family="table-cell">
      <style:table-cell-properties fo:background-color="#888888" fo:padding="0.1in" fo:border="0.5pt solid #444444" style:writing-mode="lr-tb">
        <style:background-image/>
      </style:table-cell-properties>
    </style:style>
    <style:style style:name="Table41.A2" style:family="table-cell">
      <style:table-cell-properties fo:background-color="#eeeeee" fo:padding-left="0.0403in" fo:padding-right="0.0799in" fo:padding-top="0.0403in" fo:padding-bottom="0in" fo:border-left="0.5pt solid #444444" fo:border-right="none" fo:border-top="none" fo:border-bottom="0.5pt solid #444444" style:writing-mode="lr-tb">
        <style:background-image/>
      </style:table-cell-properties>
    </style:style>
    <style:style style:name="Table41.C2" style:family="table-cell">
      <style:table-cell-properties fo:background-color="#eeeeee" fo:padding-left="0.0403in" fo:padding-right="0.0799in" fo:padding-top="0.0403in" fo:padding-bottom="0in" fo:border-left="0.5pt solid #444444" fo:border-right="0.5pt solid #444444" fo:border-top="none" fo:border-bottom="0.5pt solid #444444" style:writing-mode="lr-tb">
        <style:background-image/>
      </style:table-cell-properties>
    </style:style>
    <style:style style:name="Table41.3" style:family="table-row">
      <style:table-row-properties style:min-row-height="0.2222in" fo:keep-together="auto"/>
    </style:style>
    <style:style style:name="Table41.A3" style:family="table-cell">
      <style:table-cell-properties fo:background-color="#ffffff" fo:padding-left="0.0403in" fo:padding-right="0.0799in" fo:padding-top="0.0403in" fo:padding-bottom="0in" fo:border-left="0.5pt solid #444444" fo:border-right="none" fo:border-top="none" fo:border-bottom="0.5pt solid #444444" style:writing-mode="lr-tb">
        <style:background-image/>
      </style:table-cell-properties>
    </style:style>
    <style:style style:name="Table41.C3" style:family="table-cell">
      <style:table-cell-properties fo:background-color="#ffffff" fo:padding-left="0.0403in" fo:padding-right="0.0799in" fo:padding-top="0.0403in" fo:padding-bottom="0in" fo:border-left="0.5pt solid #444444" fo:border-right="0.5pt solid #444444" fo:border-top="none" fo:border-bottom="0.5pt solid #444444" style:writing-mode="lr-tb">
        <style:background-image/>
      </style:table-cell-properties>
    </style:style>
    <style:style style:name="Table10" style:family="table">
      <style:table-properties style:width="6.5in" fo:break-before="auto" fo:break-after="auto" table:align="margins" style:writing-mode="lr-tb"/>
    </style:style>
    <style:style style:name="Table10.A" style:family="table-column">
      <style:table-column-properties style:column-width="6.5in" style:rel-column-width="65535*"/>
    </style:style>
    <style:style style:name="Table10.A1" style:family="table-cell">
      <style:table-cell-properties fo:background-color="#808080" fo:padding="0.1in" fo:border="none">
        <style:background-image/>
      </style:table-cell-properties>
    </style:style>
    <style:style style:name="Table10.A2" style:family="table-cell">
      <style:table-cell-properties fo:background-color="#cccccc" fo:padding="0.1in" fo:border="none">
        <style:background-image/>
      </style:table-cell-properties>
    </style:style>
    <style:style style:name="Table11" style:family="table">
      <style:table-properties style:width="6.5in" fo:break-before="auto" fo:break-after="auto" table:align="margins" style:writing-mode="lr-tb"/>
    </style:style>
    <style:style style:name="Table11.A" style:family="table-column">
      <style:table-column-properties style:column-width="6.5in" style:rel-column-width="65535*"/>
    </style:style>
    <style:style style:name="Table11.A1" style:family="table-cell">
      <style:table-cell-properties fo:background-color="#808080" fo:padding="0.1in" fo:border="none">
        <style:background-image/>
      </style:table-cell-properties>
    </style:style>
    <style:style style:name="Table11.A2" style:family="table-cell">
      <style:table-cell-properties fo:background-color="#cccccc" fo:padding="0.1in" fo:border="none">
        <style:background-image/>
      </style:table-cell-properties>
    </style:style>
    <style:style style:name="Table42" style:family="table">
      <style:table-properties style:width="6.4556in" fo:margin-left="0.0285in" fo:margin-top="0in" fo:margin-bottom="0in" table:align="left" style:writing-mode="lr-tb"/>
    </style:style>
    <style:style style:name="Table42.A" style:family="table-column">
      <style:table-column-properties style:column-width="0.9569in"/>
    </style:style>
    <style:style style:name="Table42.B" style:family="table-column">
      <style:table-column-properties style:column-width="2.5653in"/>
    </style:style>
    <style:style style:name="Table42.C" style:family="table-column">
      <style:table-column-properties style:column-width="2.9333in"/>
    </style:style>
    <style:style style:name="Table42.1" style:family="table-row">
      <style:table-row-properties fo:keep-together="auto"/>
    </style:style>
    <style:style style:name="Table42.A1" style:family="table-cell">
      <style:table-cell-properties fo:background-color="#888888" fo:padding="0.1in" fo:border="0.5pt solid #888888" style:writing-mode="lr-tb">
        <style:background-image/>
      </style:table-cell-properties>
    </style:style>
    <style:style style:name="Table42.A2" style:family="table-cell">
      <style:table-cell-properties fo:background-color="#eeeeee" fo:padding="0.0403in" fo:border-left="0.5pt solid #888888" fo:border-right="none" fo:border-top="none" fo:border-bottom="0.5pt solid #888888" style:writing-mode="lr-tb">
        <style:background-image/>
      </style:table-cell-properties>
    </style:style>
    <style:style style:name="Table42.C2" style:family="table-cell">
      <style:table-cell-properties fo:background-color="#eeeeee" fo:padding="0.0403in" fo:border-left="0.5pt solid #888888" fo:border-right="0.5pt solid #888888" fo:border-top="none" fo:border-bottom="0.5pt solid #888888" style:writing-mode="lr-tb">
        <style:background-image/>
      </style:table-cell-properties>
    </style:style>
    <style:style style:name="Table42.3" style:family="table-row">
      <style:table-row-properties style:min-row-height="0.2222in" fo:keep-together="auto"/>
    </style:style>
    <style:style style:name="Table42.A3" style:family="table-cell">
      <style:table-cell-properties fo:background-color="#ffffff" fo:padding="0.0403in" fo:border-left="0.5pt solid #888888" fo:border-right="none" fo:border-top="none" fo:border-bottom="0.5pt solid #888888" style:writing-mode="lr-tb">
        <style:background-image/>
      </style:table-cell-properties>
    </style:style>
    <style:style style:name="Table42.C3" style:family="table-cell">
      <style:table-cell-properties fo:background-color="#ffffff" fo:padding="0.0403in" fo:border-left="0.5pt solid #888888" fo:border-right="0.5pt solid #888888" fo:border-top="none" fo:border-bottom="0.5pt solid #888888" style:writing-mode="lr-tb">
        <style:background-image/>
      </style:table-cell-properties>
    </style:style>
    <style:style style:name="Table43" style:family="table">
      <style:table-properties style:width="6.5in" fo:break-before="auto" fo:break-after="auto" table:align="margins" style:writing-mode="lr-tb"/>
    </style:style>
    <style:style style:name="Table43.A" style:family="table-column">
      <style:table-column-properties style:column-width="6.5in" style:rel-column-width="65535*"/>
    </style:style>
    <style:style style:name="Table43.A1" style:family="table-cell">
      <style:table-cell-properties fo:background-color="#808080" fo:padding="0.1in" fo:border="none">
        <style:background-image/>
      </style:table-cell-properties>
    </style:style>
    <style:style style:name="Table43.A2" style:family="table-cell">
      <style:table-cell-properties fo:background-color="#cccccc" fo:padding="0.1in" fo:border="none">
        <style:background-image/>
      </style:table-cell-properties>
    </style:style>
    <style:style style:name="Table44" style:family="table">
      <style:table-properties style:width="6.5in" fo:break-before="auto" fo:break-after="auto" table:align="margins" style:writing-mode="lr-tb"/>
    </style:style>
    <style:style style:name="Table44.A" style:family="table-column">
      <style:table-column-properties style:column-width="6.5in" style:rel-column-width="65535*"/>
    </style:style>
    <style:style style:name="Table44.A1" style:family="table-cell">
      <style:table-cell-properties fo:background-color="#808080" fo:padding="0.1in" fo:border="none">
        <style:background-image/>
      </style:table-cell-properties>
    </style:style>
    <style:style style:name="Table44.A2" style:family="table-cell">
      <style:table-cell-properties fo:background-color="#cccccc" fo:padding="0.1in" fo:border="none">
        <style:background-image/>
      </style:table-cell-properties>
    </style:style>
    <style:style style:name="Table46" style:family="table">
      <style:table-properties style:width="6.5in" fo:break-before="auto" fo:break-after="auto" table:align="margins" style:writing-mode="lr-tb"/>
    </style:style>
    <style:style style:name="Table46.A" style:family="table-column">
      <style:table-column-properties style:column-width="6.5in" style:rel-column-width="65535*"/>
    </style:style>
    <style:style style:name="Table46.A1" style:family="table-cell">
      <style:table-cell-properties fo:background-color="#808080" fo:padding="0.1in" fo:border="none">
        <style:background-image/>
      </style:table-cell-properties>
    </style:style>
    <style:style style:name="Table46.A2" style:family="table-cell">
      <style:table-cell-properties fo:background-color="#cccccc" fo:padding="0.1in" fo:border="none">
        <style:background-image/>
      </style:table-cell-properties>
    </style:style>
    <style:style style:name="Table50" style:family="table">
      <style:table-properties style:width="6.5in" fo:break-before="auto" fo:break-after="auto" table:align="margins" style:writing-mode="lr-tb"/>
    </style:style>
    <style:style style:name="Table50.A" style:family="table-column">
      <style:table-column-properties style:column-width="6.5in" style:rel-column-width="65535*"/>
    </style:style>
    <style:style style:name="Table50.A1" style:family="table-cell">
      <style:table-cell-properties fo:background-color="#808080" fo:padding="0.1in" fo:border="none">
        <style:background-image/>
      </style:table-cell-properties>
    </style:style>
    <style:style style:name="Table50.A2" style:family="table-cell">
      <style:table-cell-properties fo:background-color="#cccccc" fo:padding="0.1in" fo:border="none">
        <style:background-image/>
      </style:table-cell-properties>
    </style:style>
    <style:style style:name="Table47" style:family="table">
      <style:table-properties style:width="6.5in" fo:break-before="auto" fo:break-after="auto" table:align="margins" style:writing-mode="lr-tb"/>
    </style:style>
    <style:style style:name="Table47.A" style:family="table-column">
      <style:table-column-properties style:column-width="6.5in" style:rel-column-width="65535*"/>
    </style:style>
    <style:style style:name="Table47.A1" style:family="table-cell">
      <style:table-cell-properties fo:background-color="#808080" fo:padding="0.1in" fo:border="none">
        <style:background-image/>
      </style:table-cell-properties>
    </style:style>
    <style:style style:name="Table47.A2" style:family="table-cell">
      <style:table-cell-properties fo:background-color="#cccccc" fo:padding="0.1in" fo:border="none">
        <style:background-image/>
      </style:table-cell-properties>
    </style:style>
    <style:style style:name="Table48" style:family="table">
      <style:table-properties style:width="6.5in" fo:break-before="auto" fo:break-after="auto" table:align="margins" style:writing-mode="lr-tb"/>
    </style:style>
    <style:style style:name="Table48.A" style:family="table-column">
      <style:table-column-properties style:column-width="6.5in" style:rel-column-width="65535*"/>
    </style:style>
    <style:style style:name="Table48.A1" style:family="table-cell">
      <style:table-cell-properties fo:background-color="#808080" fo:padding="0.1in" fo:border="none">
        <style:background-image/>
      </style:table-cell-properties>
    </style:style>
    <style:style style:name="Table48.A2" style:family="table-cell">
      <style:table-cell-properties fo:background-color="#cccccc" fo:padding="0.1in" fo:border="none">
        <style:background-image/>
      </style:table-cell-properties>
    </style:style>
    <style:style style:name="Table49" style:family="table">
      <style:table-properties style:width="6.5in" fo:break-before="auto" fo:break-after="auto" table:align="margins" style:writing-mode="lr-tb"/>
    </style:style>
    <style:style style:name="Table49.A" style:family="table-column">
      <style:table-column-properties style:column-width="6.5in" style:rel-column-width="65535*"/>
    </style:style>
    <style:style style:name="Table49.A1" style:family="table-cell">
      <style:table-cell-properties fo:background-color="#808080" fo:padding="0.1in" fo:border="none">
        <style:background-image/>
      </style:table-cell-properties>
    </style:style>
    <style:style style:name="Table49.A2" style:family="table-cell">
      <style:table-cell-properties fo:background-color="#cccccc" fo:padding="0.1in" fo:border="none">
        <style:background-image/>
      </style:table-cell-properties>
    </style:style>
    <style:style style:name="Table21" style:family="table">
      <style:table-properties style:width="6.5in" table:align="margins" style:writing-mode="lr-tb"/>
    </style:style>
    <style:style style:name="Table21.A" style:family="table-column">
      <style:table-column-properties style:column-width="6.5in" style:rel-column-width="65535*"/>
    </style:style>
    <style:style style:name="Table21.A1" style:family="table-cell">
      <style:table-cell-properties fo:background-color="#808080" fo:padding="0.1in" fo:border="none">
        <style:background-image/>
      </style:table-cell-properties>
    </style:style>
    <style:style style:name="Table21.A2" style:family="table-cell">
      <style:table-cell-properties fo:background-color="#cccccc" fo:padding="0.1in" fo:border="none">
        <style:background-image/>
      </style:table-cell-properties>
    </style:style>
    <style:style style:name="Table19" style:family="table">
      <style:table-properties style:width="6.5in" table:align="margins" style:writing-mode="lr-tb"/>
    </style:style>
    <style:style style:name="Table19.A" style:family="table-column">
      <style:table-column-properties style:column-width="6.5in" style:rel-column-width="65535*"/>
    </style:style>
    <style:style style:name="Table19.A1" style:family="table-cell">
      <style:table-cell-properties fo:background-color="#808080" fo:padding="0.1in" fo:border="none">
        <style:background-image/>
      </style:table-cell-properties>
    </style:style>
    <style:style style:name="Table19.A2" style:family="table-cell">
      <style:table-cell-properties fo:background-color="#cccccc" fo:padding="0.1in" fo:border="none">
        <style:background-image/>
      </style:table-cell-properties>
    </style:style>
    <style:style style:name="Table22" style:family="table">
      <style:table-properties style:width="6.5in" table:align="margins" style:may-break-between-rows="false" style:writing-mode="lr-tb"/>
    </style:style>
    <style:style style:name="Table22.A" style:family="table-column">
      <style:table-column-properties style:column-width="6.5in" style:rel-column-width="65535*"/>
    </style:style>
    <style:style style:name="Table22.A1" style:family="table-cell">
      <style:table-cell-properties fo:background-color="#808080" fo:padding="0.1in" fo:border="none">
        <style:background-image/>
      </style:table-cell-properties>
    </style:style>
    <style:style style:name="Table22.A2" style:family="table-cell">
      <style:table-cell-properties fo:background-color="#cccccc" fo:padding="0.1in" fo:border="none">
        <style:background-image/>
      </style:table-cell-properties>
    </style:style>
    <style:style style:name="Table23" style:family="table">
      <style:table-properties style:width="6.5in" table:align="margins" style:may-break-between-rows="false" style:writing-mode="lr-tb"/>
    </style:style>
    <style:style style:name="Table23.A" style:family="table-column">
      <style:table-column-properties style:column-width="6.5in" style:rel-column-width="65535*"/>
    </style:style>
    <style:style style:name="Table23.A1" style:family="table-cell">
      <style:table-cell-properties fo:background-color="#808080" fo:padding="0.1in" fo:border="none">
        <style:background-image/>
      </style:table-cell-properties>
    </style:style>
    <style:style style:name="Table23.A2" style:family="table-cell">
      <style:table-cell-properties fo:background-color="#cccccc" fo:padding="0.1in" fo:border="none">
        <style:background-image/>
      </style:table-cell-properties>
    </style:style>
    <style:style style:name="Table3" style:family="table">
      <style:table-properties style:width="6.5in" table:align="margins" style:writing-mode="lr-tb"/>
    </style:style>
    <style:style style:name="Table3.A" style:family="table-column">
      <style:table-column-properties style:column-width="6.5in" style:rel-column-width="65535*"/>
    </style:style>
    <style:style style:name="Table3.A1" style:family="table-cell">
      <style:table-cell-properties fo:background-color="#808080" fo:padding="0.1in" fo:border="none">
        <style:background-image/>
      </style:table-cell-properties>
    </style:style>
    <style:style style:name="Table3.A2" style:family="table-cell">
      <style:table-cell-properties fo:background-color="#cccccc" fo:padding="0.1in" fo:border="none">
        <style:background-image/>
      </style:table-cell-properties>
    </style:style>
    <style:style style:name="Table26" style:family="table">
      <style:table-properties style:width="6.5in" table:align="margins" style:writing-mode="lr-tb"/>
    </style:style>
    <style:style style:name="Table26.A" style:family="table-column">
      <style:table-column-properties style:column-width="6.5in" style:rel-column-width="65535*"/>
    </style:style>
    <style:style style:name="Table26.A1" style:family="table-cell">
      <style:table-cell-properties fo:background-color="#808080" fo:padding="0.1in" fo:border="none">
        <style:background-image/>
      </style:table-cell-properties>
    </style:style>
    <style:style style:name="Table26.A2" style:family="table-cell">
      <style:table-cell-properties fo:background-color="#cccccc" fo:padding="0.1in" fo:border="none">
        <style:background-image/>
      </style:table-cell-properties>
    </style:style>
    <style:style style:name="Table27" style:family="table">
      <style:table-properties style:width="6.5in" fo:break-before="auto" fo:break-after="auto" table:align="margins" style:writing-mode="lr-tb"/>
    </style:style>
    <style:style style:name="Table27.A" style:family="table-column">
      <style:table-column-properties style:column-width="6.5in" style:rel-column-width="65535*"/>
    </style:style>
    <style:style style:name="Table27.A1" style:family="table-cell">
      <style:table-cell-properties fo:background-color="#808080" fo:padding="0.1in" fo:border="none">
        <style:background-image/>
      </style:table-cell-properties>
    </style:style>
    <style:style style:name="Table27.A2" style:family="table-cell">
      <style:table-cell-properties fo:background-color="#cccccc" fo:padding="0.1in" fo:border="none">
        <style:background-image/>
      </style:table-cell-properties>
    </style:style>
    <style:style style:name="Table18" style:family="table">
      <style:table-properties style:width="6.5in" fo:break-before="auto" fo:break-after="auto" table:align="margins" style:may-break-between-rows="false" style:writing-mode="lr-tb"/>
    </style:style>
    <style:style style:name="Table18.A" style:family="table-column">
      <style:table-column-properties style:column-width="6.5in" style:rel-column-width="65535*"/>
    </style:style>
    <style:style style:name="Table18.A1" style:family="table-cell">
      <style:table-cell-properties fo:background-color="#808080" fo:padding="0.1in" fo:border="none">
        <style:background-image/>
      </style:table-cell-properties>
    </style:style>
    <style:style style:name="Table18.A2" style:family="table-cell">
      <style:table-cell-properties fo:background-color="#cccccc" fo:padding="0.1in" fo:border="none">
        <style:background-image/>
      </style:table-cell-properties>
    </style:style>
    <style:style style:name="Table28" style:family="table">
      <style:table-properties style:width="6.5in" fo:break-before="auto" fo:break-after="auto" table:align="margins" style:writing-mode="lr-tb"/>
    </style:style>
    <style:style style:name="Table28.A" style:family="table-column">
      <style:table-column-properties style:column-width="6.5in" style:rel-column-width="65535*"/>
    </style:style>
    <style:style style:name="Table28.A1" style:family="table-cell">
      <style:table-cell-properties fo:background-color="#808080" fo:padding="0.1in" fo:border="none">
        <style:background-image/>
      </style:table-cell-properties>
    </style:style>
    <style:style style:name="Table28.A2" style:family="table-cell">
      <style:table-cell-properties fo:background-color="#cccccc" fo:padding="0.1in" fo:border="none">
        <style:background-image/>
      </style:table-cell-properties>
    </style:style>
    <style:style style:name="Table45" style:family="table">
      <style:table-properties style:width="6.5in" fo:break-before="auto" fo:break-after="auto" table:align="margins" style:writing-mode="lr-tb"/>
    </style:style>
    <style:style style:name="Table45.A" style:family="table-column">
      <style:table-column-properties style:column-width="6.5in" style:rel-column-width="65535*"/>
    </style:style>
    <style:style style:name="Table45.A1" style:family="table-cell">
      <style:table-cell-properties fo:background-color="#808080" fo:padding="0.1in" fo:border="none">
        <style:background-image/>
      </style:table-cell-properties>
    </style:style>
    <style:style style:name="Table45.A2" style:family="table-cell">
      <style:table-cell-properties fo:background-color="#cccccc" fo:padding="0.1in" fo:border="none">
        <style:background-image/>
      </style:table-cell-properties>
    </style:style>
    <style:style style:name="Table24" style:family="table">
      <style:table-properties style:width="6.5in" table:align="margins" style:writing-mode="lr-tb"/>
    </style:style>
    <style:style style:name="Table24.A" style:family="table-column">
      <style:table-column-properties style:column-width="6.5in" style:rel-column-width="65535*"/>
    </style:style>
    <style:style style:name="Table24.A1" style:family="table-cell">
      <style:table-cell-properties fo:background-color="#808080" fo:padding="0.1in" fo:border="none">
        <style:background-image/>
      </style:table-cell-properties>
    </style:style>
    <style:style style:name="Table24.A2" style:family="table-cell">
      <style:table-cell-properties fo:background-color="#cccccc" fo:padding="0.1in" fo:border="none">
        <style:background-image/>
      </style:table-cell-properties>
    </style:style>
    <style:style style:name="Table25" style:family="table">
      <style:table-properties style:width="6.5in" fo:break-before="auto" fo:break-after="auto" table:align="margins" style:writing-mode="lr-tb"/>
    </style:style>
    <style:style style:name="Table25.A" style:family="table-column">
      <style:table-column-properties style:column-width="6.5in" style:rel-column-width="65535*"/>
    </style:style>
    <style:style style:name="Table25.A1" style:family="table-cell">
      <style:table-cell-properties fo:background-color="#808080" fo:padding="0.1in" fo:border="none">
        <style:background-image/>
      </style:table-cell-properties>
    </style:style>
    <style:style style:name="Table25.A2" style:family="table-cell">
      <style:table-cell-properties fo:background-color="#cccccc" fo:padding="0.1in" fo:border="none">
        <style:background-image/>
      </style:table-cell-properties>
    </style:style>
    <style:style style:name="Table39" style:family="table">
      <style:table-properties style:width="6.5in" fo:break-before="auto" fo:break-after="auto" table:align="margins" style:may-break-between-rows="false" style:writing-mode="lr-tb"/>
    </style:style>
    <style:style style:name="Table39.A" style:family="table-column">
      <style:table-column-properties style:column-width="6.5in" style:rel-column-width="65535*"/>
    </style:style>
    <style:style style:name="Table39.A1" style:family="table-cell">
      <style:table-cell-properties fo:background-color="#808080" fo:padding="0.1in" fo:border="none">
        <style:background-image/>
      </style:table-cell-properties>
    </style:style>
    <style:style style:name="Table39.A2" style:family="table-cell">
      <style:table-cell-properties fo:background-color="#cccccc" fo:padding="0.1in" fo:border="none">
        <style:background-image/>
      </style:table-cell-properties>
    </style:style>
    <style:style style:name="Table40" style:family="table">
      <style:table-properties style:width="6.5in" fo:break-before="auto" fo:break-after="auto" table:align="margins" style:writing-mode="lr-tb"/>
    </style:style>
    <style:style style:name="Table40.A" style:family="table-column">
      <style:table-column-properties style:column-width="6.5in" style:rel-column-width="65535*"/>
    </style:style>
    <style:style style:name="Table40.A1" style:family="table-cell">
      <style:table-cell-properties fo:background-color="#808080" fo:padding="0.1in" fo:border="none">
        <style:background-image/>
      </style:table-cell-properties>
    </style:style>
    <style:style style:name="Table40.A2" style:family="table-cell">
      <style:table-cell-properties fo:background-color="#cccccc" fo:padding="0.1in" fo:border="none">
        <style:background-image/>
      </style:table-cell-properties>
    </style:style>
    <style:style style:name="Table6" style:family="table">
      <style:table-properties style:width="6.5in" fo:break-before="auto" fo:break-after="auto" table:align="margins" style:writing-mode="lr-tb"/>
    </style:style>
    <style:style style:name="Table6.A" style:family="table-column">
      <style:table-column-properties style:column-width="6.5in" style:rel-column-width="65535*"/>
    </style:style>
    <style:style style:name="Table6.A1" style:family="table-cell">
      <style:table-cell-properties fo:background-color="#808080" fo:padding="0.1in" fo:border="none">
        <style:background-image/>
      </style:table-cell-properties>
    </style:style>
    <style:style style:name="Table6.A2" style:family="table-cell">
      <style:table-cell-properties fo:background-color="#cccccc" fo:padding="0.1in" fo:border="none">
        <style:background-image/>
      </style:table-cell-properties>
    </style:style>
    <style:style style:name="Table51" style:family="table">
      <style:table-properties style:width="6.5in" fo:break-before="auto" fo:break-after="auto" table:align="margins" style:writing-mode="lr-tb"/>
    </style:style>
    <style:style style:name="Table51.A" style:family="table-column">
      <style:table-column-properties style:column-width="6.5in" style:rel-column-width="65535*"/>
    </style:style>
    <style:style style:name="Table51.A1" style:family="table-cell">
      <style:table-cell-properties fo:background-color="#808080" fo:padding="0.1in" fo:border="none">
        <style:background-image/>
      </style:table-cell-properties>
    </style:style>
    <style:style style:name="Table51.A2" style:family="table-cell">
      <style:table-cell-properties fo:background-color="#cccccc" fo:padding="0.1in" fo:border="none">
        <style:background-image/>
      </style:table-cell-properties>
    </style:style>
    <style:style style:name="Table52" style:family="table">
      <style:table-properties style:width="6.5in" fo:break-before="auto" fo:break-after="auto" table:align="margins" style:writing-mode="lr-tb"/>
    </style:style>
    <style:style style:name="Table52.A" style:family="table-column">
      <style:table-column-properties style:column-width="6.5in" style:rel-column-width="65535*"/>
    </style:style>
    <style:style style:name="Table52.A1" style:family="table-cell">
      <style:table-cell-properties fo:background-color="#808080" fo:padding="0.1in" fo:border="none">
        <style:background-image/>
      </style:table-cell-properties>
    </style:style>
    <style:style style:name="Table52.A2" style:family="table-cell">
      <style:table-cell-properties fo:background-color="#cccccc" fo:padding="0.1in" fo:border="none">
        <style:background-image/>
      </style:table-cell-properties>
    </style:style>
    <style:style style:name="Table54" style:family="table">
      <style:table-properties style:width="6.5in" fo:break-before="auto" fo:break-after="auto" table:align="margins" style:writing-mode="lr-tb"/>
    </style:style>
    <style:style style:name="Table54.A" style:family="table-column">
      <style:table-column-properties style:column-width="6.5in" style:rel-column-width="65535*"/>
    </style:style>
    <style:style style:name="Table54.A1" style:family="table-cell">
      <style:table-cell-properties fo:background-color="#808080" fo:padding="0.1in" fo:border="none">
        <style:background-image/>
      </style:table-cell-properties>
    </style:style>
    <style:style style:name="Table54.A2" style:family="table-cell">
      <style:table-cell-properties fo:background-color="#cccccc" fo:padding="0.1in" fo:border="none">
        <style:background-image/>
      </style:table-cell-properties>
    </style:style>
    <style:style style:name="Table55" style:family="table">
      <style:table-properties style:width="6.5in" fo:break-before="auto" fo:break-after="auto" table:align="margins" style:writing-mode="lr-tb"/>
    </style:style>
    <style:style style:name="Table55.A" style:family="table-column">
      <style:table-column-properties style:column-width="6.5in" style:rel-column-width="65535*"/>
    </style:style>
    <style:style style:name="Table55.A1" style:family="table-cell">
      <style:table-cell-properties fo:background-color="#808080" fo:padding="0.1in" fo:border="none">
        <style:background-image/>
      </style:table-cell-properties>
    </style:style>
    <style:style style:name="Table55.A2" style:family="table-cell">
      <style:table-cell-properties fo:background-color="#cccccc" fo:padding="0.1in" fo:border="none">
        <style:background-image/>
      </style:table-cell-properties>
    </style:style>
    <style:style style:name="Table56" style:family="table">
      <style:table-properties style:width="6.5in" fo:break-before="auto" fo:break-after="auto" table:align="margins" style:writing-mode="lr-tb"/>
    </style:style>
    <style:style style:name="Table56.A" style:family="table-column">
      <style:table-column-properties style:column-width="6.5in" style:rel-column-width="65535*"/>
    </style:style>
    <style:style style:name="Table56.A1" style:family="table-cell">
      <style:table-cell-properties fo:background-color="#808080" fo:padding="0.1in" fo:border="none">
        <style:background-image/>
      </style:table-cell-properties>
    </style:style>
    <style:style style:name="Table56.A2" style:family="table-cell">
      <style:table-cell-properties fo:background-color="#cccccc" fo:padding="0.1in" fo:border="none">
        <style:background-image/>
      </style:table-cell-properties>
    </style:style>
    <style:style style:name="Table32" style:family="table">
      <style:table-properties style:width="6.5in" table:align="margins" style:may-break-between-rows="false" style:writing-mode="lr-tb"/>
    </style:style>
    <style:style style:name="Table32.A" style:family="table-column">
      <style:table-column-properties style:column-width="6.5in" style:rel-column-width="65535*"/>
    </style:style>
    <style:style style:name="Table32.A1" style:family="table-cell">
      <style:table-cell-properties fo:background-color="#808080" fo:padding="0.1in" fo:border="none">
        <style:background-image/>
      </style:table-cell-properties>
    </style:style>
    <style:style style:name="Table32.A2" style:family="table-cell">
      <style:table-cell-properties fo:background-color="#cccccc" fo:padding="0.1in" fo:border="none">
        <style:background-image/>
      </style:table-cell-properties>
    </style:style>
    <style:style style:name="Table57" style:family="table">
      <style:table-properties style:width="6.5in" table:align="margins" style:may-break-between-rows="false" style:writing-mode="lr-tb"/>
    </style:style>
    <style:style style:name="Table57.A" style:family="table-column">
      <style:table-column-properties style:column-width="6.5in" style:rel-column-width="65535*"/>
    </style:style>
    <style:style style:name="Table57.A1" style:family="table-cell">
      <style:table-cell-properties fo:background-color="#808080" fo:padding="0.1in" fo:border="none">
        <style:background-image/>
      </style:table-cell-properties>
    </style:style>
    <style:style style:name="Table57.A2" style:family="table-cell">
      <style:table-cell-properties fo:background-color="#cccccc" fo:padding="0.1in" fo:border="none">
        <style:background-image/>
      </style:table-cell-properties>
    </style:style>
    <style:style style:name="Table53" style:family="table">
      <style:table-properties style:width="6.5in" fo:break-before="auto" fo:break-after="auto" table:align="margins" style:writing-mode="lr-tb"/>
    </style:style>
    <style:style style:name="Table53.A" style:family="table-column">
      <style:table-column-properties style:column-width="6.5in" style:rel-column-width="65535*"/>
    </style:style>
    <style:style style:name="Table53.A1" style:family="table-cell">
      <style:table-cell-properties fo:background-color="#808080" fo:padding="0.1in" fo:border="none">
        <style:background-image/>
      </style:table-cell-properties>
    </style:style>
    <style:style style:name="Table53.A2" style:family="table-cell">
      <style:table-cell-properties fo:background-color="#cccccc" fo:padding="0.1in" fo:border="none">
        <style:background-image/>
      </style:table-cell-properties>
    </style:style>
    <style:style style:name="Table58" style:family="table">
      <style:table-properties style:width="6.5in" fo:break-before="auto" fo:break-after="auto" table:align="margins" style:writing-mode="lr-tb"/>
    </style:style>
    <style:style style:name="Table58.A" style:family="table-column">
      <style:table-column-properties style:column-width="6.5in" style:rel-column-width="65535*"/>
    </style:style>
    <style:style style:name="Table58.A1" style:family="table-cell">
      <style:table-cell-properties fo:background-color="#808080" fo:padding="0.1in" fo:border="none">
        <style:background-image/>
      </style:table-cell-properties>
    </style:style>
    <style:style style:name="Table58.A2" style:family="table-cell">
      <style:table-cell-properties fo:background-color="#cccccc" fo:padding="0.1in" fo:border="none">
        <style:background-image/>
      </style:table-cell-properties>
    </style:style>
    <style:style style:name="Table59" style:family="table">
      <style:table-properties style:width="6.5in" fo:break-before="auto" fo:break-after="auto" table:align="margins" style:writing-mode="lr-tb"/>
    </style:style>
    <style:style style:name="Table59.A" style:family="table-column">
      <style:table-column-properties style:column-width="6.5in" style:rel-column-width="65535*"/>
    </style:style>
    <style:style style:name="Table59.A1" style:family="table-cell">
      <style:table-cell-properties fo:background-color="#808080" fo:padding="0.1in" fo:border="none">
        <style:background-image/>
      </style:table-cell-properties>
    </style:style>
    <style:style style:name="Table59.A2" style:family="table-cell">
      <style:table-cell-properties fo:background-color="#cccccc" fo:padding="0.1in" fo:border="none">
        <style:background-image/>
      </style:table-cell-properties>
    </style:style>
    <style:style style:name="Table14" style:family="table">
      <style:table-properties style:width="6.3715in" fo:margin-left="0.0854in" fo:margin-top="0in" fo:margin-bottom="0in" table:align="left" style:writing-mode="lr-tb"/>
    </style:style>
    <style:style style:name="Table14.A" style:family="table-column">
      <style:table-column-properties style:column-width="1.7451in"/>
    </style:style>
    <style:style style:name="Table14.B" style:family="table-column">
      <style:table-column-properties style:column-width="4.6264in"/>
    </style:style>
    <style:style style:name="Table14.1" style:family="table-row">
      <style:table-row-properties fo:keep-together="auto"/>
    </style:style>
    <style:style style:name="Table14.A1" style:family="table-cell">
      <style:table-cell-properties fo:background-color="#808080" fo:padding="0.1in" fo:border="0.5pt solid #999999" style:writing-mode="lr-tb">
        <style:background-image/>
      </style:table-cell-properties>
    </style:style>
    <style:style style:name="Table14.A2" style:family="table-cell">
      <style:table-cell-properties fo:background-color="#eeeeee" fo:padding="0.0403in" fo:border-left="0.5pt solid #999999" fo:border-right="none" fo:border-top="none" fo:border-bottom="0.5pt solid #999999" style:writing-mode="lr-tb">
        <style:background-image/>
      </style:table-cell-properties>
    </style:style>
    <style:style style:name="Table14.B2" style:family="table-cell">
      <style:table-cell-properties fo:padding="0.0403in" fo:border-left="0.5pt solid #999999" fo:border-right="0.5pt solid #999999" fo:border-top="none" fo:border-bottom="0.5pt solid #999999" style:writing-mode="lr-tb"/>
    </style:style>
    <style:style style:name="Table14.B3" style:family="table-cell">
      <style:table-cell-properties fo:padding="0.0403in" fo:border-left="0.5pt solid #999999" fo:border-right="0.5pt solid #999999" fo:border-top="none" fo:border-bottom="0.5pt solid #999999" style:writing-mode="lr-tb"/>
    </style:style>
    <style:style style:name="Table14.B4" style:family="table-cell">
      <style:table-cell-properties fo:padding="0.0403in" fo:border-left="0.5pt solid #999999" fo:border-right="0.5pt solid #999999" fo:border-top="none" fo:border-bottom="0.5pt solid #999999" style:writing-mode="lr-tb"/>
    </style:style>
    <style:style style:name="Table14.B5" style:family="table-cell">
      <style:table-cell-properties fo:padding="0.0403in" fo:border-left="0.5pt solid #999999" fo:border-right="0.5pt solid #999999" fo:border-top="none" fo:border-bottom="0.5pt solid #999999" style:writing-mode="lr-tb"/>
    </style:style>
    <style:style style:name="Table14.B6" style:family="table-cell">
      <style:table-cell-properties fo:padding="0.0403in" fo:border-left="0.5pt solid #999999" fo:border-right="0.5pt solid #999999" fo:border-top="none" fo:border-bottom="0.5pt solid #999999" style:writing-mode="lr-tb"/>
    </style:style>
    <style:style style:name="Table14.B7" style:family="table-cell">
      <style:table-cell-properties fo:padding="0.0403in" fo:border-left="0.5pt solid #999999" fo:border-right="0.5pt solid #999999" fo:border-top="none" fo:border-bottom="0.5pt solid #999999" style:writing-mode="lr-tb"/>
    </style:style>
    <style:style style:name="Table14.B8" style:family="table-cell">
      <style:table-cell-properties fo:padding="0.0403in" fo:border-left="0.5pt solid #999999" fo:border-right="0.5pt solid #999999" fo:border-top="none" fo:border-bottom="0.5pt solid #999999" style:writing-mode="lr-tb"/>
    </style:style>
    <style:style style:name="Table14.B9" style:family="table-cell">
      <style:table-cell-properties fo:padding="0.0403in" fo:border-left="0.5pt solid #999999" fo:border-right="0.5pt solid #999999" fo:border-top="none" fo:border-bottom="0.5pt solid #999999" style:writing-mode="lr-tb"/>
    </style:style>
    <style:style style:name="Table14.B10" style:family="table-cell">
      <style:table-cell-properties fo:padding="0.0403in" fo:border-left="0.5pt solid #999999" fo:border-right="0.5pt solid #999999" fo:border-top="none" fo:border-bottom="0.5pt solid #999999" style:writing-mode="lr-tb"/>
    </style:style>
    <style:style style:name="Table14.B11" style:family="table-cell">
      <style:table-cell-properties fo:padding="0.0403in" fo:border-left="0.5pt solid #999999" fo:border-right="0.5pt solid #999999" fo:border-top="none" fo:border-bottom="0.5pt solid #999999" style:writing-mode="lr-tb"/>
    </style:style>
    <style:style style:name="Table14.B12" style:family="table-cell">
      <style:table-cell-properties fo:padding="0.0403in" fo:border-left="0.5pt solid #999999" fo:border-right="0.5pt solid #999999" fo:border-top="none" fo:border-bottom="0.5pt solid #999999" style:writing-mode="lr-tb"/>
    </style:style>
    <style:style style:name="Table14.B13" style:family="table-cell">
      <style:table-cell-properties fo:padding="0.0403in" fo:border-left="0.5pt solid #999999" fo:border-right="0.5pt solid #999999" fo:border-top="none" fo:border-bottom="0.5pt solid #999999" style:writing-mode="lr-tb"/>
    </style:style>
    <style:style style:name="Table60" style:family="table">
      <style:table-properties style:width="6.5in" fo:break-before="auto" fo:break-after="auto" table:align="margins" style:writing-mode="lr-tb"/>
    </style:style>
    <style:style style:name="Table60.A" style:family="table-column">
      <style:table-column-properties style:column-width="6.5in" style:rel-column-width="65535*"/>
    </style:style>
    <style:style style:name="Table60.A1" style:family="table-cell">
      <style:table-cell-properties fo:background-color="#808080" fo:padding="0.1in" fo:border="none">
        <style:background-image/>
      </style:table-cell-properties>
    </style:style>
    <style:style style:name="Table60.A2" style:family="table-cell">
      <style:table-cell-properties fo:background-color="#cccccc" fo:padding="0.1in" fo:border="none">
        <style:background-image/>
      </style:table-cell-properties>
    </style:style>
    <style:style style:name="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P2" style:family="paragraph" style:parent-style-name="Standard">
      <style:paragraph-properties fo:margin-top="0in" fo:margin-bottom="0.0799in" loext:contextual-spacing="fals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style:text-properties officeooo:paragraph-rsid="010da47a"/>
    </style:style>
    <style:style style:name="P5" style:family="paragraph" style:parent-style-name="Standard">
      <style:paragraph-properties fo:margin-top="0in" fo:margin-bottom="0in" loext:contextual-spacing="false"/>
      <style:text-properties officeooo:paragraph-rsid="011fec18"/>
    </style:style>
    <style:style style:name="P6"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7"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d1dd8"/>
    </style:style>
    <style:style style:name="P8"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b433f1"/>
    </style:style>
    <style:style style:name="P9"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10"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11" style:family="paragraph" style:parent-style-name="Listing-header">
      <loext:graphic-properties draw:fill="none"/>
      <style:paragraph-properties fo:margin-top="0in" fo:margin-bottom="0in" loext:contextual-spacing="false" fo:text-align="start" style:justify-single-word="false" fo:orphans="2" fo:widows="2" fo:background-color="transparent"/>
    </style:style>
    <style:style style:name="P12" style:family="paragraph" style:parent-style-name="Table_20_Contents">
      <style:paragraph-properties fo:margin-left="0in" fo:margin-right="0.3335in" fo:text-align="center" style:justify-single-word="false" fo:text-indent="0in" style:auto-text-indent="false"/>
      <style:text-properties officeooo:rsid="0030cd8f" officeooo:paragraph-rsid="0015b012" style:font-name-asian="Arial3" style:font-size-asian="15pt" style:font-name-complex="Arial3" style:font-size-complex="15pt"/>
    </style:style>
    <style:style style:name="P13" style:family="paragraph" style:parent-style-name="Standard">
      <style:paragraph-properties fo:margin-left="0in" fo:margin-right="0.3335in" fo:margin-top="0in" fo:margin-bottom="0in" loext:contextual-spacing="true" fo:text-indent="0in" style:auto-text-indent="false"/>
      <style:text-properties officeooo:rsid="008740bb" officeooo:paragraph-rsid="008740bb"/>
    </style:style>
    <style:style style:name="P14" style:family="paragraph" style:parent-style-name="Standard">
      <style:paragraph-properties fo:margin-left="0in" fo:margin-right="0.3335in" fo:margin-top="0in" fo:margin-bottom="0in" loext:contextual-spacing="false" fo:text-indent="0in" style:auto-text-indent="false"/>
      <style:text-properties officeooo:paragraph-rsid="011fec18"/>
    </style:style>
    <style:style style:name="P15" style:family="paragraph" style:parent-style-name="Gsuite-Normal">
      <style:text-properties officeooo:paragraph-rsid="006ac852"/>
    </style:style>
    <style:style style:name="P16" style:family="paragraph" style:parent-style-name="Gsuite-Normal">
      <style:text-properties officeooo:paragraph-rsid="00932ce8"/>
    </style:style>
    <style:style style:name="P17" style:family="paragraph" style:parent-style-name="Gsuite-Normal">
      <style:text-properties officeooo:paragraph-rsid="00997908"/>
    </style:style>
    <style:style style:name="P18" style:family="paragraph" style:parent-style-name="Gsuite-Normal">
      <style:text-properties officeooo:paragraph-rsid="00a990f1"/>
    </style:style>
    <style:style style:name="P19" style:family="paragraph" style:parent-style-name="Gsuite-Normal">
      <style:text-properties officeooo:paragraph-rsid="00aa9e77"/>
    </style:style>
    <style:style style:name="P20" style:family="paragraph" style:parent-style-name="Gsuite-Normal">
      <style:text-properties officeooo:paragraph-rsid="00b24887"/>
    </style:style>
    <style:style style:name="P21" style:family="paragraph" style:parent-style-name="Gsuite-Normal">
      <style:text-properties officeooo:paragraph-rsid="00b7b02b"/>
    </style:style>
    <style:style style:name="P22" style:family="paragraph" style:parent-style-name="Gsuite-Normal">
      <style:text-properties officeooo:paragraph-rsid="00bc004b"/>
    </style:style>
    <style:style style:name="P23" style:family="paragraph" style:parent-style-name="Gsuite-Normal">
      <style:text-properties fo:font-weight="normal" officeooo:paragraph-rsid="00a990f1" style:font-weight-asian="normal" style:font-weight-complex="normal"/>
    </style:style>
    <style:style style:name="P24" style:family="paragraph" style:parent-style-name="Gsuite-Normal">
      <style:text-properties fo:font-weight="normal" officeooo:rsid="00d444f7" officeooo:paragraph-rsid="010da47a" style:font-weight-asian="normal" style:font-weight-complex="normal"/>
    </style:style>
    <style:style style:name="P25" style:family="paragraph" style:parent-style-name="Gsuite-Normal">
      <style:text-properties officeooo:rsid="00c3055e" officeooo:paragraph-rsid="00c3055e"/>
    </style:style>
    <style:style style:name="P26" style:family="paragraph" style:parent-style-name="Gsuite-Normal">
      <style:text-properties officeooo:paragraph-rsid="00eaff06"/>
    </style:style>
    <style:style style:name="P27" style:family="paragraph" style:parent-style-name="Gsuite-Normal">
      <style:text-properties officeooo:rsid="001706ff" officeooo:paragraph-rsid="00461162"/>
    </style:style>
    <style:style style:name="P28" style:family="paragraph" style:parent-style-name="Gsuite-Normal">
      <style:text-properties officeooo:paragraph-rsid="00e917d8"/>
    </style:style>
    <style:style style:name="P29" style:family="paragraph" style:parent-style-name="Gsuite-Normal">
      <style:text-properties officeooo:rsid="00e917d8" officeooo:paragraph-rsid="00e917d8"/>
    </style:style>
    <style:style style:name="P30" style:family="paragraph" style:parent-style-name="Gsuite-Normal">
      <style:text-properties officeooo:paragraph-rsid="00ee73e0"/>
    </style:style>
    <style:style style:name="P31" style:family="paragraph" style:parent-style-name="Gsuite-Normal">
      <style:text-properties officeooo:paragraph-rsid="00ef16b1"/>
    </style:style>
    <style:style style:name="P32" style:family="paragraph" style:parent-style-name="Gsuite-Normal">
      <style:text-properties officeooo:rsid="00abbe5d" officeooo:paragraph-rsid="00f34e66"/>
    </style:style>
    <style:style style:name="P33" style:family="paragraph" style:parent-style-name="Gsuite-Normal">
      <style:text-properties officeooo:paragraph-rsid="00f40b67"/>
    </style:style>
    <style:style style:name="P34" style:family="paragraph" style:parent-style-name="Gsuite-Normal">
      <style:text-properties officeooo:paragraph-rsid="01024409"/>
    </style:style>
    <style:style style:name="P35" style:family="paragraph" style:parent-style-name="Gsuite-Normal">
      <style:text-properties officeooo:paragraph-rsid="010da47a"/>
    </style:style>
    <style:style style:name="P36" style:family="paragraph" style:parent-style-name="Gsuite-Normal">
      <style:text-properties officeooo:paragraph-rsid="0103be26"/>
    </style:style>
    <style:style style:name="P37" style:family="paragraph" style:parent-style-name="Gsuite-Normal">
      <style:text-properties officeooo:rsid="0028c38c"/>
    </style:style>
    <style:style style:name="P38" style:family="paragraph" style:parent-style-name="Gsuite-Normal">
      <style:text-properties officeooo:rsid="0028c38c" officeooo:paragraph-rsid="010da47a"/>
    </style:style>
    <style:style style:name="P39" style:family="paragraph" style:parent-style-name="Gsuite-Normal">
      <style:text-properties officeooo:rsid="00bcf75f" officeooo:paragraph-rsid="010da47a"/>
    </style:style>
    <style:style style:name="P40" style:family="paragraph" style:parent-style-name="Gsuite-Normal">
      <style:text-properties officeooo:rsid="001c9d9e" officeooo:paragraph-rsid="010da47a"/>
    </style:style>
    <style:style style:name="P41" style:family="paragraph" style:parent-style-name="Gsuite-Normal">
      <style:text-properties fo:font-variant="normal" fo:text-transform="none" fo:color="#000000" style:text-line-through-style="none" style:text-line-through-type="none" style:text-position="0% 100%" style:font-name="Liberation Sans" fo:font-size="12pt" fo:font-style="normal" style:text-underline-style="none" fo:font-weight="normal" officeooo:paragraph-rsid="010da47a" style:font-name-asian="Liberation Sans1" style:font-size-asian="12pt" style:font-style-asian="normal" style:font-weight-asian="normal" style:font-name-complex="Liberation Sans1" style:font-size-complex="12pt"/>
    </style:style>
    <style:style style:name="P42" style:family="paragraph" style:parent-style-name="Gsuite-Normal">
      <style:text-properties officeooo:rsid="0031b4c1" officeooo:paragraph-rsid="012ddb6d"/>
    </style:style>
    <style:style style:name="P43" style:family="paragraph" style:parent-style-name="Gsuite-Normal">
      <style:text-properties officeooo:rsid="0031b4c1" officeooo:paragraph-rsid="01669186"/>
    </style:style>
    <style:style style:name="P44" style:family="paragraph" style:parent-style-name="Gsuite-Normal">
      <style:text-properties officeooo:paragraph-rsid="0118648e"/>
    </style:style>
    <style:style style:name="P45" style:family="paragraph" style:parent-style-name="Gsuite-Normal">
      <style:text-properties officeooo:paragraph-rsid="011fec18"/>
    </style:style>
    <style:style style:name="P46" style:family="paragraph" style:parent-style-name="Gsuite-Normal">
      <style:text-properties officeooo:paragraph-rsid="012ddb6d"/>
    </style:style>
    <style:style style:name="P47" style:family="paragraph" style:parent-style-name="Gsuite-Normal">
      <style:text-properties officeooo:rsid="006ac852" officeooo:paragraph-rsid="010da47a"/>
    </style:style>
    <style:style style:name="P48" style:family="paragraph" style:parent-style-name="Gsuite-Normal">
      <style:text-properties officeooo:paragraph-rsid="013844df"/>
    </style:style>
    <style:style style:name="P49" style:family="paragraph" style:parent-style-name="Gsuite-Normal">
      <style:text-properties officeooo:paragraph-rsid="013c7e76"/>
    </style:style>
    <style:style style:name="P50" style:family="paragraph" style:parent-style-name="Gsuite-Normal">
      <style:text-properties officeooo:rsid="01410cf3" officeooo:paragraph-rsid="01419629"/>
    </style:style>
    <style:style style:name="P51" style:family="paragraph" style:parent-style-name="Gsuite-Normal">
      <style:text-properties officeooo:paragraph-rsid="015f2fb7"/>
    </style:style>
    <style:style style:name="P52" style:family="paragraph" style:parent-style-name="Gsuite-Normal">
      <style:text-properties officeooo:rsid="01419629" officeooo:paragraph-rsid="010da47a"/>
    </style:style>
    <style:style style:name="P53" style:family="paragraph" style:parent-style-name="Gsuite-Normal">
      <style:text-properties officeooo:paragraph-rsid="0182bd59"/>
    </style:style>
    <style:style style:name="P54" style:family="paragraph" style:parent-style-name="Gsuite-Normal">
      <style:text-properties officeooo:paragraph-rsid="00967ffa"/>
    </style:style>
    <style:style style:name="P55" style:family="paragraph" style:parent-style-name="Gsuite-Normal">
      <style:text-properties officeooo:paragraph-rsid="0175b6c5"/>
    </style:style>
    <style:style style:name="P56" style:family="paragraph" style:parent-style-name="Gsuite-Normal">
      <style:text-properties officeooo:paragraph-rsid="017a4741"/>
    </style:style>
    <style:style style:name="P57" style:family="paragraph" style:parent-style-name="Gsuite-Normal">
      <style:text-properties officeooo:rsid="017bddc6" officeooo:paragraph-rsid="017bddc6"/>
    </style:style>
    <style:style style:name="P58" style:family="paragraph" style:parent-style-name="Gsuite-Normal">
      <style:text-properties officeooo:rsid="017bddc6" officeooo:paragraph-rsid="017c9906"/>
    </style:style>
    <style:style style:name="P59" style:family="paragraph" style:parent-style-name="Gsuite-Normal">
      <style:text-properties officeooo:paragraph-rsid="017d6f09"/>
    </style:style>
    <style:style style:name="P60" style:family="paragraph" style:parent-style-name="Gsuite-Normal">
      <style:text-properties officeooo:paragraph-rsid="017e407a"/>
    </style:style>
    <style:style style:name="P61" style:family="paragraph" style:parent-style-name="Gsuite-Normal">
      <style:text-properties officeooo:paragraph-rsid="0183fc46"/>
    </style:style>
    <style:style style:name="P62" style:family="paragraph" style:parent-style-name="Gsuite-Normal">
      <style:text-properties officeooo:paragraph-rsid="018a7f92"/>
    </style:style>
    <style:style style:name="P63" style:family="paragraph" style:parent-style-name="Gsuite-Normal">
      <style:text-properties officeooo:paragraph-rsid="018ff7b5"/>
    </style:style>
    <style:style style:name="P64" style:family="paragraph" style:parent-style-name="Gsuite-Normal">
      <style:text-properties officeooo:paragraph-rsid="0190c1de"/>
    </style:style>
    <style:style style:name="P65" style:family="paragraph" style:parent-style-name="Gsuite-Normal">
      <style:text-properties officeooo:paragraph-rsid="01a00832"/>
    </style:style>
    <style:style style:name="P66" style:family="paragraph" style:parent-style-name="Gsuite-Normal">
      <style:text-properties officeooo:paragraph-rsid="01a4ffe8"/>
    </style:style>
    <style:style style:name="P67" style:family="paragraph" style:parent-style-name="Gsuite-Normal">
      <style:text-properties officeooo:rsid="01a79a39" officeooo:paragraph-rsid="01a79a39"/>
    </style:style>
    <style:style style:name="P68" style:family="paragraph" style:parent-style-name="Gsuite-Normal">
      <style:text-properties officeooo:paragraph-rsid="01a79a39"/>
    </style:style>
    <style:style style:name="P69" style:family="paragraph" style:parent-style-name="Gsuite-Normal">
      <style:text-properties officeooo:paragraph-rsid="01ad430d"/>
    </style:style>
    <style:style style:name="P70" style:family="paragraph" style:parent-style-name="Gsuite-Normal">
      <style:text-properties officeooo:paragraph-rsid="012e9ff4"/>
    </style:style>
    <style:style style:name="P71" style:family="paragraph" style:parent-style-name="Gsuite-Normal">
      <style:text-properties officeooo:paragraph-rsid="01e507ec"/>
    </style:style>
    <style:style style:name="P72" style:family="paragraph" style:parent-style-name="Title">
      <style:text-properties officeooo:paragraph-rsid="0015b012"/>
    </style:style>
    <style:style style:name="P73" style:family="paragraph" style:parent-style-name="Subtitle">
      <style:paragraph-properties fo:text-align="center" style:justify-single-word="false"/>
      <style:text-properties officeooo:paragraph-rsid="0015b012" style:font-name-asian="Arial3" style:font-size-asian="15pt" style:font-name-complex="Arial3" style:font-size-complex="15pt"/>
    </style:style>
    <style:style style:name="P74" style:family="paragraph" style:parent-style-name="Subtitle">
      <style:text-properties fo:color="#ff0000" officeooo:rsid="0015b012" officeooo:paragraph-rsid="0015b012"/>
    </style:style>
    <style:style style:name="P75" style:family="paragraph" style:parent-style-name="GSuite_20_Style">
      <style:text-properties officeooo:paragraph-rsid="00722fbd"/>
    </style:style>
    <style:style style:name="P76" style:family="paragraph" style:parent-style-name="GSuite_20_Style">
      <style:text-properties officeooo:rsid="00b93583" officeooo:paragraph-rsid="00722fbd"/>
    </style:style>
    <style:style style:name="P77" style:family="paragraph" style:parent-style-name="GSuite_20_Style">
      <style:text-properties officeooo:rsid="009a8c26" officeooo:paragraph-rsid="010da47a"/>
    </style:style>
    <style:style style:name="P78" style:family="paragraph" style:parent-style-name="GSuite_20_Style">
      <style:text-properties officeooo:rsid="0081d191" officeooo:paragraph-rsid="0118648e"/>
    </style:style>
    <style:style style:name="P79" style:family="paragraph" style:parent-style-name="GSuite_20_Style">
      <style:text-properties officeooo:rsid="00245227" officeooo:paragraph-rsid="010da47a"/>
    </style:style>
    <style:style style:name="P80" style:family="paragraph" style:parent-style-name="GSuite_20_Style">
      <style:text-properties officeooo:rsid="00245227" officeooo:paragraph-rsid="011a0501"/>
    </style:style>
    <style:style style:name="P81" style:family="paragraph" style:parent-style-name="GSuite_20_Style">
      <style:text-properties officeooo:rsid="00245227" officeooo:paragraph-rsid="011b0d0f"/>
    </style:style>
    <style:style style:name="P82" style:family="paragraph" style:parent-style-name="GSuite_20_Style">
      <style:text-properties officeooo:rsid="00245227" officeooo:paragraph-rsid="015182f9"/>
    </style:style>
    <style:style style:name="P83" style:family="paragraph" style:parent-style-name="GSuite_20_Style">
      <style:text-properties officeooo:rsid="00245227" officeooo:paragraph-rsid="015303f5"/>
    </style:style>
    <style:style style:name="P84" style:family="paragraph" style:parent-style-name="GSuite_20_Style">
      <style:text-properties officeooo:rsid="00245227" officeooo:paragraph-rsid="0153d265"/>
    </style:style>
    <style:style style:name="P85" style:family="paragraph" style:parent-style-name="GSuite_20_Style">
      <style:text-properties officeooo:rsid="00245227" officeooo:paragraph-rsid="01547c52"/>
    </style:style>
    <style:style style:name="P86" style:family="paragraph" style:parent-style-name="GSuite_20_Style">
      <style:text-properties officeooo:rsid="00245227" officeooo:paragraph-rsid="01556582"/>
    </style:style>
    <style:style style:name="P87" style:family="paragraph" style:parent-style-name="GSuite_20_Style">
      <style:text-properties officeooo:rsid="00245227" officeooo:paragraph-rsid="01579d2f"/>
    </style:style>
    <style:style style:name="P88" style:family="paragraph" style:parent-style-name="GSuite_20_Style">
      <style:text-properties officeooo:rsid="00245227" officeooo:paragraph-rsid="0158c875"/>
    </style:style>
    <style:style style:name="P89" style:family="paragraph" style:parent-style-name="GSuite_20_Style">
      <style:text-properties officeooo:rsid="011b0d0f" officeooo:paragraph-rsid="011b0d0f"/>
    </style:style>
    <style:style style:name="P90" style:family="paragraph" style:parent-style-name="GSuite_20_Style">
      <style:text-properties fo:font-weight="normal" officeooo:rsid="00245227" officeooo:paragraph-rsid="015a1150" style:font-weight-asian="normal" style:font-weight-complex="normal"/>
    </style:style>
    <style:style style:name="P91" style:family="paragraph" style:parent-style-name="Listing-header">
      <style:text-properties officeooo:paragraph-rsid="009fa4b0"/>
    </style:style>
    <style:style style:name="P92" style:family="paragraph" style:parent-style-name="Listing-header">
      <style:text-properties officeooo:paragraph-rsid="00a990f1"/>
    </style:style>
    <style:style style:name="P93" style:family="paragraph" style:parent-style-name="Listing-header">
      <style:text-properties officeooo:paragraph-rsid="00ad1dd8"/>
    </style:style>
    <style:style style:name="P94" style:family="paragraph" style:parent-style-name="Listing-header">
      <style:text-properties officeooo:paragraph-rsid="00b93583"/>
    </style:style>
    <style:style style:name="P95" style:family="paragraph" style:parent-style-name="Listing-header">
      <style:text-properties officeooo:paragraph-rsid="00e917d8"/>
    </style:style>
    <style:style style:name="P96" style:family="paragraph" style:parent-style-name="Listing-header">
      <style:text-properties officeooo:paragraph-rsid="010da47a"/>
    </style:style>
    <style:style style:name="P97" style:family="paragraph" style:parent-style-name="Listing-header">
      <style:text-properties officeooo:paragraph-rsid="0118648e"/>
    </style:style>
    <style:style style:name="P98" style:family="paragraph" style:parent-style-name="Listing-header">
      <style:text-properties officeooo:paragraph-rsid="012ddb6d"/>
    </style:style>
    <style:style style:name="P99" style:family="paragraph" style:parent-style-name="Listing-header">
      <style:text-properties officeooo:paragraph-rsid="0132080b"/>
    </style:style>
    <style:style style:name="P100" style:family="paragraph" style:parent-style-name="Listing-header">
      <style:text-properties officeooo:rsid="011a0501" officeooo:paragraph-rsid="011a0501"/>
    </style:style>
    <style:style style:name="P101" style:family="paragraph" style:parent-style-name="Listing-header">
      <style:text-properties officeooo:rsid="01323f93" officeooo:paragraph-rsid="01323f93"/>
    </style:style>
    <style:style style:name="P102" style:family="paragraph" style:parent-style-name="Listing-header">
      <style:text-properties officeooo:rsid="01323f93" officeooo:paragraph-rsid="01024409"/>
    </style:style>
    <style:style style:name="P103" style:family="paragraph" style:parent-style-name="Listing-header">
      <style:text-properties officeooo:paragraph-rsid="013844df"/>
    </style:style>
    <style:style style:name="P104" style:family="paragraph" style:parent-style-name="Listing-header">
      <style:text-properties officeooo:paragraph-rsid="01754775"/>
    </style:style>
    <style:style style:name="P105" style:family="paragraph" style:parent-style-name="Listing-header">
      <style:text-properties officeooo:paragraph-rsid="017c9906"/>
    </style:style>
    <style:style style:name="P106" style:family="paragraph" style:parent-style-name="Listing-header">
      <style:text-properties officeooo:paragraph-rsid="017e407a"/>
    </style:style>
    <style:style style:name="P107" style:family="paragraph" style:parent-style-name="Listing-header">
      <style:text-properties officeooo:paragraph-rsid="0182bd59"/>
    </style:style>
    <style:style style:name="P108" style:family="paragraph" style:parent-style-name="Listing-header">
      <style:text-properties officeooo:paragraph-rsid="018a7f92"/>
    </style:style>
    <style:style style:name="P109" style:family="paragraph" style:parent-style-name="Listing-header">
      <style:text-properties officeooo:paragraph-rsid="018ff7b5"/>
    </style:style>
    <style:style style:name="P110" style:family="paragraph" style:parent-style-name="Listing-header">
      <style:text-properties officeooo:paragraph-rsid="0190c1de"/>
    </style:style>
    <style:style style:name="P111" style:family="paragraph" style:parent-style-name="Listing-header">
      <style:text-properties officeooo:paragraph-rsid="01a00832"/>
    </style:style>
    <style:style style:name="P112" style:family="paragraph" style:parent-style-name="Listing-header">
      <style:text-properties officeooo:paragraph-rsid="01a44cac"/>
    </style:style>
    <style:style style:name="P113" style:family="paragraph" style:parent-style-name="Listing-header">
      <style:text-properties officeooo:paragraph-rsid="01a4ffe8"/>
    </style:style>
    <style:style style:name="P114" style:family="paragraph" style:parent-style-name="Listing-header">
      <style:text-properties officeooo:paragraph-rsid="01a79a39"/>
    </style:style>
    <style:style style:name="P115" style:family="paragraph" style:parent-style-name="Listing-header">
      <style:text-properties officeooo:paragraph-rsid="01ad430d"/>
    </style:style>
    <style:style style:name="P116" style:family="paragraph" style:parent-style-name="Listing-header">
      <style:text-properties officeooo:paragraph-rsid="01cb5913"/>
    </style:style>
    <style:style style:name="P117" style:family="paragraph" style:parent-style-name="Gsuite-Normal">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118" style:family="paragraph" style:parent-style-name="Code-Cell">
      <style:text-properties fo:color="#800000"/>
    </style:style>
    <style:style style:name="P119" style:family="paragraph" style:parent-style-name="Code-Cell">
      <style:text-properties fo:color="#800000" officeooo:rsid="00a012b9" officeooo:paragraph-rsid="00a990f1"/>
    </style:style>
    <style:style style:name="P120" style:family="paragraph" style:parent-style-name="Code-Cell">
      <style:text-properties fo:color="#800000" officeooo:rsid="00a4a0a5" officeooo:paragraph-rsid="00ad1dd8"/>
    </style:style>
    <style:style style:name="P121" style:family="paragraph" style:parent-style-name="Code-Cell">
      <style:text-properties fo:color="#800000" officeooo:rsid="009fa4b0" officeooo:paragraph-rsid="00a990f1"/>
    </style:style>
    <style:style style:name="P122" style:family="paragraph" style:parent-style-name="Code-Cell">
      <style:text-properties fo:color="#800000" officeooo:rsid="00b1e1cb" officeooo:paragraph-rsid="00b1e1cb"/>
    </style:style>
    <style:style style:name="P123" style:family="paragraph" style:parent-style-name="Code-Cell">
      <style:text-properties fo:color="#800000" officeooo:rsid="00b1e1cb" officeooo:paragraph-rsid="00b7b02b"/>
    </style:style>
    <style:style style:name="P124" style:family="paragraph" style:parent-style-name="Code-Cell">
      <style:text-properties fo:color="#800000" officeooo:rsid="00b1e1cb" officeooo:paragraph-rsid="00e917d8"/>
    </style:style>
    <style:style style:name="P125" style:family="paragraph" style:parent-style-name="Code-Cell">
      <style:text-properties fo:color="#800000" officeooo:rsid="00b433f1" officeooo:paragraph-rsid="00b433f1"/>
    </style:style>
    <style:style style:name="P126" style:family="paragraph" style:parent-style-name="Code-Cell">
      <style:text-properties fo:color="#800000" officeooo:paragraph-rsid="00b4cb89"/>
    </style:style>
    <style:style style:name="P127" style:family="paragraph" style:parent-style-name="Code-Cell">
      <style:text-properties fo:color="#800000" officeooo:rsid="00b93583" officeooo:paragraph-rsid="00b93583"/>
    </style:style>
    <style:style style:name="P128" style:family="paragraph" style:parent-style-name="Code-Cell">
      <style:text-properties fo:color="#800000" officeooo:rsid="00e917d8" officeooo:paragraph-rsid="00e917d8"/>
    </style:style>
    <style:style style:name="P129" style:family="paragraph" style:parent-style-name="Code-Cell">
      <style:text-properties fo:color="#800000" officeooo:rsid="00e917d8" officeooo:paragraph-rsid="00e917d8" fo:background-color="transparent"/>
    </style:style>
    <style:style style:name="P130" style:family="paragraph" style:parent-style-name="Code-Cell">
      <style:text-properties fo:color="#800000" officeooo:rsid="00bcf75f" officeooo:paragraph-rsid="010da47a"/>
    </style:style>
    <style:style style:name="P131" style:family="paragraph" style:parent-style-name="Code-Cell">
      <style:text-properties fo:color="#800000" officeooo:rsid="00bcf75f" officeooo:paragraph-rsid="01410cf3"/>
    </style:style>
    <style:style style:name="P132" style:family="paragraph" style:parent-style-name="Code-Cell">
      <style:text-properties fo:color="#800000" officeooo:rsid="00bc004b" officeooo:paragraph-rsid="010da47a"/>
    </style:style>
    <style:style style:name="P133" style:family="paragraph" style:parent-style-name="Code-Cell">
      <style:text-properties fo:color="#800000" officeooo:rsid="00bdf0ad" officeooo:paragraph-rsid="010da47a"/>
    </style:style>
    <style:style style:name="P134" style:family="paragraph" style:parent-style-name="Code-Cell">
      <style:text-properties fo:color="#800000" officeooo:rsid="00c09cb2" officeooo:paragraph-rsid="0118648e"/>
    </style:style>
    <style:style style:name="P135" style:family="paragraph" style:parent-style-name="Code-Cell">
      <style:text-properties fo:color="#800000" officeooo:rsid="00c0f29f" officeooo:paragraph-rsid="010da47a"/>
    </style:style>
    <style:style style:name="P136" style:family="paragraph" style:parent-style-name="Code-Cell">
      <style:text-properties fo:color="#800000" officeooo:rsid="00c4e57f" officeooo:paragraph-rsid="010da47a"/>
    </style:style>
    <style:style style:name="P137" style:family="paragraph" style:parent-style-name="Code-Cell">
      <style:text-properties fo:color="#800000" officeooo:rsid="00f42c84" officeooo:paragraph-rsid="010da47a"/>
    </style:style>
    <style:style style:name="P138" style:family="paragraph" style:parent-style-name="Code-Cell">
      <style:text-properties fo:color="#800000" officeooo:rsid="00f56744" officeooo:paragraph-rsid="010da47a"/>
    </style:style>
    <style:style style:name="P139" style:family="paragraph" style:parent-style-name="Code-Cell">
      <style:text-properties fo:color="#800000" officeooo:rsid="00f5cfc0" officeooo:paragraph-rsid="010da47a"/>
    </style:style>
    <style:style style:name="P140" style:family="paragraph" style:parent-style-name="Code-Cell">
      <style:text-properties fo:color="#800000" officeooo:paragraph-rsid="010da47a"/>
    </style:style>
    <style:style style:name="P141" style:family="paragraph" style:parent-style-name="Code-Cell">
      <style:text-properties fo:color="#800000" officeooo:rsid="010ec0a4" officeooo:paragraph-rsid="010ec0a4"/>
    </style:style>
    <style:style style:name="P142" style:family="paragraph" style:parent-style-name="Code-Cell">
      <style:text-properties fo:color="#800000" officeooo:rsid="012ddb6d" officeooo:paragraph-rsid="012ddb6d"/>
    </style:style>
    <style:style style:name="P143" style:family="paragraph" style:parent-style-name="Code-Cell">
      <style:text-properties fo:color="#800000" officeooo:rsid="010b62de" officeooo:paragraph-rsid="010ec0a4"/>
    </style:style>
    <style:style style:name="P144" style:family="paragraph" style:parent-style-name="Code-Cell">
      <style:text-properties fo:color="#800000" officeooo:rsid="01323f93" officeooo:paragraph-rsid="013844df"/>
    </style:style>
    <style:style style:name="P145" style:family="paragraph" style:parent-style-name="Code-Cell">
      <style:text-properties fo:color="#800000" officeooo:rsid="017c9906" officeooo:paragraph-rsid="017c9906"/>
    </style:style>
    <style:style style:name="P146" style:family="paragraph" style:parent-style-name="Code-Cell">
      <style:text-properties fo:color="#800000" officeooo:rsid="017e407a" officeooo:paragraph-rsid="018a7f92"/>
    </style:style>
    <style:style style:name="P147" style:family="paragraph" style:parent-style-name="Code-Cell">
      <style:text-properties fo:color="#800000" officeooo:rsid="018a7f92" officeooo:paragraph-rsid="018a7f92"/>
    </style:style>
    <style:style style:name="P148" style:family="paragraph" style:parent-style-name="Code-Cell">
      <style:text-properties fo:color="#800000" officeooo:rsid="01a00832" officeooo:paragraph-rsid="01a00832"/>
    </style:style>
    <style:style style:name="P149" style:family="paragraph" style:parent-style-name="Code-Cell">
      <style:text-properties fo:color="#800000" officeooo:rsid="00cb7c30" officeooo:paragraph-rsid="01ad430d"/>
    </style:style>
    <style:style style:name="P150" style:family="paragraph" style:parent-style-name="Code-Cell">
      <style:text-properties officeooo:rsid="00a6eac6" officeooo:paragraph-rsid="00ad1dd8"/>
    </style:style>
    <style:style style:name="P151" style:family="paragraph" style:parent-style-name="Code-Cell">
      <style:text-properties officeooo:rsid="009fa4b0" officeooo:paragraph-rsid="00a990f1"/>
    </style:style>
    <style:style style:name="P152" style:family="paragraph" style:parent-style-name="Code-Cell">
      <style:text-properties officeooo:paragraph-rsid="00a990f1"/>
    </style:style>
    <style:style style:name="P153" style:family="paragraph" style:parent-style-name="Code-Cell">
      <style:text-properties officeooo:paragraph-rsid="00ad1dd8"/>
    </style:style>
    <style:style style:name="P154" style:family="paragraph" style:parent-style-name="Code-Cell">
      <style:text-properties officeooo:rsid="00b1e1cb" officeooo:paragraph-rsid="00b1e1cb"/>
    </style:style>
    <style:style style:name="P155" style:family="paragraph" style:parent-style-name="Code-Cell">
      <style:text-properties officeooo:rsid="00b1e1cb" officeooo:paragraph-rsid="00b7b02b"/>
    </style:style>
    <style:style style:name="P156" style:family="paragraph" style:parent-style-name="Code-Cell">
      <style:text-properties officeooo:rsid="00b433f1" officeooo:paragraph-rsid="00b433f1"/>
    </style:style>
    <style:style style:name="P157" style:family="paragraph" style:parent-style-name="Code-Cell">
      <style:text-properties officeooo:paragraph-rsid="00b433f1"/>
    </style:style>
    <style:style style:name="P158" style:family="paragraph" style:parent-style-name="Code-Cell">
      <style:text-properties officeooo:rsid="00b93583" officeooo:paragraph-rsid="00b93583"/>
    </style:style>
    <style:style style:name="P159" style:family="paragraph" style:parent-style-name="Code-Cell">
      <style:text-properties officeooo:rsid="00b93583" officeooo:paragraph-rsid="00bc004b"/>
    </style:style>
    <style:style style:name="P160" style:family="paragraph" style:parent-style-name="Code-Cell">
      <style:text-properties officeooo:rsid="00b93583" officeooo:paragraph-rsid="0101b5e9"/>
    </style:style>
    <style:style style:name="P161" style:family="paragraph" style:parent-style-name="Code-Cell">
      <style:text-properties officeooo:paragraph-rsid="00f5ea6a"/>
    </style:style>
    <style:style style:name="P162" style:family="paragraph" style:parent-style-name="Code-Cell">
      <style:text-properties officeooo:rsid="00a012b9" officeooo:paragraph-rsid="00a990f1"/>
    </style:style>
    <style:style style:name="P163" style:family="paragraph" style:parent-style-name="Code-Cell">
      <style:text-properties officeooo:rsid="00bcf75f" officeooo:paragraph-rsid="010da47a"/>
    </style:style>
    <style:style style:name="P164" style:family="paragraph" style:parent-style-name="Code-Cell">
      <style:text-properties officeooo:rsid="00bcf75f" officeooo:paragraph-rsid="01410cf3"/>
    </style:style>
    <style:style style:name="P165" style:family="paragraph" style:parent-style-name="Code-Cell">
      <style:text-properties officeooo:rsid="00bc004b" officeooo:paragraph-rsid="010da47a"/>
    </style:style>
    <style:style style:name="P166" style:family="paragraph" style:parent-style-name="Code-Cell">
      <style:text-properties officeooo:rsid="00bdf0ad" officeooo:paragraph-rsid="010da47a"/>
    </style:style>
    <style:style style:name="P167" style:family="paragraph" style:parent-style-name="Code-Cell">
      <style:text-properties officeooo:rsid="00c09cb2" officeooo:paragraph-rsid="0118648e"/>
    </style:style>
    <style:style style:name="P168" style:family="paragraph" style:parent-style-name="Code-Cell">
      <style:text-properties officeooo:rsid="00c0f29f" officeooo:paragraph-rsid="010da47a"/>
    </style:style>
    <style:style style:name="P169" style:family="paragraph" style:parent-style-name="Code-Cell">
      <style:text-properties officeooo:rsid="00f42c84" officeooo:paragraph-rsid="010da47a"/>
    </style:style>
    <style:style style:name="P170" style:family="paragraph" style:parent-style-name="Code-Cell">
      <style:text-properties officeooo:rsid="00f42c84" officeooo:paragraph-rsid="012e9ff4"/>
    </style:style>
    <style:style style:name="P171" style:family="paragraph" style:parent-style-name="Code-Cell">
      <style:text-properties officeooo:rsid="00f45eff" officeooo:paragraph-rsid="010da47a"/>
    </style:style>
    <style:style style:name="P172" style:family="paragraph" style:parent-style-name="Code-Cell">
      <style:text-properties officeooo:rsid="00f56744" officeooo:paragraph-rsid="010da47a"/>
    </style:style>
    <style:style style:name="P173" style:family="paragraph" style:parent-style-name="Code-Cell">
      <style:text-properties officeooo:rsid="00f5cfc0" officeooo:paragraph-rsid="010da47a"/>
    </style:style>
    <style:style style:name="P174" style:family="paragraph" style:parent-style-name="Code-Cell">
      <style:text-properties officeooo:paragraph-rsid="010da47a"/>
    </style:style>
    <style:style style:name="P175" style:family="paragraph" style:parent-style-name="Code-Cell">
      <style:text-properties officeooo:rsid="012ddb6d" officeooo:paragraph-rsid="012ddb6d"/>
    </style:style>
    <style:style style:name="P176" style:family="paragraph" style:parent-style-name="Code-Cell">
      <style:text-properties officeooo:rsid="01323f93" officeooo:paragraph-rsid="013844df"/>
    </style:style>
    <style:style style:name="P177" style:family="paragraph" style:parent-style-name="Code-Cell">
      <style:text-properties officeooo:rsid="01323f93" officeooo:paragraph-rsid="0182bd59"/>
    </style:style>
    <style:style style:name="P178" style:family="paragraph" style:parent-style-name="Code-Cell">
      <style:text-properties officeooo:paragraph-rsid="01410cf3"/>
    </style:style>
    <style:style style:name="P179" style:family="paragraph" style:parent-style-name="Code-Cell">
      <style:text-properties officeooo:rsid="01754775" officeooo:paragraph-rsid="01754775"/>
    </style:style>
    <style:style style:name="P180" style:family="paragraph" style:parent-style-name="Code-Cell">
      <style:text-properties officeooo:rsid="01754775" officeooo:paragraph-rsid="0175b6c5"/>
    </style:style>
    <style:style style:name="P181" style:family="paragraph" style:parent-style-name="Code-Cell">
      <style:text-properties officeooo:rsid="01754775" officeooo:paragraph-rsid="01763e0e"/>
    </style:style>
    <style:style style:name="P182" style:family="paragraph" style:parent-style-name="Code-Cell">
      <style:text-properties officeooo:paragraph-rsid="0176e5d3"/>
    </style:style>
    <style:style style:name="P183" style:family="paragraph" style:parent-style-name="Code-Cell">
      <style:text-properties officeooo:rsid="017c9906" officeooo:paragraph-rsid="017c9906"/>
    </style:style>
    <style:style style:name="P184" style:family="paragraph" style:parent-style-name="Code-Cell">
      <style:text-properties officeooo:rsid="017e407a" officeooo:paragraph-rsid="017e407a"/>
    </style:style>
    <style:style style:name="P185" style:family="paragraph" style:parent-style-name="Code-Cell">
      <style:text-properties officeooo:rsid="018a7f92" officeooo:paragraph-rsid="018a7f92"/>
    </style:style>
    <style:style style:name="P186" style:family="paragraph" style:parent-style-name="Code-Cell">
      <style:text-properties officeooo:rsid="018a7f92" officeooo:paragraph-rsid="018ff7b5"/>
    </style:style>
    <style:style style:name="P187" style:family="paragraph" style:parent-style-name="Code-Cell">
      <style:text-properties officeooo:rsid="018ff7b5" officeooo:paragraph-rsid="018ff7b5"/>
    </style:style>
    <style:style style:name="P188" style:family="paragraph" style:parent-style-name="Code-Cell">
      <style:text-properties officeooo:rsid="0190c1de" officeooo:paragraph-rsid="0190c1de"/>
    </style:style>
    <style:style style:name="P189" style:family="paragraph" style:parent-style-name="Code-Cell">
      <style:text-properties officeooo:rsid="01a00832" officeooo:paragraph-rsid="01a00832"/>
    </style:style>
    <style:style style:name="P190" style:family="paragraph" style:parent-style-name="Code-Cell">
      <style:text-properties officeooo:rsid="01a4ffe8" officeooo:paragraph-rsid="01a4ffe8"/>
    </style:style>
    <style:style style:name="P191" style:family="paragraph" style:parent-style-name="Code-Cell">
      <style:text-properties officeooo:rsid="01a79a39" officeooo:paragraph-rsid="01a79a39"/>
    </style:style>
    <style:style style:name="P192" style:family="paragraph" style:parent-style-name="Code-Cell">
      <style:text-properties officeooo:paragraph-rsid="01ad430d"/>
    </style:style>
    <style:style style:name="P193" style:family="paragraph" style:parent-style-name="Code-Cell">
      <style:text-properties officeooo:rsid="01e5d902" officeooo:paragraph-rsid="01e5d902"/>
    </style:style>
    <style:style style:name="P194"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0da47a" style:font-name-asian="Courier1" style:font-size-asian="12pt" style:font-style-asian="normal" style:font-weight-asian="bold" style:font-name-complex="Courier1" style:font-size-complex="12pt"/>
    </style:style>
    <style:style style:name="P195"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196"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b0d0f" style:font-name-asian="Courier1" style:font-size-asian="12pt" style:font-style-asian="normal" style:font-weight-asian="bold" style:font-name-complex="Courier1" style:font-size-complex="12pt"/>
    </style:style>
    <style:style style:name="P197"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198"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rsid="002e5ba6" officeooo:paragraph-rsid="010da47a" style:font-name-asian="Courier1" style:font-size-asian="12pt" style:font-style-asian="normal" style:font-weight-asian="bold" style:font-name-complex="Courier1" style:font-size-complex="12pt"/>
    </style:style>
    <style:style style:name="P199" style:family="paragraph" style:parent-style-name="Standard">
      <loext:graphic-properties draw:fill="none" draw:fill-color="#cccccc"/>
      <style:paragraph-properties fo:margin-left="0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00" style:family="paragraph" style:parent-style-name="Standard">
      <loext:graphic-properties draw:fill="none" draw:fill-color="#cccccc"/>
      <style:paragraph-properties fo:margin-left="0in" fo:margin-right="0.1252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ab-stops>
          <style:tab-stop style:position="0.4429in"/>
        </style:tab-stops>
      </style:paragraph-properties>
      <style:text-properties fo:font-variant="normal" fo:text-transform="none" fo:color="#000000" style:text-line-through-style="none" style:text-line-through-type="none" style:text-position="0% 100%" style:font-name="Courier" fo:font-size="12pt" fo:font-style="normal" style:text-underline-style="none" fo:font-weight="bold" officeooo:paragraph-rsid="011a0501" style:font-name-asian="Courier1" style:font-size-asian="12pt" style:font-style-asian="normal" style:font-weight-asian="bold" style:font-name-complex="Courier1" style:font-size-complex="12pt"/>
    </style:style>
    <style:style style:name="P201" style:family="paragraph" style:parent-style-name="Standard">
      <loext:graphic-properties draw:fill="none" draw:fill-color="#cccccc"/>
      <style:paragraph-properties fo:margin-left="0.0618in" fo:margin-right="0in" fo:margin-top="0in" fo:margin-bottom="0in" loext:contextual-spacing="false" fo:line-height="100%" fo:text-align="start" style:justify-single-word="false" fo:keep-together="auto" fo:orphans="2" fo:widows="2" fo:text-indent="0in" style:auto-text-indent="false" fo:background-color="transparent" fo:keep-with-next="auto" style:writing-mode="lr-tb"/>
      <style:text-properties fo:font-variant="normal" fo:text-transform="none" fo:color="#444444" style:text-line-through-style="none" style:text-line-through-type="none" style:text-position="0% 100%" style:font-name="Courier" fo:font-size="12pt" fo:font-style="normal" style:text-underline-style="none" fo:font-weight="bold" officeooo:paragraph-rsid="011fec18" style:font-name-asian="Courier1" style:font-size-asian="12pt" style:font-style-asian="normal" style:font-weight-asian="bold" style:font-name-complex="Courier1" style:font-size-complex="12pt"/>
    </style:style>
    <style:style style:name="P202" style:family="paragraph" style:parent-style-name="Standard">
      <loext:graphic-properties draw:fill="none" draw:fill-color="#cccccc"/>
      <style:paragraph-properties fo:margin-left="0in" fo:margin-right="0.3118in" fo:margin-top="0in" fo:margin-bottom="0in" loext:contextual-spacing="false" fo:line-height="100%" fo:text-align="start" style:justify-single-word="false" fo:text-indent="0in" style:auto-text-indent="false" fo:background-color="transparent" style:writing-mode="lr-tb"/>
      <style:text-properties fo:color="#444444" style:font-name="Courier" fo:font-weight="bold" officeooo:paragraph-rsid="010da47a" fo:background-color="transparent" style:font-name-asian="Courier1" style:font-weight-asian="bold" style:font-name-complex="Courier1"/>
    </style:style>
    <style:style style:name="P203" style:family="paragraph" style:parent-style-name="Gsuite-Normal" style:master-page-name="">
      <style:paragraph-properties style:page-number="auto"/>
      <style:text-properties officeooo:rsid="00c83df4" officeooo:paragraph-rsid="010da47a"/>
    </style:style>
    <style:style style:name="P204" style:family="paragraph" style:parent-style-name="Standard">
      <style:paragraph-properties fo:margin-left="0.5in" fo:margin-right="0in" fo:margin-top="0in" fo:margin-bottom="0in" loext:contextual-spacing="false" fo:text-indent="0in" style:auto-text-indent="false"/>
      <style:text-properties officeooo:rsid="003cba42" officeooo:paragraph-rsid="0182bd59"/>
    </style:style>
    <style:style style:name="P205" style:family="paragraph" style:parent-style-name="Heading_20_3" style:list-style-name="L1"/>
    <style:style style:name="P206" style:family="paragraph" style:parent-style-name="Heading_20_3" style:list-style-name="L1">
      <style:text-properties officeooo:paragraph-rsid="010da47a"/>
    </style:style>
    <style:style style:name="P207" style:family="paragraph" style:parent-style-name="Heading_20_3" style:list-style-name="L1">
      <style:text-properties officeooo:paragraph-rsid="011fec18"/>
    </style:style>
    <style:style style:name="P208" style:family="paragraph" style:parent-style-name="Heading_20_3" style:list-style-name="L1">
      <style:text-properties officeooo:paragraph-rsid="011b0d0f"/>
    </style:style>
    <style:style style:name="P209" style:family="paragraph" style:parent-style-name="Heading_20_3" style:list-style-name="L1">
      <style:text-properties officeooo:rsid="011b0d0f" officeooo:paragraph-rsid="011a0501"/>
    </style:style>
    <style:style style:name="P210" style:family="paragraph" style:parent-style-name="Heading_20_3" style:list-style-name="L1">
      <style:text-properties officeooo:rsid="011c5855" officeooo:paragraph-rsid="011c5855"/>
    </style:style>
    <style:style style:name="P211" style:family="paragraph" style:parent-style-name="Heading_20_3" style:list-style-name="L1">
      <style:text-properties officeooo:rsid="011a0501" officeooo:paragraph-rsid="011a0501"/>
    </style:style>
    <style:style style:name="P212" style:family="paragraph" style:parent-style-name="Heading_20_3" style:list-style-name="L1">
      <style:text-properties officeooo:rsid="0146e41c" officeooo:paragraph-rsid="010da47a"/>
    </style:style>
    <style:style style:name="P213" style:family="paragraph" style:parent-style-name="Heading_20_1" style:list-style-name="L1"/>
    <style:style style:name="P214" style:family="paragraph" style:parent-style-name="Heading_20_1" style:list-style-name="L1">
      <style:text-properties officeooo:paragraph-rsid="010da47a"/>
    </style:style>
    <style:style style:name="P215" style:family="paragraph" style:parent-style-name="Heading_20_1" style:list-style-name="L1">
      <style:text-properties officeooo:rsid="001720fe" officeooo:paragraph-rsid="001720fe"/>
    </style:style>
    <style:style style:name="P216" style:family="paragraph" style:parent-style-name="Heading_20_1" style:list-style-name="L1">
      <style:text-properties officeooo:rsid="00461162" officeooo:paragraph-rsid="00461162"/>
    </style:style>
    <style:style style:name="P217" style:family="paragraph" style:parent-style-name="Heading_20_1" style:list-style-name="L1">
      <style:text-properties officeooo:rsid="0181cad0"/>
    </style:style>
    <style:style style:name="P218" style:family="paragraph" style:parent-style-name="Heading_20_1" style:list-style-name="L1">
      <style:text-properties officeooo:rsid="003cba42" officeooo:paragraph-rsid="0182bd59"/>
    </style:style>
    <style:style style:name="P219" style:family="paragraph" style:parent-style-name="Heading_20_2" style:list-style-name="L1"/>
    <style:style style:name="P220" style:family="paragraph" style:parent-style-name="Heading_20_2" style:list-style-name="L1">
      <style:text-properties officeooo:paragraph-rsid="010da47a"/>
    </style:style>
    <style:style style:name="P221" style:family="paragraph" style:parent-style-name="Heading_20_2" style:list-style-name="L1">
      <style:text-properties officeooo:paragraph-rsid="0118648e"/>
    </style:style>
    <style:style style:name="P222" style:family="paragraph" style:parent-style-name="Heading_20_2" style:list-style-name="L1">
      <style:text-properties officeooo:paragraph-rsid="00a990f1"/>
    </style:style>
    <style:style style:name="P223" style:family="paragraph" style:parent-style-name="Heading_20_2" style:list-style-name="L1">
      <style:text-properties officeooo:paragraph-rsid="009fa4b0"/>
    </style:style>
    <style:style style:name="P224" style:family="paragraph" style:parent-style-name="Heading_20_2" style:list-style-name="L1">
      <style:text-properties officeooo:paragraph-rsid="01061cdd"/>
    </style:style>
    <style:style style:name="P225" style:family="paragraph" style:parent-style-name="Heading_20_2" style:list-style-name="L1">
      <style:text-properties officeooo:paragraph-rsid="00334e5e"/>
    </style:style>
    <style:style style:name="P226" style:family="paragraph" style:parent-style-name="Heading_20_2" style:list-style-name="L1">
      <style:text-properties officeooo:rsid="009a8c26" officeooo:paragraph-rsid="010da47a"/>
    </style:style>
    <style:style style:name="P227" style:family="paragraph" style:parent-style-name="Heading_20_2" style:list-style-name="L1">
      <style:text-properties officeooo:rsid="0075eed0" officeooo:paragraph-rsid="01128e71"/>
    </style:style>
    <style:style style:name="P228" style:family="paragraph" style:parent-style-name="Heading_20_2" style:list-style-name="L1">
      <style:text-properties officeooo:rsid="0081d191" officeooo:paragraph-rsid="0118648e"/>
    </style:style>
    <style:style style:name="P229" style:family="paragraph" style:parent-style-name="Heading_20_2" style:list-style-name="L1">
      <style:text-properties officeooo:rsid="0118648e" officeooo:paragraph-rsid="010da47a"/>
    </style:style>
    <style:style style:name="P230" style:family="paragraph" style:parent-style-name="Heading_20_2" style:list-style-name="L1">
      <style:text-properties officeooo:rsid="0028c38c" officeooo:paragraph-rsid="010da47a"/>
    </style:style>
    <style:style style:name="P231" style:family="paragraph" style:parent-style-name="Heading_20_2" style:list-style-name="L1">
      <style:text-properties officeooo:rsid="012ddb6d" officeooo:paragraph-rsid="012ddb6d"/>
    </style:style>
    <style:style style:name="P232" style:family="paragraph" style:parent-style-name="Heading_20_2" style:list-style-name="L1">
      <style:text-properties officeooo:rsid="012ddb6d" officeooo:paragraph-rsid="010be98a"/>
    </style:style>
    <style:style style:name="P233" style:family="paragraph" style:parent-style-name="Heading_20_2" style:list-style-name="L1">
      <style:text-properties officeooo:rsid="010be98a" officeooo:paragraph-rsid="010be98a"/>
    </style:style>
    <style:style style:name="P234" style:family="paragraph" style:parent-style-name="Heading_20_2" style:list-style-name="L1">
      <style:text-properties officeooo:rsid="00c9b786" officeooo:paragraph-rsid="01ad430d"/>
    </style:style>
    <style:style style:name="P235" style:family="paragraph" style:parent-style-name="Heading_20_2" style:list-style-name="L1">
      <style:text-properties officeooo:rsid="018842f0"/>
    </style:style>
    <style:style style:name="P236" style:family="paragraph" style:parent-style-name="Heading_20_2" style:list-style-name="L1">
      <style:text-properties officeooo:rsid="018b1fd2" officeooo:paragraph-rsid="018b1fd2"/>
    </style:style>
    <style:style style:name="P237" style:family="paragraph" style:parent-style-name="Heading_20_2" style:list-style-name="L1">
      <style:text-properties officeooo:rsid="01817bae" officeooo:paragraph-rsid="01817bae"/>
    </style:style>
    <style:style style:name="P238" style:family="paragraph" style:parent-style-name="Heading_20_2" style:list-style-name="L1">
      <style:text-properties officeooo:rsid="018b268a" officeooo:paragraph-rsid="018a7f92"/>
    </style:style>
    <style:style style:name="P239" style:family="paragraph" style:parent-style-name="Heading_20_2" style:list-style-name="L1">
      <style:text-properties officeooo:rsid="0190c1de" officeooo:paragraph-rsid="0190c1de"/>
    </style:style>
    <style:style style:name="P240" style:family="paragraph" style:parent-style-name="Heading_20_2" style:list-style-name="L1">
      <style:text-properties officeooo:rsid="003f6942" officeooo:paragraph-rsid="003f6942"/>
    </style:style>
    <style:style style:name="P241" style:family="paragraph" style:parent-style-name="Heading_20_2" style:list-style-name="L1">
      <style:text-properties officeooo:rsid="004ab936" officeooo:paragraph-rsid="004ab936"/>
    </style:style>
    <style:style style:name="P242" style:family="paragraph" style:parent-style-name="GSuite_20_Style" style:list-style-name="L1">
      <style:text-properties officeooo:rsid="009a8c26" officeooo:paragraph-rsid="010da47a"/>
    </style:style>
    <style:style style:name="P243" style:family="paragraph" style:parent-style-name="GSuite_20_Style">
      <style:text-properties officeooo:rsid="0190c1de" officeooo:paragraph-rsid="0190c1de"/>
    </style:style>
    <style:style style:name="P244" style:family="paragraph" style:parent-style-name="Gsuite-Normal" style:list-style-name="L1"/>
    <style:style style:name="P245" style:family="paragraph" style:parent-style-name="Gsuite-Normal" style:list-style-name="L1">
      <style:text-properties officeooo:paragraph-rsid="01457759"/>
    </style:style>
    <style:style style:name="P246" style:family="paragraph" style:parent-style-name="Gsuite-Normal" style:list-style-name="L1">
      <style:text-properties officeooo:paragraph-rsid="010da47a"/>
    </style:style>
    <style:style style:name="P247" style:family="paragraph" style:parent-style-name="Gsuite-Normal" style:list-style-name="L1">
      <style:text-properties officeooo:paragraph-rsid="004fa6fd"/>
    </style:style>
    <style:style style:name="P248" style:family="paragraph" style:parent-style-name="Gsuite-Normal" style:list-style-name="L1">
      <style:text-properties officeooo:paragraph-rsid="00a990f1"/>
    </style:style>
    <style:style style:name="P249" style:family="paragraph" style:parent-style-name="Gsuite-Normal" style:list-style-name="L1">
      <style:text-properties officeooo:paragraph-rsid="00eaff06"/>
    </style:style>
    <style:style style:name="P250" style:family="paragraph" style:parent-style-name="Gsuite-Normal" style:list-style-name="L1">
      <style:text-properties officeooo:paragraph-rsid="00eb3380"/>
    </style:style>
    <style:style style:name="P251" style:family="paragraph" style:parent-style-name="Gsuite-Normal" style:list-style-name="L1">
      <style:text-properties officeooo:paragraph-rsid="0182bd59"/>
    </style:style>
    <style:style style:name="P252" style:family="paragraph" style:parent-style-name="Gsuite-Normal" style:list-style-name="L1">
      <style:text-properties officeooo:rsid="00500c6e" officeooo:paragraph-rsid="00500c6e"/>
    </style:style>
    <style:style style:name="P253"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rsid="0039fc52" officeooo:paragraph-rsid="010da47a"/>
    </style:style>
    <style:style style:name="P254"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0a990f1"/>
    </style:style>
    <style:style style:name="P255" style:family="paragraph" style:parent-style-name="Gsuite-Normal" style:list-style-name="L1" style:master-page-name="">
      <loext:graphic-properties draw:fill="none"/>
      <style:paragraph-properties fo:margin-top="0in" fo:margin-bottom="0in" loext:contextual-spacing="false" fo:text-align="start" style:justify-single-word="false" fo:orphans="2" fo:widows="2" style:page-number="auto" fo:background-color="transparent" style:writing-mode="lr-tb"/>
      <style:text-properties officeooo:paragraph-rsid="0182bd59"/>
    </style:style>
    <style:style style:name="P256"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0da47a"/>
    </style:style>
    <style:style style:name="P257"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8b7b0"/>
    </style:style>
    <style:style style:name="P258"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0a990f1"/>
    </style:style>
    <style:style style:name="P259"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paragraph-rsid="0182bd59"/>
    </style:style>
    <style:style style:name="P260"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a8b7b0"/>
    </style:style>
    <style:style style:name="P261"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style:style>
    <style:style style:name="P262"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500c6e" officeooo:paragraph-rsid="00f34e66" fo:background-color="transparent"/>
    </style:style>
    <style:style style:name="P263"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a990f1"/>
    </style:style>
    <style:style style:name="P264"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990f1" officeooo:paragraph-rsid="00b433f1"/>
    </style:style>
    <style:style style:name="P265"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b433f1" officeooo:paragraph-rsid="00b433f1"/>
    </style:style>
    <style:style style:name="P266" style:family="paragraph" style:parent-style-name="Gsuite-Normal" style:list-style-name="L1">
      <loext:graphic-properties draw:fill="none"/>
      <style:paragraph-properties fo:margin-top="0in" fo:margin-bottom="0in" loext:contextual-spacing="false" fo:text-align="start" style:justify-single-word="false" fo:orphans="2" fo:widows="2" fo:background-color="transparent" style:writing-mode="lr-tb"/>
      <style:text-properties officeooo:rsid="00ad1dd8" officeooo:paragraph-rsid="00ad1dd8"/>
    </style:style>
    <style:style style:name="P267" style:family="paragraph" style:parent-style-name="Gsuite-Normal">
      <loext:graphic-properties draw:fill="none"/>
      <style:paragraph-properties fo:margin-top="0in" fo:margin-bottom="0in" loext:contextual-spacing="false" fo:text-align="start" style:justify-single-word="false" fo:orphans="2" fo:widows="2" fo:background-color="transparent" style:writing-mode="lr-tb"/>
      <style:text-properties officeooo:rsid="01061cdd" officeooo:paragraph-rsid="01c8e8d2"/>
    </style:style>
    <style:style style:name="P268" style:family="paragraph" style:parent-style-name="Gsuite-Normal" style:list-style-name="L1">
      <loext:graphic-properties draw:fill="none"/>
      <style:paragraph-properties fo:background-color="transparent" style:writing-mode="lr-tb">
        <style:tab-stops>
          <style:tab-stop style:position="0.5035in"/>
        </style:tab-stops>
      </style:paragraph-properties>
      <style:text-properties officeooo:paragraph-rsid="00a990f1"/>
    </style:style>
    <style:style style:name="P269"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text-properties officeooo:paragraph-rsid="00a990f1"/>
    </style:style>
    <style:style style:name="P270" style:family="paragraph" style:parent-style-name="Gsuite-Normal" style:list-style-name="L1">
      <loext:graphic-properties draw:fill="none"/>
      <style:paragraph-properties fo:margin-left="0.5in" fo:margin-right="0in" fo:margin-top="0in" fo:margin-bottom="0in" loext:contextual-spacing="false" fo:text-align="start" style:justify-single-word="false" fo:orphans="2" fo:widows="2" fo:text-indent="-0.5in" style:auto-text-indent="false" fo:background-color="transparent" style:writing-mode="lr-tb"/>
    </style:style>
    <style:style style:name="P271" style:family="paragraph" style:parent-style-name="Gsuite-Normal" style:list-style-name="L1">
      <loext:graphic-properties draw:fill="none"/>
      <style:paragraph-properties fo:margin-left="0.3752in" fo:margin-right="0in" fo:margin-top="0in" fo:margin-bottom="0in" loext:contextual-spacing="false" fo:text-align="start" style:justify-single-word="false" fo:orphans="2" fo:widows="2" fo:text-indent="-0.3752in" style:auto-text-indent="false" fo:background-color="transparent" style:writing-mode="lr-tb"/>
      <style:text-properties officeooo:paragraph-rsid="0182bd59"/>
    </style:style>
    <style:style style:name="P272" style:family="paragraph" style:parent-style-name="Gsuite-Normal" style:list-style-name="L1" style:master-page-name="">
      <loext:graphic-properties draw:fill="none"/>
      <style:paragraph-properties fo:margin-left="0.3752in" fo:margin-right="0in" fo:margin-top="0in" fo:margin-bottom="0in" loext:contextual-spacing="false" fo:text-align="start" style:justify-single-word="false" fo:orphans="2" fo:widows="2" fo:text-indent="-0.3752in" style:auto-text-indent="false" style:page-number="auto" fo:background-color="transparent" style:writing-mode="lr-tb"/>
      <style:text-properties officeooo:paragraph-rsid="0182bd59"/>
    </style:style>
    <style:style style:name="P273" style:family="paragraph" style:parent-style-name="Code-Cell">
      <style:text-properties officeooo:rsid="00b93583" officeooo:paragraph-rsid="00b93583"/>
    </style:style>
    <style:style style:name="P274" style:family="paragraph" style:parent-style-name="Footnote">
      <style:text-properties officeooo:rsid="00b7a6e5" officeooo:paragraph-rsid="00b7a6e5"/>
    </style:style>
    <style:style style:name="P275"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hyphenate="false"/>
    </style:style>
    <style:style style:name="P276" style:family="paragraph">
      <loext:graphic-properties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7" style:family="paragraph">
      <loext:graphic-properties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8" style:family="paragraph">
      <style:paragraph-properties fo:margin-left="0in" fo:margin-right="0in" fo:margin-top="0in" fo:margin-bottom="0in" fo:line-height="100%" fo:text-align="center" fo:text-indent="0in" style:writing-mode="lr-tb"/>
    </style:style>
    <style:style style:name="P279" style:family="paragraph">
      <loext:graphic-properties draw:fill="none"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0" style:family="paragraph">
      <loext:graphic-properties draw:fill="solid" draw:fill-color="#c1dec6" draw:opacity="100%"/>
      <style:paragraph-properties fo:margin-left="0in" fo:margin-right="0in" fo:margin-top="0in" fo:margin-bottom="0in" fo:line-height="100%" fo:text-align="center" fo:text-indent="0in" style:writing-mode="lr-tb"/>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1" style:family="paragraph">
      <loext:graphic-properties draw:fill="solid" draw:fill-color="#729fcf" draw:opacity="1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0000" fo:font-weight="normal" style:font-weight-asian="normal" style:font-weight-complex="normal"/>
    </style:style>
    <style:style style:name="T2" style:family="text">
      <style:text-properties fo:color="#ff0000" fo:font-weight="bold" style:font-weight-asian="bold"/>
    </style:style>
    <style:style style:name="T3" style:family="text">
      <style:text-properties fo:font-weight="normal" style:font-weight-asian="normal" style:font-weight-complex="normal"/>
    </style:style>
    <style:style style:name="T4" style:family="text">
      <style:text-properties fo:font-weight="normal" officeooo:rsid="00658167" style:font-weight-asian="normal" style:font-weight-complex="normal"/>
    </style:style>
    <style:style style:name="T5" style:family="text">
      <style:text-properties fo:font-weight="normal" officeooo:rsid="0065da5f" style:font-weight-asian="normal" style:font-weight-complex="normal"/>
    </style:style>
    <style:style style:name="T6" style:family="text">
      <style:text-properties fo:font-weight="normal" officeooo:rsid="006713d2" style:font-weight-asian="normal" style:font-weight-complex="normal"/>
    </style:style>
    <style:style style:name="T7" style:family="text">
      <style:text-properties fo:font-weight="normal" officeooo:rsid="006ac852" style:font-weight-asian="normal" style:font-weight-complex="normal"/>
    </style:style>
    <style:style style:name="T8" style:family="text">
      <style:text-properties fo:font-weight="normal" officeooo:rsid="00709bb7" style:font-weight-asian="normal" style:font-weight-complex="normal"/>
    </style:style>
    <style:style style:name="T9" style:family="text">
      <style:text-properties fo:font-weight="normal" officeooo:rsid="00932ce8" style:font-weight-asian="normal" style:font-weight-complex="normal"/>
    </style:style>
    <style:style style:name="T10" style:family="text">
      <style:text-properties fo:font-weight="normal" officeooo:rsid="00997908" style:font-weight-asian="normal" style:font-weight-complex="normal"/>
    </style:style>
    <style:style style:name="T11" style:family="text">
      <style:text-properties fo:font-weight="normal" officeooo:rsid="00ee73e0" style:font-weight-asian="normal" style:font-weight-complex="normal"/>
    </style:style>
    <style:style style:name="T12" style:family="text">
      <style:text-properties fo:font-weight="normal" officeooo:rsid="00ef16b1" style:font-weight-asian="normal" style:font-weight-complex="normal"/>
    </style:style>
    <style:style style:name="T13" style:family="text">
      <style:text-properties fo:font-weight="normal" officeooo:rsid="00f40b67" style:font-weight-asian="normal" style:font-weight-complex="normal"/>
    </style:style>
    <style:style style:name="T14" style:family="text">
      <style:text-properties fo:font-weight="normal" officeooo:rsid="00f42c84" style:font-weight-asian="normal" style:font-weight-complex="normal"/>
    </style:style>
    <style:style style:name="T15" style:family="text">
      <style:text-properties fo:font-weight="normal" officeooo:rsid="00f98b0f" style:font-weight-asian="normal" style:font-weight-complex="normal"/>
    </style:style>
    <style:style style:name="T16" style:family="text">
      <style:text-properties fo:font-weight="normal" officeooo:rsid="00fb2548" style:font-weight-asian="normal" style:font-weight-complex="normal"/>
    </style:style>
    <style:style style:name="T17" style:family="text">
      <style:text-properties fo:font-weight="normal" officeooo:rsid="0103be26" style:font-weight-asian="normal" style:font-weight-complex="normal"/>
    </style:style>
    <style:style style:name="T18" style:family="text">
      <style:text-properties fo:font-weight="normal" officeooo:rsid="01061cdd" style:font-weight-asian="normal" style:font-weight-complex="normal"/>
    </style:style>
    <style:style style:name="T19" style:family="text">
      <style:text-properties fo:font-weight="normal" officeooo:rsid="0107f49e" style:font-weight-asian="normal" style:font-weight-complex="normal"/>
    </style:style>
    <style:style style:name="T20" style:family="text">
      <style:text-properties fo:font-weight="normal" officeooo:rsid="0111e923" style:font-weight-asian="normal" style:font-weight-complex="normal"/>
    </style:style>
    <style:style style:name="T21" style:family="text">
      <style:text-properties fo:font-weight="normal" officeooo:rsid="012e9ff4" style:font-weight-asian="normal" style:font-weight-complex="normal"/>
    </style:style>
    <style:style style:name="T22" style:family="text">
      <style:text-properties fo:font-weight="normal" officeooo:rsid="01323f93" style:font-weight-asian="normal" style:font-weight-complex="normal"/>
    </style:style>
    <style:style style:name="T23" style:family="text">
      <style:text-properties fo:font-weight="normal" officeooo:rsid="0136b291" style:font-weight-asian="normal" style:font-weight-complex="normal"/>
    </style:style>
    <style:style style:name="T24" style:family="text">
      <style:text-properties fo:font-weight="normal" officeooo:rsid="01410cf3" style:font-weight-asian="normal" style:font-weight-complex="normal"/>
    </style:style>
    <style:style style:name="T25" style:family="text">
      <style:text-properties fo:font-weight="normal" officeooo:rsid="01a3f1ef" style:font-weight-asian="normal" style:font-weight-complex="normal"/>
    </style:style>
    <style:style style:name="T26" style:family="text">
      <style:text-properties fo:font-weight="normal" officeooo:rsid="01a966d2" style:font-weight-asian="normal" style:font-weight-complex="normal"/>
    </style:style>
    <style:style style:name="T27" style:family="text">
      <style:text-properties fo:font-weight="normal" officeooo:rsid="01d4ee0a" style:font-weight-asian="normal" style:font-weight-complex="normal"/>
    </style:style>
    <style:style style:name="T28" style:family="text">
      <style:text-properties fo:font-weight="normal" officeooo:rsid="01e507ec" style:font-weight-asian="normal" style:font-weight-complex="normal"/>
    </style:style>
    <style:style style:name="T29" style:family="text">
      <style:text-properties fo:font-weight="normal" officeooo:rsid="01e862b9" style:font-weight-asian="normal" style:font-weight-complex="normal"/>
    </style:style>
    <style:style style:name="T30" style:family="text">
      <style:text-properties fo:font-weight="normal" officeooo:rsid="00500c6e" style:font-weight-asian="normal"/>
    </style:style>
    <style:style style:name="T31" style:family="text">
      <style:text-properties style:font-name="Courier" fo:font-weight="bold" officeooo:rsid="01024409" style:font-name-asian="Courier1" style:font-weight-asian="bold" style:font-name-complex="Courier1"/>
    </style:style>
    <style:style style:name="T32" style:family="text">
      <style:text-properties style:font-name="Courier" fo:font-weight="bold" fo:background-color="#dddddd" loext:char-shading-value="0" style:font-name-asian="Courier1" style:font-weight-asian="bold" style:font-name-complex="Courier1"/>
    </style:style>
    <style:style style:name="T33" style:family="text">
      <style:text-properties style:font-name="Courier" fo:font-weight="bold" officeooo:rsid="01024409" fo:background-color="#dddddd" loext:char-shading-value="0" style:font-name-asian="Courier1" style:font-weight-asian="bold" style:font-name-complex="Courier1"/>
    </style:style>
    <style:style style:name="T34" style:family="text">
      <style:text-properties style:font-name="Courier" fo:font-weight="bold" officeooo:rsid="017806d8" fo:background-color="#dddddd" loext:char-shading-value="0" style:font-name-asian="Courier1" style:font-weight-asian="bold" style:font-name-complex="Courier1" style:font-weight-complex="bold"/>
    </style:style>
    <style:style style:name="T35" style:family="text">
      <style:text-properties fo:font-weight="bold" officeooo:rsid="002a776e" style:font-weight-asian="bold" style:font-weight-complex="bold"/>
    </style:style>
    <style:style style:name="T36" style:family="text">
      <style:text-properties fo:font-weight="bold" officeooo:rsid="00932ce8" style:font-weight-asian="bold" style:font-weight-complex="bold"/>
    </style:style>
    <style:style style:name="T37" style:family="text">
      <style:text-properties fo:font-weight="bold" officeooo:rsid="00997908" style:font-weight-asian="bold" style:font-weight-complex="bold"/>
    </style:style>
    <style:style style:name="T38" style:family="text">
      <style:text-properties fo:font-weight="bold" officeooo:rsid="00ee73e0" style:font-weight-asian="bold" style:font-weight-complex="bold"/>
    </style:style>
    <style:style style:name="T39" style:family="text">
      <style:text-properties fo:font-weight="bold" officeooo:rsid="01024409" style:font-weight-asian="bold" style:font-weight-complex="bold"/>
    </style:style>
    <style:style style:name="T40" style:family="text">
      <style:text-properties fo:font-weight="bold" officeooo:rsid="00500c6e" style:font-weight-asian="bold" style:font-weight-complex="bold"/>
    </style:style>
    <style:style style:name="T41" style:family="text">
      <style:text-properties fo:font-weight="bold" officeooo:rsid="003f6942" style:font-weight-asian="bold" style:font-weight-complex="bold"/>
    </style:style>
    <style:style style:name="T42" style:family="text">
      <style:text-properties fo:font-style="italic" style:font-style-asian="italic" style:font-style-complex="italic"/>
    </style:style>
    <style:style style:name="T43" style:family="text">
      <style:text-properties fo:font-style="italic" officeooo:rsid="0052de45" style:font-style-asian="italic" style:font-style-complex="italic"/>
    </style:style>
    <style:style style:name="T44" style:family="text">
      <style:text-properties fo:font-style="italic" officeooo:rsid="0083792e" style:font-style-asian="italic" style:font-style-complex="italic"/>
    </style:style>
    <style:style style:name="T45" style:family="text">
      <style:text-properties fo:font-style="italic" officeooo:rsid="00abbe5d" style:font-style-asian="italic" style:font-style-complex="italic"/>
    </style:style>
    <style:style style:name="T46" style:family="text">
      <style:text-properties fo:font-style="italic" officeooo:rsid="00b7a6e5" style:font-style-asian="italic" style:font-style-complex="italic"/>
    </style:style>
    <style:style style:name="T47" style:family="text">
      <style:text-properties fo:font-style="italic" officeooo:rsid="01669186" style:font-style-asian="italic" style:font-style-complex="italic"/>
    </style:style>
    <style:style style:name="T48" style:family="text">
      <style:text-properties style:font-name="Courier New1" fo:font-weight="bold" fo:background-color="#dddddd" loext:char-shading-value="0" style:font-name-asian="Courier New3" style:font-weight-asian="bold" style:font-name-complex="Courier New3"/>
    </style:style>
    <style:style style:name="T49" style:family="text">
      <style:text-properties officeooo:rsid="001242db"/>
    </style:style>
    <style:style style:name="T50" style:family="text">
      <style:text-properties fo:color="#ffffff" fo:font-size="12pt" fo:background-color="#999999" loext:char-shading-value="0" style:font-size-asian="12pt" style:font-size-complex="12pt"/>
    </style:style>
    <style:style style:name="T51" style:family="text">
      <style:text-properties officeooo:rsid="001706ff"/>
    </style:style>
    <style:style style:name="T52" style:family="text">
      <style:text-properties officeooo:rsid="001951c2"/>
    </style:style>
    <style:style style:name="T53" style:family="text">
      <style:text-properties officeooo:rsid="002416f9"/>
    </style:style>
    <style:style style:name="T54" style:family="text">
      <style:text-properties style:font-name="Courier New2" fo:font-weight="bold" style:font-weight-asian="bold" style:font-weight-complex="bold"/>
    </style:style>
    <style:style style:name="T55" style:family="text">
      <style:text-properties style:font-name="Courier New2" fo:font-weight="bold" officeooo:rsid="006ac852" style:font-weight-asian="bold" style:font-weight-complex="bold"/>
    </style:style>
    <style:style style:name="T56" style:family="text">
      <style:text-properties style:font-name="Courier New2" fo:font-weight="bold" officeooo:rsid="003cba42" style:font-weight-asian="bold" style:font-weight-complex="bold"/>
    </style:style>
    <style:style style:name="T57" style:family="text">
      <style:text-properties style:font-name="Courier New2" fo:font-weight="bold" officeooo:rsid="003f6942" style:font-weight-asian="bold" style:font-weight-complex="bold"/>
    </style:style>
    <style:style style:name="T58" style:family="text">
      <style:text-properties style:font-name="Courier New2" fo:font-weight="bold" officeooo:rsid="014bbfd3" style:font-weight-asian="bold" style:font-weight-complex="bold"/>
    </style:style>
    <style:style style:name="T59" style:family="text">
      <style:text-properties style:font-name="Courier New2" fo:font-weight="bold" officeooo:rsid="01754775" style:font-weight-asian="bold" style:font-weight-complex="bold"/>
    </style:style>
    <style:style style:name="T60" style:family="text">
      <style:text-properties style:font-name="Courier New2" fo:font-weight="bold" officeooo:rsid="00eb3380" style:font-weight-asian="bold" style:font-weight-complex="bold"/>
    </style:style>
    <style:style style:name="T61" style:family="text">
      <style:text-properties style:font-name="Courier New2" fo:font-weight="bold" fo:background-color="#dddddd" loext:char-shading-value="0" style:font-weight-asian="bold" style:font-weight-complex="bold"/>
    </style:style>
    <style:style style:name="T62" style:family="text">
      <style:text-properties style:font-name="Courier New2" fo:font-weight="bold" officeooo:rsid="00932ce8" fo:background-color="#dddddd" loext:char-shading-value="0" style:font-weight-asian="bold" style:font-weight-complex="bold"/>
    </style:style>
    <style:style style:name="T63" style:family="text">
      <style:text-properties style:font-name="Courier New2" fo:font-weight="bold" officeooo:rsid="00933187" fo:background-color="#dddddd" loext:char-shading-value="0" style:font-weight-asian="bold" style:font-weight-complex="bold"/>
    </style:style>
    <style:style style:name="T64" style:family="text">
      <style:text-properties style:font-name="Courier New2" fo:font-weight="bold" officeooo:rsid="014bbfd3" fo:background-color="#dddddd" loext:char-shading-value="0" style:font-weight-asian="bold" style:font-weight-complex="bold"/>
    </style:style>
    <style:style style:name="T65" style:family="text">
      <style:text-properties style:font-name="Courier New2" fo:font-weight="bold" officeooo:rsid="002416f9" fo:background-color="#dddddd" loext:char-shading-value="0" style:font-weight-asian="bold" style:font-weight-complex="bold"/>
    </style:style>
    <style:style style:name="T66" style:family="text">
      <style:text-properties style:font-name="Courier New2" fo:font-weight="bold" officeooo:rsid="00c4e57f" fo:background-color="#dddddd" loext:char-shading-value="0" style:font-weight-asian="bold" style:font-weight-complex="bold"/>
    </style:style>
    <style:style style:name="T67" style:family="text">
      <style:text-properties style:font-name="Courier New2" fo:font-weight="bold" officeooo:rsid="002a776e" fo:background-color="#dddddd" loext:char-shading-value="0" style:font-weight-asian="bold" style:font-weight-complex="bold"/>
    </style:style>
    <style:style style:name="T68" style:family="text">
      <style:text-properties style:font-name="Courier New2" fo:font-weight="bold" officeooo:rsid="01e1c802" fo:background-color="#dddddd" loext:char-shading-value="0" style:font-weight-asian="bold" style:font-weight-complex="bold"/>
    </style:style>
    <style:style style:name="T69" style:family="text">
      <style:text-properties style:font-name="Courier New2" fo:font-weight="bold" officeooo:rsid="01641795" fo:background-color="#dddddd" loext:char-shading-value="0" style:font-weight-asian="bold" style:font-weight-complex="bold"/>
    </style:style>
    <style:style style:name="T70" style:family="text">
      <style:text-properties style:font-name="Courier New2" fo:font-weight="bold" officeooo:rsid="00baa2ba" fo:background-color="#dddddd" loext:char-shading-value="0" style:font-weight-asian="bold" style:font-weight-complex="bold"/>
    </style:style>
    <style:style style:name="T71" style:family="text">
      <style:text-properties style:font-name="Courier New2" fo:font-weight="bold" officeooo:rsid="01024409" fo:background-color="#dddddd" loext:char-shading-value="0" style:font-weight-asian="bold" style:font-weight-complex="bold"/>
    </style:style>
    <style:style style:name="T72" style:family="text">
      <style:text-properties style:font-name="Courier New2" fo:font-weight="bold" officeooo:rsid="00d100bf" fo:background-color="#dddddd" loext:char-shading-value="0" style:font-weight-asian="bold" style:font-weight-complex="bold"/>
    </style:style>
    <style:style style:name="T73" style:family="text">
      <style:text-properties style:font-name="Courier New2" fo:font-weight="bold" officeooo:rsid="01754775" fo:background-color="#dddddd" loext:char-shading-value="0" style:font-weight-asian="bold" style:font-weight-complex="bold"/>
    </style:style>
    <style:style style:name="T74" style:family="text">
      <style:text-properties style:font-name="Courier New2" fo:font-weight="bold" officeooo:rsid="00eaff06" fo:background-color="#dddddd" loext:char-shading-value="0" style:font-weight-asian="bold" style:font-weight-complex="bold"/>
    </style:style>
    <style:style style:name="T75" style:family="text">
      <style:text-properties style:font-name="Courier New2" fo:font-weight="bold" officeooo:rsid="00eb3380" fo:background-color="#dddddd" loext:char-shading-value="0" style:font-weight-asian="bold" style:font-weight-complex="bold"/>
    </style:style>
    <style:style style:name="T76" style:family="text">
      <style:text-properties style:font-name="Courier New2" fo:font-weight="bold" officeooo:rsid="003cba42" fo:background-color="#dddddd" loext:char-shading-value="0" style:font-weight-asian="bold" style:font-weight-complex="bold"/>
    </style:style>
    <style:style style:name="T77" style:family="text">
      <style:text-properties style:font-name="Courier New2" fo:font-weight="bold" officeooo:rsid="003f6942" fo:background-color="#dddddd" loext:char-shading-value="0" style:font-weight-asian="bold" style:font-weight-complex="bold"/>
    </style:style>
    <style:style style:name="T78" style:family="text">
      <style:text-properties style:font-name="Courier New2" fo:font-weight="bold" officeooo:rsid="00967ffa" fo:background-color="#dddddd" loext:char-shading-value="0" style:font-weight-asian="bold" style:font-weight-complex="bold"/>
    </style:style>
    <style:style style:name="T79" style:family="text">
      <style:text-properties style:font-name="Courier New2" fo:font-weight="bold" officeooo:rsid="01e5bff9" fo:background-color="#dddddd" loext:char-shading-value="0" style:font-weight-asian="bold" style:font-weight-complex="bold"/>
    </style:style>
    <style:style style:name="T80" style:family="text">
      <style:text-properties style:font-name="Courier New2" fo:font-weight="bold" officeooo:rsid="01a98235" fo:background-color="#dddddd" loext:char-shading-value="0" style:font-weight-asian="bold" style:font-weight-complex="bold"/>
    </style:style>
    <style:style style:name="T81" style:family="text">
      <style:text-properties style:font-name="Courier New2" fo:font-weight="bold" officeooo:rsid="0183fc46" fo:background-color="#dddddd" loext:char-shading-value="0" style:font-weight-asian="bold" style:font-weight-complex="bold"/>
    </style:style>
    <style:style style:name="T82" style:family="text">
      <style:text-properties style:font-name="Courier New2" fo:font-weight="bold" officeooo:rsid="00933187" fo:background-color="#cccccc" loext:char-shading-value="0" style:font-weight-asian="bold" style:font-weight-complex="bold"/>
    </style:style>
    <style:style style:name="T83" style:family="text">
      <style:text-properties officeooo:rsid="002a776e"/>
    </style:style>
    <style:style style:name="T84" style:family="text">
      <style:text-properties officeooo:rsid="002b1969"/>
    </style:style>
    <style:style style:name="T85" style:family="text">
      <style:text-properties officeooo:rsid="002ed11b"/>
    </style:style>
    <style:style style:name="T86" style:family="text">
      <style:text-properties officeooo:rsid="0030faf7"/>
    </style:style>
    <style:style style:name="T87" style:family="text">
      <style:text-properties officeooo:rsid="0033a6cb"/>
    </style:style>
    <style:style style:name="T88" style:family="text">
      <style:text-properties officeooo:rsid="0039fc52"/>
    </style:style>
    <style:style style:name="T89" style:family="text">
      <style:text-properties officeooo:rsid="003cba42"/>
    </style:style>
    <style:style style:name="T90" style:family="text">
      <style:text-properties officeooo:rsid="003d1cf0"/>
    </style:style>
    <style:style style:name="T91" style:family="text">
      <style:text-properties officeooo:rsid="003f6942"/>
    </style:style>
    <style:style style:name="T92" style:family="text">
      <style:text-properties officeooo:rsid="0040dbc3"/>
    </style:style>
    <style:style style:name="T93" style:family="text">
      <style:text-properties officeooo:rsid="00413582"/>
    </style:style>
    <style:style style:name="T94" style:family="text">
      <style:text-properties officeooo:rsid="00420aac"/>
    </style:style>
    <style:style style:name="T95" style:family="text">
      <style:text-properties officeooo:rsid="00461162"/>
    </style:style>
    <style:style style:name="T96" style:family="text">
      <style:text-properties officeooo:rsid="004ab936"/>
    </style:style>
    <style:style style:name="T97" style:family="text">
      <style:text-properties officeooo:rsid="00500c6e"/>
    </style:style>
    <style:style style:name="T98" style:family="text">
      <style:text-properties officeooo:rsid="0052de45"/>
    </style:style>
    <style:style style:name="T99" style:family="text">
      <style:text-properties officeooo:rsid="00540870"/>
    </style:style>
    <style:style style:name="T100" style:family="text">
      <style:text-properties officeooo:rsid="00549cbd"/>
    </style:style>
    <style:style style:name="T101" style:family="text">
      <style:text-properties officeooo:rsid="0054afdf"/>
    </style:style>
    <style:style style:name="T102" style:family="text">
      <style:text-properties officeooo:rsid="005675ff"/>
    </style:style>
    <style:style style:name="T103" style:family="text">
      <style:text-properties officeooo:rsid="006e6332"/>
    </style:style>
    <style:style style:name="T104" style:family="text">
      <style:text-properties officeooo:rsid="00722fbd"/>
    </style:style>
    <style:style style:name="T105" style:family="text">
      <style:text-properties officeooo:rsid="0077ffd6"/>
    </style:style>
    <style:style style:name="T106" style:family="text">
      <style:text-properties officeooo:rsid="007e17ed"/>
    </style:style>
    <style:style style:name="T107" style:family="text">
      <style:text-properties officeooo:rsid="0080cef9"/>
    </style:style>
    <style:style style:name="T108" style:family="text">
      <style:text-properties officeooo:rsid="0083792e"/>
    </style:style>
    <style:style style:name="T109" style:family="text">
      <style:text-properties officeooo:rsid="0084f7a6"/>
    </style:style>
    <style:style style:name="T110" style:family="text">
      <style:text-properties officeooo:rsid="00869baa"/>
    </style:style>
    <style:style style:name="T111" style:family="text">
      <style:text-properties officeooo:rsid="008740bb"/>
    </style:style>
    <style:style style:name="T112" style:family="text">
      <style:text-properties officeooo:rsid="00892d25"/>
    </style:style>
    <style:style style:name="T113" style:family="text">
      <style:text-properties officeooo:rsid="00932ce8"/>
    </style:style>
    <style:style style:name="T114" style:family="text">
      <style:text-properties officeooo:rsid="00933187"/>
    </style:style>
    <style:style style:name="T115" style:family="text">
      <style:text-properties officeooo:rsid="00967ffa"/>
    </style:style>
    <style:style style:name="T116" style:family="text">
      <style:text-properties officeooo:rsid="00997908"/>
    </style:style>
    <style:style style:name="T117" style:family="text">
      <style:text-properties officeooo:rsid="009fa4b0"/>
    </style:style>
    <style:style style:name="T118" style:family="text">
      <style:text-properties officeooo:rsid="00a012b9"/>
    </style:style>
    <style:style style:name="T119" style:family="text">
      <style:text-properties officeooo:rsid="00a67bd5"/>
    </style:style>
    <style:style style:name="T120" style:family="text">
      <style:text-properties officeooo:rsid="00a6eac6"/>
    </style:style>
    <style:style style:name="T121" style:family="text">
      <style:text-properties officeooo:rsid="00a990f1"/>
    </style:style>
    <style:style style:name="T122" style:family="text">
      <style:text-properties officeooo:rsid="00aa9e77"/>
    </style:style>
    <style:style style:name="T123" style:family="text">
      <style:text-properties officeooo:rsid="00abbe5d"/>
    </style:style>
    <style:style style:name="T124" style:family="text">
      <style:text-properties style:text-position="super 58%" fo:font-style="italic" officeooo:rsid="00abbe5d" style:font-style-asian="italic" style:font-style-complex="italic"/>
    </style:style>
    <style:style style:name="T125" style:family="text">
      <style:text-properties officeooo:rsid="00b0d31f"/>
    </style:style>
    <style:style style:name="T126" style:family="text">
      <style:text-properties officeooo:rsid="00b433f1"/>
    </style:style>
    <style:style style:name="T127" style:family="text">
      <style:text-properties officeooo:rsid="00b4cb89"/>
    </style:style>
    <style:style style:name="T128" style:family="text">
      <style:text-properties officeooo:rsid="00b60f79"/>
    </style:style>
    <style:style style:name="T129" style:family="text">
      <style:text-properties fo:font-style="normal" officeooo:rsid="00b7a6e5" style:font-style-asian="normal" style:font-style-complex="normal"/>
    </style:style>
    <style:style style:name="T130" style:family="text">
      <style:text-properties fo:font-style="normal" officeooo:rsid="01669186" style:font-style-asian="normal" style:font-style-complex="normal"/>
    </style:style>
    <style:style style:name="T131" style:family="text">
      <style:text-properties officeooo:rsid="00b7b02b"/>
    </style:style>
    <style:style style:name="T132" style:family="text">
      <style:text-properties officeooo:rsid="00b8f0fb"/>
    </style:style>
    <style:style style:name="T133" style:family="text">
      <style:text-properties officeooo:rsid="00b93583"/>
    </style:style>
    <style:style style:name="T134" style:family="text">
      <style:text-properties officeooo:rsid="00ba5fd0"/>
    </style:style>
    <style:style style:name="T135" style:family="text">
      <style:text-properties officeooo:rsid="00baa2ba"/>
    </style:style>
    <style:style style:name="T136" style:family="text">
      <style:text-properties officeooo:rsid="00bc004b"/>
    </style:style>
    <style:style style:name="T137" style:family="text">
      <style:text-properties officeooo:rsid="00bd0d00"/>
    </style:style>
    <style:style style:name="T138" style:family="text">
      <style:text-properties officeooo:rsid="00c09cb2"/>
    </style:style>
    <style:style style:name="T139" style:family="text">
      <style:text-properties officeooo:rsid="00c4e57f"/>
    </style:style>
    <style:style style:name="T140" style:family="text">
      <style:text-properties officeooo:rsid="00cbc9f5"/>
    </style:style>
    <style:style style:name="T141" style:family="text">
      <style:text-properties officeooo:rsid="00cd3f20"/>
    </style:style>
    <style:style style:name="T142" style:family="text">
      <style:text-properties officeooo:rsid="00cedca0"/>
    </style:style>
    <style:style style:name="T143" style:family="text">
      <style:text-properties officeooo:rsid="00d100bf"/>
    </style:style>
    <style:style style:name="T144" style:family="text">
      <style:text-properties officeooo:rsid="00d287dd"/>
    </style:style>
    <style:style style:name="T145" style:family="text">
      <style:text-properties officeooo:rsid="00db25db"/>
    </style:style>
    <style:style style:name="T146" style:family="text">
      <style:text-properties officeooo:rsid="00dc649a"/>
    </style:style>
    <style:style style:name="T147" style:family="text">
      <style:text-properties officeooo:rsid="00e42679"/>
    </style:style>
    <style:style style:name="T148" style:family="text">
      <style:text-properties officeooo:rsid="00e917d8"/>
    </style:style>
    <style:style style:name="T149" style:family="text">
      <style:text-properties officeooo:rsid="00eaff06"/>
    </style:style>
    <style:style style:name="T150" style:family="text">
      <style:text-properties officeooo:rsid="00eb3380"/>
    </style:style>
    <style:style style:name="T151" style:family="text">
      <style:text-properties officeooo:rsid="00ecdf09"/>
    </style:style>
    <style:style style:name="T152" style:family="text">
      <style:text-properties officeooo:rsid="00ef16b1"/>
    </style:style>
    <style:style style:name="T153" style:family="text">
      <style:text-properties officeooo:rsid="00f56744"/>
    </style:style>
    <style:style style:name="T154" style:family="text">
      <style:text-properties officeooo:rsid="00f5ea6a"/>
    </style:style>
    <style:style style:name="T155" style:family="text">
      <style:text-properties officeooo:rsid="00ff4e76"/>
    </style:style>
    <style:style style:name="T156" style:family="text">
      <style:text-properties officeooo:rsid="0101b5e9"/>
    </style:style>
    <style:style style:name="T157" style:family="text">
      <style:text-properties officeooo:rsid="01024409"/>
    </style:style>
    <style:style style:name="T158" style:family="text">
      <style:text-properties officeooo:rsid="0103be26"/>
    </style:style>
    <style:style style:name="T159" style:family="text">
      <style:text-properties officeooo:rsid="0106e93a"/>
    </style:style>
    <style:style style:name="T160" style:family="text">
      <style:text-properties officeooo:rsid="0107f49e"/>
    </style:style>
    <style:style style:name="T161" style:family="text">
      <style:text-properties officeooo:rsid="010be98a"/>
    </style:style>
    <style:style style:name="T162" style:family="text">
      <style:text-properties officeooo:rsid="010caa1e"/>
    </style:style>
    <style:style style:name="T163" style:family="text">
      <style:text-properties officeooo:rsid="010da47a"/>
    </style:style>
    <style:style style:name="T164" style:family="text">
      <style:text-properties officeooo:rsid="010ec0a4"/>
    </style:style>
    <style:style style:name="T165" style:family="text">
      <style:text-properties officeooo:rsid="0111e923"/>
    </style:style>
    <style:style style:name="T166" style:family="text">
      <style:text-properties officeooo:rsid="01128e71"/>
    </style:style>
    <style:style style:name="T167" style:family="text">
      <style:text-properties officeooo:rsid="0118648e"/>
    </style:style>
    <style:style style:name="T168" style:family="text">
      <style:text-properties officeooo:rsid="011a0501"/>
    </style:style>
    <style:style style:name="T169" style:family="text">
      <style:text-properties officeooo:rsid="011b0d0f"/>
    </style:style>
    <style:style style:name="T170" style:family="text">
      <style:text-properties officeooo:rsid="011fec18"/>
    </style:style>
    <style:style style:name="T171" style:family="text">
      <style:text-properties officeooo:rsid="01211097"/>
    </style:style>
    <style:style style:name="T172" style:family="text">
      <style:text-properties officeooo:rsid="0122240f"/>
    </style:style>
    <style:style style:name="T173" style:family="text">
      <style:text-properties officeooo:rsid="01235278"/>
    </style:style>
    <style:style style:name="T174" style:family="text">
      <style:text-properties officeooo:rsid="0124c71d"/>
    </style:style>
    <style:style style:name="T175" style:family="text">
      <style:text-properties officeooo:rsid="0127d67d"/>
    </style:style>
    <style:style style:name="T176" style:family="text">
      <style:text-properties officeooo:rsid="012968ab"/>
    </style:style>
    <style:style style:name="T177" style:family="text">
      <style:text-properties officeooo:rsid="012a3c42"/>
    </style:style>
    <style:style style:name="T178" style:family="text">
      <style:text-properties officeooo:rsid="012b0dbc"/>
    </style:style>
    <style:style style:name="T179" style:family="text">
      <style:text-properties officeooo:rsid="012c8da6"/>
    </style:style>
    <style:style style:name="T180" style:family="text">
      <style:text-properties officeooo:rsid="012ddb6d"/>
    </style:style>
    <style:style style:name="T181" style:family="text">
      <style:text-properties officeooo:rsid="012e9ff4"/>
    </style:style>
    <style:style style:name="T182" style:family="text">
      <style:text-properties officeooo:rsid="0130226c"/>
    </style:style>
    <style:style style:name="T183" style:family="text">
      <style:text-properties officeooo:rsid="0130392f"/>
    </style:style>
    <style:style style:name="T184" style:family="text">
      <style:text-properties officeooo:rsid="0132080b"/>
    </style:style>
    <style:style style:name="T185" style:family="text">
      <style:text-properties officeooo:rsid="01323f93"/>
    </style:style>
    <style:style style:name="T186" style:family="text">
      <style:text-properties style:font-name="Courier New" officeooo:rsid="01355426"/>
    </style:style>
    <style:style style:name="T187" style:family="text">
      <style:text-properties officeooo:rsid="013844df"/>
    </style:style>
    <style:style style:name="T188" style:family="text">
      <style:text-properties officeooo:rsid="013a1001"/>
    </style:style>
    <style:style style:name="T189" style:family="text">
      <style:text-properties officeooo:rsid="013c7e76"/>
    </style:style>
    <style:style style:name="T190" style:family="text">
      <style:text-properties officeooo:rsid="01410cf3"/>
    </style:style>
    <style:style style:name="T191" style:family="text">
      <style:text-properties officeooo:rsid="01419629"/>
    </style:style>
    <style:style style:name="T192" style:family="text">
      <style:text-properties officeooo:rsid="0143bca9"/>
    </style:style>
    <style:style style:name="T193" style:family="text">
      <style:text-properties officeooo:rsid="01457759"/>
    </style:style>
    <style:style style:name="T194" style:family="text">
      <style:text-properties officeooo:rsid="0146e41c"/>
    </style:style>
    <style:style style:name="T195" style:family="text">
      <style:text-properties officeooo:rsid="01474589"/>
    </style:style>
    <style:style style:name="T196" style:family="text">
      <style:text-properties officeooo:rsid="014bbfd3"/>
    </style:style>
    <style:style style:name="T197" style:family="text">
      <style:text-properties officeooo:rsid="014cbbb9"/>
    </style:style>
    <style:style style:name="T198" style:family="text">
      <style:text-properties officeooo:rsid="01500613"/>
    </style:style>
    <style:style style:name="T199" style:family="text">
      <style:text-properties officeooo:rsid="015182f9"/>
    </style:style>
    <style:style style:name="T200" style:family="text">
      <style:text-properties officeooo:rsid="01566a65"/>
    </style:style>
    <style:style style:name="T201" style:family="text">
      <style:text-properties officeooo:rsid="01579d2f"/>
    </style:style>
    <style:style style:name="T202" style:family="text">
      <style:text-properties officeooo:rsid="015b655a"/>
    </style:style>
    <style:style style:name="T203" style:family="text">
      <style:text-properties officeooo:rsid="015d1fad"/>
    </style:style>
    <style:style style:name="T204" style:family="text">
      <style:text-properties officeooo:rsid="015f2fb7"/>
    </style:style>
    <style:style style:name="T205" style:family="text">
      <style:text-properties officeooo:rsid="01615ba4"/>
    </style:style>
    <style:style style:name="T206" style:family="text">
      <style:text-properties officeooo:rsid="016217b5"/>
    </style:style>
    <style:style style:name="T207" style:family="text">
      <style:text-properties officeooo:rsid="016335f6"/>
    </style:style>
    <style:style style:name="T208" style:family="text">
      <style:text-properties officeooo:rsid="01641795"/>
    </style:style>
    <style:style style:name="T209" style:family="text">
      <style:text-properties officeooo:rsid="01669186"/>
    </style:style>
    <style:style style:name="T210" style:family="text">
      <style:text-properties officeooo:rsid="016a15de"/>
    </style:style>
    <style:style style:name="T211" style:family="text">
      <style:text-properties officeooo:rsid="016d5c8b"/>
    </style:style>
    <style:style style:name="T212" style:family="text">
      <style:text-properties officeooo:rsid="016ec498"/>
    </style:style>
    <style:style style:name="T213" style:family="text">
      <style:text-properties officeooo:rsid="01754775"/>
    </style:style>
    <style:style style:name="T214" style:family="text">
      <style:text-properties officeooo:rsid="0175b6c5"/>
    </style:style>
    <style:style style:name="T215" style:family="text">
      <style:text-properties style:font-name="Arial2" fo:font-weight="bold" officeooo:rsid="01754775" style:font-weight-asian="bold" style:font-weight-complex="bold"/>
    </style:style>
    <style:style style:name="T216" style:family="text">
      <style:text-properties style:font-name="Arial2" fo:font-weight="normal" officeooo:rsid="0175b6c5" style:font-weight-asian="normal" style:font-weight-complex="normal"/>
    </style:style>
    <style:style style:name="T217" style:family="text">
      <style:text-properties style:font-name="Arial2" fo:font-weight="normal" officeooo:rsid="01754775" style:font-weight-asian="normal" style:font-weight-complex="normal"/>
    </style:style>
    <style:style style:name="T218" style:family="text">
      <style:text-properties officeooo:rsid="01763e0e"/>
    </style:style>
    <style:style style:name="T219" style:family="text">
      <style:text-properties officeooo:rsid="0178595a"/>
    </style:style>
    <style:style style:name="T220" style:family="text">
      <style:text-properties officeooo:rsid="017a4741"/>
    </style:style>
    <style:style style:name="T221" style:family="text">
      <style:text-properties officeooo:rsid="017b7d74"/>
    </style:style>
    <style:style style:name="T222" style:family="text">
      <style:text-properties officeooo:rsid="017e407a"/>
    </style:style>
    <style:style style:name="T223" style:family="text">
      <style:text-properties officeooo:rsid="01884ff4"/>
    </style:style>
    <style:style style:name="T224" style:family="text">
      <style:text-properties officeooo:rsid="018a7f92"/>
    </style:style>
    <style:style style:name="T225" style:family="text">
      <style:text-properties officeooo:rsid="018b1fd2"/>
    </style:style>
    <style:style style:name="T226" style:family="text">
      <style:text-properties officeooo:rsid="018ff7b5"/>
    </style:style>
    <style:style style:name="T227" style:family="text">
      <style:text-properties officeooo:rsid="0190c1de"/>
    </style:style>
    <style:style style:name="T228" style:family="text">
      <style:text-properties officeooo:rsid="019bf454"/>
    </style:style>
    <style:style style:name="T229" style:family="text">
      <style:text-properties officeooo:rsid="01a4ffe8"/>
    </style:style>
    <style:style style:name="T230" style:family="text">
      <style:text-properties officeooo:rsid="01a5ab33"/>
    </style:style>
    <style:style style:name="T231" style:family="text">
      <style:text-properties officeooo:rsid="01a79a39"/>
    </style:style>
    <style:style style:name="T232" style:family="text">
      <style:text-properties officeooo:rsid="01a98235"/>
    </style:style>
    <style:style style:name="T233" style:family="text">
      <style:text-properties officeooo:rsid="01abeca6"/>
    </style:style>
    <style:style style:name="T234" style:family="text">
      <style:text-properties officeooo:rsid="01aef666"/>
    </style:style>
    <style:style style:name="T235" style:family="text">
      <style:text-properties officeooo:rsid="01c2c999"/>
    </style:style>
    <style:style style:name="T236" style:family="text">
      <style:text-properties officeooo:rsid="01c5767a"/>
    </style:style>
    <style:style style:name="T237" style:family="text">
      <style:text-properties officeooo:rsid="01cc7b92"/>
    </style:style>
    <style:style style:name="T238" style:family="text">
      <style:text-properties officeooo:rsid="01cd76f5"/>
    </style:style>
    <style:style style:name="T239" style:family="text">
      <style:text-properties officeooo:rsid="01d102f3"/>
    </style:style>
    <style:style style:name="T240" style:family="text">
      <style:text-properties officeooo:rsid="01d1b351"/>
    </style:style>
    <style:style style:name="T241" style:family="text">
      <style:text-properties officeooo:rsid="01d4d9d9"/>
    </style:style>
    <style:style style:name="T242" style:family="text">
      <style:text-properties officeooo:rsid="01d4ee0a"/>
    </style:style>
    <style:style style:name="T243" style:family="text">
      <style:text-properties fo:background-color="#dddddd" loext:char-shading-value="0"/>
    </style:style>
    <style:style style:name="T244" style:family="text">
      <style:text-properties officeooo:rsid="00c4e57f" fo:background-color="#dddddd" loext:char-shading-value="0"/>
    </style:style>
    <style:style style:name="T245" style:family="text">
      <style:text-properties style:use-window-font-color="true" style:font-name="Courier" fo:font-weight="bold" officeooo:rsid="01024409" style:font-name-asian="Courier1" style:font-weight-asian="bold" style:font-name-complex="Courier1"/>
    </style:style>
    <style:style style:name="T246" style:family="text">
      <style:text-properties officeooo:rsid="01e213d7"/>
    </style:style>
    <style:style style:name="T247" style:family="text">
      <style:text-properties officeooo:rsid="01e507ec"/>
    </style:style>
    <style:style style:name="T248" style:family="text">
      <style:text-properties officeooo:rsid="01e5bff9"/>
    </style:style>
    <style:style style:name="T249" style:family="text">
      <style:text-properties officeooo:rsid="01e5d902"/>
    </style:style>
    <style:style style:name="T250" style:family="text">
      <style:text-properties officeooo:rsid="01e862b9"/>
    </style:style>
    <style:style style:name="T251" style:family="text">
      <style:text-properties officeooo:rsid="01ec3327"/>
    </style:style>
    <style:style style:name="T252"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53" style:family="text">
      <style:text-properties fo:font-variant="normal" fo:text-transform="none" fo:color="#444444" style:text-outline="false" style:text-line-through-style="none" style:text-line-through-type="none" style:font-name="Arial1" fo:font-size="11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54" style:family="text">
      <style:text-properties fo:font-variant="normal" fo:text-transform="none" fo:color="#006600" style:text-outline="false" style:text-line-through-style="none" style:text-line-through-type="none" style:text-position="0% 100%" style:font-name="Courier New" fo:font-size="11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2pt" style:language-asian="hi" style:country-asian="IN" style:font-style-asian="normal" style:font-weight-asian="normal" style:font-name-complex="Courier New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space" fo:text-indent="-0.5in" fo:margin-left="0.5in"/>
        </style:list-level-properties>
      </text:list-level-style-number>
      <text:list-level-style-number text:level="5" style:num-suffix=" " style:num-format="1" text:display-levels="5">
        <style:list-level-properties text:list-level-position-and-space-mode="label-alignment">
          <style:list-level-label-alignment text:label-followed-by="space" fo:text-indent="-0.5in" fo:margin-left="0.5in"/>
        </style:list-level-properties>
      </text:list-level-style-number>
      <text:list-level-style-number text:level="6" style:num-suffix=" " style:num-format="1" text:display-levels="6">
        <style:list-level-properties text:list-level-position-and-space-mode="label-alignment">
          <style:list-level-label-alignment text:label-followed-by="space" fo:text-indent="-0.5in" fo:margin-left="0.5in"/>
        </style:list-level-properties>
      </text:list-level-style-number>
      <text:list-level-style-number text:level="7" style:num-suffix=" " style:num-format="1" text:display-levels="7">
        <style:list-level-properties text:list-level-position-and-space-mode="label-alignment">
          <style:list-level-label-alignment text:label-followed-by="space" fo:text-indent="-0.5in" fo:margin-left="0.5in"/>
        </style:list-level-properties>
      </text:list-level-style-number>
      <text:list-level-style-number text:level="8" style:num-suffix=" " style:num-format="1" text:display-levels="8">
        <style:list-level-properties text:list-level-position-and-space-mode="label-alignment">
          <style:list-level-label-alignment text:label-followed-by="space" fo:text-indent="-0.5in" fo:margin-left="0.5in"/>
        </style:list-level-properties>
      </text:list-level-style-number>
      <text:list-level-style-number text:level="9" style:num-suffix=" " style:num-format="1" text:display-levels="9">
        <style:list-level-properties text:list-level-position-and-space-mode="label-alignment">
          <style:list-level-label-alignment text:label-followed-by="space" fo:text-indent="-0.5in" fo:margin-left="0.5in"/>
        </style:list-level-properties>
      </text:list-level-style-number>
      <text:list-level-style-number text:level="10" style:num-suffix=" " style:num-format="1" text:display-levels="10">
        <style:list-level-properties text:list-level-position-and-space-mode="label-alignment">
          <style:list-level-label-alignment text:label-followed-by="space" fo:text-indent="-0.5in" fo:margin-left="0.5in"/>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21"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0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3" style:family="graphic">
      <style:graphic-properties draw:stroke="none" draw:stroke-dash="Dashed_20__28_var_29__20_22"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3626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4" style:family="graphic">
      <style:graphic-properties draw:stroke="none" draw:stroke-dash="Dashed_20__28_var_29__20_23"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9425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5" style:family="graphic">
      <style:graphic-properties draw:stroke="none" draw:stroke-dash="Dashed_20__28_var_29__20_24" svg:stroke-width="0.0402in" svg:stroke-color="#3465a4" draw:marker-start="Circle" draw:marker-start-width="0.0799in" draw:marker-start-center="true" draw:marker-end="Circle" draw:marker-end-width="0.0799in" draw:marker-end-center="true" draw:fill="none" draw:fill-color="#c1dec6" draw:opacity="100%" draw:textarea-horizontal-align="justify" draw:textarea-vertical-align="middle" draw:auto-grow-height="false" fo:min-height="0.1811in" fo:min-width="0in" fo:padding-top="0.0492in" fo:padding-bottom="0.0492in" fo:padding-left="0.0984in" fo:padding-right="0.0984in" fo:wrap-option="wrap" draw:shadow="visible" draw:shadow-offset-x="0.0201in" draw:shadow-offset-y="0.0201in" draw:shadow-color="#cccccc" draw:shadow-opacity="50%" style:run-through="foreground"/>
    </style:style>
    <style:style style:name="gr6" style:family="graphic">
      <style:graphic-properties draw:stroke="none" draw:stroke-dash="Dashed_20__28_var_29__20_25"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502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7" style:family="graphic">
      <style:graphic-properties draw:stroke="none" draw:stroke-dash="Dashed_20__28_var_29__20_26"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429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8" style:family="graphic">
      <style:graphic-properties draw:stroke="none" draw:stroke-dash="Dashed_20__28_var_29__20_27" svg:stroke-width="0in" svg:stroke-color="#3465a4" draw:marker-start="" draw:marker-start-width="0.0783in" draw:marker-start-center="false" draw:marker-end="" draw:marker-end-width="0.0783in" draw:marker-end-center="false" svg:stroke-opacity="100%" draw:stroke-linejoin="round" svg:stroke-linecap="butt" draw:fill="solid"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1.1028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9" style:family="graphic">
      <style:graphic-properties draw:stroke="none" draw:stroke-dash="Dashed_20__28_var_29__20_28"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2626in" fo:padding-top="0.0492in" fo:padding-bottom="0.0492in" fo:padding-left="0.0984in" fo:padding-right="0.0984in" fo:wrap-option="wrap" draw:shadow="visible" draw:shadow-offset-x="0.0201in" draw:shadow-offset-y="0.0201in" draw:shadow-color="#cccccc" draw:shadow-opacity="50%" style:run-through="foreground"/>
    </style:style>
    <style:style style:name="gr10" style:family="graphic">
      <style:graphic-properties draw:stroke="solid" draw:stroke-dash="Dashed_20__28_var_29__20_29"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1" style:family="graphic">
      <style:graphic-properties draw:stroke="none" draw:stroke-dash="Dashed_20__28_var_29__20_30"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5228in" fo:padding-top="0.0492in" fo:padding-bottom="0.0492in" fo:padding-left="0.0984in" fo:padding-right="0.0984in" fo:wrap-option="wrap" draw:shadow="visible" draw:shadow-offset-x="0.0201in" draw:shadow-offset-y="0.0201in" draw:shadow-color="#cccccc" draw:shadow-opacity="50%" style:run-through="foreground"/>
    </style:style>
    <style:style style:name="gr12" style:family="graphic">
      <style:graphic-properties draw:stroke="solid" draw:stroke-dash="Dashed_20__28_var_29__20_31"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3" style:family="graphic">
      <style:graphic-properties draw:stroke="none" draw:stroke-dash="Dashed_20__28_var_29__20_32"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7016in" fo:min-width="1.3028in" fo:padding-top="0.0492in" fo:padding-bottom="0.0492in" fo:padding-left="0.0984in" fo:padding-right="0.0984in" fo:wrap-option="wrap" draw:shadow="visible" draw:shadow-offset-x="0.0201in" draw:shadow-offset-y="0.0201in" draw:shadow-color="#cccccc" draw:shadow-opacity="50%" style:run-through="foreground"/>
    </style:style>
    <style:style style:name="gr14" style:family="graphic">
      <style:graphic-properties draw:stroke="solid" draw:stroke-dash="Dashed_20__28_var_29__20_33"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5" style:family="graphic">
      <style:graphic-properties draw:stroke="none" draw:stroke-dash="Dashed_20__28_var_29__20_34"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17in" fo:min-width="1.2764in" fo:padding-top="0.0492in" fo:padding-bottom="0.0492in" fo:padding-left="0.0984in" fo:padding-right="0.0984in" fo:wrap-option="wrap" draw:shadow="visible" draw:shadow-offset-x="0.0201in" draw:shadow-offset-y="0.0201in" draw:shadow-color="#cccccc" draw:shadow-opacity="50%" style:run-through="foreground"/>
    </style:style>
    <style:style style:name="gr16" style:family="graphic">
      <style:graphic-properties draw:stroke="solid" draw:stroke-dash="Dashed_20__28_var_29__20_35"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7" style:family="graphic">
      <style:graphic-properties draw:stroke="none" draw:stroke-dash="Dashed_20__28_var_29__20_36" svg:stroke-width="0.0402in" svg:stroke-color="#3465a4" draw:marker-start="Circle" draw:marker-start-width="0.0799in" draw:marker-start-center="true" draw:marker-end="Circle" draw:marker-end-width="0.0799in" draw:marker-end-center="true" draw:fill="solid" draw:fill-color="#c1dec6" draw:opacity="100%" draw:textarea-horizontal-align="justify" draw:textarea-vertical-align="middle" draw:auto-grow-height="false" fo:min-height="0.6256in" fo:min-width="2.0429in" fo:padding-top="0.0492in" fo:padding-bottom="0.0492in" fo:padding-left="0.0984in" fo:padding-right="0.0984in" fo:wrap-option="wrap" draw:shadow="visible" draw:shadow-offset-x="0.0201in" draw:shadow-offset-y="0.0201in" draw:shadow-color="#cccccc" draw:shadow-opacity="50%" style:run-through="foreground"/>
    </style:style>
    <style:style style:name="gr18" style:family="graphic">
      <style:graphic-properties draw:stroke="solid" draw:stroke-dash="Dashed_20__28_var_29__20_37" svg:stroke-width="0.0402in" svg:stroke-color="#006600" draw:marker-start="Circle" draw:marker-start-width="0.0799in" draw:marker-start-center="true" draw:marker-end="Circle" draw:marker-end-width="0.0799in" draw:marker-end-center="true" draw:fill="solid" draw:fill-color="#729fcf" draw:opacity="100%" draw:textarea-horizontal-align="justify" draw:textarea-vertical-align="middle" fo:padding-top="0.0492in" fo:padding-bottom="0.0492in" fo:padding-left="0.0984in" fo:padding-right="0.0984in" fo:wrap-option="wrap" draw:shadow="hidden" draw:shadow-offset-x="0.0783in" draw:shadow-offset-y="0.0783in" draw:shadow-color="#808080" draw:shadow-opacity="100%" style:run-through="foreground"/>
    </style:style>
    <style:style style:name="gr19" style:family="graphic">
      <style:graphic-properties draw:stroke="none" draw:stroke-dash="Dashed_20__28_var_29__20_38"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1827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style:style style:name="gr20" style:family="graphic">
      <style:graphic-properties draw:stroke="none" draw:stroke-dash="Dashed_20__28_var_29__20_39" svg:stroke-width="0in" svg:stroke-color="#3465a4" draw:marker-start="" draw:marker-start-width="0.0783in" draw:marker-start-center="false" draw:marker-end="" draw:marker-end-width="0.0783in" draw:marker-end-center="false" svg:stroke-opacity="100%" draw:stroke-linejoin="round" svg:stroke-linecap="butt" draw:fill="none" draw:fill-color="#cccccc" draw:secondary-fill-color="#729fcf" draw:gradient-step-count="0" draw:fill-hatch-solid="false" draw:opacity="100%" draw:fill-image-width="0in" draw:fill-image-height="0in"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in" fo:max-width="0in" fo:min-height="0.1811in" fo:min-width="0in" fo:padding-top="0.0492in" fo:padding-bottom="0.0492in" fo:padding-left="0.0984in" fo:padding-right="0.0984in" fo:wrap-option="no-wrap" draw:shadow="hidden" draw:shadow-offset-x="0.0799in" draw:shadow-offset-y="0.0799in" draw:shadow-color="#808080" draw:shadow-opacity="100%" text:animation="none" text:animation-direction="left" text:animation-start-inside="false" text:animation-stop-inside="false" text:animation-repeat="0" text:animation-delay="P0D" text:animation-steps="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5" table:style-name="Table15">
        <table:table-column table:style-name="Table15.A"/>
        <table:table-row>
          <table:table-cell table:style-name="Table15.A1" office:value-type="string">
            <text:p text:style-name="P12"><draw:frame draw:style-name="fr1" draw:name="Image4" text:anchor-type="as-char" svg:width="3.0201in" svg:height="0.7299in" draw:z-index="0"><draw:image xlink:href="../../../../../ORG/SAM/_Asset/Logo/uniphied.png" xlink:type="simple" xlink:show="embed" xlink:actuate="onLoad"/></draw:frame></text:p>
          </table:table-cell>
        </table:table-row>
        <table:table-row table:style-name="Table15.2">
          <table:table-cell table:style-name="Table15.A1" office:value-type="string">
            <text:p text:style-name="P72"><text:title>JS code standard</text:title></text:p>
            <text:p text:style-name="P74">Original source: SPA book, hi_score project</text:p>
            <text:p text:style-name="P73"><text:span text:style-name="T1">External definitions are marked</text:span><text:span text:style-name="T2"> </text:span><text:span text:style-name="T50"><text:s/>like so ↗</text:span></text:p>
          </table:table-cell>
        </table:table-row>
      </table:table>
      <text:list xml:id="list3510897676" text:style-name="L1">
        <text:list-item>
          <text:p text:style-name="P215">Purpose</text:p>
        </text:list-item>
      </text:list>
      <text:p text:style-name="P27">This code standard is designed to help organizations:</text:p>
      <text:p text:style-name="P27"/>
      <text:p text:style-name="P25">1.1.1 <text:s/>Use the strengths of JavaScript.</text:p>
      <text:p text:style-name="P25">1.1.2 <text:s/>Facilitate team communication.</text:p>
      <text:p text:style-name="P25">1.1.3 <text:s/>Encourage code efficiency, effectiveness, and reuse.</text:p>
      <text:p text:style-name="P25">1.1.4 <text:s/>Avoid common mistakes and technical debt.</text:p>
      <text:p text:style-name="P25">1.1.5 <text:s/>Deliver a higher quality product sooner.</text:p>
      <text:list xml:id="list125003536288621" text:continue-numbering="true" text:style-name="L1">
        <text:list-item>
          <text:p text:style-name="P216">Background</text:p>
        </text:list-item>
      </text:list>
      <text:p text:style-name="P35"><text:span text:style-name="T163">Computer languages have</text:span> two audiences: the machines that execute <text:span text:style-name="T87">the instructions</text:span> and the humans who <text:span text:style-name="T87">write, </text:span>maintain, or extend it. <text:span text:style-name="T125">Code that is written for others to understand tends to be carefully constructed, well documented, and becomes an asset. Conversely, code that cannot be understood after it written is technical debt</text:span><text:span text:style-name="T125"><text:note text:id="ftn1" text:note-class="footnote"><text:note-citation>1</text:note-citation><text:note-body><text:list xml:id="list682910495" text:style-name="List_20_1"><text:list-item><text:p text:style-name="P274">Technical debt is <text:span text:style-name="T141">the deferred cost of </text:span>undocumented <text:span text:style-name="T140">process and </text:span>systems.</text:p></text:list-item></text:list></text:note-body></text:note></text:span><text:span text:style-name="T125"> that becomes a liability.</text:span></text:p>
      <text:p text:style-name="P35"/>
      <text:p text:style-name="Gsuite-Normal"><text:span text:style-name="T95">A </text:span>well-defined standard for a loosely typed, dynamic language like JavaScript is <text:span text:style-name="T51">arguably </text:span>more <text:span text:style-name="T95">valuable</text:span> than with stricter languages. JavaScript’s very flexibility can <text:span text:style-name="T96">open</text:span> a Pandora’s <text:span text:style-name="T96">B</text:span>ox of syntax and practice. <text:span text:style-name="T154">S</text:span>tricter languages <text:span text:style-name="T154">have</text:span> <text:span text:style-name="T154">a good deal of </text:span>structure and consistency <text:span text:style-name="T154">built-in. Developers must employ convention and discipline to achieve the same with JavaScript.</text:span></text:p>
      <text:p text:style-name="Gsuite-Normal"/>
      <text:p text:style-name="Gsuite-Normal"><text:span text:style-name="T111">This standard has been developed over many years and contains numerous discussions</text:span> and examples. <text:span text:style-name="T95">A condensed </text:span>three-page <text:span text:style-name="T94">quick-reference guide may be found in Appendix B.</text:span></text:p>
      <text:list xml:id="list125004926097470" text:continue-list="list125003536288621" text:style-name="L1">
        <text:list-item>
          <text:p text:style-name="P213"><text:soft-page-break/>Name variable<text:span text:style-name="T52">s</text:span> to mean something</text:p>
        </text:list-item>
      </text:list>
      <text:p text:style-name="P47">Writers use a variable name convention so they won’t have to insert a clumsy time-and-focus-sapping description every time a variable is presented. Remove this cognitive overhead frees the audience to focus on core concepts and valuable new features as shown in List<text:span text:style-name="T250">ing </text:span>A.1.</text:p>
      <text:p text:style-name="P35"/>
      <table:table table:name="Table1" table:style-name="Table1">
        <table:table-column table:style-name="Table1.A"/>
        <table:table-row>
          <table:table-cell table:style-name="Table1.A1" office:value-type="string">
            <text:p text:style-name="P96"><text:span text:style-name="T133">L</text:span>isting A.<text:span text:style-name="T133">1 – Variables with meaning</text:span></text:p>
          </table:table-cell>
        </table:table-row>
        <table:table-row>
          <table:table-cell table:style-name="Table1.A2" office:value-type="string">
            <text:p text:style-name="P140">// == Avoid ===</text:p>
            <text:p text:style-name="P140">var <text:span text:style-name="T164">x </text:span>= 'Fred';</text:p>
            <text:p text:style-name="P141">function p () { console.log( 'Hello ' + x ); }</text:p>
            <text:p text:style-name="P141">p();</text:p>
            <text:p text:style-name="P143"/>
            <text:p text:style-name="Code-Cell">// == Prefer ==</text:p>
            <text:p text:style-name="Code-Cell">var person_name = 'Fred';</text:p>
            <text:p text:style-name="Code-Cell">function sayHelloFn () { console.lo<text:span text:style-name="T164">g</text:span>( 'Hello ' + person_name ); }</text:p>
            <text:p text:style-name="Code-Cell">sayHelloFn(); </text:p>
          </table:table-cell>
        </table:table-row>
      </table:table>
      <text:list xml:id="list125004627564983" text:continue-numbering="true" text:style-name="L1">
        <text:list-item>
          <text:list>
            <text:list-item>
              <text:p text:style-name="P226">Abbreviate smartly</text:p>
              <text:list>
                <text:list-item>
                  <text:p text:style-name="P242">Do not abbreviate short words.</text:p>
                </text:list-item>
                <text:list-item>
                  <text:p text:style-name="P242"><text:span text:style-name="T159">Remove</text:span> most articles, <text:span text:style-name="T159">adjectives,</text:span> and prepositions <text:span text:style-name="T159">from names.</text:span></text:p>
                </text:list-item>
                <text:list-item>
                  <text:p text:style-name="P242">Use standard abbreviations and acronyms where they exist.</text:p>
                </text:list-item>
                <text:list-item>
                  <text:p text:style-name="P242">Prefer truncated names to contractions.</text:p>
                </text:list-item>
              </text:list>
            </text:list-item>
          </text:list>
        </text:list-item>
      </text:list>
      <text:p text:style-name="P77"/>
      <table:table table:name="Table2" table:style-name="Table2">
        <table:table-column table:style-name="Table2.A"/>
        <table:table-row>
          <table:table-cell table:style-name="Table2.A1" office:value-type="string">
            <text:p text:style-name="P96"><text:span text:style-name="T133">L</text:span>isting A.<text:span text:style-name="T133">2 – Abbreviations</text:span></text:p>
          </table:table-cell>
        </table:table-row>
        <table:table-row>
          <table:table-cell table:style-name="Table2.A2" office:value-type="string">
            <text:p text:style-name="P132">// == Avoid ===</text:p>
            <text:p text:style-name="P132">// var dgClrStr = 'brown';</text:p>
            <text:p text:style-name="P132">// function walk<text:span text:style-name="T159">With</text:span>TheBrownDog () {…}</text:p>
            <text:p text:style-name="P132">// for ( q = 0; q &lt; 9; q++ ) …</text:p>
            <text:p text:style-name="P132">// var denormalizationMap = {…};</text:p>
            <text:p text:style-name="P132">// var dnmlztnMap = {…};</text:p>
            <text:p text:style-name="P165"/>
            <text:p text:style-name="P165">// == Prefer ==</text:p>
            <text:p text:style-name="P165">// var dogColorStr = 'brown'; <text:s/>// Do not abbreviate short words</text:p>
            <text:p text:style-name="P165">// function walkDog () {…} <text:s text:c="4"/>// Discard articles and prepositions</text:p>
            <text:p text:style-name="P165">// for ( i = 0; i &lt; 9; i++ ) … // Use standard i, j, k for index</text:p>
            <text:p text:style-name="P165">// var denormMap = {…}; <text:s text:c="7"/>// Truncate instead of contract</text:p>
          </table:table-cell>
        </table:table-row>
      </table:table>
      <text:list xml:id="list125004806797356" text:continue-numbering="true" text:style-name="L1">
        <text:list-item>
          <text:list>
            <text:list-item>
              <text:p text:style-name="P227"><text:soft-page-break/><text:span text:style-name="T162">Replace</text:span> comment<text:span text:style-name="T166">s</text:span> <text:span text:style-name="T162">with meaningful names</text:span></text:p>
            </text:list-item>
          </text:list>
        </text:list-item>
      </text:list>
      <text:p text:style-name="P39">Name a variable to describe why it is needed and what type it is expected to contain. The first consideration is important in any language; the second is especially important for loosely-type languages like JavaScript. <text:span text:style-name="T165">Listing A.3 shows variables named by purpose and type.</text:span></text:p>
      <text:p text:style-name="P35"/>
      <table:table table:name="Table4" table:style-name="Table4">
        <table:table-column table:style-name="Table4.A"/>
        <table:table-row>
          <table:table-cell table:style-name="Table4.A1" office:value-type="string">
            <text:p text:style-name="P96"><text:span text:style-name="T133">L</text:span>isting A.<text:span text:style-name="T165">3 – Names with purpose</text:span></text:p>
          </table:table-cell>
        </table:table-row>
        <table:table-row>
          <table:table-cell table:style-name="Table4.A2" office:value-type="string">
            <text:p text:style-name="P131">// == Avoid ===</text:p>
            <text:p text:style-name="P131">// 'creators' is an object constructor we get by</text:p>
            <text:p text:style-name="P131">// calling 'makers'. The first positional argument</text:p>
            <text:p text:style-name="P131">// of 'makers' must be a string, and it directs</text:p>
            <text:p text:style-name="P131">// the type of object constructor to be returned.</text:p>
            <text:p text:style-name="P131">// 'makers' uses a closure to remember the type</text:p>
            <text:p text:style-name="P131">// of object the returned function is to</text:p>
            <text:p text:style-name="P131">// meant to create.</text:p>
            <text:p text:style-name="P131">//</text:p>
            <text:p text:style-name="P131">var creators = makers( 'house' );</text:p>
            <text:p text:style-name="P131"/>
            <text:p text:style-name="P178">// == Prefer ==</text:p>
            <text:p text:style-name="P164">var make_house_fn = curry_build_item({ _item_type_ : 'house' });</text:p>
          </table:table-cell>
        </table:table-row>
      </table:table>
      <text:p text:style-name="P35"/>
      <text:p text:style-name="P35"><text:span text:style-name="T190">This approach discards comments and relies on convention to </text:span><text:span text:style-name="T23">precisely iden</text:span><text:span text:style-name="T24">tify the type and purpose of the variables</text:span><text:span text:style-name="T20"> </text:span><text:span text:style-name="T19">as shown in Diagram A.1.</text:span></text:p>
      <text:p text:style-name="P24"/>
      <table:table table:name="Table5" table:style-name="Table5">
        <table:table-column table:style-name="Table5.A"/>
        <table:table-row>
          <table:table-cell table:style-name="Table5.A1" office:value-type="string">
            <text:p text:style-name="P96"><text:span text:style-name="T160">Diagram</text:span> A.<text:span text:style-name="T133">1 – Variable name dissection</text:span></text:p>
          </table:table-cell>
        </table:table-row>
      </table:table>
      <text:p text:style-name="P35"><draw:g text:anchor-type="paragraph" draw:z-index="1" draw:name="Shape1" draw:style-name="gr1"><draw:custom-shape draw:style-name="gr2" draw:text-style-name="P276" svg:width="0.2004in" svg:height="0.2803in" svg:x="1.9673in" svg:y="1.239in"><text:p text:style-name="P275"><text:span text:style-name="T252">=</text:span></text:p><draw:enhanced-geometry svg:viewBox="0 0 21600 21600" draw:mirror-horizontal="false" draw:mirror-vertical="false" draw:type="rectangle" draw:enhanced-path="M 0 0 L 21600 0 21600 21600 0 21600 0 0 Z N"/></draw:custom-shape><draw:custom-shape draw:style-name="gr3" draw:text-style-name="P277" xml:id="id4" draw:id="id4" svg:width="1.5598in" svg:height="0.2803in" svg:x="2.1673in" svg:y="1.239in"><text:p text:style-name="P275"><text:span text:style-name="T252">curry_build_item</text:span></text:p><draw:enhanced-geometry svg:viewBox="0 0 21600 21600" draw:mirror-horizontal="false" draw:mirror-vertical="false" draw:type="rectangle" draw:enhanced-path="M 0 0 L 21600 0 21600 21600 0 21600 0 0 Z N"/></draw:custom-shape><draw:custom-shape draw:style-name="gr4" draw:text-style-name="P277" xml:id="id7" draw:id="id7" svg:width="1.1398in" svg:height="0.2803in" svg:x="3.8874in" svg:y="1.239in"><text:p text:style-name="P275"><text:span text:style-name="T252">_item_type_</text:span></text:p><draw:enhanced-geometry svg:viewBox="0 0 21600 21600" draw:mirror-horizontal="false" draw:mirror-vertical="false" draw:type="rectangle" draw:enhanced-path="M 0 0 L 21600 0 21600 21600 0 21600 0 0 Z N"/></draw:custom-shape><draw:custom-shape draw:style-name="gr5" draw:text-style-name="P279" svg:width="0.1598in" svg:height="0.2803in" svg:x="5.0272in" svg:y="1.239in"><text:p text:style-name="P278"><text:span text:style-name="T253">:</text:span></text:p><draw:enhanced-geometry svg:viewBox="0 0 21600 21600" draw:mirror-horizontal="false" draw:mirror-vertical="false" draw:type="rectangle" draw:enhanced-path="M 0 0 L 21600 0 21600 21600 0 21600 0 0 Z N"/></draw:custom-shape><draw:custom-shape draw:style-name="gr6" draw:text-style-name="P277" xml:id="id6" draw:id="id6" svg:width="0.6996in" svg:height="0.2803in" svg:x="5.1874in" svg:y="1.239in"><text:p text:style-name="P275"><text:span text:style-name="T254">'house'</text:span></text:p><draw:enhanced-geometry svg:viewBox="0 0 21600 21600" draw:mirror-horizontal="false" draw:mirror-vertical="false" draw:type="rectangle" draw:enhanced-path="M 0 0 L 21600 0 21600 21600 0 21600 0 0 Z N"/></draw:custom-shape><draw:custom-shape draw:style-name="gr7" draw:text-style-name="P276" svg:width="0.3406in" svg:height="0.2803in" svg:x="5.8476in" svg:y="1.239in"><text:p text:style-name="P275"><text:span text:style-name="T252">});</text:span></text:p><draw:enhanced-geometry svg:viewBox="0 0 21600 21600" draw:mirror-horizontal="false" draw:mirror-vertical="false" draw:type="rectangle" draw:enhanced-path="M 0 0 L 21600 0 21600 21600 0 21600 0 0 Z N"/></draw:custom-shape><draw:custom-shape draw:style-name="gr8" draw:text-style-name="P277" xml:id="id2" draw:id="id2" svg:width="1.3004in" svg:height="0.2803in" svg:x="0.6673in" svg:y="1.239in"><text:p text:style-name="P275"><text:span text:style-name="T252">make_house_fn</text:span></text:p><draw:enhanced-geometry svg:viewBox="0 0 21600 21600" draw:mirror-horizontal="false" draw:mirror-vertical="false" draw:type="rectangle" draw:enhanced-path="M 0 0 L 21600 0 21600 21600 0 21600 0 0 Z N"/></draw:custom-shape><draw:custom-shape draw:style-name="gr9" draw:text-style-name="P280" xml:id="id1" draw:id="id1" svg:width="1.4598in" svg:height="0.8004in" svg:x="0.4673in" svg:y="0.139in"><text:p text:style-name="P278"><text:span text:style-name="T253">The returned value is an object constructor function</text:span></text:p><draw:enhanced-geometry svg:viewBox="0 0 21600 21600" draw:mirror-horizontal="false" draw:mirror-vertical="false" draw:type="rectangle" draw:enhanced-path="M 0 0 L 21600 0 21600 21600 0 21600 0 0 Z N"/></draw:custom-shape><draw:connector draw:style-name="gr10" draw:text-style-name="P281" svg:x1="1.1972in" svg:y1="0.939in" svg:x2="1.3173in" svg:y2="1.239in" draw:start-shape="id1" draw:start-glue-point="2" draw:end-shape="id2" draw:end-glue-point="0" svg:d="M3041 2385v405h305v357" svg:viewBox="0 0 307 764"><text:p/></draw:connector><draw:custom-shape draw:style-name="gr11" draw:text-style-name="P280" xml:id="id3" draw:id="id3" svg:width="1.7205in" svg:height="0.8004in" svg:x="2.2055in" svg:y="0.139in"><text:p text:style-name="P278"><text:span text:style-name="T253">This function will return a curried function based on build_item</text:span></text:p><draw:enhanced-geometry svg:viewBox="0 0 21600 21600" draw:mirror-horizontal="false" draw:mirror-vertical="false" draw:type="rectangle" draw:enhanced-path="M 0 0 L 21600 0 21600 21600 0 21600 0 0 Z N"/></draw:custom-shape><draw:connector draw:style-name="gr12" draw:text-style-name="P281" svg:x1="3.0654in" svg:y1="0.939in" svg:x2="2.9472in" svg:y2="1.239in" draw:start-shape="id3" draw:start-glue-point="2" draw:end-shape="id4" draw:end-glue-point="0" svg:d="M7786 2385v405h-300v357" svg:viewBox="0 0 302 764"><text:p/></draw:connector><draw:custom-shape draw:style-name="gr13" draw:text-style-name="P280" xml:id="id5" draw:id="id5" svg:width="1.5004in" svg:height="0.8004in" svg:x="4.174in" svg:y="0.139in"><text:p text:style-name="P278"><text:span text:style-name="T253">The curried function will have its item-type set to ‘house’ </text:span></text:p><draw:enhanced-geometry svg:viewBox="0 0 21600 21600" draw:type="rectangle" draw:enhanced-path="M 0 0 L 21600 0 21600 21600 0 21600 0 0 Z N"/></draw:custom-shape><draw:connector draw:style-name="gr14" draw:text-style-name="P281" svg:x1="4.924in" svg:y1="0.939in" svg:x2="5.5362in" svg:y2="1.239in" draw:start-shape="id5" draw:start-glue-point="2" draw:end-shape="id6" draw:end-glue-point="0" svg:d="M12507 2385v405h1555v357" svg:viewBox="0 0 1558 764"><text:p/></draw:connector><draw:custom-shape draw:style-name="gr15" draw:text-style-name="P280" xml:id="id8" draw:id="id8" svg:width="1.474in" svg:height="0.7205in" svg:x="0.5028in" svg:y="1.9287in"><text:p text:style-name="P278"><text:span text:style-name="T253">This named argument should be a string</text:span></text:p><draw:enhanced-geometry svg:viewBox="0 0 21600 21600" draw:type="rectangle" draw:enhanced-path="M 0 0 L 21600 0 21600 21600 0 21600 0 0 Z N"/></draw:custom-shape><draw:connector draw:style-name="gr16" draw:text-style-name="P281" svg:x1="4.4567in" svg:y1="1.5189in" svg:x2="1.2394in" svg:y2="1.9283in" draw:start-shape="id7" draw:start-glue-point="2" draw:end-shape="id8" draw:end-glue-point="0" svg:d="M11320 3858v518h-8172v522" svg:viewBox="0 0 8174 1042"><text:p/></draw:connector><draw:custom-shape draw:style-name="gr17" draw:text-style-name="P280" xml:id="id9" draw:id="id9" svg:width="2.2406in" svg:height="0.7248in" svg:x="3.5646in" svg:y="1.9287in"><text:p text:style-name="P278"><text:span text:style-name="T253">This symbol is private and it will be compressed during the build process.</text:span></text:p><draw:enhanced-geometry svg:viewBox="0 0 21600 21600" draw:type="rectangle" draw:enhanced-path="M 0 0 L 21600 0 21600 21600 0 21600 0 0 Z N"/></draw:custom-shape><draw:connector draw:style-name="gr18" draw:text-style-name="P281" svg:x1="4.6843in" svg:y1="1.9283in" svg:x2="4.4567in" svg:y2="1.5189in" draw:start-shape="id9" draw:start-glue-point="0" draw:end-shape="id7" svg:d="M11898 4898v-522h-578v-518" svg:viewBox="0 0 580 1042"><text:p/></draw:connector><draw:custom-shape draw:style-name="gr19" draw:text-style-name="P276" svg:width="0.3803in" svg:height="0.2803in" svg:x="0.2874in" svg:y="1.239in"><text:p text:style-name="P275"><text:span text:style-name="T252">var</text:span></text:p><draw:enhanced-geometry svg:viewBox="0 0 21600 21600" draw:mirror-horizontal="false" draw:mirror-vertical="false" draw:type="rectangle" draw:enhanced-path="M 0 0 L 21600 0 21600 21600 0 21600 0 0 Z N"/></draw:custom-shape><draw:custom-shape draw:style-name="gr20" draw:text-style-name="P276" svg:width="0.1606in" svg:height="0.2803in" svg:x="3.7272in" svg:y="1.239in"><text:p text:style-name="P275"><text:span text:style-name="T252">({</text:span></text:p><draw:enhanced-geometry svg:viewBox="0 0 21600 21600" draw:mirror-horizontal="false" draw:mirror-vertical="false" draw:type="rectangle" draw:enhanced-path="M 0 0 L 21600 0 21600 21600 0 21600 0 0 Z N"/></draw:custom-shape></draw:g></text:p>
      <text:p text:style-name="P50"><text:soft-page-break/>Prefer the use of convention over copious comments to describe the meaning of statements. <text:s/>Consider, for example, what <text:span text:style-name="T191">can</text:span> happen If a teammate updates <text:span text:style-name="T191">a few names to for some reason. It is all to easy improperly update the comments making them misleading as shown in Listing A.4.</text:span></text:p>
      <text:p text:style-name="P40"/>
      <table:table table:name="Table7" table:style-name="Table7">
        <table:table-column table:style-name="Table7.A"/>
        <table:table-row>
          <table:table-cell table:style-name="Table7.A1" office:value-type="string">
            <text:p text:style-name="P96"><text:span text:style-name="T166">L</text:span>isting A.<text:span text:style-name="T192">4 – Good intentions and bad comments</text:span></text:p>
          </table:table-cell>
        </table:table-row>
        <table:table-row>
          <table:table-cell table:style-name="Table7.A2" office:value-type="string">
            <text:p text:style-name="P130">// == Avoid ===</text:p>
            <text:p text:style-name="P130">// 'creators' is an object constructor we get by</text:p>
            <text:p text:style-name="P130">// calling 'makers'. The first positional argument</text:p>
            <text:p text:style-name="P130">// of 'makers' must be a string, and it directs</text:p>
            <text:p text:style-name="P130">// the type of object constructor to be returned.</text:p>
            <text:p text:style-name="P130">// 'makers' uses a closure to remember the type</text:p>
            <text:p text:style-name="P130">// of object the returned function is to</text:p>
            <text:p text:style-name="P130">// meant to create.</text:p>
            <text:p text:style-name="P130">//</text:p>
            <text:p text:style-name="P130">var makers = builders( 'house' );</text:p>
            <text:p text:style-name="P130"/>
            <text:p text:style-name="P174">// == Prefer ==</text:p>
            <text:p text:style-name="P174">var make_abode = curry_make_item({ _item_type_ : 'abode' });</text:p>
          </table:table-cell>
        </table:table-row>
      </table:table>
      <text:p text:style-name="P35"/>
      <text:p text:style-name="P52">Misleading comments can be worse than no comments at all. In contrast, the changes to the preferred code in are far shorter and guaranteed correct.</text:p>
      <text:list xml:id="list125005183022236" text:continue-numbering="true" text:style-name="L1">
        <text:list-item>
          <text:list>
            <text:list-item>
              <text:p text:style-name="P220">Use <text:span text:style-name="T193">common characters</text:span></text:p>
              <text:list>
                <text:list-item>
                  <text:p text:style-name="P245"><text:span text:style-name="T193">Use the characters</text:span> <text:span text:style-name="T61">a-z</text:span>, <text:span text:style-name="T61">A-Z</text:span>, <text:span text:style-name="T61">0-9</text:span>, underscore, and <text:span text:style-name="T61">$</text:span>, <text:span text:style-name="T193">for variable names.</text:span></text:p>
                </text:list-item>
                <text:list-item>
                  <text:p text:style-name="P246">Don’t begin <text:span text:style-name="T103">a</text:span> name with a number.</text:p>
                </text:list-item>
              </text:list>
            </text:list-item>
          </text:list>
        </text:list-item>
      </text:list>
      <text:p text:style-name="P35"/>
      <table:table table:name="Table8" table:style-name="Table8">
        <table:table-column table:style-name="Table8.A"/>
        <table:table-row>
          <table:table-cell table:style-name="Table8.A1" office:value-type="string">
            <text:p text:style-name="P96"><text:span text:style-name="T133">L</text:span>isting A.<text:span text:style-name="T193">5 – Keyboard characters</text:span></text:p>
          </table:table-cell>
        </table:table-row>
        <table:table-row>
          <table:table-cell table:style-name="Table8.A2" office:value-type="string">
            <text:p text:style-name="P130">// == Avoid ===</text:p>
            <text:p text:style-name="P130">my_obj[ '00-x<text:span text:style-name="T186">®</text:span>' ] = 'hello';</text:p>
            <text:p text:style-name="P163"/>
            <text:p text:style-name="P163">// == Prefer ==</text:p>
            <text:p text:style-name="P163">my_obj._greet_str_ = 'hello';</text:p>
          </table:table-cell>
        </table:table-row>
      </table:table>
      <text:p text:style-name="P35"/>
      <text:p text:style-name="Gsuite-Normal"><text:span text:style-name="T137">L</text:span>imit variable names to characters available on most of the world’s keyboards. <text:span text:style-name="T137">Apply the same character limits to object property names since all variables are object properties of their functional scope.</text:span></text:p>
      <text:list xml:id="list125003973505295" text:continue-numbering="true" text:style-name="L1">
        <text:list-item>
          <text:list>
            <text:list-item>
              <text:p text:style-name="P220"><text:soft-page-break/><text:span text:style-name="T49">C</text:span>ommunicate variable scope</text:p>
              <text:list>
                <text:list-item>
                  <text:p text:style-name="P253">Place each module in its own file</text:p>
                </text:list-item>
                <text:list-item>
                  <text:p text:style-name="P256">Use <text:span text:style-name="T61">camelCase</text:span> when the variable is module scope.</text:p>
                </text:list-item>
                <text:list-item>
                  <text:p text:style-name="P256">Use <text:span text:style-name="T32">snake_case</text:span> when the variable is local to a function within a module.</text:p>
                </text:list-item>
                <text:list-item>
                  <text:p text:style-name="P256"><text:span text:style-name="T193">Use</text:span> two <text:span text:style-name="T193">or more </text:span>syllables <text:span text:style-name="T193">for module-scope variables.</text:span></text:p>
                </text:list-item>
              </text:list>
            </text:list-item>
          </text:list>
        </text:list-item>
      </text:list>
      <text:p text:style-name="P9"/>
      <table:table table:name="Table9" table:style-name="Table9">
        <table:table-column table:style-name="Table9.A"/>
        <table:table-row>
          <table:table-cell table:style-name="Table9.A1" office:value-type="string">
            <text:p text:style-name="P11">Listing A.<text:span text:style-name="T193">6</text:span> – <text:span text:style-name="T175">V</text:span>ariable scope <text:span text:style-name="T176">names</text:span></text:p>
          </table:table-cell>
        </table:table-row>
        <table:table-row>
          <table:table-cell table:style-name="Table9.A2" office:value-type="string">
            <text:p text:style-name="P133">// == Avoid ===</text:p>
            <text:p text:style-name="P133">var stateMap = {}; <text:s/>// Module-scope</text:p>
            <text:p text:style-name="P133">function initModule () {</text:p>
            <text:p text:style-name="P133"><text:s text:c="2"/>var</text:p>
            <text:p text:style-name="P133"><text:s text:c="4"/>localInt = 1, <text:s/>// Local-scope</text:p>
            <text:p text:style-name="P133"><text:s text:c="4"/>localStr = 'Module initialized. Our number is ';</text:p>
            <text:p text:style-name="P133"><text:s text:c="2"/>console.log( localStr + localInt );</text:p>
            <text:p text:style-name="P133">}</text:p>
            <text:p text:style-name="P133">return { _initModule_ : initModule };</text:p>
            <text:p text:style-name="P166"/>
            <text:p text:style-name="P166">// == Prefer ==</text:p>
            <text:p text:style-name="P166">var stateMap = {}; <text:s/>// Module-scope</text:p>
            <text:p text:style-name="P166">function initModule () {</text:p>
            <text:p text:style-name="P166"><text:s text:c="2"/>// Local-scope</text:p>
            <text:p text:style-name="P166"><text:s text:c="2"/>var</text:p>
            <text:p text:style-name="P166"><text:s text:c="4"/>local_int = 1, // Local-scope</text:p>
            <text:p text:style-name="P166"><text:s text:c="4"/>local_str = 'Module initialized. Our number is ';</text:p>
            <text:p text:style-name="P166"><text:s text:c="2"/>console.log( local_str + local_int );</text:p>
            <text:p text:style-name="P166">}</text:p>
            <text:p text:style-name="P166">return { _initModule_ : initModule };</text:p>
          </table:table-cell>
        </table:table-row>
      </table:table>
      <text:list xml:id="list125004715871135" text:continue-numbering="true" text:style-name="L1">
        <text:list-item>
          <text:list>
            <text:list-item>
              <text:p text:style-name="P220">Communicate variable type</text:p>
            </text:list-item>
          </text:list>
        </text:list-item>
      </text:list>
      <text:p text:style-name="P35"><text:span text:style-name="T107">Add a suffix or prefix a variable name to indicate its intended type. Avoid </text:span>chang<text:span text:style-name="T195">ing</text:span> a variable type <text:span text:style-name="T145">after declaration </text:span>because <text:span text:style-name="T145">it causes confusion and rarely provides any benefit. When there is an exception, use an unknown type indicator.</text:span></text:p>
      <text:p text:style-name="P35"/>
      <table:table table:name="Table12" table:style-name="Table12">
        <table:table-column table:style-name="Table12.A"/>
        <text:soft-page-break/>
        <table:table-row>
          <table:table-cell table:style-name="Table12.A1" office:value-type="string">
            <text:p text:style-name="Listing-header"><text:span text:style-name="T133">L</text:span>isting A.<text:span text:style-name="T194">7 – Type indicators</text:span></text:p>
          </table:table-cell>
        </table:table-row>
        <table:table-row>
          <table:table-cell table:style-name="Table12.A2" office:value-type="string">
            <text:p text:style-name="P135">// == Avoid ===</text:p>
            <text:p text:style-name="P135">var x = 10, y = '02', z = x + y;</text:p>
            <text:p text:style-name="P135">console.log ( z ); // '1002'</text:p>
            <text:p text:style-name="P168"/>
            <text:p text:style-name="P168">// == Prefer ===</text:p>
            <text:p text:style-name="P168">var x_num = 10, y_str = '02', z_num = x_num + Number( y_str );</text:p>
            <text:p text:style-name="P168">console.log ( z_num ); // 12</text:p>
          </table:table-cell>
        </table:table-row>
      </table:table>
      <text:list xml:id="list125004631746873" text:continue-numbering="true" text:style-name="L1">
        <text:list-item>
          <text:list>
            <text:list-item>
              <text:list>
                <text:list-item>
                  <text:p text:style-name="P206"><text:span text:style-name="T169">B</text:span>oolean<text:span text:style-name="T167">s</text:span></text:p>
                </text:list-item>
              </text:list>
            </text:list-item>
          </text:list>
        </text:list-item>
      </text:list>
      <text:p text:style-name="P82"><text:span text:style-name="T196">Name boolean variables using </text:span><text:span text:style-name="T64">noun-type</text:span><text:span text:style-name="T196"> or </text:span><text:span text:style-name="T64">type-noun</text:span><text:span text:style-name="T58">.</text:span><text:span text:style-name="T196"> Recommended </text:span><text:span text:style-name="T58">type</text:span><text:span text:style-name="T196"> indicators are shown in Table A.1. Type indicators for booleans are often prefixes because they read better in English. Most other </text:span><text:span text:style-name="T64">type</text:span><text:span text:style-name="T196"> indicators are suffixes.</text:span></text:p>
      <text:p text:style-name="P79"/>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Listing-header">Table A.1 – <text:span text:style-name="T177">B</text:span>oolean <text:span text:style-name="T177">indicators</text:span></text:p>
          </table:table-cell>
          <table:covered-table-cell/>
          <table:covered-table-cell/>
        </table:table-row>
        <table:table-row table:style-name="Table13.1">
          <table:table-cell table:style-name="Table13.A2" office:value-type="string">
            <text:p text:style-name="P194">Indicator</text:p>
          </table:table-cell>
          <table:table-cell table:style-name="Table13.A2" office:value-type="string">
            <text:p text:style-name="P194">Local scope</text:p>
          </table:table-cell>
          <table:table-cell table:style-name="Table13.C2" office:value-type="string">
            <text:p text:style-name="P194">Module scope</text:p>
          </table:table-cell>
        </table:table-row>
        <table:table-row table:style-name="Table13.1">
          <table:table-cell table:style-name="Table13.A3" office:value-type="string">
            <text:p text:style-name="Code-Cell">_bool [generic]</text:p>
          </table:table-cell>
          <table:table-cell table:style-name="Table13.A3" office:value-type="string">
            <text:p text:style-name="Code-Cell">return_bool</text:p>
          </table:table-cell>
          <table:table-cell table:style-name="Table13.C3" office:value-type="string">
            <text:p text:style-name="Code-Cell">returnBool</text:p>
          </table:table-cell>
        </table:table-row>
        <table:table-row table:style-name="Table13.1">
          <table:table-cell table:style-name="Table13.A3" office:value-type="string">
            <text:p text:style-name="Code-Cell">do_ (requests action)</text:p>
          </table:table-cell>
          <table:table-cell table:style-name="Table13.A3" office:value-type="string">
            <text:p text:style-name="Code-Cell">do_retract</text:p>
          </table:table-cell>
          <table:table-cell table:style-name="Table13.C3" office:value-type="string">
            <text:p text:style-name="Code-Cell">doRetract</text:p>
          </table:table-cell>
        </table:table-row>
        <table:table-row table:style-name="Table13.1">
          <table:table-cell table:style-name="Table13.A3" office:value-type="string">
            <text:p text:style-name="Code-Cell">has_ (inclusion)</text:p>
          </table:table-cell>
          <table:table-cell table:style-name="Table13.A3" office:value-type="string">
            <text:p text:style-name="Code-Cell">has_whiskers</text:p>
          </table:table-cell>
          <table:table-cell table:style-name="Table13.C3" office:value-type="string">
            <text:p text:style-name="Code-Cell">hasWhiskers</text:p>
          </table:table-cell>
        </table:table-row>
        <table:table-row table:style-name="Table13.1">
          <table:table-cell table:style-name="Table13.A3" office:value-type="string">
            <text:p text:style-name="Code-Cell">is_ (state)</text:p>
          </table:table-cell>
          <table:table-cell table:style-name="Table13.A3" office:value-type="string">
            <text:p text:style-name="Code-Cell">is_retracted</text:p>
          </table:table-cell>
          <table:table-cell table:style-name="Table13.C3" office:value-type="string">
            <text:p text:style-name="Code-Cell">IsRetracted</text:p>
          </table:table-cell>
        </table:table-row>
      </table:table>
      <text:list xml:id="list125005510677067" text:continue-numbering="true" text:style-name="L1">
        <text:list-item>
          <text:list>
            <text:list-item>
              <text:list>
                <text:list-item>
                  <text:p text:style-name="P207"><text:span text:style-name="T170">F</text:span>unction<text:span text:style-name="T167">s</text:span></text:p>
                </text:list-item>
              </text:list>
            </text:list-item>
          </text:list>
        </text:list-item>
      </text:list>
      <text:p text:style-name="P82"><text:span text:style-name="T196">Name functions and function variables using </text:span><text:span text:style-name="T64">verb-noun-type</text:span><text:span text:style-name="T196">. Recommended </text:span><text:span text:style-name="T58">type</text:span><text:span text:style-name="T196"> indicators are shown in Table A.2. Recommended verbs for are shown in tables A.3-5.</text:span></text:p>
      <text:p text:style-name="P45"/>
      <table:table table:name="Table35" table:style-name="Table35">
        <table:table-column table:style-name="Table35.A"/>
        <table:table-column table:style-name="Table35.B"/>
        <table:table-column table:style-name="Table35.C"/>
        <table:table-row table:style-name="Table35.1">
          <table:table-cell table:style-name="Table35.A1" table:number-columns-spanned="3" office:value-type="string">
            <text:p text:style-name="Listing-header">Table A.<text:span text:style-name="T170">2</text:span> – <text:span text:style-name="T177">Function indicators</text:span></text:p>
          </table:table-cell>
          <table:covered-table-cell/>
          <table:covered-table-cell/>
        </table:table-row>
        <table:table-row table:style-name="Table35.1">
          <table:table-cell table:style-name="Table35.A2" office:value-type="string">
            <text:p text:style-name="P197">Indicator</text:p>
          </table:table-cell>
          <table:table-cell table:style-name="Table35.A2" office:value-type="string">
            <text:p text:style-name="P197">Local scope</text:p>
          </table:table-cell>
          <table:table-cell table:style-name="Table35.C2" office:value-type="string">
            <text:p text:style-name="P197">Module scope</text:p>
          </table:table-cell>
        </table:table-row>
        <table:table-row table:style-name="Table35.3">
          <table:table-cell table:style-name="Table35.A3" office:value-type="string">
            <text:p text:style-name="Code-Cell">_fn [generic]</text:p>
          </table:table-cell>
          <table:table-cell table:style-name="Table35.A3" office:value-type="string">
            <text:p text:style-name="Code-Cell">bound_fn</text:p>
            <text:p text:style-name="Code-Cell">curry_get_list_fn</text:p>
            <text:p text:style-name="Code-Cell">get_car_list_fn</text:p>
            <text:p text:style-name="Code-Cell">fetch_car_list_fn</text:p>
            <text:p text:style-name="Code-Cell">remove_car_list_fn</text:p>
            <text:p text:style-name="Code-Cell">store_car_list_fn</text:p>
            <text:p text:style-name="Code-Cell">send_car_list_fn</text:p>
          </table:table-cell>
          <table:table-cell table:style-name="Table35.C3" office:value-type="string">
            <text:p text:style-name="Code-Cell">boundFn</text:p>
            <text:p text:style-name="Code-Cell">curryGetListFn</text:p>
            <text:p text:style-name="Code-Cell">getCarListFn</text:p>
            <text:p text:style-name="Code-Cell">fetchCarListFn</text:p>
            <text:p text:style-name="Code-Cell">removeCarListFn</text:p>
            <text:p text:style-name="Code-Cell">storeCarListFn</text:p>
            <text:p text:style-name="Code-Cell">sendCarListFn</text:p>
          </table:table-cell>
        </table:table-row>
        <table:table-row table:style-name="Table35.3">
          <table:table-cell table:style-name="Table35.A3" office:value-type="string">
            <text:p text:style-name="Code-Cell">&lt;verb&gt;&lt;noun&gt;&lt;type&gt;</text:p>
          </table:table-cell>
          <table:table-cell table:style-name="Table35.A3" office:value-type="string">
            <text:p text:style-name="Code-Cell">(not recommended)</text:p>
            <text:p text:style-name="Code-Cell"/>
          </table:table-cell>
          <table:table-cell table:style-name="Table35.C3" office:value-type="string">
            <text:p text:style-name="Code-Cell">curryGetList</text:p>
            <text:p text:style-name="Code-Cell">getCarList</text:p>
          </table:table-cell>
        </table:table-row>
      </table:table>
      <text:p text:style-name="P14"><text:soft-page-break/></text:p>
      <table:table table:name="Table36" table:style-name="Table36">
        <table:table-column table:style-name="Table36.A"/>
        <table:table-column table:style-name="Table36.B"/>
        <table:table-column table:style-name="Table36.C"/>
        <table:table-row table:style-name="Table36.1">
          <table:table-cell table:style-name="Table36.A1" table:number-columns-spanned="3" office:value-type="string">
            <text:p text:style-name="Listing-header">Table A.<text:span text:style-name="T171">3</text:span> – <text:span text:style-name="T177">Function verbs for local data</text:span></text:p>
          </table:table-cell>
          <table:covered-table-cell/>
          <table:covered-table-cell/>
        </table:table-row>
        <table:table-row table:style-name="Table36.1">
          <table:table-cell table:style-name="Table36.A2" office:value-type="string">
            <text:p text:style-name="P197">Verb</text:p>
          </table:table-cell>
          <table:table-cell table:style-name="Table36.A2" office:value-type="string">
            <text:p text:style-name="P197">Example</text:p>
          </table:table-cell>
          <table:table-cell table:style-name="Table36.C2" office:value-type="string">
            <text:p text:style-name="P197">Meaning</text:p>
          </table:table-cell>
        </table:table-row>
        <table:table-row table:style-name="Table36.1">
          <table:table-cell table:style-name="Table36.A3" office:value-type="string">
            <text:p text:style-name="Code-Cell">fn</text:p>
          </table:table-cell>
          <table:table-cell table:style-name="Table36.A3" office:value-type="string">
            <text:p text:style-name="Code-Cell">syncFn</text:p>
          </table:table-cell>
          <table:table-cell table:style-name="Table36.C3" office:value-type="string">
            <text:p text:style-name="Code-Cell">Generic function indicator</text:p>
          </table:table-cell>
        </table:table-row>
        <table:table-row table:style-name="Table36.1">
          <table:table-cell table:style-name="Table36.A3" office:value-type="string">
            <text:p text:style-name="Code-Cell">bound</text:p>
          </table:table-cell>
          <table:table-cell table:style-name="Table36.A3" office:value-type="string">
            <text:p text:style-name="Code-Cell">boundFn</text:p>
          </table:table-cell>
          <table:table-cell table:style-name="Table36.C3" office:value-type="string">
            <text:p text:style-name="Code-Cell">A curried function that has a context bound to it.</text:p>
          </table:table-cell>
        </table:table-row>
        <table:table-row table:style-name="Table36.1">
          <table:table-cell table:style-name="Table36.A3" office:value-type="string">
            <text:p text:style-name="Code-Cell">curry</text:p>
          </table:table-cell>
          <table:table-cell table:style-name="Table36.A3" office:value-type="string">
            <text:p text:style-name="Code-Cell">curryMakeUser</text:p>
          </table:table-cell>
          <table:table-cell table:style-name="Table36.C3" office:value-type="string">
            <text:p text:style-name="Code-Cell">Return a function as specified by argument(s)</text:p>
          </table:table-cell>
        </table:table-row>
        <table:table-row table:style-name="Table36.1">
          <table:table-cell table:style-name="Table36.A3" office:value-type="string">
            <text:p text:style-name="Code-Cell">delete</text:p>
          </table:table-cell>
          <table:table-cell table:style-name="Table36.A3" office:value-type="string">
            <text:p text:style-name="Code-Cell">deleteUserObj</text:p>
          </table:table-cell>
          <table:table-cell table:style-name="Table36.C3" office:value-type="string">
            <text:p text:style-name="Code-Cell">Remove data structure from memory</text:p>
          </table:table-cell>
        </table:table-row>
        <table:table-row table:style-name="Table36.1">
          <table:table-cell table:style-name="Table36.A3" office:value-type="string">
            <text:p text:style-name="Code-Cell">destroy, remove</text:p>
          </table:table-cell>
          <table:table-cell table:style-name="Table36.A3" office:value-type="string">
            <text:p text:style-name="Code-Cell">destroyUserObj</text:p>
          </table:table-cell>
          <table:table-cell table:style-name="Table36.C3" office:value-type="string">
            <text:p text:style-name="Code-Cell">Same as delete, but implies references will be cleaned up as well</text:p>
          </table:table-cell>
        </table:table-row>
        <table:table-row table:style-name="Table36.1">
          <table:table-cell table:style-name="Table36.A3" office:value-type="string">
            <text:p text:style-name="Code-Cell">empty</text:p>
          </table:table-cell>
          <table:table-cell table:style-name="Table36.A3" office:value-type="string">
            <text:p text:style-name="Code-Cell">emptyUserList</text:p>
          </table:table-cell>
          <table:table-cell table:style-name="Table36.C3" office:value-type="string">
            <text:p text:style-name="Code-Cell">Remove all members of a data structure without removing the container</text:p>
          </table:table-cell>
        </table:table-row>
        <table:table-row table:style-name="Table36.1">
          <table:table-cell table:style-name="Table36.A3" office:value-type="string">
            <text:p text:style-name="Code-Cell">get</text:p>
          </table:table-cell>
          <table:table-cell table:style-name="Table36.A3" office:value-type="string">
            <text:p text:style-name="Code-Cell">getUserObj</text:p>
          </table:table-cell>
          <table:table-cell table:style-name="Table36.C3" office:value-type="string">
            <text:p text:style-name="Code-Cell">Get data structure from memory</text:p>
          </table:table-cell>
        </table:table-row>
        <table:table-row table:style-name="Table36.1">
          <table:table-cell table:style-name="Table36.A3" office:value-type="string">
            <text:p text:style-name="Code-Cell">make</text:p>
          </table:table-cell>
          <table:table-cell table:style-name="Table36.A3" office:value-type="string">
            <text:p text:style-name="Code-Cell">makeUserObj</text:p>
          </table:table-cell>
          <table:table-cell table:style-name="Table36.C3" office:value-type="string">
            <text:p text:style-name="Code-Cell">Create a new data structure using input parameters</text:p>
          </table:table-cell>
        </table:table-row>
        <table:table-row table:style-name="Table36.1">
          <table:table-cell table:style-name="Table36.A3" office:value-type="string">
            <text:p text:style-name="Code-Cell">store</text:p>
          </table:table-cell>
          <table:table-cell table:style-name="Table36.A3" office:value-type="string">
            <text:p text:style-name="Code-Cell">storeUserList</text:p>
          </table:table-cell>
          <table:table-cell table:style-name="Table36.C3" office:value-type="string">
            <text:p text:style-name="Code-Cell">Store data structure in memory</text:p>
          </table:table-cell>
        </table:table-row>
        <table:table-row table:style-name="Table36.1">
          <table:table-cell table:style-name="Table36.A3" office:value-type="string">
            <text:p text:style-name="Code-Cell">update</text:p>
          </table:table-cell>
          <table:table-cell table:style-name="Table36.A3" office:value-type="string">
            <text:p text:style-name="Code-Cell">updateUserList</text:p>
          </table:table-cell>
          <table:table-cell table:style-name="Table36.C3" office:value-type="string">
            <text:p text:style-name="Code-Cell">Change memory data structure in-place</text:p>
          </table:table-cell>
        </table:table-row>
      </table:table>
      <text:p text:style-name="P5"/>
      <table:table table:name="Table37" table:style-name="Table37">
        <table:table-column table:style-name="Table37.A"/>
        <table:table-column table:style-name="Table37.B"/>
        <table:table-column table:style-name="Table37.C"/>
        <table:table-row table:style-name="Table37.1">
          <table:table-cell table:style-name="Table37.A1" table:number-columns-spanned="3" office:value-type="string">
            <text:p text:style-name="Listing-header">Table A.<text:span text:style-name="T171">4</text:span> – <text:span text:style-name="T177">Function verbs for remote data</text:span></text:p>
          </table:table-cell>
          <table:covered-table-cell/>
          <table:covered-table-cell/>
        </table:table-row>
        <table:table-row table:style-name="Table37.1">
          <table:table-cell table:style-name="Table37.A2" office:value-type="string">
            <text:p text:style-name="P197">Verb</text:p>
          </table:table-cell>
          <table:table-cell table:style-name="Table37.A2" office:value-type="string">
            <text:p text:style-name="P197">Example</text:p>
          </table:table-cell>
          <table:table-cell table:style-name="Table37.C2" office:value-type="string">
            <text:p text:style-name="P197">Meaning</text:p>
          </table:table-cell>
        </table:table-row>
        <table:table-row table:style-name="Table37.1">
          <table:table-cell table:style-name="Table37.A3" office:value-type="string">
            <text:p text:style-name="Code-Cell">fetch</text:p>
          </table:table-cell>
          <table:table-cell table:style-name="Table37.A3" office:value-type="string">
            <text:p text:style-name="Code-Cell">fetchUserList</text:p>
          </table:table-cell>
          <table:table-cell table:style-name="Table37.C3" office:value-type="string">
            <text:p text:style-name="Code-Cell">Fetch data from external source like AJAX, local storage, or cookie</text:p>
          </table:table-cell>
        </table:table-row>
        <table:table-row table:style-name="Table37.1">
          <table:table-cell table:style-name="Table37.A3" office:value-type="string">
            <text:p text:style-name="Code-Cell">put</text:p>
          </table:table-cell>
          <table:table-cell table:style-name="Table37.A3" office:value-type="string">
            <text:p text:style-name="Code-Cell">putUserChange</text:p>
          </table:table-cell>
          <table:table-cell table:style-name="Table37.C3" office:value-type="string">
            <text:p text:style-name="Code-Cell">Send data to external source for update</text:p>
          </table:table-cell>
        </table:table-row>
        <table:table-row table:style-name="Table37.1">
          <table:table-cell table:style-name="Table37.A5" office:value-type="string">
            <text:p text:style-name="Code-Cell">send</text:p>
          </table:table-cell>
          <table:table-cell table:style-name="Table37.A5" office:value-type="string">
            <text:p text:style-name="Code-Cell">sendUserList</text:p>
          </table:table-cell>
          <table:table-cell table:style-name="Table37.C5" office:value-type="string">
            <text:p text:style-name="Code-Cell">Send data to external source</text:p>
          </table:table-cell>
        </table:table-row>
      </table:table>
      <text:p text:style-name="P5"/>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Listing-header">Table A.<text:span text:style-name="T171">5</text:span> – <text:span text:style-name="T197">Function verb for event handler</text:span></text:p>
          </table:table-cell>
          <table:covered-table-cell/>
          <table:covered-table-cell/>
        </table:table-row>
        <table:table-row table:style-name="Table38.1">
          <table:table-cell table:style-name="Table38.A2" office:value-type="string">
            <text:p text:style-name="P201">Verb</text:p>
          </table:table-cell>
          <table:table-cell table:style-name="Table38.A2" office:value-type="string">
            <text:p text:style-name="P197">Example</text:p>
          </table:table-cell>
          <table:table-cell table:style-name="Table38.C2" office:value-type="string">
            <text:p text:style-name="P197">Meaning</text:p>
          </table:table-cell>
        </table:table-row>
        <table:table-row table:style-name="Table38.1">
          <table:table-cell table:style-name="Table38.A3" office:value-type="string">
            <text:p text:style-name="Code-Cell">on</text:p>
          </table:table-cell>
          <table:table-cell table:style-name="Table38.A3" office:value-type="string">
            <text:p text:style-name="Code-Cell">onMouseover</text:p>
            <text:p text:style-name="Code-Cell">onClickHeader</text:p>
          </table:table-cell>
          <table:table-cell table:style-name="Table38.C3" office:value-type="string">
            <text:p text:style-name="Code-Cell">An event handler. Use &lt;on&gt;&lt;event-name&gt;&lt;modifier&gt;</text:p>
          </table:table-cell>
        </table:table-row>
      </table:table>
      <text:list xml:id="list125004290682335" text:continue-numbering="true" text:style-name="L1">
        <text:list-item>
          <text:list>
            <text:list-item>
              <text:list>
                <text:list-item>
                  <text:p text:style-name="P206"><text:span text:style-name="T169">I</text:span>ntege<text:span text:style-name="T167">rs</text:span></text:p>
                </text:list-item>
              </text:list>
            </text:list-item>
          </text:list>
        </text:list-item>
      </text:list>
      <text:p text:style-name="P83"><text:span text:style-name="T196">Name integer variables using </text:span><text:span text:style-name="T64">noun-type</text:span><text:span text:style-name="T196">. Recommended </text:span><text:span text:style-name="T64">type</text:span><text:span text:style-name="T196"> indicators are shown in Table A.6.</text:span></text:p>
      <text:p text:style-name="P89"/>
      <table:table table:name="Table17" table:style-name="Table17">
        <table:table-column table:style-name="Table17.A"/>
        <table:table-column table:style-name="Table17.B"/>
        <table:table-column table:style-name="Table17.C"/>
        <text:soft-page-break/>
        <table:table-row table:style-name="Table17.1">
          <table:table-cell table:style-name="Table17.A1" table:number-columns-spanned="3" office:value-type="string">
            <text:p text:style-name="Listing-header">Table A.<text:span text:style-name="T172">6</text:span>– <text:span text:style-name="T177">Integer indicators</text:span></text:p>
          </table:table-cell>
          <table:covered-table-cell/>
          <table:covered-table-cell/>
        </table:table-row>
        <table:table-row table:style-name="Table17.1">
          <table:table-cell table:style-name="Table17.A2" office:value-type="string">
            <text:p text:style-name="P194">Indicator</text:p>
          </table:table-cell>
          <table:table-cell table:style-name="Table17.A2" office:value-type="string">
            <text:p text:style-name="P194">Local scope</text:p>
          </table:table-cell>
          <table:table-cell table:style-name="Table17.C2" office:value-type="string">
            <text:p text:style-name="P194">Module scope</text:p>
          </table:table-cell>
        </table:table-row>
        <table:table-row table:style-name="Table17.3">
          <table:table-cell table:style-name="Table17.A3" office:value-type="string">
            <text:p text:style-name="Code-Cell">_int [generic]</text:p>
          </table:table-cell>
          <table:table-cell table:style-name="Table17.A3" office:value-type="string">
            <text:p text:style-name="Code-Cell">size_int</text:p>
          </table:table-cell>
          <table:table-cell table:style-name="Table17.C3" office:value-type="string">
            <text:p text:style-name="Code-Cell">sizeInt</text:p>
          </table:table-cell>
        </table:table-row>
        <table:table-row table:style-name="Table17.1">
          <table:table-cell table:style-name="Table17.A3" office:value-type="string">
            <text:p text:style-name="Code-Cell">_count</text:p>
          </table:table-cell>
          <table:table-cell table:style-name="Table17.A3" office:value-type="string">
            <text:p text:style-name="Code-Cell">user_count</text:p>
          </table:table-cell>
          <table:table-cell table:style-name="Table17.C3" office:value-type="string">
            <text:p text:style-name="Code-Cell">userCount</text:p>
          </table:table-cell>
        </table:table-row>
        <table:table-row table:style-name="Table17.1">
          <table:table-cell table:style-name="Table17.A3" office:value-type="string">
            <text:p text:style-name="Code-Cell">_idx</text:p>
          </table:table-cell>
          <table:table-cell table:style-name="Table17.A3" office:value-type="string">
            <text:p text:style-name="Code-Cell">user_idx</text:p>
          </table:table-cell>
          <table:table-cell table:style-name="Table17.C3" office:value-type="string">
            <text:p text:style-name="Code-Cell">userIdx</text:p>
          </table:table-cell>
        </table:table-row>
        <table:table-row table:style-name="Table17.1">
          <table:table-cell table:style-name="Table17.A3" office:value-type="string">
            <text:p text:style-name="Code-Cell">_ms (milliseconds)</text:p>
          </table:table-cell>
          <table:table-cell table:style-name="Table17.A3" office:value-type="string">
            <text:p text:style-name="Code-Cell">click_delay_ms</text:p>
          </table:table-cell>
          <table:table-cell table:style-name="Table17.C3" office:value-type="string">
            <text:p text:style-name="Code-Cell">clickDelayMs</text:p>
          </table:table-cell>
        </table:table-row>
        <table:table-row table:style-name="Table17.1">
          <table:table-cell table:style-name="Table17.A3" office:value-type="string">
            <text:p text:style-name="Code-Cell">i, j, k (convention)</text:p>
          </table:table-cell>
          <table:table-cell table:style-name="Table17.A3" office:value-type="string">
            <text:p text:style-name="Code-Cell">i</text:p>
          </table:table-cell>
          <table:table-cell table:style-name="Table17.C3" office:value-type="string">
            <text:p text:style-name="Code-Cell">–</text:p>
          </table:table-cell>
        </table:table-row>
        <table:table-row table:style-name="Table17.1">
          <table:table-cell table:style-name="Table17.A3" office:value-type="string">
            <text:p text:style-name="Code-Cell">_toid, _intid</text:p>
          </table:table-cell>
          <table:table-cell table:style-name="Table17.A3" office:value-type="string">
            <text:p text:style-name="Code-Cell">show_popup_toid</text:p>
          </table:table-cell>
          <table:table-cell table:style-name="Table17.C3" office:value-type="string">
            <text:p text:style-name="Code-Cell">showPopUpToid</text:p>
          </table:table-cell>
        </table:table-row>
      </table:table>
      <text:p text:style-name="P35"/>
      <text:p text:style-name="P35"><text:span text:style-name="T53">JavaScript requires an integer value for a number of purposes such as an index for an array, or as an argument for </text:span><text:span text:style-name="T65">indexOf</text:span><text:span text:style-name="T53">, or </text:span><text:span text:style-name="T65">subStr</text:span><text:span text:style-name="T53">. Consider, for example, what happens if we try to use a float for an array index as shown in Listing A.8.</text:span></text:p>
      <text:p text:style-name="P35"/>
      <table:table table:name="Table20" table:style-name="Table20">
        <table:table-column table:style-name="Table20.A"/>
        <table:table-row>
          <table:table-cell table:style-name="Table20.A1" office:value-type="string">
            <text:p text:style-name="P96"><text:span text:style-name="T133">L</text:span>isting A.<text:span text:style-name="T196">8 – Array with a non-integer index</text:span></text:p>
          </table:table-cell>
        </table:table-row>
        <table:table-row>
          <table:table-cell table:style-name="Table20.A2" office:value-type="string">
            <text:p text:style-name="P136">// == Avoid ===</text:p>
            <text:p text:style-name="P136">var color_list = [ 'red', 'green', 'blue' ];</text:p>
            <text:p text:style-name="P136">color_list[1.5] = 'chartreuse';</text:p>
            <text:p text:style-name="P136">console.log( color_list.pop() ); // 'blue'</text:p>
            <text:p text:style-name="P136">console.log( color_list.pop() ); // 'green'</text:p>
            <text:p text:style-name="P136">console.log( color_list.pop() ); // 'red'</text:p>
            <text:p text:style-name="P136">console.log( color_list.pop() ); // undefined - where is 'chartreuse'?</text:p>
            <text:p text:style-name="P136">console.log( color_list[1.5] <text:s/>); // oh, there it is</text:p>
            <text:p text:style-name="P136">console.log( color_list <text:s text:c="6"/>); // '[1.5: "chartreuse"]'</text:p>
          </table:table-cell>
        </table:table-row>
      </table:table>
      <text:list xml:id="list125005643190067" text:continue-numbering="true" text:style-name="L1">
        <text:list-item>
          <text:list>
            <text:list-item>
              <text:list>
                <text:list-item>
                  <text:p text:style-name="P209">Lists</text:p>
                </text:list-item>
              </text:list>
            </text:list-item>
          </text:list>
        </text:list-item>
      </text:list>
      <text:p text:style-name="P84"><text:span text:style-name="T196">Name array variables using </text:span><text:span text:style-name="T64">noun-type</text:span><text:span text:style-name="T58">.</text:span><text:span text:style-name="T196"> Recommended </text:span><text:span text:style-name="T64">type</text:span><text:span text:style-name="T196"> indicators are shown in Table A.7. </text:span>Please <text:span text:style-name="T139">use </text:span>only singular nouns as the suffix<text:span text:style-name="T198">es indicate</text:span> plurality.</text:p>
      <text:p text:style-name="P80"/>
      <table:table table:name="Table31" table:style-name="Table31">
        <table:table-column table:style-name="Table31.A"/>
        <table:table-column table:style-name="Table31.B"/>
        <table:table-column table:style-name="Table31.C"/>
        <table:table-row table:style-name="Table31.1">
          <table:table-cell table:style-name="Table31.A1" table:number-columns-spanned="3" office:value-type="string">
            <text:p text:style-name="P100">Table A.7 – List indicators</text:p>
          </table:table-cell>
          <table:covered-table-cell/>
          <table:covered-table-cell/>
        </table:table-row>
        <table:table-row table:style-name="Table31.1">
          <table:table-cell table:style-name="Table31.A2" office:value-type="string">
            <text:p text:style-name="P195">Indicator</text:p>
          </table:table-cell>
          <table:table-cell table:style-name="Table31.A2" office:value-type="string">
            <text:p text:style-name="P195">Local scope</text:p>
          </table:table-cell>
          <table:table-cell table:style-name="Table31.C2" office:value-type="string">
            <text:p text:style-name="P195">Module scope</text:p>
          </table:table-cell>
        </table:table-row>
        <table:table-row table:style-name="Table31.3">
          <table:table-cell table:style-name="Table31.A3" office:value-type="string">
            <text:p text:style-name="Code-Cell">_list [generic]</text:p>
          </table:table-cell>
          <table:table-cell table:style-name="Table31.A3" office:value-type="string">
            <text:p text:style-name="Code-Cell">timestamp_list</text:p>
            <text:p text:style-name="Code-Cell">color_list</text:p>
          </table:table-cell>
          <table:table-cell table:style-name="Table31.C3" office:value-type="string">
            <text:p text:style-name="Code-Cell">timestampList</text:p>
            <text:p text:style-name="Code-Cell">colorList</text:p>
          </table:table-cell>
        </table:table-row>
        <table:table-row table:style-name="Table31.3">
          <table:table-cell table:style-name="Table31.A3" office:value-type="string">
            <text:p text:style-name="Code-Cell">_table [list of <text:span text:style-name="T139">pointers like list-of-lists </text:span>]</text:p>
          </table:table-cell>
          <table:table-cell table:style-name="Table31.A3" office:value-type="string">
            <text:p text:style-name="Code-Cell">user_table</text:p>
          </table:table-cell>
          <table:table-cell table:style-name="Table31.C3" office:value-type="string">
            <text:p text:style-name="Code-Cell">userTabl<text:span text:style-name="T168">e</text:span></text:p>
          </table:table-cell>
        </table:table-row>
      </table:table>
      <text:list xml:id="list125004949403264" text:continue-numbering="true" text:style-name="L1">
        <text:list-item>
          <text:list>
            <text:list-item>
              <text:list>
                <text:list-item>
                  <text:p text:style-name="P210"><text:soft-page-break/>Numbers</text:p>
                </text:list-item>
              </text:list>
            </text:list-item>
          </text:list>
        </text:list-item>
      </text:list>
      <text:p text:style-name="P85"><text:span text:style-name="T196">Name floating-point numbers using </text:span><text:span text:style-name="T64">noun-type</text:span><text:span text:style-name="T58">.</text:span><text:span text:style-name="T196"> Recommended </text:span><text:span text:style-name="T64">type</text:span><text:span text:style-name="T196"> indicators are shown in Table A.8. </text:span>Please <text:span text:style-name="T139">use </text:span>only singular nouns as the suffix<text:span text:style-name="T198">es indicate</text:span> plurality.</text:p>
      <text:p text:style-name="P80"/>
      <table:table table:name="Table29" table:style-name="Table29">
        <table:table-column table:style-name="Table29.A"/>
        <table:table-column table:style-name="Table29.B"/>
        <table:table-column table:style-name="Table29.C"/>
        <table:table-row table:style-name="Table29.1">
          <table:table-cell table:style-name="Table29.A1" table:number-columns-spanned="3" office:value-type="string">
            <text:p text:style-name="P100">Table A.8 – Number indicators</text:p>
          </table:table-cell>
          <table:covered-table-cell/>
          <table:covered-table-cell/>
        </table:table-row>
        <table:table-row table:style-name="Table29.1">
          <table:table-cell table:style-name="Table29.A2" office:value-type="string">
            <text:p text:style-name="P195">Indicator</text:p>
          </table:table-cell>
          <table:table-cell table:style-name="Table29.A2" office:value-type="string">
            <text:p text:style-name="P195">Local scope</text:p>
          </table:table-cell>
          <table:table-cell table:style-name="Table29.C2" office:value-type="string">
            <text:p text:style-name="P195">Module scope</text:p>
          </table:table-cell>
        </table:table-row>
        <table:table-row table:style-name="Table29.3">
          <table:table-cell table:style-name="Table29.A3" office:value-type="string">
            <text:p text:style-name="Code-Cell">_num [generic]</text:p>
          </table:table-cell>
          <table:table-cell table:style-name="Table29.A3" office:value-type="string">
            <text:p text:style-name="Code-Cell">size_num</text:p>
          </table:table-cell>
          <table:table-cell table:style-name="Table29.C3" office:value-type="string">
            <text:p text:style-name="Code-Cell">SizeNum</text:p>
          </table:table-cell>
        </table:table-row>
        <table:table-row table:style-name="Table29.1">
          <table:table-cell table:style-name="Table29.A3" office:value-type="string">
            <text:p text:style-name="Code-Cell">_coord</text:p>
          </table:table-cell>
          <table:table-cell table:style-name="Table29.A3" office:value-type="string">
            <text:p text:style-name="Code-Cell">x_coord</text:p>
          </table:table-cell>
          <table:table-cell table:style-name="Table29.C3" office:value-type="string">
            <text:p text:style-name="Code-Cell">xCoord</text:p>
          </table:table-cell>
        </table:table-row>
        <table:table-row table:style-name="Table29.1">
          <table:table-cell table:style-name="Table29.A3" office:value-type="string">
            <text:p text:style-name="Code-Cell">_px (fractional unit)</text:p>
          </table:table-cell>
          <table:table-cell table:style-name="Table29.A3" office:value-type="string">
            <text:p text:style-name="Code-Cell">x_px, y_px</text:p>
          </table:table-cell>
          <table:table-cell table:style-name="Table29.C3" office:value-type="string">
            <text:p text:style-name="Code-Cell">xPx</text:p>
          </table:table-cell>
        </table:table-row>
        <table:table-row table:style-name="Table29.1">
          <table:table-cell table:style-name="Table29.A3" office:value-type="string">
            <text:p text:style-name="Code-Cell">_ratio</text:p>
          </table:table-cell>
          <table:table-cell table:style-name="Table29.A3" office:value-type="string">
            <text:p text:style-name="Code-Cell">sale_ratio</text:p>
          </table:table-cell>
          <table:table-cell table:style-name="Table29.C3" office:value-type="string">
            <text:p text:style-name="Code-Cell">saleRatio</text:p>
          </table:table-cell>
        </table:table-row>
        <table:table-row table:style-name="Table29.1">
          <table:table-cell table:style-name="Table29.A3" office:value-type="string">
            <text:p text:style-name="Code-Cell">x,y,z</text:p>
          </table:table-cell>
          <table:table-cell table:style-name="Table29.A3" office:value-type="string">
            <text:p text:style-name="Code-Cell">x</text:p>
          </table:table-cell>
          <table:table-cell table:style-name="Table29.C3" office:value-type="string">
            <text:p text:style-name="Code-Cell">–</text:p>
          </table:table-cell>
        </table:table-row>
      </table:table>
      <text:list xml:id="list125005358981968" text:continue-numbering="true" text:style-name="L1">
        <text:list-item>
          <text:list>
            <text:list-item>
              <text:list>
                <text:list-item>
                  <text:p text:style-name="P206"><text:span text:style-name="T194">M</text:span>ap<text:span text:style-name="T167">s</text:span></text:p>
                </text:list-item>
              </text:list>
            </text:list-item>
          </text:list>
        </text:list-item>
      </text:list>
      <text:p text:style-name="P86"><text:span text:style-name="T196">Name maps using </text:span><text:span text:style-name="T64">noun-type</text:span><text:span text:style-name="T58">.</text:span><text:span text:style-name="T196"> Recommended </text:span><text:span text:style-name="T64">type</text:span><text:span text:style-name="T196"> indicators are shown in Table A.9. </text:span>Please <text:span text:style-name="T139">use </text:span>only singular nouns as the suffix<text:span text:style-name="T198">es indicate</text:span> plurality.</text:p>
      <text:p text:style-name="P79"/>
      <table:table table:name="Table33" table:style-name="Table33">
        <table:table-column table:style-name="Table33.A"/>
        <table:table-column table:style-name="Table33.B"/>
        <table:table-column table:style-name="Table33.C"/>
        <table:table-row table:style-name="Table33.1">
          <table:table-cell table:style-name="Table33.A1" table:number-columns-spanned="3" office:value-type="string">
            <text:p text:style-name="P100">Table A.9 – Map indicators</text:p>
          </table:table-cell>
          <table:covered-table-cell/>
          <table:covered-table-cell/>
        </table:table-row>
        <table:table-row table:style-name="Table33.1">
          <table:table-cell table:style-name="Table33.A2" office:value-type="string">
            <text:p text:style-name="P194">Indicator</text:p>
          </table:table-cell>
          <table:table-cell table:style-name="Table33.A2" office:value-type="string">
            <text:p text:style-name="P194">Local scope</text:p>
          </table:table-cell>
          <table:table-cell table:style-name="Table33.C2" office:value-type="string">
            <text:p text:style-name="P194">Module scope</text:p>
          </table:table-cell>
        </table:table-row>
        <table:table-row table:style-name="Table33.3">
          <table:table-cell table:style-name="Table33.A3" office:value-type="string">
            <text:p text:style-name="Code-Cell">_map [generic]</text:p>
            <text:p text:style-name="Code-Cell">_<text:span text:style-name="T139">matrix [map of pointers like map-of-objects] </text:span></text:p>
          </table:table-cell>
          <table:table-cell table:style-name="Table33.A3" office:value-type="string">
            <text:p text:style-name="Code-Cell">employee_map</text:p>
            <text:p text:style-name="Code-Cell">receipt_map</text:p>
            <text:p text:style-name="Code-Cell">user_matrix</text:p>
          </table:table-cell>
          <table:table-cell table:style-name="Table33.C3" office:value-type="string">
            <text:p text:style-name="Code-Cell">employeeMap</text:p>
            <text:p text:style-name="Code-Cell">receiptMap</text:p>
            <text:p text:style-name="Code-Cell">userMatrix</text:p>
          </table:table-cell>
        </table:table-row>
      </table:table>
      <text:p text:style-name="P35"/>
      <text:p text:style-name="P45"><text:span text:style-name="T200">Maps are </text:span>simple objects used<text:span text:style-name="T200"> to store collections of data.</text:span> <text:span text:style-name="T170">Similar structures include a </text:span><text:span text:style-name="T54">map</text:span> in Java, a <text:span text:style-name="T61">dict</text:span> in Python, an <text:span text:style-name="T61">associative array</text:span> in PHP, or a <text:span text:style-name="T61">hash</text:span> in Perl. When we name a map, we want to emphasize the <text:span text:style-name="T139">data</text:span> intent. <text:s/><text:span text:style-name="T139">Use the </text:span><text:span text:style-name="T244">_</text:span><text:span text:style-name="T66">table</text:span><text:span text:style-name="T139"> or </text:span><text:span text:style-name="T244">_</text:span><text:span text:style-name="T66">matrix</text:span><text:span text:style-name="T139"> suffix to indicate more complex data structures such as a a list-of-lists or a map-of-objects.</text:span></text:p>
      <text:list xml:id="list125004635226973" text:continue-numbering="true" text:style-name="L1">
        <text:list-item>
          <text:list>
            <text:list-item>
              <text:list>
                <text:list-item>
                  <text:p text:style-name="P206"><text:span text:style-name="T194">O</text:span>bject<text:span text:style-name="T167">s</text:span></text:p>
                </text:list-item>
              </text:list>
            </text:list-item>
          </text:list>
        </text:list-item>
      </text:list>
      <text:p text:style-name="P87"><text:span text:style-name="T199">Name full-featured </text:span>objects <text:span text:style-name="T201">using </text:span><text:span text:style-name="T64">noun-type</text:span><text:span text:style-name="T58">.</text:span><text:span text:style-name="T196"> Recommended </text:span><text:span text:style-name="T64">type</text:span><text:span text:style-name="T196"> indicators are shown in Table A.10.</text:span></text:p>
      <table:table table:name="Table34" table:style-name="Table34">
        <table:table-column table:style-name="Table34.A"/>
        <table:table-column table:style-name="Table34.B"/>
        <table:table-column table:style-name="Table34.C"/>
        <text:soft-page-break/>
        <table:table-row table:style-name="Table34.1">
          <table:table-cell table:style-name="Table34.A1" table:number-columns-spanned="3" office:value-type="string">
            <text:p text:style-name="P100">Table A.10 – Object indicators</text:p>
          </table:table-cell>
          <table:covered-table-cell/>
          <table:covered-table-cell/>
        </table:table-row>
        <table:table-row table:style-name="Table34.1">
          <table:table-cell table:style-name="Table34.A2" office:value-type="string">
            <text:p text:style-name="P194">Indicator</text:p>
          </table:table-cell>
          <table:table-cell table:style-name="Table34.A2" office:value-type="string">
            <text:p text:style-name="P194">Local scope</text:p>
          </table:table-cell>
          <table:table-cell table:style-name="Table34.C2" office:value-type="string">
            <text:p text:style-name="P194">Module scope</text:p>
          </table:table-cell>
        </table:table-row>
        <table:table-row table:style-name="Table34.3">
          <table:table-cell table:style-name="Table34.A3" office:value-type="string">
            <text:p text:style-name="Code-Cell">_obj [generic]</text:p>
          </table:table-cell>
          <table:table-cell table:style-name="Table34.A3" office:value-type="string">
            <text:p text:style-name="Code-Cell">employee_obj</text:p>
            <text:p text:style-name="Code-Cell">receipt_obj</text:p>
            <text:p text:style-name="Code-Cell">error_obj</text:p>
          </table:table-cell>
          <table:table-cell table:style-name="Table34.C3" office:value-type="string">
            <text:p text:style-name="Code-Cell">employeeObj</text:p>
            <text:p text:style-name="Code-Cell">receiptObj</text:p>
            <text:p text:style-name="Code-Cell">errorObj</text:p>
          </table:table-cell>
        </table:table-row>
        <table:table-row table:style-name="Table34.3">
          <table:table-cell table:style-name="Table34.A3" office:value-type="string">
            <text:p text:style-name="Code-Cell">$ (jQuery object)</text:p>
          </table:table-cell>
          <table:table-cell table:style-name="Table34.A3" office:value-type="string">
            <text:p text:style-name="Code-Cell">$header</text:p>
            <text:p text:style-name="Code-Cell">$area_tabs</text:p>
          </table:table-cell>
          <table:table-cell table:style-name="Table34.C3" office:value-type="string">
            <text:p text:style-name="Code-Cell">$Header</text:p>
            <text:p text:style-name="Code-Cell">$areaTabs</text:p>
          </table:table-cell>
        </table:table-row>
        <table:table-row table:style-name="Table34.3">
          <table:table-cell table:style-name="Table34.A3" office:value-type="string">
            <text:p text:style-name="Code-Cell">_proto (prototype)</text:p>
          </table:table-cell>
          <table:table-cell table:style-name="Table34.A3" office:value-type="string">
            <text:p text:style-name="Code-Cell">user_proto</text:p>
          </table:table-cell>
          <table:table-cell table:style-name="Table34.C3" office:value-type="string">
            <text:p text:style-name="Code-Cell">userProto</text:p>
          </table:table-cell>
        </table:table-row>
      </table:table>
      <text:list xml:id="list125005390197622" text:continue-numbering="true" text:style-name="L1">
        <text:list-item>
          <text:list>
            <text:list-item>
              <text:list>
                <text:list-item>
                  <text:p text:style-name="P211"><text:span text:style-name="T194">Regular expression</text:span> <text:span text:style-name="T194">objects</text:span></text:p>
                </text:list-item>
              </text:list>
            </text:list-item>
          </text:list>
        </text:list-item>
      </text:list>
      <text:p text:style-name="P88"><text:span text:style-name="T199">Name regular expression objects</text:span> <text:span text:style-name="T201">using </text:span><text:span text:style-name="T64">noun-type</text:span><text:span text:style-name="T58">.</text:span><text:span text:style-name="T196"> The recommended </text:span><text:span text:style-name="T64">type</text:span><text:span text:style-name="T196"> indicator is shown in Table A.11.</text:span></text:p>
      <text:p text:style-name="P80"/>
      <table:table table:name="Table30" table:style-name="Table30">
        <table:table-column table:style-name="Table30.A"/>
        <table:table-column table:style-name="Table30.B"/>
        <table:table-column table:style-name="Table30.C"/>
        <table:table-row table:style-name="Table30.1">
          <table:table-cell table:style-name="Table30.A1" table:number-columns-spanned="3" office:value-type="string">
            <text:p text:style-name="Listing-header">Table A.11 – <text:span text:style-name="T177">Regex indicator</text:span></text:p>
          </table:table-cell>
          <table:covered-table-cell/>
          <table:covered-table-cell/>
        </table:table-row>
        <table:table-row table:style-name="Table30.1">
          <table:table-cell table:style-name="Table30.A2" office:value-type="string">
            <text:p text:style-name="P199">Indicator</text:p>
          </table:table-cell>
          <table:table-cell table:style-name="Table30.A2" office:value-type="string">
            <text:p text:style-name="P199">Local scope</text:p>
          </table:table-cell>
          <table:table-cell table:style-name="Table30.C2" office:value-type="string">
            <text:p text:style-name="P200">Module scope</text:p>
          </table:table-cell>
        </table:table-row>
        <table:table-row table:style-name="Table30.3">
          <table:table-cell table:style-name="Table30.A3" office:value-type="string">
            <text:p text:style-name="Code-Cell">_rx</text:p>
          </table:table-cell>
          <table:table-cell table:style-name="Table30.A3" office:value-type="string">
            <text:p text:style-name="Code-Cell">match_rx</text:p>
          </table:table-cell>
          <table:table-cell table:style-name="Table30.C3" office:value-type="string">
            <text:p text:style-name="Code-Cell">matchRx</text:p>
          </table:table-cell>
        </table:table-row>
      </table:table>
      <text:list xml:id="list125005668222461" text:continue-numbering="true" text:style-name="L1">
        <text:list-item>
          <text:list>
            <text:list-item>
              <text:list>
                <text:list-item>
                  <text:p text:style-name="P208"><text:span text:style-name="T194">S</text:span>tring<text:span text:style-name="T167">s</text:span></text:p>
                </text:list-item>
              </text:list>
            </text:list-item>
          </text:list>
        </text:list-item>
      </text:list>
      <text:p text:style-name="P88"><text:span text:style-name="T199">Name strings using </text:span><text:span text:style-name="T64">noun-type</text:span><text:span text:style-name="T58">.</text:span><text:span text:style-name="T196"> Recommended </text:span><text:span text:style-name="T64">type</text:span><text:span text:style-name="T196"> indicators are shown in Table A.12.</text:span></text:p>
      <text:p text:style-name="P81"/>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Listing-header">Table A.12 – <text:span text:style-name="T177">String indicators</text:span></text:p>
          </table:table-cell>
          <table:covered-table-cell/>
          <table:covered-table-cell/>
        </table:table-row>
        <table:table-row table:style-name="Table16.1">
          <table:table-cell table:style-name="Table16.A2" office:value-type="string">
            <text:p text:style-name="P196">Indicator</text:p>
          </table:table-cell>
          <table:table-cell table:style-name="Table16.A2" office:value-type="string">
            <text:p text:style-name="P196">Local scope</text:p>
          </table:table-cell>
          <table:table-cell table:style-name="Table16.C2" office:value-type="string">
            <text:p text:style-name="P196">Module scope</text:p>
          </table:table-cell>
        </table:table-row>
        <table:table-row table:style-name="Table16.1">
          <table:table-cell table:style-name="Table16.A3" office:value-type="string">
            <text:p text:style-name="Code-Cell">_str [generic]</text:p>
          </table:table-cell>
          <table:table-cell table:style-name="Table16.A3" office:value-type="string">
            <text:p text:style-name="Code-Cell">Direction_str</text:p>
          </table:table-cell>
          <table:table-cell table:style-name="Table16.C3" office:value-type="string">
            <text:p text:style-name="Code-Cell">directionStr</text:p>
          </table:table-cell>
        </table:table-row>
        <table:table-row table:style-name="Table16.1">
          <table:table-cell table:style-name="Table16.A3" office:value-type="string">
            <text:p text:style-name="Code-Cell">_date</text:p>
          </table:table-cell>
          <table:table-cell table:style-name="Table16.A3" office:value-type="string">
            <text:p text:style-name="Code-Cell">email_date</text:p>
          </table:table-cell>
          <table:table-cell table:style-name="Table16.C3" office:value-type="string">
            <text:p text:style-name="Code-Cell">emailDate</text:p>
          </table:table-cell>
        </table:table-row>
        <table:table-row table:style-name="Table16.1">
          <table:table-cell table:style-name="Table16.A3" office:value-type="string">
            <text:p text:style-name="Code-Cell">_html</text:p>
          </table:table-cell>
          <table:table-cell table:style-name="Table16.A3" office:value-type="string">
            <text:p text:style-name="Code-Cell">body_html</text:p>
          </table:table-cell>
          <table:table-cell table:style-name="Table16.C3" office:value-type="string">
            <text:p text:style-name="Code-Cell">bodyHtml</text:p>
          </table:table-cell>
        </table:table-row>
        <table:table-row table:style-name="Table16.1">
          <table:table-cell table:style-name="Table16.A3" office:value-type="string">
            <text:p text:style-name="Code-Cell">_id, _code (identifier)</text:p>
          </table:table-cell>
          <table:table-cell table:style-name="Table16.A3" office:value-type="string">
            <text:p text:style-name="Code-Cell">email_id</text:p>
          </table:table-cell>
          <table:table-cell table:style-name="Table16.C3" office:value-type="string">
            <text:p text:style-name="Code-Cell">emailId</text:p>
          </table:table-cell>
        </table:table-row>
        <table:table-row table:style-name="Table16.1">
          <table:table-cell table:style-name="Table16.A3" office:value-type="string">
            <text:p text:style-name="Code-Cell">_msg (message)</text:p>
          </table:table-cell>
          <table:table-cell table:style-name="Table16.A3" office:value-type="string">
            <text:p text:style-name="Code-Cell">employee_msg</text:p>
          </table:table-cell>
          <table:table-cell table:style-name="Table16.C3" office:value-type="string">
            <text:p text:style-name="Code-Cell">employeeMsg</text:p>
          </table:table-cell>
        </table:table-row>
        <table:table-row table:style-name="Table16.1">
          <table:table-cell table:style-name="Table16.A3" office:value-type="string">
            <text:p text:style-name="Code-Cell">_name, _<text:span text:style-name="T251">filename, _dirname</text:span></text:p>
          </table:table-cell>
          <table:table-cell table:style-name="Table16.A3" office:value-type="string">
            <text:p text:style-name="Code-Cell">employee_name</text:p>
          </table:table-cell>
          <table:table-cell table:style-name="Table16.C3" office:value-type="string">
            <text:p text:style-name="Code-Cell">employeeName</text:p>
          </table:table-cell>
        </table:table-row>
        <table:table-row table:style-name="Table16.1">
          <table:table-cell table:style-name="Table16.A3" office:value-type="string">
            <text:p text:style-name="Code-Cell">_txt</text:p>
          </table:table-cell>
          <table:table-cell table:style-name="Table16.A3" office:value-type="string">
            <text:p text:style-name="Code-Cell">email_text</text:p>
          </table:table-cell>
          <table:table-cell table:style-name="Table16.C3" office:value-type="string">
            <text:p text:style-name="Code-Cell">emailText</text:p>
          </table:table-cell>
        </table:table-row>
        <table:table-row table:style-name="Table16.1">
          <table:table-cell table:style-name="Table16.A3" office:value-type="string">
            <text:p text:style-name="Code-Cell">_type</text:p>
          </table:table-cell>
          <table:table-cell table:style-name="Table16.A3" office:value-type="string">
            <text:p text:style-name="Code-Cell">item_type</text:p>
          </table:table-cell>
          <table:table-cell table:style-name="Table16.C3" office:value-type="string">
            <text:p text:style-name="Code-Cell">itemType</text:p>
          </table:table-cell>
        </table:table-row>
      </table:table>
      <text:list xml:id="list125005160128631" text:continue-numbering="true" text:style-name="L1">
        <text:list-item>
          <text:list>
            <text:list-item>
              <text:list>
                <text:list-item>
                  <text:p text:style-name="P212"><text:soft-page-break/>Unknown types</text:p>
                </text:list-item>
              </text:list>
            </text:list-item>
          </text:list>
        </text:list-item>
      </text:list>
      <text:p text:style-name="P90"><text:span text:style-name="T199">Name variable of an unknown type using </text:span><text:span text:style-name="T64">noun-type</text:span><text:span text:style-name="T196">. The recommended </text:span><text:span text:style-name="T58">type</text:span><text:span text:style-name="T196"> indicator is shown in Table A.13.</text:span></text:p>
      <text:p text:style-name="P4"/>
      <table:table table:name="Table41" table:style-name="Table41">
        <table:table-column table:style-name="Table41.A"/>
        <table:table-column table:style-name="Table41.B"/>
        <table:table-column table:style-name="Table41.C"/>
        <table:table-row table:style-name="Table41.1">
          <table:table-cell table:style-name="Table41.A1" table:number-columns-spanned="3" office:value-type="string">
            <text:p text:style-name="Listing-header">Table A.1<text:span text:style-name="T173">3</text:span> – <text:span text:style-name="T177">Unknown type indicator</text:span></text:p>
          </table:table-cell>
          <table:covered-table-cell/>
          <table:covered-table-cell/>
        </table:table-row>
        <table:table-row table:style-name="Table41.1">
          <table:table-cell table:style-name="Table41.A2" office:value-type="string">
            <text:p text:style-name="P202">Indicator</text:p>
          </table:table-cell>
          <table:table-cell table:style-name="Table41.A2" office:value-type="string">
            <text:p text:style-name="P202">Local scope</text:p>
          </table:table-cell>
          <table:table-cell table:style-name="Table41.C2" office:value-type="string">
            <text:p text:style-name="P202">Module scope</text:p>
          </table:table-cell>
        </table:table-row>
        <table:table-row table:style-name="Table41.3">
          <table:table-cell table:style-name="Table41.A3" office:value-type="string">
            <text:p text:style-name="Code-Cell">_data</text:p>
          </table:table-cell>
          <table:table-cell table:style-name="Table41.A3" office:value-type="string">
            <text:p text:style-name="Code-Cell">http_data</text:p>
            <text:p text:style-name="Code-Cell">socket_data</text:p>
            <text:p text:style-name="Code-Cell">arg_data</text:p>
            <text:p text:style-name="Code-Cell">data</text:p>
          </table:table-cell>
          <table:table-cell table:style-name="Table41.C3" office:value-type="string">
            <text:p text:style-name="Code-Cell">httpData,</text:p>
            <text:p text:style-name="Code-Cell">socketData</text:p>
          </table:table-cell>
        </table:table-row>
      </table:table>
      <text:p text:style-name="P35"/>
      <text:p text:style-name="P203"><text:span text:style-name="T194">Variables with u</text:span>nknown types are encountered in polymorphic functions <text:span text:style-name="T202">where an argument may have one of many types</text:span>. <text:span text:style-name="T202">One such function </text:span>might concatenate strings, numbers, arrays, or maps. We also <text:span text:style-name="T202">encounter</text:span> unknown data type<text:span text:style-name="T177">s</text:span> when receiving data from an external source such as an AJAX or web socket API.</text:p>
      <text:list xml:id="list125004238758394" text:continue-numbering="true" text:style-name="L1">
        <text:list-item>
          <text:list>
            <text:list-item>
              <text:p text:style-name="P221">Avoid <text:span text:style-name="T88">p</text:span>lurals</text:p>
            </text:list-item>
          </text:list>
        </text:list-item>
      </text:list>
      <text:p text:style-name="P44">Avoid plurals in any variable name. <text:span text:style-name="T105">A plural noun implies an indeterminate group of data.</text:span> <text:span text:style-name="T88">Instead use a variable name that more precisely identifies the type of group data a variable contains.</text:span></text:p>
      <text:p text:style-name="P44"/>
      <table:table table:name="Table10" table:style-name="Table10">
        <table:table-column table:style-name="Table10.A"/>
        <table:table-row>
          <table:table-cell table:style-name="Table10.A1" office:value-type="string">
            <text:p text:style-name="P97"><text:span text:style-name="T133">L</text:span>isting A.<text:span text:style-name="T203">9 – Collections of data</text:span></text:p>
          </table:table-cell>
        </table:table-row>
        <table:table-row>
          <table:table-cell table:style-name="Table10.A2" office:value-type="string">
            <text:p text:style-name="P134">// == Avoid ===</text:p>
            <text:p text:style-name="P134">var</text:p>
            <text:p text:style-name="P134"><text:s text:c="2"/>cats <text:s text:c="4"/>= [ 'callico', 'tabby' ],</text:p>
            <text:p text:style-name="P134"><text:s text:c="2"/>colors <text:s text:c="2"/>= { blue : '#00f', green : '#0f0', red : '#00f' },</text:p>
            <text:p text:style-name="P134"><text:s text:c="2"/>persons <text:s/>= [ { name : 'Fred' }, [ name : 'Wilma' } ],</text:p>
            <text:p text:style-name="P134"><text:s text:c="2"/>retracts = true,</text:p>
            <text:p text:style-name="P134"><text:s text:c="2"/>users <text:s text:c="3"/>= 'Betty,Bamm-Bamm,Fred,Pebbles,Wilma'</text:p>
            <text:p text:style-name="P134"/>
            <text:p text:style-name="P167">// == Prefer ==</text:p>
            <text:p text:style-name="P167">var</text:p>
            <text:p text:style-name="P167"><text:s text:c="2"/>cat_list <text:s text:c="5"/>= [ 'callico', 'tabby' ],</text:p>
            <text:p text:style-name="P167"><text:s text:c="2"/>color_map <text:s text:c="4"/>= { blue : '#00f', green : '#0f0', red : '#00f' },</text:p>
            <text:p text:style-name="P167"><text:s text:c="2"/>do_retract <text:s text:c="3"/>= true,</text:p>
            <text:p text:style-name="P167"><text:s text:c="2"/>person_table <text:s/>= [ { name : 'fred' }, [ name : 'wilma' } ],</text:p>
            <text:p text:style-name="P167"><text:s text:c="2"/>user_csv_list = 'Betty,Bamm-Bamm,Fred,Pebbles,Wilma'</text:p>
            <text:p text:style-name="P167"><text:s text:c="2"/>;</text:p>
          </table:table-cell>
        </table:table-row>
      </table:table>
      <text:list xml:id="list125005692865967" text:continue-numbering="true" text:style-name="L1">
        <text:list-item>
          <text:list>
            <text:list-item>
              <text:p text:style-name="P228"><text:soft-page-break/><text:span text:style-name="T108">Sort </text:span>alphabetically</text:p>
            </text:list-item>
          </text:list>
        </text:list-item>
      </text:list>
      <text:p text:style-name="P78">Sort list and map literals and variable declarations in alphabetical order unless there is a precedence requirement or other obvious reason for a different order. <text:s/><text:span text:style-name="T108">Sort lists, maps, and strings </text:span><text:span text:style-name="T44">within</text:span><text:span text:style-name="T108"> declarations as well. <text:s/>Use an editor like Vim, Sublime, or WebStorm which support in-line sorting.</text:span></text:p>
      <text:p text:style-name="P78"/>
      <table:table table:name="Table11" table:style-name="Table11">
        <table:table-column table:style-name="Table11.A"/>
        <table:table-row>
          <table:table-cell table:style-name="Table11.A1" office:value-type="string">
            <text:p text:style-name="P97"><text:span text:style-name="T133">L</text:span>isting A.<text:span text:style-name="T174">10 – Sorted declarations</text:span></text:p>
          </table:table-cell>
        </table:table-row>
        <table:table-row>
          <table:table-cell table:style-name="Table11.A2" office:value-type="string">
            <text:p text:style-name="P134">// == Avoid ===</text:p>
            <text:p text:style-name="P134">var </text:p>
            <text:p text:style-name="P134"><text:s text:c="2"/>do_retract <text:s text:c="3"/>= true,</text:p>
            <text:p text:style-name="P134"><text:s text:c="2"/>color_map <text:s text:c="4"/>= { green : '#0f0', red : '#00f', blue : '#00f' },</text:p>
            <text:p text:style-name="P134"><text:s text:c="2"/>person_table <text:s/>= [ { name : 'Wilma' }, { name : 'Fred' } ],</text:p>
            <text:p text:style-name="P134"><text:s text:c="2"/>user_csv_list = 'Pebbles,Wilma,Betty,Bamm-Bamm,Fred',</text:p>
            <text:p text:style-name="P134"><text:s text:c="2"/>cat_list <text:s text:c="5"/>= [ 'tabby', 'callico' ]</text:p>
            <text:p text:style-name="P134"><text:s text:c="2"/>;</text:p>
            <text:p text:style-name="P167"/>
            <text:p text:style-name="P167">// == Prefer ==</text:p>
            <text:p text:style-name="P167">var</text:p>
            <text:p text:style-name="P167"><text:s text:c="2"/>cat_list <text:s text:c="5"/>= [ 'callico', 'tabby', ],</text:p>
            <text:p text:style-name="P167"><text:s text:c="2"/>color_map <text:s text:c="4"/>= { blue : '#00f', green : '#0f0', red : '#00f' },</text:p>
            <text:p text:style-name="P167"><text:s text:c="2"/>do_retract <text:s text:c="3"/>= true,</text:p>
            <text:p text:style-name="P167"><text:s text:c="2"/>person_table <text:s/>= [ { name : 'fred' }, [ name : 'wilma' } ],</text:p>
            <text:p text:style-name="P167"><text:s text:c="2"/>user_csv_list = 'Betty,Bamm-Bamm,Fred,Pebbles,Wilma';</text:p>
            <text:p text:style-name="P167"><text:s text:c="2"/>;</text:p>
          </table:table-cell>
        </table:table-row>
      </table:table>
      <text:list xml:id="list125003936422764" text:continue-numbering="true" text:style-name="L1">
        <text:list-item>
          <text:list>
            <text:list-item>
              <text:p text:style-name="P229">Use similar conventions for properties</text:p>
            </text:list-item>
          </text:list>
        </text:list-item>
      </text:list>
      <text:p text:style-name="P35"><text:span text:style-name="T146">Object keys (or properties as they are sometimes called) </text:span>should <text:span text:style-name="T84">be named using the same convention as other variables. The only difference is that the keys should be wrapped in underscores so they may be discovered and compressed. Examples are shown below.</text:span></text:p>
      <text:p text:style-name="P35"/>
      <table:table table:name="Table42" table:style-name="Table42">
        <table:table-column table:style-name="Table42.A"/>
        <table:table-column table:style-name="Table42.B"/>
        <table:table-column table:style-name="Table42.C"/>
        <table:table-row table:style-name="Table42.1">
          <table:table-cell table:style-name="Table42.A1" table:number-columns-spanned="3" office:value-type="string">
            <text:p text:style-name="Listing-header">Table A.1<text:span text:style-name="T174">4</text:span> – <text:span text:style-name="T177">Example property names</text:span></text:p>
          </table:table-cell>
          <table:covered-table-cell/>
          <table:covered-table-cell/>
        </table:table-row>
        <table:table-row table:style-name="Table42.1">
          <table:table-cell table:style-name="Table42.A2" office:value-type="string">
            <text:p text:style-name="P198">Type</text:p>
          </table:table-cell>
          <table:table-cell table:style-name="Table42.A2" office:value-type="string">
            <text:p text:style-name="P198">Local scope</text:p>
          </table:table-cell>
          <table:table-cell table:style-name="Table42.C2" office:value-type="string">
            <text:p text:style-name="P194"><text:span text:style-name="T163">Module</text:span> scope</text:p>
          </table:table-cell>
        </table:table-row>
        <table:table-row table:style-name="Table42.3">
          <table:table-cell table:style-name="Table42.A3" office:value-type="string">
            <text:p text:style-name="Code-Cell">Array</text:p>
          </table:table-cell>
          <table:table-cell table:style-name="Table42.A3" office:value-type="string">
            <text:p text:style-name="Code-Cell">local_map._person_list_</text:p>
          </table:table-cell>
          <table:table-cell table:style-name="Table42.C3" office:value-type="string">
            <text:p text:style-name="Code-Cell">spa._model_._personList_</text:p>
          </table:table-cell>
        </table:table-row>
        <table:table-row table:style-name="Table42.3">
          <table:table-cell table:style-name="Table42.A3" office:value-type="string">
            <text:p text:style-name="Code-Cell">Boolean</text:p>
          </table:table-cell>
          <table:table-cell table:style-name="Table42.A3" office:value-type="string">
            <text:p text:style-name="Code-Cell">local_map._is_enabled_</text:p>
          </table:table-cell>
          <table:table-cell table:style-name="Table42.C3" office:value-type="string">
            <text:p text:style-name="Code-Cell">spa._model_._isReady_</text:p>
          </table:table-cell>
        </table:table-row>
        <table:table-row table:style-name="Table42.3">
          <table:table-cell table:style-name="Table42.A3" office:value-type="string">
            <text:p text:style-name="Code-Cell">Function</text:p>
          </table:table-cell>
          <table:table-cell table:style-name="Table42.A3" office:value-type="string">
            <text:p text:style-name="Code-Cell">local_map._init_fn_</text:p>
          </table:table-cell>
          <table:table-cell table:style-name="Table42.C3" office:value-type="string">
            <text:p text:style-name="Code-Cell">spa._initModule_<text:line-break/>spa._model_.initModule_</text:p>
            <text:p text:style-name="Code-Cell">spa._shell_._initModule_</text:p>
          </table:table-cell>
        </table:table-row>
        <text:soft-page-break/>
        <table:table-row table:style-name="Table42.3">
          <table:table-cell table:style-name="Table42.A3" office:value-type="string">
            <text:p text:style-name="Code-Cell">Integer</text:p>
          </table:table-cell>
          <table:table-cell table:style-name="Table42.A3" office:value-type="string">
            <text:p text:style-name="Code-Cell">local_map._leg_count_</text:p>
          </table:table-cell>
          <table:table-cell table:style-name="Table42.C3" office:value-type="string">
            <text:p text:style-name="Code-Cell">spa._model_._callbackCount_</text:p>
          </table:table-cell>
        </table:table-row>
        <table:table-row table:style-name="Table42.3">
          <table:table-cell table:style-name="Table42.A3" office:value-type="string">
            <text:p text:style-name="Code-Cell">Map</text:p>
          </table:table-cell>
          <table:table-cell table:style-name="Table42.A3" office:value-type="string">
            <text:p text:style-name="Code-Cell">local_map._user_map_</text:p>
          </table:table-cell>
          <table:table-cell table:style-name="Table42.C3" office:value-type="string">
            <text:p text:style-name="Code-Cell">spa._slider_._instanceMap_</text:p>
          </table:table-cell>
        </table:table-row>
        <table:table-row table:style-name="Table42.3">
          <table:table-cell table:style-name="Table42.A3" office:value-type="string">
            <text:p text:style-name="Code-Cell">Number</text:p>
          </table:table-cell>
          <table:table-cell table:style-name="Table42.A3" office:value-type="string">
            <text:p text:style-name="Code-Cell">local_map._mix_ratio_</text:p>
          </table:table-cell>
          <table:table-cell table:style-name="Table42.C3" office:value-type="string">
            <text:p text:style-name="Code-Cell"><text:span text:style-name="T85">s</text:span>pa._<text:span text:style-name="T85">sound</text:span>_._<text:span text:style-name="T85">mixRatio</text:span>_</text:p>
          </table:table-cell>
        </table:table-row>
        <table:table-row table:style-name="Table42.3">
          <table:table-cell table:style-name="Table42.A3" office:value-type="string">
            <text:p text:style-name="Code-Cell">String</text:p>
          </table:table-cell>
          <table:table-cell table:style-name="Table42.A3" office:value-type="string">
            <text:p text:style-name="Code-Cell">local_map._username_</text:p>
          </table:table-cell>
          <table:table-cell table:style-name="Table42.C3" office:value-type="string">
            <text:p text:style-name="Code-Cell">spa._model_._userMap_</text:p>
          </table:table-cell>
        </table:table-row>
        <table:table-row table:style-name="Table42.1">
          <table:table-cell table:style-name="Table42.A3" office:value-type="string">
            <text:p text:style-name="Code-Cell">Regex</text:p>
          </table:table-cell>
          <table:table-cell table:style-name="Table42.A3" office:value-type="string">
            <text:p text:style-name="Code-Cell">local_map._match_rx_</text:p>
          </table:table-cell>
          <table:table-cell table:style-name="Table42.C3" office:value-type="string">
            <text:p text:style-name="Code-Cell">spa._matchRx_</text:p>
          </table:table-cell>
        </table:table-row>
      </table:table>
      <text:list xml:id="list125003719940280" text:continue-numbering="true" text:style-name="L1">
        <text:list-item>
          <text:p text:style-name="P214">Variable declaration and assignment</text:p>
        </text:list-item>
      </text:list>
      <text:p text:style-name="P51">Variables can <text:span text:style-name="T109">contain</text:span> array, functions, <text:span text:style-name="T204">numbers, </text:span>object, strings, <text:span text:style-name="T61">null</text:span>, or <text:span text:style-name="T61">undefined</text:span>. Some JavaScript implementations may make internal distinctions between integers, 32-bit signed, and 64-bit double-precision floating point numbers <text:span text:style-name="T205">but there is no formal means to enforce this.</text:span></text:p>
      <text:list xml:id="list125004757178804" text:continue-numbering="true" text:style-name="L1">
        <text:list-item>
          <text:list>
            <text:list-item>
              <text:p text:style-name="P230"><text:span text:style-name="T109">U</text:span>se namespaces</text:p>
            </text:list-item>
          </text:list>
        </text:list-item>
      </text:list>
      <text:p text:style-name="P70"><text:span text:style-name="T110">Create a single global namespace map inside of which all our other variables are scoped. In the browser environment use an </text:span><text:span text:style-name="T35">IIFE</text:span><text:span text:style-name="T83"> (Immediately Invoked Function Expression) as shown in Listing A.11. <text:s/>When declaring an </text:span><text:span text:style-name="T35">IIFE</text:span><text:span text:style-name="T83"> always wrap the function in parenthesis so that it’s clear that the value being produced is the result of the function and not the function itself. <text:s/>Always use the </text:span><text:span text:style-name="T61">'use strict'</text:span><text:span text:style-name="T83"> pragma for module-scope </text:span><text:span text:style-name="T35">IIFEs</text:span><text:span text:style-name="T83">.</text:span></text:p>
      <text:p text:style-name="P38"/>
      <table:table table:name="Table43" table:style-name="Table43">
        <table:table-column table:style-name="Table43.A"/>
        <table:table-row>
          <table:table-cell table:style-name="Table43.A1" office:value-type="string">
            <text:p text:style-name="P96"><text:span text:style-name="T133">L</text:span>isting A.<text:span text:style-name="T174">11 – A namespace map created using an IIFE</text:span></text:p>
          </table:table-cell>
        </table:table-row>
        <table:table-row>
          <table:table-cell table:style-name="Table43.A2" office:value-type="string">
            <text:p text:style-name="P137">// == Avoid ==</text:p>
            <text:p text:style-name="P137">var greetStr = 'Hi there!';</text:p>
            <text:p text:style-name="P137">console.log( window.greetStr ); // prints 'Hi there!'</text:p>
            <text:p text:style-name="P137"/>
            <text:p text:style-name="P169">// == Prefer ==</text:p>
            <text:p text:style-name="P169">var spa = (function () {</text:p>
            <text:p text:style-name="P170"><text:s text:c="2"/>'<text:span text:style-name="T181">use strict</text:span>';</text:p>
            <text:p text:style-name="P169"><text:s text:c="2"/>var greetStr = 'Hi there!';</text:p>
            <text:p text:style-name="P169"><text:s text:c="2"/>function initModule () { console.log( greetStr ); }</text:p>
            <text:p text:style-name="P169"><text:s text:c="2"/>return { _initModule_ : initModule };</text:p>
            <text:p text:style-name="P169">}());</text:p>
            <text:p text:style-name="P169">spa._initModule_();</text:p>
          </table:table-cell>
        </table:table-row>
      </table:table>
      <text:p text:style-name="P35"/>
      <text:p text:style-name="P35"><text:span text:style-name="T206">We can break a</text:span> namespace <text:span text:style-name="T206">into manageable subdivisions</text:span>. For example, we can <text:span text:style-name="T83">add</text:span> <text:span text:style-name="T61">spa._shell_</text:span> <text:span text:style-name="T178">a</text:span>nd <text:span text:style-name="T61">spa.</text:span><text:span text:style-name="T68">_</text:span><text:span text:style-name="T61">slider_</text:span> <text:span text:style-name="T83">to our </text:span><text:span text:style-name="T67">spa</text:span><text:span text:style-name="T83"> namespace as shown in Listing A.12.</text:span></text:p>
      <text:p text:style-name="P35"/>
      <table:table table:name="Table44" table:style-name="Table44">
        <table:table-column table:style-name="Table44.A"/>
        <text:soft-page-break/>
        <table:table-row>
          <table:table-cell table:style-name="Table44.A1" office:value-type="string">
            <text:p text:style-name="P96"><text:span text:style-name="T133">L</text:span>isting A.<text:span text:style-name="T179">12 – A namespace subdivided</text:span></text:p>
          </table:table-cell>
        </table:table-row>
        <table:table-row>
          <table:table-cell table:style-name="Table44.A2" office:value-type="string">
            <text:p text:style-name="P171">// == Prefer ==</text:p>
            <text:p text:style-name="P171">// In the file spa.shell.js:</text:p>
            <text:p text:style-name="P171">var spa._shell_ = (function () {</text:p>
            <text:p text:style-name="P170"><text:s text:c="2"/>'<text:span text:style-name="T181">use strict</text:span>';</text:p>
            <text:p text:style-name="P171"><text:s text:c="2"/>// … private variables and methods … </text:p>
            <text:p text:style-name="P171"><text:s text:c="2"/>return { </text:p>
            <text:p text:style-name="P171"><text:s text:c="4"/>_initModule_ <text:s text:c="2"/>: initModule,</text:p>
            <text:p text:style-name="P171"><text:s text:c="4"/>_resetDisplay_ : resetDisplay</text:p>
            <text:p text:style-name="P171"><text:s text:c="2"/>};</text:p>
            <text:p text:style-name="P171">}());</text:p>
            <text:p text:style-name="P171"/>
            <text:p text:style-name="P171">// In the file spa.slider.js:</text:p>
            <text:p text:style-name="P171">var spa._slider_ = (function () {</text:p>
            <text:p text:style-name="P170"><text:s text:c="2"/>'<text:span text:style-name="T181">use strict</text:span>';</text:p>
            <text:p text:style-name="P171"><text:s text:c="2"/>// … private variables and methods … </text:p>
            <text:p text:style-name="P171"><text:s text:c="2"/>return { </text:p>
            <text:p text:style-name="P171"><text:s text:c="4"/>_initModule_ <text:s text:c="3"/>: initModule,</text:p>
            <text:p text:style-name="P171"><text:s text:c="4"/>_extendSlider_ <text:s/>: extendSlider,</text:p>
            <text:p text:style-name="P171"><text:s text:c="4"/>_retractSlider_ : retractSlider</text:p>
            <text:p text:style-name="P171"><text:s text:c="2"/>};</text:p>
            <text:p text:style-name="P171">}());</text:p>
            <text:p text:style-name="P171"/>
            <text:p text:style-name="P171">// Initialize the spa from another module</text:p>
            <text:p text:style-name="P171">spa._initModule_();</text:p>
          </table:table-cell>
        </table:table-row>
      </table:table>
      <text:p text:style-name="P35"/>
      <text:p text:style-name="P35"><text:span text:style-name="T206">Namespace </text:span>CSS <text:span text:style-name="T85">in parallel with</text:span> the JavaScript. <text:span text:style-name="T153">For example,</text:span> any classes used by <text:span text:style-name="T48">spa._shell_</text:span> should have an <text:span text:style-name="T48">spa-_shell_</text:span> prefix.</text:p>
      <text:list xml:id="list125005048825014" text:continue-numbering="true" text:style-name="L1">
        <text:list-item>
          <text:list>
            <text:list-item>
              <text:p text:style-name="P220">Avoid module scope variables</text:p>
            </text:list-item>
          </text:list>
        </text:list-item>
      </text:list>
      <text:p text:style-name="P35"><text:span text:style-name="T207">Avoid</text:span> too many module-scope variables. <text:span text:style-name="T207">A good strategy is to place configuration parameters in a module-scoped </text:span><text:span text:style-name="T54">configMap</text:span> and dynamic <text:span text:style-name="T207">state information </text:span><text:span text:style-name="T54">stateMap</text:span> as shown in <text:span text:style-name="T250">L</text:span>isting A.1<text:span text:style-name="T207">3</text:span>.</text:p>
      <text:p text:style-name="P41"/>
      <table:table table:name="Table46" table:style-name="Table46">
        <table:table-column table:style-name="Table46.A"/>
        <table:table-row>
          <table:table-cell table:style-name="Table46.A1" office:value-type="string">
            <text:p text:style-name="P96"><text:span text:style-name="T133">L</text:span>isting A.<text:span text:style-name="T179">13 – Module scope variables</text:span></text:p>
          </table:table-cell>
        </table:table-row>
        <table:table-row>
          <table:table-cell table:style-name="Table46.A2" office:value-type="string">
            <text:p text:style-name="P138">// == Avoid ===</text:p>
            <text:p text:style-name="P138">var</text:p>
            <text:p text:style-name="P138"><text:s text:c="2"/>isSliderActive = true,</text:p>
            <text:p text:style-name="P138"><text:s text:c="2"/>isSliderOpen <text:s text:c="2"/>= false</text:p>
            <text:p text:style-name="P138"><text:s text:c="2"/>;</text:p>
            <text:p text:style-name="P172"><text:soft-page-break/></text:p>
            <text:p text:style-name="P172">// == Prefer ==</text:p>
            <text:p text:style-name="P172">stateMap = {</text:p>
            <text:p text:style-name="P172"><text:s text:c="2"/>_is_slider_active_ : true,</text:p>
            <text:p text:style-name="P172"><text:s text:c="2"/>_is_slider_open_ <text:s text:c="2"/>: false</text:p>
            <text:p text:style-name="P172">};</text:p>
          </table:table-cell>
        </table:table-row>
      </table:table>
      <text:list xml:id="list125003999178090" text:continue-numbering="true" text:style-name="L1">
        <text:list-item>
          <text:list>
            <text:list-item>
              <text:p text:style-name="P220"><text:span text:style-name="T86">A</text:span>void the new keyword</text:p>
            </text:list-item>
          </text:list>
        </text:list-item>
      </text:list>
      <text:p text:style-name="P48">Use <text:span text:style-name="T61">{}</text:span> or <text:span text:style-name="T61">[]</text:span> instead of <text:span text:style-name="T61">new Object()</text:span> or <text:span text:style-name="T61">new Array()</text:span> <text:span text:style-name="T86">t</text:span>o create a<text:span text:style-name="T246">n</text:span> object, map, or array. <text:s/><text:span text:style-name="T208">I</text:span>f you require object inheritance, use <text:span text:style-name="T61">Object.create(</text:span><text:span text:style-name="T69">)</text:span><text:span text:style-name="T174"> and u</text:span>se the factory pattern for object constructors <text:span text:style-name="T188">shown in Listing A.14.</text:span></text:p>
      <text:p text:style-name="P48"/>
      <table:table table:name="Table50" table:style-name="Table50">
        <table:table-column table:style-name="Table50.A"/>
        <table:table-row>
          <table:table-cell table:style-name="Table50.A1" office:value-type="string">
            <text:p text:style-name="P103"><text:span text:style-name="T133">L</text:span>isting A.<text:span text:style-name="T188">14 – Factory object constructor</text:span></text:p>
          </table:table-cell>
        </table:table-row>
        <table:table-row>
          <table:table-cell table:style-name="Table50.A2" office:value-type="string">
            <text:p text:style-name="P144">// == Avoid ===</text:p>
            <text:p text:style-name="P144">var dog = new Dog();</text:p>
            <text:p text:style-name="P176"/>
            <text:p text:style-name="P176">// == Prefer ==</text:p>
            <text:p text:style-name="P176">var dog_obj = makeDog<text:span text:style-name="T187">ObjFn</text:span>();</text:p>
          </table:table-cell>
        </table:table-row>
      </table:table>
      <text:list xml:id="list125003847250522" text:continue-numbering="true" text:style-name="L1">
        <text:list-item>
          <text:list>
            <text:list-item>
              <text:p text:style-name="P220"><text:span text:style-name="T188">C</text:span>opy carefully</text:p>
            </text:list-item>
          </text:list>
        </text:list-item>
      </text:list>
      <text:p text:style-name="P35">Complex variables in JavaScript, such as arrays and objects, are not copied when they’re assigned;instead the pointer to the data structure is copied. We highly recommend the use of well-tested <text:span text:style-name="T188">u</text:span>tilities <text:span text:style-name="T188">like those provide by jQuery to copy complex data structures.</text:span></text:p>
      <text:list xml:id="list125004981109206" text:continue-numbering="true" text:style-name="L1">
        <text:list-item>
          <text:list>
            <text:list-item>
              <text:p text:style-name="P220">Use a single var statement per function</text:p>
            </text:list-item>
          </text:list>
        </text:list-item>
      </text:list>
      <text:p text:style-name="P35">Explicitly declare all variables first in the function scope using a single <text:span text:style-name="T54">var</text:span> keyword. JavaScript scopes variables by function and doesn’t provide universal block scope. Therefore if you declare a variable anywhere within a function, it’ll be initialized with a value of undefined immediately on invocation of the function. Placing all the variable declarations first recognizes this behavior. It also makes the code easier to read and to detect undeclared variables.</text:p>
      <text:p text:style-name="P35"/>
      <table:table table:name="Table47" table:style-name="Table47">
        <table:table-column table:style-name="Table47.A"/>
        <table:table-row>
          <table:table-cell table:style-name="Table47.A1" office:value-type="string">
            <text:p text:style-name="P96"><text:span text:style-name="T133">L</text:span>isting A.<text:span text:style-name="T179">15 – Single var statement</text:span></text:p>
          </table:table-cell>
        </table:table-row>
        <table:table-row>
          <table:table-cell table:style-name="Table47.A2" office:value-type="string">
            <text:p text:style-name="P138">// == Avoid ===</text:p>
            <text:p text:style-name="P139">function shallowCopyMap( arg_map ) {</text:p>
            <text:p text:style-name="P139"><text:soft-page-break/><text:s text:c="2"/>var solve_map = {};</text:p>
            <text:p text:style-name="P139"><text:s text:c="2"/>var key_list = Object.keys( arg_map );</text:p>
            <text:p text:style-name="P139"><text:s text:c="2"/>var key_count = key_list.length;</text:p>
            <text:p text:style-name="P138"/>
            <text:p text:style-name="P139"><text:s text:c="2"/>for ( var idx = 0; idx &lt; key_count; idx++ ) {</text:p>
            <text:p text:style-name="P139"><text:s text:c="4"/>var key_name = key_list[ idx ];</text:p>
            <text:p text:style-name="P139"><text:s text:c="4"/>var val_data = arg_map[ key_name ];</text:p>
            <text:p text:style-name="P139"><text:s text:c="4"/>if ( val_data !== undefined ) {</text:p>
            <text:p text:style-name="P139"><text:s text:c="6"/>solve_map[ key_name ] = val_data;</text:p>
            <text:p text:style-name="P139"><text:s text:c="4"/>}</text:p>
            <text:p text:style-name="P139"><text:s text:c="2"/>}</text:p>
            <text:p text:style-name="P139"><text:s text:c="2"/>return solve_map;</text:p>
            <text:p text:style-name="P139">}</text:p>
            <text:p text:style-name="P172"/>
            <text:p text:style-name="P172">// == Prefer ==</text:p>
            <text:p text:style-name="P173">function shallowCopyMap( arg_map ) {</text:p>
            <text:p text:style-name="P173"><text:s text:c="2"/>var</text:p>
            <text:p text:style-name="P173"><text:s text:c="4"/>solve_map <text:s/>= {},</text:p>
            <text:p text:style-name="P173"><text:s text:c="4"/>key_list <text:s text:c="2"/>= Object.keys( arg_map ),</text:p>
            <text:p text:style-name="P173"><text:s text:c="4"/>key_count <text:s/>= key_list.length,</text:p>
            <text:p text:style-name="P173"><text:s text:c="4"/>key_name, val_data, idx;</text:p>
            <text:p text:style-name="P173"/>
            <text:p text:style-name="P173"><text:s text:c="2"/>for ( idx = 0; idx &lt; key_count; idx++ ) {</text:p>
            <text:p text:style-name="P173"><text:s text:c="4"/>key_name = key_list[ idx ];</text:p>
            <text:p text:style-name="P173"><text:s text:c="4"/>val_data = arg_map[ key_name ];</text:p>
            <text:p text:style-name="P173"><text:s text:c="4"/>if ( val_data !== undefined ) {</text:p>
            <text:p text:style-name="P173"><text:s text:c="6"/>solve_map[ key_name ] = val_data;</text:p>
            <text:p text:style-name="P173"><text:s text:c="4"/>}</text:p>
            <text:p text:style-name="P173"><text:s text:c="2"/>}</text:p>
            <text:p text:style-name="P173"><text:s text:c="2"/>return solve_map;</text:p>
            <text:p text:style-name="P173">}</text:p>
          </table:table-cell>
        </table:table-row>
      </table:table>
      <text:p text:style-name="P35"/>
      <text:p text:style-name="P49">Declaring a variable is not the same as assigning a value to i<text:span text:style-name="T189">t.</text:span> <text:span text:style-name="T189">Declarations determine which variables exists within which functional scope and are processed at compile-time</text:span>. <text:span text:style-name="T189">Assignments occur only at run-time</text:span>. <text:span text:style-name="T189">Variable hoisting occurs due to this distinction. </text:span>As a convenience <text:span text:style-name="T189">we</text:span> may combine declaration and assignment with the <text:span text:style-name="T54">var</text:span> statement but <text:span text:style-name="T189">this is</text:span> not req<text:span text:style-name="T189">uired.</text:span></text:p>
      <text:list xml:id="list125003978154591" text:continue-numbering="true" text:style-name="L1">
        <text:list-item>
          <text:list>
            <text:list-item>
              <text:p text:style-name="P220"><text:span text:style-name="T106">N</text:span>ame functions <text:span text:style-name="T180">directly</text:span></text:p>
            </text:list-item>
          </text:list>
        </text:list-item>
      </text:list>
      <text:p text:style-name="P43">Functions with names generally are easier to debug than anonymous functions. For most purposes the <text:span text:style-name="T180">the</text:span> <text:span text:style-name="T101">declarations in Listing A.16 are</text:span> <text:span text:style-name="T209">usually </text:span>equivalent. <text:s/><text:span text:style-name="T209">However, we </text:span><text:soft-page-break/><text:span text:style-name="T47">will</text:span><text:span text:style-name="T130"> </text:span><text:span text:style-name="T209">see a difference when debugging. <text:s/>When we declare functions with a canonical names, legible stack-traces can be computed prior to run-time. <text:s text:c="2"/></text:span></text:p>
      <text:p text:style-name="P42"/>
      <table:table table:name="Table48" table:style-name="Table48">
        <table:table-column table:style-name="Table48.A"/>
        <table:table-row>
          <table:table-cell table:style-name="Table48.A1" office:value-type="string">
            <text:p text:style-name="P98"><text:span text:style-name="T133">L</text:span>isting A.<text:span text:style-name="T179">16 – Canonical function names</text:span></text:p>
          </table:table-cell>
        </table:table-row>
        <table:table-row>
          <table:table-cell table:style-name="Table48.A2" office:value-type="string">
            <text:p text:style-name="P142">// == Avoid ===</text:p>
            <text:p text:style-name="P142">getMapCopy = function ( arg_map ) { ... };</text:p>
            <text:p text:style-name="P175"/>
            <text:p text:style-name="P175">// == Prefer ==</text:p>
            <text:p text:style-name="P175">function getMapCopy( arg_map ) { ... };</text:p>
          </table:table-cell>
        </table:table-row>
      </table:table>
      <text:list xml:id="list125004681373798" text:continue-numbering="true" text:style-name="L1">
        <text:list-item>
          <text:list>
            <text:list-item>
              <text:p text:style-name="P231">Use named arguments</text:p>
            </text:list-item>
          </text:list>
        </text:list-item>
      </text:list>
      <text:p text:style-name="P35">Use named arguments whenever requiring three or more arguments in a function, as positional arguments are easy to forget and aren’t self-documenting:</text:p>
      <text:p text:style-name="P46"/>
      <table:table table:name="Table49" table:style-name="Table49">
        <table:table-column table:style-name="Table49.A"/>
        <table:table-row>
          <table:table-cell table:style-name="Table49.A1" office:value-type="string">
            <text:p text:style-name="P98"><text:span text:style-name="T133">L</text:span>isting A.<text:span text:style-name="T179">17 – Named arguments</text:span></text:p>
          </table:table-cell>
        </table:table-row>
        <table:table-row>
          <table:table-cell table:style-name="Table49.A2" office:value-type="string">
            <text:p text:style-name="P175">// == Avoid ===<text:tab/></text:p>
            <text:p text:style-name="P175">coor_map = refactorCoords( 22, 28, 32, 48);</text:p>
            <text:p text:style-name="P175"/>
            <text:p text:style-name="P175">// == Prefer ==</text:p>
            <text:p text:style-name="P175">coord_map = refactorCoords({ </text:p>
            <text:p text:style-name="P175"><text:s text:c="2"/>x1 : 22, y1 : 28, x2 : 32, y2 : 48</text:p>
            <text:p text:style-name="P175">});</text:p>
          </table:table-cell>
        </table:table-row>
      </table:table>
      <text:list xml:id="list125004983108218" text:continue-numbering="true" text:style-name="L1">
        <text:list-item>
          <text:list>
            <text:list-item>
              <text:p text:style-name="P232">Format consistently</text:p>
              <text:list>
                <text:list-item>
                  <text:p text:style-name="P247"><text:span text:style-name="T161">Use a document width</text:span> <text:span text:style-name="T97">of 80</text:span> characters.</text:p>
                </text:list-item>
                <text:list-item>
                  <text:p text:style-name="P244">Indent two spaces per code level.</text:p>
                </text:list-item>
                <text:list-item>
                  <text:p text:style-name="P252">Don’t use tab characters.</text:p>
                </text:list-item>
                <text:list-item>
                  <text:p text:style-name="P257">Place white space between operators and variables.</text:p>
                </text:list-item>
                <text:list-item>
                  <text:p text:style-name="P260">Place white space after every comma.</text:p>
                </text:list-item>
                <text:list-item>
                  <text:p text:style-name="P261"><text:span text:style-name="T112">Use only one </text:span>statement or <text:span text:style-name="T112">variable assignment per line.</text:span></text:p>
                </text:list-item>
                <text:list-item>
                  <text:p text:style-name="P262">Place a semicolon at the end of every statement.</text:p>
                </text:list-item>
              </text:list>
            </text:list-item>
          </text:list>
        </text:list-item>
      </text:list>
      <text:p text:style-name="P13"/>
      <table:table table:name="Table21" table:style-name="Table21">
        <table:table-column table:style-name="Table21.A"/>
        <table:table-row>
          <table:table-cell table:style-name="Table21.A1" office:value-type="string">
            <text:p text:style-name="P91">Listing A.<text:span text:style-name="T180">18 </text:span>–<text:span text:style-name="T117"> Consistent format</text:span></text:p>
          </table:table-cell>
        </table:table-row>
        <table:table-row>
          <table:table-cell table:style-name="Table21.A2" office:value-type="string">
            <text:p text:style-name="P122">// == Avoid ===</text:p>
            <text:p text:style-name="P122">function makePctStr(arg_ratio,arg_count,arg_sigil_str){</text:p>
            <text:p text:style-name="P122"><text:s text:c="8"/>var <text:soft-page-break/>ratio=castNum(arg_ratio,0),count=castNum(arg_count,0),sigil_str=castStr(arg_sigil_str,'%')</text:p>
            <text:p text:style-name="P123"><text:s text:c="8"/>count=count&lt;0?0:Math.floor(count);</text:p>
            <text:p text:style-name="P123"><text:s text:c="2"/>return // <text:span text:style-name="T155">← Semicolon insertion bug: return value is undefined</text:span></text:p>
            <text:p text:style-name="P123"><text:s text:c="4"/><text:span text:style-name="T131">{ pct_str:</text:span>(ratio*100).toFixed(count)+sigil_str <text:span text:style-name="T131">}</text:span></text:p>
            <text:p text:style-name="P122">}</text:p>
            <text:p text:style-name="P154"/>
            <text:p text:style-name="P154">// == Prefer ==</text:p>
            <text:p text:style-name="P154">function makePctStr ( arg_ratio, arg_count, arg_sigil_str ) { </text:p>
            <text:p text:style-name="P154"><text:s text:c="2"/>var </text:p>
            <text:p text:style-name="P154"><text:s text:c="4"/>count <text:s text:c="4"/>= castNum( arg_count, <text:s text:c="4"/>0 <text:s text:c="2"/>), <text:s/></text:p>
            <text:p text:style-name="P154"><text:s text:c="4"/>ratio <text:s text:c="4"/>= castNum( arg_ratio, <text:s text:c="4"/>0 <text:s text:c="2"/>), <text:s/></text:p>
            <text:p text:style-name="P154"><text:s text:c="4"/>sigil_str = castStr( arg_sigil_str, '%' );</text:p>
            <text:p text:style-name="P154"/>
            <text:p text:style-name="P154"><text:s text:c="2"/>count = count &lt; 0 ? 0 : Math.floor( count );</text:p>
            <text:p text:style-name="P155"><text:s text:c="2"/>return <text:span text:style-name="T131">{</text:span></text:p>
            <text:p text:style-name="P155"><text:s text:c="4"/><text:span text:style-name="T131">pct_str : </text:span>( ratio * __100 ).toFixed( count ) + sigil_str</text:p>
            <text:p text:style-name="P155"><text:s text:c="2"/><text:span text:style-name="T131">}</text:span>;</text:p>
            <text:p text:style-name="P154">}</text:p>
          </table:table-cell>
        </table:table-row>
      </table:table>
      <text:p text:style-name="P19"/>
      <text:p text:style-name="P19"><text:span text:style-name="T122">Keep the document width at or below 80 characters so that it fits within a standard terminal window and reads well on constrained displays such as those found on mobile devices</text:span><text:span text:style-name="T122"><text:note text:id="ftn2" text:note-class="footnote"><text:note-citation>2</text:note-citation><text:note-body><text:list xml:id="list125004690051763" text:continue-list="list682910495" text:style-name="List_20_1"><text:list-item><text:p text:style-name="Footnote"><text:span text:style-name="T142">Line widths of 66 characters are considered optimal for comprehension. See Binghust, R. (2004) </text:span><text:span text:style-name="T42">The Elements of Typographic Style </text:span><text:span text:style-name="T45">(3</text:span><text:span text:style-name="T124">rd</text:span><text:span text:style-name="T45"> edition), </text:span><text:span text:style-name="T123">New York</text:span></text:p></text:list-item></text:list></text:note-body></text:note></text:span><text:span text:style-name="T122">. Indent two spaces per level to avoid exceeding the document width when code is nested three or four levels deep. Use spaces instead of tabs because there is not a standard display width for tabs. A tab-formatted document might display well on one viewer but appear completely jumbled on another display.</text:span></text:p>
      <text:p text:style-name="P20"/>
      <text:p text:style-name="P32">Place white space around operators, variables, and commas to assist with readability. This has no effect on product performance as our JavaScript will be concatenated, minified, and compressed before it reaches our users.</text:p>
      <text:p text:style-name="P32"/>
      <text:p text:style-name="P20"><text:span text:style-name="T123">Place only one statement or assignment per line although we may </text:span><text:span text:style-name="T46">declare</text:span><text:span text:style-name="T129"> multiple variable names on a single line.</text:span><text:span text:style-name="T123"> <text:s/>Explicitly terminate every statement with a semicolon to avoid semicolon insertion bugs as shown in Listing A.18.</text:span></text:p>
      <text:list xml:id="list125003889971525" text:continue-list="list125004983108218" text:style-name="L1">
        <text:list-item>
          <text:list>
            <text:list-item>
              <text:p text:style-name="P222"><text:span text:style-name="T100">D</text:span>istinguish <text:span text:style-name="T181">function declaration and invocation</text:span></text:p>
              <text:list>
                <text:list-item>
                  <text:p text:style-name="P268">When declaring a function place a single space between the name and its opening left parenthesis.</text:p>
                </text:list-item>
                <text:list-item>
                  <text:p text:style-name="P268"><text:soft-page-break/>When invoking a function do not put a space between the the name and the opening left parenthesis.</text:p>
                </text:list-item>
              </text:list>
            </text:list-item>
          </text:list>
        </text:list-item>
      </text:list>
      <text:p text:style-name="P117"/>
      <table:table table:name="Table19" table:style-name="Table19">
        <table:table-column table:style-name="Table19.A"/>
        <table:table-row>
          <table:table-cell table:style-name="Table19.A1" office:value-type="string">
            <text:p text:style-name="P92">Listing A.<text:span text:style-name="T181">19 – Function declaration and invocation</text:span></text:p>
          </table:table-cell>
        </table:table-row>
        <table:table-row>
          <table:table-cell table:style-name="Table19.A2" office:value-type="string">
            <text:p text:style-name="P121">function processMap( arg_map ){ … } <text:s text:c="5"/>// == Avoid ===</text:p>
            <text:p text:style-name="P151">function processMap ( arg_map ) { … } <text:s text:c="3"/>// == Prefer ==</text:p>
            <text:p text:style-name="P151"/>
            <text:p text:style-name="P121"><text:span text:style-name="T118">result_map = </text:span>processMap ( example_map ); // == Avoid ===</text:p>
            <text:p text:style-name="P162">result_map = ( example_map ); <text:s/>// == Prefer ==</text:p>
          </table:table-cell>
        </table:table-row>
      </table:table>
      <text:list xml:id="list125005603149289" text:continue-numbering="true" text:style-name="L1">
        <text:list-item>
          <text:list>
            <text:list-item>
              <text:p text:style-name="P233"><text:span text:style-name="T235">Delimit string literals with</text:span> single quotes</text:p>
            </text:list-item>
          </text:list>
        </text:list-item>
      </text:list>
      <text:p text:style-name="P33"><text:span text:style-name="T3">Prefer single quotes over double quotes for string delimiters. </text:span><text:span text:style-name="T4">This communicates that literal strings do not expand variables. <text:s/></text:span><text:span text:style-name="T16">This is consistent with </text:span><text:span text:style-name="T4">Bash </text:span><text:span text:style-name="T8">shell</text:span><text:span text:style-name="T4"> and </text:span><text:span text:style-name="T16">many other popular </text:span><text:span text:style-name="T4">languages. </text:span><text:span text:style-name="T13">Q</text:span><text:span text:style-name="T4">uoting HTML </text:span><text:span text:style-name="T13">is </text:span><text:span text:style-name="T16">also </text:span><text:span text:style-name="T13">much easier </text:span><text:span text:style-name="T15">with a single quote as shown in Listing A.</text:span><text:span text:style-name="T29">20</text:span><text:span text:style-name="T15">.</text:span></text:p>
      <text:p text:style-name="P23"/>
      <table:table table:name="Table22" table:style-name="Table22">
        <table:table-column table:style-name="Table22.A"/>
        <table:table-row>
          <table:table-cell table:style-name="Table22.A1" office:value-type="string">
            <text:p text:style-name="P92">Listing A.<text:span text:style-name="T210">20 – Single quotes and literal strings</text:span></text:p>
          </table:table-cell>
        </table:table-row>
        <table:table-row>
          <table:table-cell table:style-name="Table22.A2" office:value-type="string">
            <text:p text:style-name="P119">// == Avoid ===</text:p>
            <text:p text:style-name="P119">link_str = "&lt;a href=\"/wiki/fish\" title=\"fish\"&gt;fish&lt;/a&gt;";</text:p>
            <text:p text:style-name="P119"/>
            <text:p text:style-name="P152">// == Prefer ==</text:p>
            <text:p text:style-name="P152">link_str = '&lt;a href="/wiki/fish" title="fish"&gt;fish&lt;/a&gt;';</text:p>
          </table:table-cell>
        </table:table-row>
      </table:table>
      <text:list xml:id="list125004109403424" text:continue-numbering="true" text:style-name="L1">
        <text:list-item>
          <text:list>
            <text:list-item>
              <text:p text:style-name="P222">Break lines <text:span text:style-name="T161">on operators</text:span></text:p>
              <text:list>
                <text:list-item>
                  <text:p text:style-name="P263">Prefer single lines when possible.</text:p>
                </text:list-item>
                <text:list-item>
                  <text:p text:style-name="P269">Break lines before operators <text:span text:style-name="T126">or after comma separators.</text:span></text:p>
                </text:list-item>
                <text:list-item>
                  <text:p text:style-name="P264">Indent subsequent lines of the statement one level.</text:p>
                </text:list-item>
                <text:list-item>
                  <text:p text:style-name="P265">Optionally place the terminating semicolon on its own line to multi-line statements.</text:p>
                </text:list-item>
              </text:list>
            </text:list-item>
          </text:list>
        </text:list-item>
      </text:list>
      <text:p text:style-name="P8"/>
      <table:table table:name="Table23" table:style-name="Table23">
        <table:table-column table:style-name="Table23.A"/>
        <text:soft-page-break/>
        <table:table-row>
          <table:table-cell table:style-name="Table23.A1" office:value-type="string">
            <text:p text:style-name="P92">Listing A.<text:span text:style-name="T182">21</text:span> – <text:span text:style-name="T236">Lines broken on operators</text:span></text:p>
          </table:table-cell>
        </table:table-row>
        <table:table-row>
          <table:table-cell table:style-name="Table23.A2" office:value-type="string">
            <text:p text:style-name="P121">// <text:span text:style-name="T126">== Avoid ===</text:span></text:p>
            <text:p text:style-name="P125">var full_address_str = first_name + ' ' + last_name +</text:p>
            <text:p text:style-name="P125">'\n' + street1_str + '\n' + street2_str + '\n' + </text:p>
            <text:p text:style-name="P125">city_str + ',' + state_code + ' ' + zip_code;</text:p>
            <text:p text:style-name="P156"/>
            <text:p text:style-name="P156">// == Prefer ==</text:p>
            <text:p text:style-name="P157">var full_address_str </text:p>
            <text:p text:style-name="P157"><text:s text:c="2"/>= first_name <text:s/>+ ' ' + last_name + '\n'</text:p>
            <text:p text:style-name="P157"><text:s text:c="2"/>+ street1_str + '\n'</text:p>
            <text:p text:style-name="P157"><text:s text:c="2"/>+ street2_str + '\n'</text:p>
            <text:p text:style-name="P157"><text:s text:c="2"/>+ city_str <text:s text:c="3"/>+ ',' + state_code + ' ' + zip_code</text:p>
            <text:p text:style-name="P157"><text:s text:c="2"/>;</text:p>
          </table:table-cell>
        </table:table-row>
      </table:table>
      <text:list xml:id="list125004802582345" text:continue-numbering="true" text:style-name="L1">
        <text:list-header>
          <text:p text:style-name="P248"/>
        </text:list-header>
      </text:list>
      <text:p text:style-name="Gsuite-Normal">Place all statements and declarations within our document width on a single line. Divide into multiple lines any statement or declaration that exceeds our document width. Break before operators so they line-up on the left column. <text:s/>Indent all continuation lines one level. This highlights the action taking place on the data.</text:p>
      <text:list xml:id="list125005065118669" text:continue-numbering="true" text:style-name="L1">
        <text:list-item>
          <text:list>
            <text:list-item>
              <text:p text:style-name="P223">Use <text:span text:style-name="T98">Stroustrup-s</text:span>tyle <text:span text:style-name="T121">bracketing</text:span></text:p>
              <text:list>
                <text:list-item>
                  <text:p text:style-name="P270">Place the opening parenthesis, brace, or bracket at the end of the opening line.</text:p>
                </text:list-item>
                <text:list-item>
                  <text:p text:style-name="P270">Indent the code inside the delimiters (parenthesis, brace, or bracket) one level.</text:p>
                </text:list-item>
                <text:list-item>
                  <text:p text:style-name="P270">Place the closing parenthesis, brace or bracket on its own line with the same indentation as the opening line.</text:p>
                </text:list-item>
                <text:list-item>
                  <text:p text:style-name="P257"><text:span text:style-name="T30">Do not omit braces </text:span><text:span text:style-name="T97">on </text:span><text:span text:style-name="T40">any</text:span><text:span text:style-name="T97"> single-line statement.</text:span></text:p>
                </text:list-item>
              </text:list>
            </text:list-item>
          </text:list>
        </text:list-item>
      </text:list>
      <text:p text:style-name="P6"/>
      <table:table table:name="Table3" table:style-name="Table3">
        <table:table-column table:style-name="Table3.A"/>
        <table:table-row>
          <table:table-cell table:style-name="Table3.A1" office:value-type="string">
            <text:p text:style-name="P92">Listing A.<text:span text:style-name="T211">22</text:span> – <text:span text:style-name="T132">Stroustrup-style bracketing</text:span></text:p>
          </table:table-cell>
        </table:table-row>
        <table:table-row>
          <table:table-cell table:style-name="Table3.A2" office:value-type="string">
            <text:p text:style-name="P118">// <text:span text:style-name="T127">== Avoid ===</text:span></text:p>
            <text:p text:style-name="P126">function getSign(arg_data)</text:p>
            <text:p text:style-name="P126">{ </text:p>
            <text:p text:style-name="P126"><text:s text:c="2"/>va<text:span text:style-name="T99">r </text:span></text:p>
            <text:p text:style-name="P126"><text:s text:c="4"/>arg_num <text:s text:c="2"/>= arg_data + 0, </text:p>
            <text:p text:style-name="P126"><text:s text:c="4"/>solve_int = 0;</text:p>
            <text:p text:style-name="P126"/>
            <text:p text:style-name="P126"><text:s text:c="2"/>if (arg_num &lt; 0) solve_int = -1<text:line-break/> <text:s/><text:span text:style-name="T183">e</text:span>lse if (arg_num === 0)</text:p>
            <text:p text:style-name="P126"><text:s text:c="2"/>{</text:p>
            <text:p text:style-name="P126"><text:s text:c="4"/>solve_int = 0;<text:line-break/> <text:s/>} else {<text:line-break/><text:soft-page-break/> <text:s text:c="3"/>solve_int = 1;<text:line-break/> <text:s/>}<text:line-break/> <text:s/>return solve_int;</text:p>
            <text:p text:style-name="P126">}</text:p>
            <text:p text:style-name="P126"/>
            <text:p text:style-name="Code-Cell">// <text:span text:style-name="T127">== Prefer ==</text:span></text:p>
            <text:p text:style-name="Code-Cell">function getSign( arg_data ) { </text:p>
            <text:p text:style-name="Code-Cell"><text:s text:c="2"/>va<text:span text:style-name="T99">r</text:span></text:p>
            <text:p text:style-name="Code-Cell"><text:s text:c="4"/>arg_num <text:s text:c="2"/>= arg_data + 0,</text:p>
            <text:p text:style-name="Code-Cell"><text:s text:c="4"/>solve_int = 0;</text:p>
            <text:p text:style-name="Code-Cell"/>
            <text:p text:style-name="Code-Cell"><text:s text:c="2"/>if ( arg_num &lt; 0 ) {</text:p>
            <text:p text:style-name="Code-Cell"><text:s text:c="4"/>solve_int = -1;<text:line-break/> <text:s/>}<text:line-break/> <text:s/>else if ( arg_num === 0 ) {</text:p>
            <text:p text:style-name="Code-Cell"><text:s text:c="4"/>solve_int = 0; <text:line-break/> <text:s/>}<text:line-break/> <text:s/>else {<text:line-break/> <text:s text:c="3"/>solve_int = 1;<text:line-break/> <text:s/>}<text:line-break/> <text:s/>return solve_int;</text:p>
            <text:p text:style-name="Code-Cell">}</text:p>
          </table:table-cell>
        </table:table-row>
      </table:table>
      <text:p text:style-name="Gsuite-Normal"/>
      <text:p text:style-name="P21"><text:a xlink:type="simple" xlink:href="https://en.wikipedia.org/wiki/Indent_style#Variant:_Stroustrup" text:style-name="Internet_20_link" text:visited-style-name="Visited_20_Internet_20_Link"><text:span text:style-name="T98">Stroustrup style</text:span></text:a><text:span text:style-name="T98"> is a </text:span><text:span text:style-name="T43">one-true-brace</text:span><text:span text:style-name="T98"> variant of K&amp;R-style that does not cuddle else clauses. Many feel it nicely balances compactness, clarity, and safety.</text:span></text:p>
      <text:list xml:id="list125005627545229" text:continue-numbering="true" text:style-name="L1">
        <text:list-item>
          <text:list>
            <text:list-item>
              <text:p text:style-name="P222">Organize <text:span text:style-name="T184">by</text:span> paragraphs</text:p>
              <text:list>
                <text:list-item>
                  <text:p text:style-name="P254"><text:span text:style-name="T128">Group</text:span> code in paragraphs and place blank lines between each.</text:p>
                </text:list-item>
                <text:list-item>
                  <text:p text:style-name="P258"><text:span text:style-name="T128">Vertically a</text:span>lign like operators within paragraphs.</text:p>
                </text:list-item>
                <text:list-item>
                  <text:p text:style-name="P258">Indent comments the same amount as the code they explain.</text:p>
                </text:list-item>
                <text:list-item>
                  <text:p text:style-name="P266">Comment <text:span text:style-name="T155">per paragraph.</text:span></text:p>
                </text:list-item>
              </text:list>
            </text:list-item>
          </text:list>
        </text:list-item>
      </text:list>
      <text:p text:style-name="P7"/>
      <table:table table:name="Table26" table:style-name="Table26">
        <table:table-column table:style-name="Table26.A"/>
        <table:table-row>
          <table:table-cell table:style-name="Table26.A1" office:value-type="string">
            <text:p text:style-name="P93">Listing A.<text:span text:style-name="T184">23 – Comments by line</text:span></text:p>
          </table:table-cell>
        </table:table-row>
        <table:table-row>
          <table:table-cell table:style-name="Table26.A2" office:value-type="string">
            <text:p text:style-name="P120">// == Avoid ===</text:p>
            <text:p text:style-name="P120">function shuffle( items ) { </text:p>
            <text:p text:style-name="P120"><text:s text:c="2"/>// <text:span text:style-name="T119">Items should be an array.</text:span></text:p>
            <text:p text:style-name="P120"><text:s text:c="2"/>// Return false if argument is not an array </text:p>
            <text:p text:style-name="P120"><text:s text:c="2"/>if ( ! Array.isArray( items ) ) { return false; }</text:p>
            <text:p text:style-name="P120"><text:s text:c="2"/>// Get the length of the <text:span text:style-name="T119">items </text:span>array. <text:s/><text:span text:style-name="T119">Size is an integer.</text:span> </text:p>
            <text:p text:style-name="P120"><text:s text:c="2"/>var size = items.length;</text:p>
            <text:p text:style-name="P120"><text:s text:c="2"/>// Decrement i from the <text:span text:style-name="T119">size</text:span> of the list to 1 </text:p>
            <text:p text:style-name="P120"><text:soft-page-break/><text:s text:c="2"/>for ( var i = size; i &gt; 0; i-- ) {</text:p>
            <text:p text:style-name="P120"><text:s text:c="4"/>// x is <text:span text:style-name="T119">the int element index at the end of the section.</text:span></text:p>
            <text:p text:style-name="P120"><text:s text:c="4"/>var x = i - 1;</text:p>
            <text:p text:style-name="P120"><text:s text:c="4"/>// y is a <text:span text:style-name="T119">random integer index within the section.</text:span></text:p>
            <text:p text:style-name="P120"><text:s text:c="4"/>var y = Math.floor( Math.random() * i );</text:p>
            <text:p text:style-name="P120"><text:s text:c="4"/>// Get random element value. <text:span text:style-name="T119">Swap could be any data type.</text:span></text:p>
            <text:p text:style-name="P120"><text:s text:c="4"/>var swap = items[ y ];</text:p>
            <text:p text:style-name="P120"><text:s text:c="4"/>// <text:span text:style-name="T119">Set random element value to same as end of section</text:span></text:p>
            <text:p text:style-name="P120"><text:s text:c="4"/>items[ y ] = items[ x ];</text:p>
            <text:p text:style-name="P120"><text:s text:c="4"/>// <text:span text:style-name="T120">Set end of section value to random element value</text:span></text:p>
            <text:p text:style-name="P120"><text:s text:c="4"/>items[ x ] = swap;</text:p>
            <text:p text:style-name="P120"><text:s text:c="2"/>}</text:p>
            <text:p text:style-name="P120"><text:s text:c="2"/>return true;</text:p>
            <text:p text:style-name="P120">}</text:p>
          </table:table-cell>
        </table:table-row>
      </table:table>
      <text:p text:style-name="Gsuite-Normal"/>
      <table:table table:name="Table27" table:style-name="Table27">
        <table:table-column table:style-name="Table27.A"/>
        <table:table-row>
          <table:table-cell table:style-name="Table27.A1" office:value-type="string">
            <text:p text:style-name="P99">Listing A.<text:span text:style-name="T184">24 – Comments by paragraph</text:span></text:p>
          </table:table-cell>
        </table:table-row>
        <table:table-row>
          <table:table-cell table:style-name="Table27.A2" office:value-type="string">
            <text:p text:style-name="P161">// <text:span text:style-name="T154">== Prefer ==</text:span></text:p>
            <text:p text:style-name="P161">function shuffleList ( arg_list ) { </text:p>
            <text:p text:style-name="P153"><text:s text:c="2"/>var </text:p>
            <text:p text:style-name="P153"><text:s text:c="4"/>list <text:s/>= castList( arg_list ),</text:p>
            <text:p text:style-name="P153"><text:s text:c="4"/>count, idj, last_idx, pick_idx, swap_data;</text:p>
            <text:p text:style-name="P153"/>
            <text:p text:style-name="P153"><text:s text:c="2"/>if ( ! list ) { return false; }</text:p>
            <text:p text:style-name="P153"><text:s text:c="2"/>count = list.length;</text:p>
            <text:p text:style-name="P153"/>
            <text:p text:style-name="P153"><text:s text:c="2"/>for ( idj = count; idj &gt; 0; idj-- ) { </text:p>
            <text:p text:style-name="P153"><text:s text:c="4"/>last_idx <text:s text:c="8"/>= idj - 1;</text:p>
            <text:p text:style-name="P153"><text:s text:c="4"/>pick_idx <text:s text:c="8"/>= Math.floor( Math.random() * idj );</text:p>
            <text:p text:style-name="P153"><text:s text:c="4"/>swap_data <text:s text:c="7"/>= list[ last_idx ];</text:p>
            <text:p text:style-name="P153"><text:s text:c="4"/>list[ last_idx ] = list[ pick_idx ];</text:p>
            <text:p text:style-name="P153"><text:s text:c="4"/>list[ pick_idx ] = swap_data;</text:p>
            <text:p text:style-name="P153"><text:s text:c="2"/>}</text:p>
            <text:p text:style-name="P153"><text:s text:c="2"/>return true;</text:p>
            <text:p text:style-name="P150">}</text:p>
          </table:table-cell>
        </table:table-row>
      </table:table>
      <text:p text:style-name="P18"/>
      <text:p text:style-name="P267">Comment by paragraph and avoid hard-to-maintain line comments. Rely on the name convention to explain variable content and purpose, paragraph comments to explain broader concepts, and function comments to describe APIs. Use an editor like Vim, Sublime, or WebStorm which support vertical selection and alignment. Webstorm provides an option to auto-align map values which is a great time-saver.</text:p>
      <text:list xml:id="list125004991323272" text:continue-numbering="true" text:style-name="L1">
        <text:list-item>
          <text:list>
            <text:list-item>
              <text:p text:style-name="P224"><text:soft-page-break/>Document APIs in-line</text:p>
            </text:list-item>
          </text:list>
        </text:list-item>
      </text:list>
      <text:p text:style-name="P36"><text:span text:style-name="T18">Document any non-trivial </text:span><text:span text:style-name="T5">API</text:span><text:span text:style-name="T3"> </text:span><text:span text:style-name="T18">in-line. <text:s/>Provide its</text:span><text:span text:style-name="T3"> purpose, </text:span><text:span text:style-name="T18">examples, arguments, return values, exceptions, and methods as </text:span><text:span text:style-name="T134">listing A.25. Place architecture plans in documents separate from the code.</text:span></text:p>
      <text:p text:style-name="Gsuite-Normal"/>
      <table:table table:name="Table18" table:style-name="Table18">
        <table:table-column table:style-name="Table18.A"/>
        <table:table-row>
          <table:table-cell table:style-name="Table18.A1" office:value-type="string">
            <text:p text:style-name="P116">Listing A.<text:span text:style-name="T185">25 – In-line APIs</text:span></text:p>
          </table:table-cell>
        </table:table-row>
        <table:table-row>
          <table:table-cell table:style-name="Table18.A2" office:value-type="string">
            <text:p text:style-name="P127">// == Avoid ===</text:p>
            <text:p text:style-name="P127">function shuffleList( arg_list ) { … }</text:p>
            <text:p text:style-name="P158"/>
            <text:p text:style-name="P160">// == Prefer == <text:span text:style-name="T156">See hi_score/js/xhi/xhi-module-template.js.</text:span></text:p>
            <text:p text:style-name="P158">// BEGIN public method /shuffleList/</text:p>
            <text:p text:style-name="P158">// Purpose <text:s text:c="2"/>: Shuffle elements in a list</text:p>
            <text:p text:style-name="P158">// Example <text:s text:c="2"/>: shuffleList( [1,2,3,4] ) returns [ 3,1,4,2 ]</text:p>
            <text:p text:style-name="P158">// Arguments : ( positional )</text:p>
            <text:p text:style-name="P158">// <text:s text:c="2"/>0. arg_list - The list to shuffle</text:p>
            <text:p text:style-name="P158">// Returns <text:s text:c="2"/>: boolean true on success</text:p>
            <text:p text:style-name="P158">// Throws <text:s text:c="3"/>: none</text:p>
            <text:p text:style-name="P158">// Method <text:s text:c="3"/>:</text:p>
            <text:p text:style-name="P158">// <text:s text:c="2"/>1. Count down from end of array with last_idx</text:p>
            <text:p text:style-name="P158">// <text:s text:c="2"/>2. Randomly pick element from between 0 and last_idx</text:p>
            <text:p text:style-name="P158">// <text:s text:c="2"/>3. Swap pick element with last_idx element</text:p>
            <text:p text:style-name="P158">//</text:p>
            <text:p text:style-name="P158">function shuffleList( arg_list ) { … }</text:p>
            <text:p text:style-name="P158">// . END public method /shuffleList/</text:p>
          </table:table-cell>
        </table:table-row>
      </table:table>
      <text:list xml:id="list125004499509584" text:continue-numbering="true" text:style-name="L1">
        <text:list-item>
          <text:list>
            <text:list-item>
              <text:p text:style-name="P219"><text:span text:style-name="T104">Mark future tasks with</text:span> TODOs</text:p>
            </text:list-item>
          </text:list>
        </text:list-item>
      </text:list>
      <text:p text:style-name="P22"><text:span text:style-name="T135">Create </text:span><text:span text:style-name="T70">TODO</text:span><text:span text:style-name="T135"> comments for tasks that can’t be complete immediately using the format shown in Listing A.26. </text:span>These have become standard enough that JSLint and most IDEs recognize <text:span text:style-name="T93">them.</text:span></text:p>
      <text:p text:style-name="P22"/>
      <table:table table:name="Table28" table:style-name="Table28">
        <table:table-column table:style-name="Table28.A"/>
        <table:table-row>
          <table:table-cell table:style-name="Table28.A1" office:value-type="string">
            <text:p text:style-name="P101">Listing A.2<text:span text:style-name="T212">6 –</text:span> <text:span text:style-name="T237">A TODO comment</text:span></text:p>
          </table:table-cell>
        </table:table-row>
        <table:table-row>
          <table:table-cell table:style-name="Table28.A2" office:value-type="string">
            <text:p text:style-name="P159">// == Prefer ==</text:p>
            <text:p text:style-name="P159">// TODO &lt;yyyy-mm-dd&gt; &lt;username&gt; &lt;<text:span text:style-name="T156">syslog-</text:span>level&gt;: &lt;Explanation<text:span text:style-name="T136">&gt;</text:span></text:p>
          </table:table-cell>
        </table:table-row>
      </table:table>
      <text:p text:style-name="P34"/>
      <text:p text:style-name="P34"><text:span text:style-name="T157">The date conveys the freshness of the comment, the username conveys responsibility, and the syslog-level (</text:span><text:span text:style-name="T33">emerg</text:span><text:span text:style-name="T157">, </text:span><text:span text:style-name="T33">alert</text:span><text:span text:style-name="T157">, </text:span><text:span text:style-name="T33">crit</text:span><text:span text:style-name="T157">, </text:span><text:span text:style-name="T33">err</text:span><text:span text:style-name="T157">, </text:span><text:span text:style-name="T33">warn</text:span><text:span text:style-name="T157">, </text:span><text:span text:style-name="T33">notice</text:span><text:span text:style-name="T157">, </text:span><text:span text:style-name="T33">info</text:span><text:span text:style-name="T157">, or </text:span><text:span text:style-name="T245">debug</text:span><text:span text:style-name="T31">) </text:span><text:span text:style-name="T157">expresses urgency. <text:s/>We can use Bash to report all outstanding </text:span><text:span text:style-name="T71">TODOs</text:span><text:span text:style-name="T157"> as shown in Listing A.27. <text:s/>This check is included in the </text:span><text:span text:style-name="T39">hi_score</text:span><text:span text:style-name="T157"> commit hook.</text:span></text:p>
      <text:p text:style-name="Gsuite-Normal"><text:soft-page-break/></text:p>
      <table:table table:name="Table45" table:style-name="Table45">
        <table:table-column table:style-name="Table45.A"/>
        <table:table-row>
          <table:table-cell table:style-name="Table45.A1" office:value-type="string">
            <text:p text:style-name="P102">Listing A.2<text:span text:style-name="T212">7</text:span> – <text:span text:style-name="T238">Listing TODOs</text:span></text:p>
          </table:table-cell>
        </table:table-row>
        <table:table-row>
          <table:table-cell table:style-name="Table45.A2" office:value-type="string">
            <text:p text:style-name="Code-Cell">grep TODO $(find ./ -type f -name '*.js' <text:span text:style-name="T157">\<text:line-break/> <text:s/></text:span>| grep -v node_modules |grep <text:span text:style-name="T158">-v</text:span> /vendor/) <text:span text:style-name="T158">|sort -u</text:span></text:p>
          </table:table-cell>
        </table:table-row>
      </table:table>
      <text:list xml:id="list125004210032037" text:continue-numbering="true" text:style-name="L1">
        <text:list-item>
          <text:list>
            <text:list-item>
              <text:p text:style-name="P219"><text:span text:style-name="T6">C</text:span><text:span text:style-name="T3">omment disabled code</text:span></text:p>
            </text:list-item>
          </text:list>
        </text:list-item>
      </text:list>
      <text:p text:style-name="P34"><text:span text:style-name="T6">It is wise to </text:span><text:span text:style-name="T3">disable </text:span><text:span text:style-name="T7">a code</text:span><text:span text:style-name="T5"> block and only delete it </text:span><text:span text:style-name="T7">when we are certain it will no longer be useful</text:span><text:span text:style-name="T5">. This prevents team members from solving the same problem multiple times. </text:span><text:span text:style-name="T7">Disabled code should be </text:span><text:span text:style-name="T17">identified</text:span><text:span text:style-name="T7"> by a </text:span><text:span text:style-name="T55">TODO</text:span><text:span text:style-name="T7"> comment as </text:span><text:span text:style-name="T18">shown </text:span><text:span text:style-name="T14">in Listing A.</text:span><text:span text:style-name="T22">2</text:span><text:span text:style-name="T28">8</text:span><text:span text:style-name="T14">.</text:span></text:p>
      <text:p text:style-name="P15"/>
      <table:table table:name="Table24" table:style-name="Table24">
        <table:table-column table:style-name="Table24.A"/>
        <table:table-row>
          <table:table-cell table:style-name="Table24.A1" office:value-type="string">
            <text:p text:style-name="P94">Listing A.<text:span text:style-name="T185">28 – Disabled code with an explanation</text:span></text:p>
          </table:table-cell>
        </table:table-row>
        <table:table-row>
          <table:table-cell table:style-name="Table24.A2" office:value-type="string">
            <text:p text:style-name="P127">// == Avoid ===</text:p>
            <text:p text:style-name="P127">// while ( k &gt; 0 ) { … }</text:p>
            <text:p text:style-name="P158"/>
            <text:p text:style-name="P158">// == Prefer ==</text:p>
            <text:p text:style-name="P158">// BEGIN TODO 2017-12-29 mikem warn:</text:p>
            <text:p text:style-name="P158">// <text:s text:c="2"/>Disabled while testing alternative</text:p>
            <text:p text:style-name="P158">// while ( k &gt; 0 ) { … }</text:p>
            <text:p text:style-name="P158">// . END TODO 2019-12-29 mikem</text:p>
          </table:table-cell>
        </table:table-row>
      </table:table>
      <text:p text:style-name="P75"/>
      <text:p text:style-name="P76"><text:span text:style-name="T143">Search and resolve </text:span><text:span text:style-name="T72">TODOs</text:span><text:span text:style-name="T143"> regularly – once a week is good –</text:span> by <text:span text:style-name="T143">recording them in the organization’s</text:span> issue <text:span text:style-name="T143">tracking</text:span> database. <text:span text:style-name="T143">Convert each comment as each issue is entered as shown in Listing A.29</text:span></text:p>
      <text:p text:style-name="P75"/>
      <table:table table:name="Table25" table:style-name="Table25">
        <table:table-column table:style-name="Table25.A"/>
        <table:table-row>
          <table:table-cell table:style-name="Table25.A1" office:value-type="string">
            <text:p text:style-name="P94"><text:span text:style-name="T133">L</text:span>isting A.<text:span text:style-name="T185">29 – An issue comment</text:span></text:p>
          </table:table-cell>
        </table:table-row>
        <table:table-row>
          <table:table-cell table:style-name="Table25.A2" office:value-type="string">
            <text:p text:style-name="P158">// == Prefer == <text:span text:style-name="T144">(issue ID used to explain disabled code)</text:span></text:p>
            <text:p text:style-name="P158">// Issue #96785: Disabled while testing alternative</text:p>
            <text:p text:style-name="P158">// while ( k &gt; 0 ) { … }</text:p>
          </table:table-cell>
        </table:table-row>
      </table:table>
      <text:list xml:id="list125003599741657" text:continue-numbering="true" text:style-name="L1">
        <text:list-item>
          <text:list>
            <text:list-item>
              <text:p text:style-name="P234">Put it all together</text:p>
            </text:list-item>
          </text:list>
        </text:list-item>
      </text:list>
      <text:p text:style-name="P71"><text:span text:style-name="T247">Listings A.30 and A.31 co</text:span>mpare the readability of an object prototype before and after <text:span text:style-name="T247">applying the recommended formatting.</text:span> </text:p>
      <text:p text:style-name="P69"/>
      <table:table table:name="Table39" table:style-name="Table39">
        <table:table-column table:style-name="Table39.A"/>
        <text:soft-page-break/>
        <table:table-row>
          <table:table-cell table:style-name="Table39.A1" office:value-type="string">
            <text:p text:style-name="P115"><text:span text:style-name="T133">L</text:span>isting A.<text:span text:style-name="T234">30 – Carefree format</text:span></text:p>
          </table:table-cell>
        </table:table-row>
        <table:table-row>
          <table:table-cell table:style-name="Table39.A2" office:value-type="string">
            <text:p text:style-name="P149">// == Avoid ===</text:p>
            <text:p text:style-name="P149">doggy = {</text:p>
            <text:p text:style-name="P149"><text:s text:c="2"/>temperature : 36.5, </text:p>
            <text:p text:style-name="P149"><text:s text:c="2"/>name : 'Guido',</text:p>
            <text:p text:style-name="P149"><text:s text:c="2"/>greeting : 'Grrrr', </text:p>
            <text:p text:style-name="P149"><text:s text:c="2"/>speech : 'I am a dog', </text:p>
            <text:p text:style-name="P149"><text:s text:c="2"/>height : 1.0, </text:p>
            <text:p text:style-name="P149"><text:s text:c="2"/>legs : 4, </text:p>
            <text:p text:style-name="P149"><text:s text:c="2"/>ok : check, </text:p>
            <text:p text:style-name="P149"><text:s text:c="2"/>remove : destroy, </text:p>
            <text:p text:style-name="P149"><text:s text:c="2"/>greet_people : greet_people, </text:p>
            <text:p text:style-name="P149"><text:s text:c="2"/>say_something : say_something, </text:p>
            <text:p text:style-name="P149"><text:s text:c="2"/>speak_to_us : speak, </text:p>
            <text:p text:style-name="P149"><text:s text:c="2"/>colorify : flash, </text:p>
            <text:p text:style-name="P149"><text:s text:c="2"/>show : render </text:p>
            <text:p text:style-name="P149">};</text:p>
          </table:table-cell>
        </table:table-row>
      </table:table>
      <text:p text:style-name="P37"/>
      <table:table table:name="Table40" table:style-name="Table40">
        <table:table-column table:style-name="Table40.A"/>
        <table:table-row>
          <table:table-cell table:style-name="Table40.A1" office:value-type="string">
            <text:p text:style-name="P115"><text:span text:style-name="T133">L</text:span>isting A.<text:span text:style-name="T239">31 – Purposeful format</text:span></text:p>
          </table:table-cell>
        </table:table-row>
        <table:table-row>
          <table:table-cell table:style-name="Table40.A2" office:value-type="string">
            <text:p text:style-name="P192">// == Prefer ===</text:p>
            <text:p text:style-name="P192">dogProto = {</text:p>
            <text:p text:style-name="P192"><text:s text:c="2"/>_greet_str <text:s text:c="5"/>: 'Grrrr',</text:p>
            <text:p text:style-name="P192"><text:s text:c="2"/>_height_m_num_ <text:s/>: 1.0,</text:p>
            <text:p text:style-name="P192"><text:s text:c="2"/>_leg_count_ <text:s text:c="4"/>: 4,</text:p>
            <text:p text:style-name="P192"><text:s text:c="2"/>_name <text:s text:c="10"/>: 'Guido',</text:p>
            <text:p text:style-name="P192"><text:s text:c="2"/>_speak_str_ <text:s text:c="4"/>: 'I am a dog',</text:p>
            <text:p text:style-name="P192"><text:s text:c="2"/>_temp_c_num_ <text:s text:c="3"/>: 36.5,</text:p>
            <text:p text:style-name="P192"/>
            <text:p text:style-name="P192"><text:s text:c="2"/>_check_destroy_fn_ : checkDestroyFn,</text:p>
            <text:p text:style-name="P192"><text:s text:c="2"/>_destroy_dog_fn_ <text:s text:c="2"/>: destroyDogFn,</text:p>
            <text:p text:style-name="P192"><text:s text:c="2"/>_print_greet_fn_ <text:s text:c="2"/>: printGreetFn,</text:p>
            <text:p text:style-name="P192"><text:s text:c="2"/>_print_name_fn_ <text:s text:c="3"/>: printNameFn,</text:p>
            <text:p text:style-name="P192"><text:s text:c="2"/>_print_speak_fn_ <text:s text:c="2"/>: printSpeakFn,</text:p>
            <text:p text:style-name="P192"><text:s text:c="2"/>_redraw_dog_fn_ <text:s text:c="3"/>: redrawDogFn,</text:p>
            <text:p text:style-name="P192"><text:s text:c="2"/>_show_flash_fn_ <text:s text:c="3"/>: showFlashFn</text:p>
            <text:p text:style-name="P192">};</text:p>
          </table:table-cell>
        </table:table-row>
      </table:table>
      <text:list xml:id="list125004273868963" text:continue-numbering="true" text:style-name="L1">
        <text:list-item>
          <text:p text:style-name="P217"><text:soft-page-break/>Apply consistent syntax</text:p>
          <text:list>
            <text:list-item>
              <text:p text:style-name="P235">Remove ambiguity with labels</text:p>
            </text:list-item>
          </text:list>
        </text:list-item>
      </text:list>
      <text:p text:style-name="P55"><text:span text:style-name="T223">Labels may be used with </text:span><text:span text:style-name="T73">while</text:span><text:span text:style-name="T59">,</text:span><text:span text:style-name="T215"> </text:span><text:span text:style-name="T73">do</text:span><text:span text:style-name="T59">,</text:span><text:span text:style-name="T215"> </text:span><text:span text:style-name="T73">for</text:span><text:span text:style-name="T59">,</text:span><text:span text:style-name="T217"> </text:span><text:span text:style-name="T216">or </text:span><text:span text:style-name="T73">switch</text:span><text:span text:style-name="T115"> blocks. They clarify the purpose of a </text:span><text:span text:style-name="T78">continue</text:span><text:span text:style-name="T115"> or </text:span><text:span text:style-name="T78">break</text:span><text:span text:style-name="T115"> statement and make the code more resistant to nesting errors.</text:span></text:p>
      <text:p text:style-name="P54"/>
      <table:table table:name="Table6" table:style-name="Table6">
        <table:table-column table:style-name="Table6.A"/>
        <table:table-row>
          <table:table-cell table:style-name="Table6.A1" office:value-type="string">
            <text:p text:style-name="P104"><text:span text:style-name="T133">L</text:span>isting A.<text:span text:style-name="T185">32 – Labeled statements</text:span></text:p>
          </table:table-cell>
        </table:table-row>
        <table:table-row>
          <table:table-cell table:style-name="Table6.A2" office:value-type="string">
            <text:p text:style-name="P181">var </text:p>
            <text:p text:style-name="P181"><text:s text:c="2"/>horse_<text:span text:style-name="T218">list </text:span><text:s/>= [ 'Anglo-Arabian', 'Clydsedale' ],</text:p>
            <text:p text:style-name="P179"><text:s text:c="2"/>hors<text:span text:style-name="T218">e_count</text:span> = horseList.length,</text:p>
            <text:p text:style-name="P179"><text:s text:c="2"/>breed_<text:span text:style-name="T218">name</text:span>, idx, <text:span text:style-name="T214">idj</text:span></text:p>
            <text:p text:style-name="P179"><text:s text:c="2"/>;</text:p>
            <text:p text:style-name="P179"/>
            <text:p text:style-name="P179">_HORSE_NAME_: for ( idx = 0; idx &lt; horse_<text:span text:style-name="T218">c</text:span>ount; idx++ ) {</text:p>
            <text:p text:style-name="P179"><text:s text:c="2"/>breed_<text:span text:style-name="T218">n</text:span>ame = horse_<text:span text:style-name="T218">l</text:span>ist[ idx ];</text:p>
            <text:p text:style-name="P179"><text:s text:c="2"/>_<text:span text:style-name="T218">LEG_IDX_ : for ( idj = 0; idj &lt; 4; idj++ ) {</text:span></text:p>
            <text:p text:style-name="P182"><text:span text:style-name="T213"><text:s text:c="4"/>if ( Math.random() &lt; 0.5 ) { break </text:span>_LEG_IDX_;</text:p>
            <text:p text:style-name="P180"><text:s text:c="4"/><text:span text:style-name="T214">if ( idj === 3 &amp;&amp; breed_name === </text:span>'Clydesdale' <text:span text:style-name="T214">) {</text:span></text:p>
            <text:p text:style-name="P180"><text:s text:c="6"/><text:span text:style-name="T218">break</text:span> _HORSE_<text:span text:style-name="T214">NAME_</text:span>;</text:p>
            <text:p text:style-name="P180"><text:s text:c="4"/><text:span text:style-name="T218">}</text:span></text:p>
            <text:p text:style-name="P180"><text:s text:c="2"/><text:span text:style-name="T218">}</text:span></text:p>
            <text:p text:style-name="P179">}</text:p>
          </table:table-cell>
        </table:table-row>
      </table:table>
      <text:list xml:id="list125004013242746" text:continue-numbering="true" text:style-name="L1">
        <text:list-item>
          <text:list>
            <text:list-item>
              <text:p text:style-name="P219"><text:span text:style-name="T227">Prefer C-style ‘</text:span>for’ <text:span text:style-name="T221">syntax</text:span></text:p>
            </text:list-item>
          </text:list>
        </text:list-item>
      </text:list>
      <text:p text:style-name="P57">Use the <text:span text:style-name="T223">C-style</text:span> form of the <text:span text:style-name="T61">for</text:span> <text:span text:style-name="T223">statement</text:span>. Avoid the <text:span text:style-name="T61">for-i</text:span><text:span text:style-name="T79">n</text:span> <text:span text:style-name="T248">f</text:span>orm <text:span text:style-name="T223">as this iterates over </text:span>inherited properties which are unreliable. Instead use <text:span text:style-name="T61">Object.keys()</text:span> to get a list of property names and iterate over that <text:span text:style-name="T223">as shown in Listing A.33.</text:span></text:p>
      <text:p text:style-name="P58"/>
      <table:table table:name="Table51" table:style-name="Table51">
        <table:table-column table:style-name="Table51.A"/>
        <table:table-row>
          <table:table-cell table:style-name="Table51.A1" office:value-type="string">
            <text:p text:style-name="P105"><text:span text:style-name="T133">L</text:span>isting A.<text:span text:style-name="T185">33 – C-style ‘for’ syntax</text:span></text:p>
          </table:table-cell>
        </table:table-row>
        <table:table-row>
          <table:table-cell table:style-name="Table51.A2" office:value-type="string">
            <text:p text:style-name="P145">// == Avoid ===</text:p>
            <text:p text:style-name="P145">for ( key in cat_obj ) {</text:p>
            <text:p text:style-name="P145"><text:s text:c="2"/>if ( cat_obj.hasOwnProperty( key ) ) {</text:p>
            <text:p text:style-name="P145"><text:s text:c="4"/>// process key</text:p>
            <text:p text:style-name="P145"><text:s text:c="2"/>}</text:p>
            <text:p text:style-name="P145">}</text:p>
            <text:p text:style-name="P183"/>
            <text:p text:style-name="P183">// == Prefer ==</text:p>
            <text:p text:style-name="P183"><text:soft-page-break/>key_list <text:s/>= Object.keys( cat_obj );</text:p>
            <text:p text:style-name="P183">key_count = key_list.length;</text:p>
            <text:p text:style-name="P183">for ( idx = 0; idx &lt; key_count; idx++ ) {</text:p>
            <text:p text:style-name="P183"><text:s text:c="2"/>key = obj_list[ idx ];</text:p>
            <text:p text:style-name="P183"><text:s text:c="2"/>// process key</text:p>
            <text:p text:style-name="P183">}</text:p>
          </table:table-cell>
        </table:table-row>
      </table:table>
      <text:list xml:id="list125005620629568" text:continue-numbering="true" text:style-name="L1">
        <text:list-item>
          <text:list>
            <text:list-item>
              <text:p text:style-name="P236">Compare with precision</text:p>
            </text:list-item>
          </text:list>
        </text:list-item>
      </text:list>
      <text:p text:style-name="P59">It is always better to use the precise <text:span text:style-name="T61">===</text:span> and <text:span text:style-name="T61">!==</text:span> operators. The <text:span text:style-name="T61">==</text:span> and <text:span text:style-name="T61">!=</text:span> operators do type coercion which is inconsistent and confusing. In particular, don’t use <text:span text:style-name="T61">==</text:span> to compare against falsey values. Our JSLint configuration doesn’t allow type coercion. If you want to test if a value is truthy or falsey <text:span text:style-name="T222">as shown in Listing A.34.</text:span></text:p>
      <text:p text:style-name="P60"/>
      <table:table table:name="Table52" table:style-name="Table52">
        <table:table-column table:style-name="Table52.A"/>
        <table:table-row>
          <table:table-cell table:style-name="Table52.A1" office:value-type="string">
            <text:p text:style-name="P106"><text:span text:style-name="T133">L</text:span>isting A.<text:span text:style-name="T185">34 – Check for ‘truthiness’</text:span></text:p>
          </table:table-cell>
        </table:table-row>
        <table:table-row>
          <table:table-cell table:style-name="Table52.A2" office:value-type="string">
            <text:p text:style-name="P184">if ( is_drag_mode ) { runReport(); }</text:p>
          </table:table-cell>
        </table:table-row>
      </table:table>
      <text:list xml:id="list125003652142912" text:continue-numbering="true" text:style-name="L1">
        <text:list-item>
          <text:list>
            <text:list-item>
              <text:p text:style-name="P237">Avoid<text:span text:style-name="T225"> ‘return’ mistakes</text:span></text:p>
            </text:list-item>
          </text:list>
        </text:list-item>
      </text:list>
      <text:p text:style-name="P61">The <text:span text:style-name="T61">return</text:span> value must start on the same line as the <text:span text:style-name="T61">return</text:span> keyword in order to avoid semicolon insertion. Do not place parentheses around the return value. </text:p>
      <text:p text:style-name="P62"/>
      <table:table table:name="Table54" table:style-name="Table54">
        <table:table-column table:style-name="Table54.A"/>
        <table:table-row>
          <table:table-cell table:style-name="Table54.A1" office:value-type="string">
            <text:p text:style-name="P108"><text:span text:style-name="T133">L</text:span>isting A.<text:span text:style-name="T240">35 – Return without errors</text:span></text:p>
          </table:table-cell>
        </table:table-row>
        <table:table-row>
          <table:table-cell table:style-name="Table54.A2" office:value-type="string">
            <text:p text:style-name="P146">// <text:span text:style-name="T224">== Avoid ===</text:span></text:p>
            <text:p text:style-name="P147">return</text:p>
            <text:p text:style-name="P147"><text:s text:c="2"/>( { _make_house_fn_ : make_house_fn } );</text:p>
            <text:p text:style-name="P185"/>
            <text:p text:style-name="P185">// == Prefer ==</text:p>
            <text:p text:style-name="P185">return { _make_house_fn_ : make_house_fn };</text:p>
          </table:table-cell>
        </table:table-row>
      </table:table>
      <text:list xml:id="list125004034572705" text:continue-numbering="true" text:style-name="L1">
        <text:list-item>
          <text:list>
            <text:list-item>
              <text:p text:style-name="P238">Avoid ‘switch’ fall-through</text:p>
            </text:list-item>
          </text:list>
        </text:list-item>
      </text:list>
      <text:p text:style-name="P63">Each group of statements except the default should end with <text:span text:style-name="T61">break</text:span>, <text:span text:style-name="T61">return</text:span>, or <text:span text:style-name="T61">throw</text:span>; fall-through should only be used with great caution and accompanying comments, and even then you should rethink the need for it. Is the terseness really worth the trade-off in legibility? Probably not. <text:s/><text:span text:style-name="T226">The preferred form is shown in Listing A.36.</text:span></text:p>
      <text:p text:style-name="P63"/>
      <table:table table:name="Table55" table:style-name="Table55">
        <table:table-column table:style-name="Table55.A"/>
        <text:soft-page-break/>
        <table:table-row>
          <table:table-cell table:style-name="Table55.A1" office:value-type="string">
            <text:p text:style-name="P109"><text:span text:style-name="T133">L</text:span>isting A.<text:span text:style-name="T185">36 – Avoid fall-through</text:span></text:p>
          </table:table-cell>
        </table:table-row>
        <table:table-row>
          <table:table-cell table:style-name="Table55.A2" office:value-type="string">
            <text:p text:style-name="P186">// == Prefer ==</text:p>
            <text:p text:style-name="P187">switch ( expression ) {</text:p>
            <text:p text:style-name="P187"><text:s text:c="2"/>case expression:</text:p>
            <text:p text:style-name="P187"><text:s text:c="4"/>// statements</text:p>
            <text:p text:style-name="P187"><text:s text:c="4"/>break;</text:p>
            <text:p text:style-name="P187"><text:s text:c="2"/>case expression:</text:p>
            <text:p text:style-name="P187"><text:s text:c="4"/>// statements</text:p>
            <text:p text:style-name="P187"><text:s text:c="4"/>break;</text:p>
            <text:p text:style-name="P187"><text:s text:c="2"/>default:</text:p>
            <text:p text:style-name="P187"><text:s text:c="4"/>// statements</text:p>
            <text:p text:style-name="P187">}</text:p>
          </table:table-cell>
        </table:table-row>
      </table:table>
      <text:list xml:id="list125003840916606" text:continue-numbering="true" text:style-name="L1">
        <text:list-item>
          <text:list>
            <text:list-item>
              <text:p text:style-name="P239">Trap exceptions</text:p>
            </text:list-item>
          </text:list>
        </text:list-item>
      </text:list>
      <text:p text:style-name="P243">Exceptions should be trapped using try-catch blocks using Stroustrup-style bracketing as shown in Listing A.37.</text:p>
      <text:p text:style-name="P64"/>
      <table:table table:name="Table56" table:style-name="Table56">
        <table:table-column table:style-name="Table56.A"/>
        <table:table-row>
          <table:table-cell table:style-name="Table56.A1" office:value-type="string">
            <text:p text:style-name="P110"><text:span text:style-name="T133">L</text:span>isting A.<text:span text:style-name="T185">37 – Try-catch block</text:span></text:p>
          </table:table-cell>
        </table:table-row>
        <table:table-row>
          <table:table-cell table:style-name="Table56.A2" office:value-type="string">
            <text:p text:style-name="P188">// == Prefer ==</text:p>
            <text:p text:style-name="P188">try {</text:p>
            <text:p text:style-name="P188"><text:s text:c="2"/>// statements</text:p>
            <text:p text:style-name="P188">}</text:p>
            <text:p text:style-name="P188">catch ( error_data ) {</text:p>
            <text:p text:style-name="P188"><text:s text:c="2"/>// statements</text:p>
            <text:p text:style-name="P188">}</text:p>
            <text:p text:style-name="P188">try {</text:p>
            <text:p text:style-name="P188"><text:s text:c="2"/>// statements</text:p>
            <text:p text:style-name="P188">}</text:p>
            <text:p text:style-name="P188">catch ( error_data ) {</text:p>
            <text:p text:style-name="P188"><text:s text:c="2"/>// statements</text:p>
            <text:p text:style-name="P188">}</text:p>
            <text:p text:style-name="P188">finally {</text:p>
            <text:p text:style-name="P188"><text:s text:c="2"/>// statements</text:p>
            <text:p text:style-name="P188">}</text:p>
          </table:table-cell>
        </table:table-row>
      </table:table>
      <text:list xml:id="list125004955121425" text:continue-numbering="true" text:style-name="L1">
        <text:list-item>
          <text:list>
            <text:list-item>
              <text:p text:style-name="P205">Avoid the comma operator</text:p>
            </text:list-item>
          </text:list>
        </text:list-item>
      </text:list>
      <text:p text:style-name="Gsuite-Normal">Avoid the use of the comma operator as found in some for loop constructs. This doesn’t apply to the comma separator, which is used in object literals, array literals, <text:span text:style-name="T147">variable declarations</text:span>, and parameter lists.</text:p>
      <text:list xml:id="list125003732449086" text:continue-numbering="true" text:style-name="L1">
        <text:list-item>
          <text:list>
            <text:list-item>
              <text:p text:style-name="P205"><text:soft-page-break/>Avoid assignment expressions</text:p>
            </text:list-item>
          </text:list>
        </text:list-item>
      </text:list>
      <text:p text:style-name="P28">Avoid using assignments <text:span text:style-name="T228">as test conditions as this is needlessly confusing.</text:span></text:p>
      <text:p text:style-name="P29"/>
      <table:table table:name="Table32" table:style-name="Table32">
        <table:table-column table:style-name="Table32.A"/>
        <table:table-row>
          <table:table-cell table:style-name="Table32.A1" office:value-type="string">
            <text:p text:style-name="P95">Listing A.<text:span text:style-name="T228">38 Assignment expressions</text:span></text:p>
          </table:table-cell>
        </table:table-row>
        <table:table-row>
          <table:table-cell table:style-name="Table32.A2" office:value-type="string">
            <text:p text:style-name="P124">// == Avoid ===</text:p>
            <text:p text:style-name="P128">var</text:p>
            <text:p text:style-name="P128"><text:s text:c="2"/>random_int = Math.floor( Math.random() * 2 ),</text:p>
            <text:p text:style-name="P128"><text:s text:c="2"/>set_int</text:p>
            <text:p text:style-name="P128"><text:s text:c="2"/>;</text:p>
            <text:p text:style-name="P128"/>
            <text:p text:style-name="P129">if ( set_int = random_int ) {</text:p>
            <text:p text:style-name="P129"><text:s text:c="2"/>console.warn( 'random int is 0' );</text:p>
            <text:p text:style-name="P129">}</text:p>
            <text:p text:style-name="P129"/>
            <text:p text:style-name="Code-Cell">// == <text:span text:style-name="T148">Prefer</text:span> ==</text:p>
            <text:p text:style-name="Code-Cell">var</text:p>
            <text:p text:style-name="Code-Cell"><text:s text:c="2"/>random_int = Math.floor( Math.random() * 2 ),</text:p>
            <text:p text:style-name="Code-Cell"><text:s text:c="2"/>set_int <text:s text:c="3"/><text:span text:style-name="T148">= random_int</text:span></text:p>
            <text:p text:style-name="Code-Cell"><text:s text:c="2"/>;</text:p>
            <text:p text:style-name="Code-Cell"/>
            <text:p text:style-name="Code-Cell">if ( random_int <text:span text:style-name="T148">=== 0</text:span> ) {</text:p>
            <text:p text:style-name="Code-Cell"><text:s text:c="2"/>console.warn( 'random in<text:span text:style-name="T148">t</text:span> is 0' );</text:p>
            <text:p text:style-name="Code-Cell">}</text:p>
          </table:table-cell>
        </table:table-row>
      </table:table>
      <text:list xml:id="list125004248210827" text:continue-numbering="true" text:style-name="L1">
        <text:list-item>
          <text:list>
            <text:list-item>
              <text:p text:style-name="P219"><text:span text:style-name="T220">Avoid the ‘do’, ‘while’, ‘</text:span>setInterval’ <text:span text:style-name="T220">statements</text:span></text:p>
            </text:list-item>
          </text:list>
        </text:list-item>
      </text:list>
      <text:p text:style-name="P56">Avoid the <text:span text:style-name="T34">do</text:span>, <text:span text:style-name="T32">while</text:span> and <text:span text:style-name="T32">setInterval</text:span> statements as they result can result in endless loop conditions which will ultimately crash a browser. <text:span text:style-name="T219">U</text:span>se the <text:span text:style-name="T32">for</text:span> and <text:span text:style-name="T32">setTimeout</text:span> statements which are self-limiting <text:span text:style-name="T219">instead.</text:span></text:p>
      <text:list xml:id="list125004242313394" text:continue-numbering="true" text:style-name="L1">
        <text:list-item>
          <text:list>
            <text:list-item>
              <text:p text:style-name="P219"><text:span text:style-name="T220">Avoid the ‘</text:span>with’ <text:span text:style-name="T220">statement</text:span></text:p>
            </text:list-item>
          </text:list>
        </text:list-item>
      </text:list>
      <text:p text:style-name="P56">The <text:span text:style-name="T32">with</text:span> statement should be avoided. Use the <text:span text:style-name="T32">object.call()</text:span> family of methods instead to adjust the value of <text:span text:style-name="T61">this</text:span> during function invocation.</text:p>
      <text:list xml:id="list125005607405284" text:continue-numbering="true" text:style-name="L1">
        <text:list-item>
          <text:list>
            <text:list-item>
              <text:p text:style-name="P219">Avoid confusing plus and minus operators</text:p>
            </text:list-item>
          </text:list>
        </text:list-item>
      </text:list>
      <text:p text:style-name="Gsuite-Normal">Be careful to not follow a <text:span text:style-name="T243">+</text:span> with a <text:span text:style-name="T243">+</text:span> or a <text:span text:style-name="T243">++</text:span>. This pattern can be confusing. Insert parentheses between them to make your intention clear.</text:p>
      <text:p text:style-name="P65"/>
      <table:table table:name="Table57" table:style-name="Table57">
        <table:table-column table:style-name="Table57.A"/>
        <text:soft-page-break/>
        <table:table-row>
          <table:table-cell table:style-name="Table57.A1" office:value-type="string">
            <text:p text:style-name="P111">Listing A.<text:span text:style-name="T228">39 – Confusing signs</text:span></text:p>
          </table:table-cell>
        </table:table-row>
        <table:table-row>
          <table:table-cell table:style-name="Table57.A2" office:value-type="string">
            <text:p text:style-name="P148">// == Avoid ===</text:p>
            <text:p text:style-name="P148">total = total_count + +arg_map._cost_int_;</text:p>
            <text:p text:style-name="P189"/>
            <text:p text:style-name="P189">// == Prefer ==</text:p>
            <text:p text:style-name="P189">total = total_count + ( +arg_map._cost_int_);</text:p>
          </table:table-cell>
        </table:table-row>
      </table:table>
      <text:p text:style-name="Gsuite-Normal"/>
      <text:p text:style-name="Gsuite-Normal">This prevents the <text:span text:style-name="T61">+ +</text:span> from being misread as <text:span text:style-name="T61">++</text:span>. The same guideline applies for the minus sign.</text:p>
      <text:list xml:id="list125004675531974" text:continue-numbering="true" text:style-name="L1">
        <text:list-item>
          <text:list>
            <text:list-item>
              <text:p text:style-name="P219"><text:span text:style-name="T220">Avoid</text:span> us<text:span text:style-name="T220">ing</text:span> ‘eval’</text:p>
            </text:list-item>
          </text:list>
        </text:list-item>
      </text:list>
      <text:p text:style-name="P26"><text:span text:style-name="T149">JavaScript will attempt to </text:span><text:span text:style-name="T74">eval</text:span><text:span text:style-name="T149"> (evaluate and execute) a string variable in numerous situations. Avoid these situations for better security and performance.</text:span></text:p>
      <text:p text:style-name="P26"/>
      <text:list xml:id="list125005552992062" text:continue-numbering="true" text:style-name="L1">
        <text:list-item>
          <text:list>
            <text:list-item>
              <text:list>
                <text:list-item>
                  <text:p text:style-name="P249">Don’t use the <text:span text:style-name="T81">F</text:span><text:span text:style-name="T61">unction</text:span> constructor <text:span text:style-name="T151">with a string as this performs an </text:span><text:span text:style-name="T75">eval</text:span><text:span text:style-name="T150">.</text:span></text:p>
                </text:list-item>
                <text:list-item>
                  <text:p text:style-name="P250">Don’t pass strings to <text:span text:style-name="T61">setTimeout</text:span> or <text:span text:style-name="T61">setInterval</text:span> <text:span text:style-name="T150">as this performs an </text:span><text:span text:style-name="T74">eval</text:span><text:span text:style-name="T150">.</text:span></text:p>
                </text:list-item>
                <text:list-item>
                  <text:p text:style-name="P250"><text:span text:style-name="T232">Don’t use </text:span><text:span text:style-name="T80">eval</text:span><text:span text:style-name="T232"> to process JSON. <text:s/>Use </text:span><text:span text:style-name="T75">JSON.parse(</text:span><text:span text:style-name="T60">)</text:span><text:span text:style-name="T150">to convert JSON string into a data structure and </text:span><text:span text:style-name="T75">JSON.stringify()</text:span><text:span text:style-name="T150"> to convert a data structure into a string.</text:span></text:p>
                </text:list-item>
              </text:list>
            </text:list-item>
          </text:list>
        </text:list-item>
        <text:list-item>
          <text:p text:style-name="P218">Layout JS and CSS files by namespace</text:p>
          <text:list>
            <text:list-item>
              <text:p text:style-name="P271"><text:span text:style-name="T89">Place</text:span> JavaScript files <text:span text:style-name="T89">used by the web application</text:span> under a directory called <text:span text:style-name="T54">js.</text:span></text:p>
            </text:list-item>
            <text:list-item>
              <text:p text:style-name="P271">Name JavaScript files according to the namespace they provide, one namespace per file. <text:span text:style-name="T89">All files should have the </text:span><text:span text:style-name="T76">.js</text:span><text:span text:style-name="T89"> suffix as shown in Listing A.40.</text:span></text:p>
            </text:list-item>
            <text:list-item>
              <text:p text:style-name="P271">Use the template to start any JavaScript module file. <text:span text:style-name="T91">This is found in the </text:span><text:span text:style-name="T41">hi_score</text:span><text:span text:style-name="T91"> project at </text:span><text:span text:style-name="T77">js/xhi/xhi-module-template.js</text:span><text:span text:style-name="T57">.</text:span></text:p>
            </text:list-item>
            <text:list-item>
              <text:p text:style-name="P255"><text:span text:style-name="T89">Place</text:span> all CSS files <text:span text:style-name="T89">used by the web application in a directory called </text:span><text:span text:style-name="T56">css</text:span><text:span text:style-name="T89">.</text:span></text:p>
            </text:list-item>
            <text:list-item>
              <text:p text:style-name="P271">Maintain a parallel structure between JavaScript and CSS files and class names. Create a CSS file for each JavaScript file that generates HTML. <text:span text:style-name="T89">All files should have the </text:span><text:span text:style-name="T76">.css</text:span><text:span text:style-name="T89"> suffix as shown below.</text:span></text:p>
            </text:list-item>
            <text:list-item>
              <text:p text:style-name="P271">Prefix CSS selectors according to the name of the module they support. This practice helps greatly to avoid unintended interaction with classes from third-party modules <text:span text:style-name="T102">as shown in Listing A.40.</text:span></text:p>
            </text:list-item>
            <text:list-item>
              <text:p text:style-name="P271">Use &lt;namespace&gt;_x_&lt;descriptor&gt;_ for state-indicator and other shared class names. Examples include <text:span text:style-name="T61">spa-_x_select_</text:span> and <text:span text:style-name="T61">spa-_x_disabled_</text:span>. Place these in the root namespace stylesheet, for example <text:span text:style-name="T61">spa.css</text:span>.</text:p>
            </text:list-item>
            <text:list-item>
              <text:p text:style-name="P271"><text:soft-page-break/>When using PowerCSS, keep the same parallel structure, replacing CSS files with JS files <text:span text:style-name="T101">as shown in Listing A.40.</text:span></text:p>
            </text:list-item>
            <text:list-item>
              <text:p text:style-name="P251"><text:span text:style-name="T89">In</text:span>clude third-party JavaScript files first in our HTML so their functions may be evaluated and made ready for our application.</text:p>
            </text:list-item>
            <text:list-item>
              <text:p text:style-name="P259">Include <text:span text:style-name="T249">custom</text:span> JavaScript files next, in order of namespace. <text:span text:style-name="T249">We</text:span> can’t load namespace <text:span text:style-name="T61">spa.shell</text:span>, for example, if the root namespace, <text:span text:style-name="T61">spa</text:span>, has not yet been loaded.</text:p>
            </text:list-item>
          </text:list>
        </text:list-item>
      </text:list>
      <text:p text:style-name="P10"/>
      <table:table table:name="Table53" table:style-name="Table53">
        <table:table-column table:style-name="Table53.A"/>
        <table:table-row>
          <table:table-cell table:style-name="Table53.A1" office:value-type="string">
            <text:p text:style-name="P107"><text:span text:style-name="T133">L</text:span>isting A.<text:span text:style-name="T241">40 – Namespaced files</text:span></text:p>
          </table:table-cell>
        </table:table-row>
        <table:table-row>
          <table:table-cell table:style-name="Table53.A2" office:value-type="string">
            <text:p text:style-name="P177">// == Prefer == JS files</text:p>
            <text:p text:style-name="P177">js/spa.js <text:s text:c="9"/>// spa.* namespace</text:p>
            <text:p text:style-name="P177">js/spa.shell.js <text:s text:c="3"/>// spa._shell_.* namespace</text:p>
            <text:p text:style-name="P177">js/spa.slider.js <text:s text:c="2"/>// spa._slider_.* namespace<text:line-break/></text:p>
            <text:p text:style-name="P177">// == Acceptable == CSS files<text:line-break/>css/spa.css <text:s text:c="7"/>// spa-* <text:s text:c="8"/>namespace</text:p>
            <text:p text:style-name="P177">// defines #spa, .spa-_x_clearall_</text:p>
            <text:p text:style-name="P177"/>
            <text:p text:style-name="P177">css/spa.shell.css <text:s/>// spa-_shell_* <text:s/>namespace</text:p>
            <text:p text:style-name="P177">// defines .spa-_shell_, spa-_shell_header_,</text:p>
            <text:p text:style-name="P177">// <text:s text:c="2"/>.spa-_shell_footer_, and .spa-_shell_main_</text:p>
            <text:p text:style-name="P177"/>
            <text:p text:style-name="P177">css/spa.slider.css // spa-_slider_* namespace</text:p>
            <text:p text:style-name="P177">// defines .spa-slider-open, spa-slider-closed<text:line-break/><text:line-break/>// == Prefer == PowerCSS alternatives to CSS</text:p>
            <text:p text:style-name="P177">js/spa.css.js <text:s text:c="7"/>// spa-* <text:s text:c="8"/>namespace</text:p>
            <text:p text:style-name="P177">js/spa.css_shell.js <text:s/>// spa-_shell_* <text:s/>namespace</text:p>
            <text:p text:style-name="P177">js/spa.css_slider.js // spa-_slider_* namespace</text:p>
          </table:table-cell>
        </table:table-row>
      </table:table>
      <text:p text:style-name="P204"/>
      <text:p text:style-name="P53">These <text:span text:style-name="T90">conventions make</text:span> the <text:span text:style-name="T90">interplay</text:span> between CSS and JavaScript <text:span text:style-name="T90">easier to manage and debug.</text:span></text:p>
      <text:list xml:id="list125004229763730" text:continue-numbering="true" text:style-name="L1">
        <text:list-item>
          <text:p text:style-name="P213"><text:span text:style-name="T91">Use </text:span>JSLint</text:p>
        </text:list-item>
      </text:list>
      <text:p text:style-name="P31">JSLint is a <text:span text:style-name="T152">very popular</text:span> JavaScript validation tool written and maintained by Douglas Crockford. <text:span text:style-name="T152">Use it to identify errors and ensure best practice. <text:s/>JSLint is automatically installed with </text:span><text:span text:style-name="T38">hi_score</text:span><text:span text:style-name="T12">.</text:span></text:p>
      <text:list xml:id="list125004915836741" text:continue-numbering="true" text:style-name="L1">
        <text:list-item>
          <text:list>
            <text:list-item>
              <text:p text:style-name="P219"><text:soft-page-break/>Install JSLint</text:p>
            </text:list-item>
          </text:list>
        </text:list-item>
      </text:list>
      <text:p text:style-name="P30"><text:span text:style-name="T12">We may install JSLint </text:span><text:span text:style-name="T11">globally as shown in Listing A.</text:span><text:span text:style-name="T27">41</text:span><text:span text:style-name="T25">.</text:span></text:p>
      <text:p text:style-name="Gsuite-Normal"/>
      <table:table table:name="Table58" table:style-name="Table58">
        <table:table-column table:style-name="Table58.A"/>
        <table:table-row>
          <table:table-cell table:style-name="Table58.A1" office:value-type="string">
            <text:p text:style-name="P112"><text:span text:style-name="T133">L</text:span>isting A.<text:span text:style-name="T242">41 – Install JSLint</text:span></text:p>
          </table:table-cell>
        </table:table-row>
        <table:table-row>
          <table:table-cell table:style-name="Table58.A2" office:value-type="string">
            <text:p text:style-name="P193">sudo npm install -g jslint</text:p>
          </table:table-cell>
        </table:table-row>
      </table:table>
      <text:list xml:id="list125005462046428" text:continue-numbering="true" text:style-name="L1">
        <text:list-item>
          <text:list>
            <text:list-item>
              <text:p text:style-name="P225">Configure JSLint</text:p>
            </text:list-item>
          </text:list>
        </text:list-item>
      </text:list>
      <text:p text:style-name="Gsuite-Normal">Our module template includes the configuration for JSLint. These settings are used to match our code standard <text:span text:style-name="T229">as shown in Listing A.42.</text:span></text:p>
      <text:p text:style-name="P66"/>
      <table:table table:name="Table59" table:style-name="Table59">
        <table:table-column table:style-name="Table59.A"/>
        <table:table-row>
          <table:table-cell table:style-name="Table59.A1" office:value-type="string">
            <text:p text:style-name="P113"><text:span text:style-name="T133">L</text:span>isting A.<text:span text:style-name="T230">42 – JSLint settings</text:span></text:p>
          </table:table-cell>
        </table:table-row>
        <table:table-row>
          <table:table-cell table:style-name="Table59.A2" office:value-type="string">
            <text:p text:style-name="P190">/*jslint <text:s text:c="7"/>browser : true, continue : true, </text:p>
            <text:p text:style-name="P190"><text:s/>devel <text:s/>: true, indent <text:s/>: 2, <text:s text:c="3"/>maxerr <text:s text:c="2"/>: 50, </text:p>
            <text:p text:style-name="P190"><text:s/>newcap : true, nomen <text:s text:c="2"/>: true, plusplus : true, </text:p>
            <text:p text:style-name="P190"><text:s/>regexp : true, sloppy <text:s/>: true, vars <text:s text:c="4"/>: false, </text:p>
            <text:p text:style-name="P190"><text:s/>white <text:s/>: true, todo <text:s text:c="3"/>: true, unparam <text:s/>: true</text:p>
            <text:p text:style-name="P190">*/</text:p>
          </table:table-cell>
        </table:table-row>
      </table:table>
      <text:p text:style-name="Gsuite-Normal"/>
      <text:p text:style-name="P67">The table below describes each setting.</text:p>
      <text:p text:style-name="P67"/>
      <table:table table:name="Table14" table:style-name="Table14">
        <table:table-column table:style-name="Table14.A"/>
        <table:table-column table:style-name="Table14.B"/>
        <table:table-row table:style-name="Table14.1">
          <table:table-cell table:style-name="Table14.A1" table:number-columns-spanned="2" office:value-type="string">
            <text:p text:style-name="Listing-header">Table A.1<text:span text:style-name="T231">5</text:span> – <text:span text:style-name="T177">Example property names</text:span></text:p>
          </table:table-cell>
          <table:covered-table-cell/>
        </table:table-row>
        <table:table-row table:style-name="Table14.1">
          <table:table-cell table:style-name="Table14.A2" office:value-type="string">
            <text:p text:style-name="Code-Cell">browser : true</text:p>
          </table:table-cell>
          <table:table-cell table:style-name="Table14.B2" office:value-type="string">
            <text:p text:style-name="Code-Cell">Allow browser keywords like document, history, clearInterval, etc.</text:p>
          </table:table-cell>
        </table:table-row>
        <table:table-row table:style-name="Table14.1">
          <table:table-cell table:style-name="Table14.A2" office:value-type="string">
            <text:p text:style-name="Code-Cell">continue : true</text:p>
          </table:table-cell>
          <table:table-cell table:style-name="Table14.B12" office:value-type="string">
            <text:p text:style-name="Code-Cell">Allow the continue statement</text:p>
          </table:table-cell>
        </table:table-row>
        <table:table-row table:style-name="Table14.1">
          <table:table-cell table:style-name="Table14.A2" office:value-type="string">
            <text:p text:style-name="Code-Cell">devel <text:s text:c="3"/>: true</text:p>
          </table:table-cell>
          <table:table-cell table:style-name="Table14.B12" office:value-type="string">
            <text:p text:style-name="Code-Cell">Allow development keywords like alert, console, etc.</text:p>
          </table:table-cell>
        </table:table-row>
        <table:table-row table:style-name="Table14.1">
          <table:table-cell table:style-name="Table14.A2" office:value-type="string">
            <text:p text:style-name="Code-Cell">indent <text:s text:c="2"/>: 2</text:p>
          </table:table-cell>
          <table:table-cell table:style-name="Table14.B12" office:value-type="string">
            <text:p text:style-name="Code-Cell">Expect two-space indentation</text:p>
          </table:table-cell>
        </table:table-row>
        <table:table-row table:style-name="Table14.1">
          <table:table-cell table:style-name="Table14.A2" office:value-type="string">
            <text:p text:style-name="Code-Cell">maxerr <text:s text:c="2"/>: 50</text:p>
          </table:table-cell>
          <table:table-cell table:style-name="Table14.B12" office:value-type="string">
            <text:p text:style-name="Code-Cell">Abort linting after 50 errors</text:p>
          </table:table-cell>
        </table:table-row>
        <table:table-row table:style-name="Table14.1">
          <table:table-cell table:style-name="Table14.A2" office:value-type="string">
            <text:p text:style-name="Code-Cell">newcap <text:s text:c="2"/>: true</text:p>
          </table:table-cell>
          <table:table-cell table:style-name="Table14.B12" office:value-type="string">
            <text:p text:style-name="Code-Cell">Tolerate leading underscores</text:p>
          </table:table-cell>
        </table:table-row>
        <table:table-row table:style-name="Table14.1">
          <table:table-cell table:style-name="Table14.A2" office:value-type="string">
            <text:p text:style-name="Code-Cell">nomen <text:s text:c="3"/>: true</text:p>
          </table:table-cell>
          <table:table-cell table:style-name="Table14.B12" office:value-type="string">
            <text:p text:style-name="Code-Cell">Tolerate uncapitalized constructors</text:p>
          </table:table-cell>
        </table:table-row>
        <table:table-row table:style-name="Table14.1">
          <table:table-cell table:style-name="Table14.A2" office:value-type="string">
            <text:p text:style-name="Code-Cell">plusplus : true</text:p>
          </table:table-cell>
          <table:table-cell table:style-name="Table14.B12" office:value-type="string">
            <text:p text:style-name="Code-Cell">Tolerate ++ and -- </text:p>
          </table:table-cell>
        </table:table-row>
        <table:table-row table:style-name="Table14.1">
          <table:table-cell table:style-name="Table14.A2" office:value-type="string">
            <text:p text:style-name="Code-Cell">regexp <text:s text:c="2"/>: true</text:p>
          </table:table-cell>
          <table:table-cell table:style-name="Table14.B12" office:value-type="string">
            <text:p text:style-name="Code-Cell">Allow useful but potentially dangerous regular expression constructions</text:p>
          </table:table-cell>
        </table:table-row>
        <table:table-row table:style-name="Table14.1">
          <table:table-cell table:style-name="Table14.A2" office:value-type="string">
            <text:p text:style-name="Code-Cell">sloppy <text:s text:c="2"/>: true</text:p>
          </table:table-cell>
          <table:table-cell table:style-name="Table14.B12" office:value-type="string">
            <text:p text:style-name="Code-Cell">Require the use strict pragma</text:p>
          </table:table-cell>
        </table:table-row>
        <text:soft-page-break/>
        <table:table-row table:style-name="Table14.1">
          <table:table-cell table:style-name="Table14.A2" office:value-type="string">
            <text:p text:style-name="Code-Cell"><text:span text:style-name="T92">v</text:span>ars <text:s text:c="4"/>: false</text:p>
          </table:table-cell>
          <table:table-cell table:style-name="Table14.B12" office:value-type="string">
            <text:p text:style-name="Code-Cell">Don’t allow multiple var statements per functional scope</text:p>
          </table:table-cell>
        </table:table-row>
        <table:table-row table:style-name="Table14.1">
          <table:table-cell table:style-name="Table14.A2" office:value-type="string">
            <text:p text:style-name="Code-Cell">white <text:s text:c="3"/>: true</text:p>
          </table:table-cell>
          <table:table-cell table:style-name="Table14.B13" office:value-type="string">
            <text:p text:style-name="Code-Cell">Disable JSLint’s formatting checks</text:p>
          </table:table-cell>
        </table:table-row>
      </table:table>
      <text:p text:style-name="P3"/>
      <text:list xml:id="list125003924037828" text:continue-numbering="true" text:style-name="L1">
        <text:list-item>
          <text:list>
            <text:list-item>
              <text:p text:style-name="P240">Verify <text:span text:style-name="T96">JavaScript</text:span></text:p>
            </text:list-item>
          </text:list>
        </text:list-item>
      </text:list>
      <text:p text:style-name="P16">We can use JSLint from the command line whenever we want to check code validity. The syntax i<text:span text:style-name="T113">s </text:span><text:span text:style-name="T62">jslint &lt;filepath1&gt; [&lt;filepath2&gt;, ... &lt;filepathN&gt;]</text:span><text:span text:style-name="T113">. <text:s/>When we install </text:span><text:span text:style-name="T36">hi_score </text:span><text:span text:style-name="T9">a commit hook is installed that runs JSLint, checks whitespace, and </text:span><text:span text:style-name="T62">‘use strict’</text:span><text:span text:style-name="T21"> de</text:span><text:span text:style-name="T9">claration on all changed, non-vendor JavaScript. <text:s/>One can also </text:span><text:span text:style-name="T21">use </text:span><text:span text:style-name="T9">JSLint or the commit hook directly as shown </text:span><text:span text:style-name="T26">in Listing A.4</text:span><text:span text:style-name="T27">3</text:span><text:span text:style-name="T26">.</text:span></text:p>
      <text:p text:style-name="P68"/>
      <table:table table:name="Table60" table:style-name="Table60">
        <table:table-column table:style-name="Table60.A"/>
        <table:table-row>
          <table:table-cell table:style-name="Table60.A1" office:value-type="string">
            <text:p text:style-name="P114"><text:span text:style-name="T133">L</text:span>isting A.<text:span text:style-name="T230">43 – Commit hook</text:span></text:p>
          </table:table-cell>
        </table:table-row>
        <table:table-row>
          <table:table-cell table:style-name="Table60.A2" office:value-type="string">
            <text:p text:style-name="P191"># == Prefer ==</text:p>
            <text:p text:style-name="P191"># Use JSLint directly</text:p>
            <text:p text:style-name="P191">cd hi_score</text:p>
            <text:p text:style-name="P191">PATH=$PATH:$(pwd)/node_modules/.bin</text:p>
            <text:p text:style-name="P191">jslint js/xhi/*.js</text:p>
            <text:p text:style-name="P191"/>
            <text:p text:style-name="P191"># Check all changed, non-vendor JS files in repo</text:p>
            <text:p text:style-name="P191">bin/git-hook_pre-commit</text:p>
          </table:table-cell>
        </table:table-row>
      </table:table>
      <text:list xml:id="list125004009173799" text:continue-numbering="true" text:style-name="L1">
        <text:list-item>
          <text:list>
            <text:list-item>
              <text:p text:style-name="P241">Share IDE configurations</text:p>
            </text:list-item>
          </text:list>
        </text:list-item>
      </text:list>
      <text:p text:style-name="P17"><text:span text:style-name="T116">We highly recommend the WebStorm JavaScript IDE. <text:s/>Install the </text:span><text:span text:style-name="T37">hi_score</text:span><text:span text:style-name="T10"> settings to support the above conventions. <text:s/>Do this by selecting</text:span><text:span text:style-name="T116"> </text:span><text:span text:style-name="T82">File → Import settings</text:span><text:span text:style-name="T114"> and then picking .the file </text:span><text:span text:style-name="T62">hi_</text:span><text:span text:style-name="T61">score/cfg/webstorm-</text:span><text:span text:style-name="T63">&lt;version&gt;</text:span><text:span text:style-name="T61">-settings.jar</text:span>.</text:p>
      <text:list xml:id="list125004163792908" text:continue-numbering="true" text:style-name="L1">
        <text:list-item>
          <text:p text:style-name="P213"><text:span text:style-name="T138">Choose</text:span> libraries and frameworks carefully</text:p>
          <text:list>
            <text:list-item>
              <text:p text:style-name="P272">Investigate third-party code like jQuery plugins before building your own—balance the cost of integration and bloat versus the benefits of standardization and code consistency.</text:p>
            </text:list-item>
            <text:list-item>
              <text:p text:style-name="P271">Avoid embedding JavaScript code in HTML; use external libraries instead.</text:p>
            </text:list-item>
            <text:list-item>
              <text:p text:style-name="P271">Minify, obfuscate, and <text:span text:style-name="T233">compress (gzip)</text:span> JavaScript and CSS before <text:span text:style-name="T233">distribution.</text:span></text:p>
            </text:list-item>
          </text:list>
        </text:list-item>
        <text:list-item>
          <text:p text:style-name="P213">End</text:p>
        </text:list-item>
      </text:list>
      <text:p text:style-name="Gsuite-Normal">Original author: Michael Mikowski for SPA book, hi_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style:font-family-generic="modern" style:font-pitch="fixed"/>
    <style:font-face style:name="Courier New"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1"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ourier1" svg:font-family="Courier" style:font-family-generic="system" style:font-pitch="variable"/>
    <style:font-face style:name="Courier New3"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Verdana" svg:font-family="Verdana" style:font-family-generic="system"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335in" fo:margin-right="0.3335in" fo:margin-top="0.111in" fo:margin-bottom="0.111in" loext:contextual-spacing="false" fo:line-height="100%" fo:text-align="start" style:justify-single-word="false" fo:text-indent="0in" style:auto-text-indent="false" style:writing-mode="lr-tb"/>
      <style:text-properties style:font-name="Arial1" fo:font-family="Arial" style:font-style-name="Regular" style:font-family-generic="swiss" style:font-pitch="variable" fo:font-size="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GSuite_20_Style" style:next-style-name="GSuite_20_Style" style:auto-update="true" style:default-outline-level="" style:class="text" style:master-page-name="">
      <loext:graphic-properties draw:fill="none" draw:fill-color="#729fcf"/>
      <style:paragraph-properties fo:margin-top="0.278in" fo:margin-bottom="0.0835in" loext:contextual-spacing="true" fo:line-height="100%" fo:text-align="start" style:justify-single-word="false" fo:keep-together="always" style:page-number="auto" fo:background-color="transparent" fo:keep-with-next="always" style:writing-mode="lr-tb"/>
      <style:text-properties fo:color="#888888" fo:font-size="22pt" style:font-size-asian="20pt" style:font-size-complex="20pt"/>
    </style:style>
    <style:style style:name="Heading_20_2" style:display-name="Heading 2" style:family="paragraph" style:parent-style-name="GSuite_20_Style" style:next-style-name="GSuite_20_Style" style:auto-update="true" style:default-outline-level="" style:class="text" style:master-page-name="">
      <style:paragraph-properties fo:margin-left="0.8118in" fo:margin-right="0in" fo:margin-top="0.25in" fo:margin-bottom="0.0835in" loext:contextual-spacing="true" fo:line-height="100%" fo:keep-together="always" fo:text-indent="0in" style:auto-text-indent="false" style:page-number="auto" fo:keep-with-next="always" style:writing-mode="lr-tb"/>
      <style:text-properties fo:color="#777777" fo:font-size="18pt" fo:font-weight="normal" style:font-size-asian="16pt" style:font-weight-asian="normal" style:font-size-complex="16pt"/>
    </style:style>
    <style:style style:name="Heading_20_3" style:display-name="Heading 3" style:family="paragraph" style:parent-style-name="GSuite_20_Style" style:next-style-name="GSuite_20_Style" style:auto-update="true" style:default-outline-level="" style:class="text">
      <style:paragraph-properties fo:margin-top="0.222in" fo:margin-bottom="0.0555in" loext:contextual-spacing="true" fo:line-height="100%" fo:keep-together="always" fo:keep-with-next="always" style:writing-mode="lr-tb"/>
      <style:text-properties fo:color="#666666" fo:font-size="16pt" fo:font-weight="normal" style:font-size-asian="14pt" style:font-weight-asian="normal" style:font-size-complex="14pt"/>
    </style:style>
    <style:style style:name="Heading_20_4" style:display-name="Heading 4" style:family="paragraph" style:parent-style-name="GSuite_20_Style" style:next-style-name="GSuite_20_Style" style:auto-update="true" style:default-outline-level="" style:class="text">
      <style:paragraph-properties fo:margin-top="0.1945in" fo:margin-bottom="0.0555in" loext:contextual-spacing="true" fo:line-height="100%" fo:keep-together="always" fo:keep-with-next="always" style:writing-mode="lr-tb"/>
      <style:text-properties fo:color="#555555" fo:font-size="14pt" style:font-size-asian="12pt" style:font-size-complex="12pt"/>
    </style:style>
    <style:style style:name="Heading_20_5" style:display-name="Heading 5"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444444" fo:font-size="12pt" fo:font-weight="bold" style:font-size-asian="11pt" style:font-size-complex="11pt"/>
    </style:style>
    <style:style style:name="Heading_20_6" style:display-name="Heading 6" style:family="paragraph" style:parent-style-name="GSuite_20_Style" style:next-style-name="GSuite_20_Style" style:auto-update="true" style:default-outline-level="" style:class="text">
      <style:paragraph-properties fo:margin-top="0.1665in" fo:margin-bottom="0.0555in" loext:contextual-spacing="true" fo:line-height="100%" fo:keep-together="always" fo:keep-with-next="always" style:writing-mode="lr-tb"/>
      <style:text-properties fo:color="#333333" fo:font-size="12pt" fo:font-style="normal" fo:font-weight="bold" style:font-size-asian="11pt" style:font-style-asian="italic" style:font-size-complex="11pt"/>
    </style:style>
    <style:style style:name="Title" style:family="paragraph" style:parent-style-name="GSuite_20_Style" style:next-style-name="Standard" style:default-outline-level="" style:class="chapter">
      <style:paragraph-properties fo:margin-top="0in" fo:margin-bottom="0.0417in" loext:contextual-spacing="true" fo:line-height="100%" fo:text-align="center" style:justify-single-word="false" fo:keep-together="always" fo:keep-with-next="always" style:writing-mode="lr-tb"/>
      <style:text-properties fo:color="#888880" fo:font-size="26pt" style:font-size-asian="26pt" style:font-size-complex="26pt"/>
    </style:style>
    <style:style style:name="Subtitle" style:family="paragraph" style:parent-style-name="GSuite_20_Style" style:next-style-name="Standard" style:default-outline-level="" style:class="chapter">
      <style:paragraph-properties fo:margin-top="0in" fo:margin-bottom="0in" loext:contextual-spacing="true" fo:line-height="100%" fo:text-align="center" style:justify-single-word="false" fo:keep-together="always" fo:keep-with-next="always" style:writing-mode="lr-tb"/>
      <style:text-properties fo:color="#666666" style:font-name="Arial" fo:font-family="Arial" style:font-family-generic="roman" style:font-pitch="variable" fo:font-size="12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GSuite_20_Style" style:display-name="GSuite Style" style:family="paragraph" style:auto-update="true" style:default-outline-level="">
      <style:paragraph-properties fo:margin-top="0in" fo:margin-bottom="0in" loext:contextual-spacing="false" fo:text-align="start" style:justify-single-word="false" fo:orphans="2" fo:widows="2" style:writing-mode="lr-tb"/>
      <style:text-properties fo:color="#444444" fo:font-size="12pt"/>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2" style:list-style-name="" style:master-page-name="">
      <loext:graphic-properties draw:fill="none" draw:fill-color="#729fcf"/>
      <style:paragraph-properties fo:margin-left="0.5in" fo:margin-right="0in" fo:margin-top="0in" fo:margin-bottom="0.139in" loext:contextual-spacing="true" fo:text-indent="0in" style:auto-text-indent="false" style:page-number="auto" fo:background-color="transparent" style:writing-mode="lr-tb"/>
    </style:style>
    <style:style style:name="Bibliography_20_Heading" style:display-name="Bibliography Heading" style:family="paragraph" style:parent-style-name="Heading" style:class="index"/>
    <style:style style:name="Header_20_right" style:display-name="Header right" style:family="paragraph" style:parent-style-name="Standard" style:class="extra"/>
    <style:style style:name="List_20_Contents" style:display-name="List Contents" style:family="paragraph" style:parent-style-name="Standard" style:class="html">
      <style:paragraph-properties fo:margin-top="0in" fo:margin-bottom="0.0402in" loext:contextual-spacing="false" style:writing-mode="lr-tb"/>
    </style:style>
    <style:style style:name="List_20_Heading" style:display-name="List Heading" style:family="paragraph" style:parent-style-name="Standard" style:class="html"/>
    <style:style style:name="Heading_20_7" style:display-name="Heading 7" style:family="paragraph" style:parent-style-name="Heading" style:class="text"/>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Addressee" style:family="paragraph" style:parent-style-name="Standard" style:class="extra"/>
    <style:style style:name="Numbering_20_1" style:display-name="Numbering 1" style:family="paragraph" style:parent-style-name="List" style:class="list"/>
    <style:style style:name="Code" style:family="paragraph" style:parent-style-name="GSuite_20_Style" style:next-style-name="GSuite_20_Style" style:auto-update="true" style:default-outline-level="" style:master-page-name="">
      <loext:graphic-properties draw:fill="solid" draw:fill-color="#dddddd"/>
      <style:paragraph-properties fo:margin-left="0.25in" fo:margin-right="0in" fo:margin-top="0in" fo:margin-bottom="0in" loext:contextual-spacing="false" fo:text-align="start" style:justify-single-word="false" fo:orphans="2" fo:widows="2" fo:text-indent="0in" style:auto-text-indent="false" style:page-number="auto" fo:background-color="#dddddd" fo:padding="0.0598in" fo:border="0.06pt solid #b2b2b2" style:shadow="#b2b2b2 0.0201in 0.0201in" text:number-lines="false" text:line-number="0" style:writing-mode="lr-tb">
        <style:tab-stops/>
      </style:paragraph-properties>
      <style:text-properties fo:color="#003f40" style:font-name="Courier New" fo:font-family="'Courier New'" style:font-style-name="Regular" style:font-family-generic="modern" style:font-pitch="fixed" fo:font-size="11pt"/>
    </style:style>
    <style:style style:name="Gsuite-Normal" style:family="paragraph" style:parent-style-name="GSuite_20_Style">
      <style:paragraph-properties style:writing-mode="lr-tb"/>
    </style:style>
    <style:style style:name="Header_20_left" style:display-name="Header left" style:family="paragraph" style:parent-style-name="Standard" style:class="extra"/>
    <style:style style:name="Footnote" style:family="paragraph" style:parent-style-name="Standard" style:list-style-name="List_20_1" style:class="extra">
      <style:paragraph-properties style:writing-mode="lr-tb"/>
      <style:text-properties fo:font-size="10pt"/>
    </style:style>
    <style:style style:name="Code-Cell" style:family="paragraph" style:parent-style-name="GSuite_20_Style" style:auto-update="true" style:master-page-name="">
      <loext:graphic-properties draw:fill="none" draw:fill-color="#ffffff"/>
      <style:paragraph-properties style:page-number="auto" fo:background-color="transparent" fo:padding="0in" fo:border="none" style:shadow="none" style:writing-mode="lr-tb"/>
      <style:text-properties fo:color="#006600" style:font-name="Courier New" fo:font-family="'Courier New'" style:font-style-name="Regular" style:font-family-generic="modern" style:font-pitch="fixed" fo:font-size="11pt"/>
    </style:style>
    <style:style style:name="Listing-header" style:family="paragraph" style:parent-style-name="GSuite_20_Style" style:next-style-name="List_20_Paragraph" style:auto-update="true">
      <loext:graphic-properties draw:fill="none" draw:fill-color="#888888"/>
      <style:paragraph-properties fo:background-color="transparent" style:writing-mode="lr-tb"/>
      <style:text-properties fo:color="#ffffff" fo:font-weight="bold"/>
    </style:style>
    <style:style style:name="Footer_20_right" style:display-name="Footer right" style:family="paragraph" style:parent-style-name="Standard" style:class="extra"/>
    <style:style style:name="ListLabel_20_1" style:display-name="ListLabel 1" style:family="text">
      <style:text-properties style:font-name="Arial" fo:font-family="Arial" style:font-family-generic="roman" style:font-pitch="variable" fo:font-size="12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2pt" style:text-underline-style="none" fo:font-weight="normal"/>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2pt"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2pt" style:text-underline-style="none" fo:font-weight="normal"/>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3" style:display-name="ListLabel 8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4" style:display-name="ListLabel 8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5" style:display-name="ListLabel 8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6" style:display-name="ListLabel 8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7" style:display-name="ListLabel 8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8" style:display-name="ListLabel 8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89" style:display-name="ListLabel 8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0" style:display-name="ListLabel 90"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1" style:display-name="ListLabel 91"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 style:font-family-asian="Verdana" style:font-family-generic-asian="system" style:font-pitch-asian="variable" style:font-size-asian="10pt" style:font-style-asian="normal" style:font-weight-asian="normal" style:font-name-complex="Verdana" style:font-family-complex="Verdana" style:font-family-generic-complex="system" style:font-pitch-complex="variable" style:font-size-complex="10pt"/>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2" fo:font-size="11pt" officeooo:rsid="00379805" officeooo:paragraph-rsid="0029a086" style:font-size-asian="11pt" style:font-size-complex="11pt"/>
    </style:style>
    <style:style style:name="MP2" style:family="paragraph" style:parent-style-name="Standard">
      <style:paragraph-properties fo:margin-top="0in" fo:margin-bottom="0.0799in" loext:contextual-spacing="false"/>
    </style:style>
    <style:page-layout style:name="Mpm1">
      <style:page-layout-properties fo:page-width="8.5in" fo:page-height="11in" style:num-format="1" style:print-orientation="portrait" fo:margin-top="0.75in" fo:margin-bottom="0.7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in" fo:margin-bottom="0.5in" fo:margin-left="0.7874in" fo:margin-right="0.7874in" fo:background-color="#ffffff"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header-footer-properties fo:min-height="0.2874in" fo:margin-left="0in" fo:margin-right="0in" fo:margin-top="0.248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Uniphied Thought Inc. | <text:title>JS code standard</text:title> | Updated <text:modification-date style:data-style-name="N84">2017-07-17</text:modification-date> | Page <text:page-number text:select-page="current">7</text:page-number> of <text:page-count>33</text:page-count></text:p>
      </style:footer>
    </style:master-page>
    <style:master-page style:name="First_20_Page" style:display-name="First Page" style:page-layout-name="Mpm2"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7-17T12:28:11.458023527</dc:date>
    <meta:editing-duration>P1DT3H29M53S</meta:editing-duration>
    <meta:editing-cycles>339</meta:editing-cycles>
    <dc:title>JS code standard</dc:title>
    <meta:document-statistic meta:table-count="60" meta:image-count="1" meta:object-count="0" meta:page-count="33" meta:paragraph-count="976" meta:word-count="6472" meta:character-count="40638" meta:non-whitespace-character-count="34155"/>
  </office:meta>
</office:document-meta>
</file>